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erif" svg:font-family="'Noto Serif'" style:font-adornments="Běžné" style:font-family-generic="roman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aKoran" svg:font-family="aKoran"/>
    <style:font-face style:name="aKoran1" svg:font-family="aKoran" style:font-pitch="variable"/>
    <style:font-face style:name="aKoran2" svg:font-family="aKoran" style:font-adornments="Běžné" style:font-pitch="variable"/>
    <style:font-face style:name="aKoran3" svg:font-family="aKoran" style:font-adornments="Kurzíva" style:font-pitch="variable"/>
    <style:font-face style:name="aKoranTest" svg:font-family="aKoranTest" style:font-pitch="variable"/>
  </office:font-face-decls>
  <office:automatic-styles>
    <style:style style:name="Tabulka1" style:family="table">
      <style:table-properties style:width="9.183cm" fo:margin-top="0.199cm" fo:margin-bottom="0.199cm" table:align="center" style:may-break-between-rows="true" table:border-model="collapsing"/>
    </style:style>
    <style:style style:name="Tabulka1.A" style:family="table-column">
      <style:table-column-properties style:column-width="3.03cm"/>
    </style:style>
    <style:style style:name="Tabulka1.B" style:family="table-column">
      <style:table-column-properties style:column-width="1.928cm"/>
    </style:style>
    <style:style style:name="Tabulka1.C" style:family="table-column">
      <style:table-column-properties style:column-width="2.113cm"/>
    </style:style>
    <style:style style:name="Tabulka1.D" style:family="table-column">
      <style:table-column-properties style:column-width="2.111cm"/>
    </style:style>
    <style:style style:name="Tabulka1.1" style:family="table-row">
      <style:table-row-properties style:min-row-height="0.699cm" fo:keep-together="auto"/>
    </style:style>
    <style:style style:name="Tabulka1.A1" style:family="table-cell">
      <style:table-cell-properties style:vertical-align="middle" fo:background-color="#fff51f" fo:padding="0.097cm" fo:border-left="0.05pt solid #686868" fo:border-right="none" fo:border-top="0.05pt solid #686868" fo:border-bottom="1pt solid #686868" style:writing-mode="page">
        <style:background-image/>
      </style:table-cell-properties>
    </style:style>
    <style:style style:name="Tabulka1.B1" style:family="table-cell">
      <style:table-cell-properties style:vertical-align="middle" fo:background-color="#ffff66" fo:padding="0.097cm" fo:border-left="1pt solid #686868" fo:border-right="none" fo:border-top="0.05pt solid #686868" fo:border-bottom="1pt solid #686868" style:writing-mode="page">
        <style:background-image/>
      </style:table-cell-properties>
    </style:style>
    <style:style style:name="Tabulka1.C1" style:family="table-cell">
      <style:table-cell-properties style:vertical-align="middle" fo:background-color="#ffff66" fo:padding="0.097cm" fo:border-left="0.05pt solid #686868" fo:border-right="none" fo:border-top="0.05pt solid #686868" fo:border-bottom="1pt solid #686868" style:writing-mode="page">
        <style:background-image/>
      </style:table-cell-properties>
    </style:style>
    <style:style style:name="Tabulka1.D1" style:family="table-cell">
      <style:table-cell-properties style:vertical-align="middle" fo:background-color="#ffff66" fo:padding="0.097cm" fo:border-left="0.05pt solid #686868" fo:border-right="0.05pt solid #686868" fo:border-top="0.05pt solid #686868" fo:border-bottom="1pt solid #686868" style:writing-mode="page">
        <style:background-image/>
      </style:table-cell-properties>
    </style:style>
    <style:style style:name="Tabulka1.A2" style:family="table-cell">
      <style:table-cell-properties style:vertical-align="middle" fo:background-color="#fdfea3" fo:padding="0.097cm" fo:border-left="0.05pt solid #686868" fo:border-right="none" fo:border-top="none" fo:border-bottom="0.05pt solid #686868" style:writing-mode="page">
        <style:background-image/>
      </style:table-cell-properties>
    </style:style>
    <style:style style:name="Tabulka1.B2" style:family="table-cell">
      <style:table-cell-properties style:vertical-align="middle" fo:background-color="transparent" fo:padding="0.097cm" fo:border-left="1pt solid #686868" fo:border-right="none" fo:border-top="none" fo:border-bottom="0.05pt solid #686868" style:writing-mode="page">
        <style:background-image/>
      </style:table-cell-properties>
    </style:style>
    <style:style style:name="Tabulka1.C2" style:family="table-cell">
      <style:table-cell-properties style:vertical-align="middle" fo:background-color="transparent" fo:padding="0.097cm" fo:border-left="0.05pt solid #686868" fo:border-right="none" fo:border-top="none" fo:border-bottom="0.05pt solid #686868" style:writing-mode="page">
        <style:background-image/>
      </style:table-cell-properties>
    </style:style>
    <style:style style:name="Tabulka1.D2" style:family="table-cell">
      <style:table-cell-properties style:vertical-align="middle" fo:background-color="transparent" fo:padding="0.097cm" fo:border-left="0.05pt solid #686868" fo:border-right="0.05pt solid #686868" fo:border-top="none" fo:border-bottom="0.05pt solid #686868" style:writing-mode="page">
        <style:background-image/>
      </style:table-cell-properties>
    </style:style>
    <style:style style:name="Tabulka2" style:family="table">
      <style:table-properties style:width="4.9cm" table:align="center"/>
    </style:style>
    <style:style style:name="Tabulka2.A" style:family="table-column">
      <style:table-column-properties style:column-width="1.905cm"/>
    </style:style>
    <style:style style:name="Tabulka2.B" style:family="table-column">
      <style:table-column-properties style:column-width="1.487cm"/>
    </style:style>
    <style:style style:name="Tabulka2.C" style:family="table-column">
      <style:table-column-properties style:column-width="1.508cm"/>
    </style:style>
    <style:style style:name="Tabulka2.A1" style:family="table-cell">
      <style:table-cell-properties fo:background-color="#fff51f" fo:padding="0.101cm" fo:border-left="0.05pt solid #686868" fo:border-right="1pt solid #686868" fo:border-top="0.05pt solid #686868" fo:border-bottom="1pt solid #686868" style:writing-mode="page">
        <style:background-image/>
      </style:table-cell-properties>
    </style:style>
    <style:style style:name="Tabulka2.B1" style:family="table-cell">
      <style:table-cell-properties fo:background-color="#ffff66" fo:padding="0.101cm" fo:border-left="0.05pt solid #686868" fo:border-right="none" fo:border-top="0.05pt solid #686868" fo:border-bottom="1pt solid #686868" style:writing-mode="page">
        <style:background-image/>
      </style:table-cell-properties>
    </style:style>
    <style:style style:name="Tabulka2.C1" style:family="table-cell">
      <style:table-cell-properties fo:background-color="#ffff66" fo:padding="0.101cm" fo:border-left="0.05pt solid #686868" fo:border-right="0.05pt solid #686868" fo:border-top="0.05pt solid #686868" fo:border-bottom="1pt solid #686868" style:writing-mode="page">
        <style:background-image/>
      </style:table-cell-properties>
    </style:style>
    <style:style style:name="Tabulka2.A2" style:family="table-cell">
      <style:table-cell-properties fo:background-color="#fdfea3" fo:padding="0.101cm" fo:border-left="0.05pt solid #686868" fo:border-right="1pt solid #686868" fo:border-top="none" fo:border-bottom="0.05pt solid #686868" style:writing-mode="page">
        <style:background-image/>
      </style:table-cell-properties>
    </style:style>
    <style:style style:name="Tabulka2.B2" style:family="table-cell">
      <style:table-cell-properties fo:padding="0.101cm" fo:border-left="0.05pt solid #686868" fo:border-right="none" fo:border-top="none" fo:border-bottom="0.05pt solid #686868" style:writing-mode="page"/>
    </style:style>
    <style:style style:name="Tabulka2.C2" style:family="table-cell">
      <style:table-cell-properties fo:padding="0.101cm" fo:border-left="0.05pt solid #686868" fo:border-right="0.05pt solid #686868" fo:border-top="none" fo:border-bottom="0.05pt solid #686868" style:writing-mode="page"/>
    </style:style>
    <style:style style:name="Tabulka2.B3" style:family="table-cell">
      <style:table-cell-properties fo:padding="0.101cm" fo:border-left="0.05pt solid #686868" fo:border-right="none" fo:border-top="none" fo:border-bottom="0.05pt solid #686868" style:writing-mode="page"/>
    </style:style>
    <style:style style:name="Tabulka2.C3" style:family="table-cell">
      <style:table-cell-properties fo:padding="0.101cm" fo:border-left="0.05pt solid #686868" fo:border-right="0.05pt solid #686868" fo:border-top="none" fo:border-bottom="0.05pt solid #686868" style:writing-mode="page"/>
    </style:style>
    <style:style style:name="Tabulka2.B4" style:family="table-cell">
      <style:table-cell-properties fo:padding="0.101cm" fo:border-left="0.05pt solid #686868" fo:border-right="none" fo:border-top="none" fo:border-bottom="0.05pt solid #686868" style:writing-mode="page"/>
    </style:style>
    <style:style style:name="Tabulka2.C4" style:family="table-cell">
      <style:table-cell-properties fo:padding="0.101cm" fo:border-left="0.05pt solid #686868" fo:border-right="0.05pt solid #686868" fo:border-top="none" fo:border-bottom="0.05pt solid #686868" style:writing-mode="page"/>
    </style:style>
    <style:style style:name="Tabulka2.B5" style:family="table-cell">
      <style:table-cell-properties fo:padding="0.101cm" fo:border-left="0.05pt solid #686868" fo:border-right="none" fo:border-top="none" fo:border-bottom="0.05pt solid #686868" style:writing-mode="page"/>
    </style:style>
    <style:style style:name="Tabulka2.C5" style:family="table-cell">
      <style:table-cell-properties fo:padding="0.101cm" fo:border-left="0.05pt solid #686868" fo:border-right="0.05pt solid #686868" fo:border-top="none" fo:border-bottom="0.05pt solid #686868" style:writing-mode="pag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0eb8ff"/>
    </style:style>
    <style:style style:name="P3" style:family="paragraph" style:parent-style-name="Standard">
      <style:paragraph-properties fo:text-align="center" style:justify-single-word="false"/>
      <style:text-properties officeooo:paragraph-rsid="001d4085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officeooo:paragraph-rsid="0049acf8"/>
    </style:style>
    <style:style style:name="P7" style:family="paragraph" style:parent-style-name="Standard">
      <style:text-properties officeooo:rsid="00125935" officeooo:paragraph-rsid="00125935"/>
    </style:style>
    <style:style style:name="P8" style:family="paragraph" style:parent-style-name="Text_20_body">
      <style:text-properties officeooo:rsid="00125935" officeooo:paragraph-rsid="00125935"/>
    </style:style>
    <style:style style:name="P9" style:family="paragraph" style:parent-style-name="Standard">
      <style:paragraph-properties fo:text-align="center" style:justify-single-word="false"/>
      <style:text-properties officeooo:rsid="00125935" officeooo:paragraph-rsid="00125935"/>
    </style:style>
    <style:style style:name="P10" style:family="paragraph" style:parent-style-name="Text_20_body">
      <loext:graphic-properties draw:fill-gradient-name="gradient" draw:fill-hatch-name="hatch"/>
      <style:paragraph-properties fo:margin-left="0cm" fo:margin-right="0cm" fo:text-align="center" style:justify-single-word="false" fo:text-indent="0cm" style:auto-text-indent="false"/>
      <style:text-properties officeooo:rsid="00125935" officeooo:paragraph-rsid="00125935"/>
    </style:style>
    <style:style style:name="P11" style:family="paragraph" style:parent-style-name="Text_20_body">
      <style:paragraph-properties fo:text-align="center" style:justify-single-word="false"/>
      <style:text-properties officeooo:rsid="00125935" officeooo:paragraph-rsid="00125935"/>
    </style:style>
    <style:style style:name="P12" style:family="paragraph" style:parent-style-name="Standard">
      <style:paragraph-properties fo:text-align="center" style:justify-single-word="false"/>
      <style:text-properties officeooo:rsid="00125935" officeooo:paragraph-rsid="00141ddb"/>
    </style:style>
    <style:style style:name="P13" style:family="paragraph" style:parent-style-name="Standard">
      <style:paragraph-properties fo:text-align="center" style:justify-single-word="false"/>
      <style:text-properties officeooo:rsid="00125935" officeooo:paragraph-rsid="001d4085"/>
    </style:style>
    <style:style style:name="P14" style:family="paragraph" style:parent-style-name="Text_20_body">
      <style:paragraph-properties fo:text-align="center" style:justify-single-word="false"/>
      <style:text-properties fo:font-size="16pt" officeooo:paragraph-rsid="000eb8ff" style:font-size-asian="16pt" style:font-size-complex="16pt"/>
    </style:style>
    <style:style style:name="P15" style:family="paragraph" style:parent-style-name="Text_20_body">
      <style:text-properties officeooo:paragraph-rsid="000eb8ff"/>
    </style:style>
    <style:style style:name="P16" style:family="paragraph" style:parent-style-name="Text_20_body">
      <style:text-properties officeooo:rsid="00109604" officeooo:paragraph-rsid="00109604"/>
    </style:style>
    <style:style style:name="P17" style:family="paragraph" style:parent-style-name="Text_20_body">
      <style:text-properties officeooo:rsid="001217a8" officeooo:paragraph-rsid="001217a8"/>
    </style:style>
    <style:style style:name="P18" style:family="paragraph" style:parent-style-name="Text_20_body">
      <style:text-properties officeooo:paragraph-rsid="001b4f1e"/>
    </style:style>
    <style:style style:name="P19" style:family="paragraph" style:parent-style-name="Text_20_body">
      <style:text-properties fo:font-style="italic" officeooo:rsid="001de0e5" officeooo:paragraph-rsid="0022fc71" style:font-style-asian="italic" style:font-style-complex="italic"/>
    </style:style>
    <style:style style:name="P20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hyphenation-ladder-count="no-limit"/>
      <style:text-properties fo:font-style="italic" officeooo:rsid="0014c388" officeooo:paragraph-rsid="0022fc71" style:font-style-asian="italic" style:font-style-complex="italic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21" style:family="paragraph" style:parent-style-name="Text_20_body">
      <style:text-properties fo:font-style="italic" style:font-style-asian="italic" style:font-style-complex="italic"/>
    </style:style>
    <style:style style:name="P22" style:family="paragraph" style:parent-style-name="Text_20_body">
      <style:text-properties fo:font-style="italic" officeooo:rsid="001fa129" officeooo:paragraph-rsid="0065cbf7" style:font-style-asian="italic" style:font-style-complex="italic"/>
    </style:style>
    <style:style style:name="P23" style:family="paragraph" style:parent-style-name="Text_20_body">
      <style:text-properties fo:font-style="italic" officeooo:rsid="00695878" officeooo:paragraph-rsid="00695878" style:font-style-asian="italic" style:font-style-complex="italic"/>
    </style:style>
    <style:style style:name="P24" style:family="paragraph" style:parent-style-name="Text_20_body">
      <style:text-properties officeooo:rsid="001d4085" officeooo:paragraph-rsid="001de0e5"/>
    </style:style>
    <style:style style:name="P25" style:family="paragraph" style:parent-style-name="Text_20_body">
      <style:text-properties officeooo:rsid="001d4085" officeooo:paragraph-rsid="001d4085"/>
    </style:style>
    <style:style style:name="P26" style:family="paragraph" style:parent-style-name="Text_20_body">
      <style:text-properties officeooo:rsid="001d4085" officeooo:paragraph-rsid="002763d3"/>
    </style:style>
    <style:style style:name="P27" style:family="paragraph" style:parent-style-name="Standard">
      <style:paragraph-properties fo:text-align="center" style:justify-single-word="false"/>
      <style:text-properties officeooo:rsid="001d4085" officeooo:paragraph-rsid="002aca50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4c388" officeooo:paragraph-rsid="0022fc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4c388" officeooo:paragraph-rsid="0022fc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25106a" officeooo:paragraph-rsid="0022fc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284b7f" officeooo:paragraph-rsid="0022fc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1de0e5" officeooo:paragraph-rsid="0022fc7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4c388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7130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591ee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65f6b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2c570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eb3a3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f2d71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d8d7b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1fa129" officeooo:paragraph-rsid="0022fc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ext_20_body">
      <style:text-properties officeooo:rsid="001de0e5" officeooo:paragraph-rsid="001de0e5"/>
    </style:style>
    <style:style style:name="P43" style:family="paragraph" style:parent-style-name="Text_20_body">
      <style:text-properties officeooo:rsid="001de0e5" officeooo:paragraph-rsid="0022fc71"/>
    </style:style>
    <style:style style:name="P44" style:family="paragraph" style:parent-style-name="Standard">
      <style:paragraph-properties fo:text-align="center" style:justify-single-word="false"/>
      <style:text-properties officeooo:rsid="001de0e5" officeooo:paragraph-rsid="00201515"/>
    </style:style>
    <style:style style:name="P45" style:family="paragraph" style:parent-style-name="Text_20_body">
      <style:text-properties officeooo:rsid="001fa129" officeooo:paragraph-rsid="001fa129"/>
    </style:style>
    <style:style style:name="P46" style:family="paragraph" style:parent-style-name="Text_20_body">
      <style:text-properties officeooo:rsid="001fa129" officeooo:paragraph-rsid="004d62ce"/>
    </style:style>
    <style:style style:name="P47" style:family="paragraph" style:parent-style-name="Text_20_body">
      <style:text-properties fo:font-style="normal" officeooo:rsid="001d4085" officeooo:paragraph-rsid="001b4f1e" style:font-style-asian="normal" style:font-style-complex="normal"/>
    </style:style>
    <style:style style:name="P48" style:family="paragraph" style:parent-style-name="Contents_20_1">
      <loext:graphic-properties draw:fill-hatch-name="hatch"/>
      <style:paragraph-properties fo:margin-left="3cm" fo:margin-right="3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1" style:master-page-name="">
      <loext:graphic-properties draw:fill-hatch-name="hatch"/>
      <style:paragraph-properties fo:margin-left="3cm" fo:margin-right="3cm" fo:text-indent="0cm" style:auto-text-indent="false" style:page-number="auto"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Text_20_body">
      <style:text-properties officeooo:paragraph-rsid="0022fc71"/>
    </style:style>
    <style:style style:name="P51" style:family="paragraph" style:parent-style-name="Text_20_body">
      <style:text-properties fo:font-size="2pt" officeooo:paragraph-rsid="000eb8ff" style:font-size-asian="1.75pt" style:font-size-complex="2pt"/>
    </style:style>
    <style:style style:name="P52" style:family="paragraph" style:parent-style-name="Text_20_body">
      <style:paragraph-properties fo:text-align="center" style:justify-single-word="false"/>
      <style:text-properties fo:font-size="2pt" officeooo:paragraph-rsid="000eb8ff" style:font-size-asian="1.75pt" style:font-size-complex="2pt"/>
    </style:style>
    <style:style style:name="P53" style:family="paragraph" style:parent-style-name="Text_20_body">
      <style:text-properties officeooo:paragraph-rsid="0024a9d1"/>
    </style:style>
    <style:style style:name="P54" style:family="paragraph" style:parent-style-name="Text_20_body">
      <style:paragraph-properties fo:text-align="center" style:justify-single-word="false"/>
      <style:text-properties officeooo:rsid="002c20fb" officeooo:paragraph-rsid="002c20fb"/>
    </style:style>
    <style:style style:name="P55" style:family="paragraph" style:parent-style-name="Text_20_body">
      <style:text-properties officeooo:rsid="002d9d1d" officeooo:paragraph-rsid="002d9d1d"/>
    </style:style>
    <style:style style:name="P56" style:family="paragraph" style:parent-style-name="Text_20_body">
      <loext:graphic-properties draw:fill-gradient-name="gradient" draw:fill-hatch-name="hatch"/>
      <style:paragraph-properties fo:margin-top="0.101cm" fo:margin-bottom="0.101cm" style:contextual-spacing="false" fo:hyphenation-ladder-count="no-limit"/>
      <style:text-properties officeooo:paragraph-rsid="004126e8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57" style:family="paragraph" style:parent-style-name="Standard">
      <style:text-properties officeooo:paragraph-rsid="00125935"/>
    </style:style>
    <style:style style:name="P58" style:family="paragraph" style:parent-style-name="Text_20_body">
      <style:text-properties officeooo:paragraph-rsid="001d4085"/>
    </style:style>
    <style:style style:name="P59" style:family="paragraph" style:parent-style-name="Text_20_body">
      <style:text-properties officeooo:paragraph-rsid="002aca50"/>
    </style:style>
    <style:style style:name="P60" style:family="paragraph" style:parent-style-name="Text_20_body">
      <style:text-properties officeooo:rsid="0046681f" officeooo:paragraph-rsid="0046681f"/>
    </style:style>
    <style:style style:name="P61" style:family="paragraph" style:parent-style-name="Text_20_body">
      <style:text-properties officeooo:paragraph-rsid="0049acf8"/>
    </style:style>
    <style:style style:name="P62" style:family="paragraph" style:parent-style-name="Text_20_body">
      <style:text-properties officeooo:rsid="005e9554" officeooo:paragraph-rsid="005e9554"/>
    </style:style>
    <style:style style:name="P63" style:family="paragraph" style:parent-style-name="Text_20_body">
      <style:text-properties officeooo:paragraph-rsid="005e9554"/>
    </style:style>
    <style:style style:name="P64" style:family="paragraph" style:parent-style-name="Table_20_Contents">
      <style:paragraph-properties fo:text-align="center" style:justify-single-word="false"/>
      <style:text-properties officeooo:rsid="0060729d" officeooo:paragraph-rsid="0060729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60729d" officeooo:paragraph-rsid="0060729d" style:font-weight-asian="bold" style:font-weight-complex="bold"/>
    </style:style>
    <style:style style:name="P66" style:family="paragraph" style:parent-style-name="Table_20_Contents">
      <style:paragraph-properties fo:text-align="end" style:justify-single-word="false"/>
      <style:text-properties fo:font-weight="bold" officeooo:rsid="0060729d" officeooo:paragraph-rsid="0060729d" style:font-weight-asian="bold" style:font-weight-complex="bold"/>
    </style:style>
    <style:style style:name="P67" style:family="paragraph" style:parent-style-name="Text_20_body">
      <style:text-properties officeooo:rsid="0062ca5e" officeooo:paragraph-rsid="0062ca5e"/>
    </style:style>
    <style:style style:name="P68" style:family="paragraph" style:parent-style-name="Text_20_body">
      <style:text-properties officeooo:rsid="0065cbf7" officeooo:paragraph-rsid="0065cbf7"/>
    </style:style>
    <style:style style:name="P69" style:family="paragraph" style:parent-style-name="Heading_20_1" style:master-page-name="">
      <loext:graphic-properties draw:fill="gradient" draw:fill-gradient-name="Gradient_20_10" draw:gradient-step-count="64" draw:fill-hatch-name="hatch"/>
      <style:paragraph-properties fo:margin-top="0cm" fo:margin-bottom="0.101cm" style:contextual-spacing="false" fo:hyphenation-ladder-count="no-limit" style:page-number="auto" fo:background-color="#d2d398"/>
      <style:text-properties officeooo:paragraph-rsid="000eb8ff"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70" style:family="paragraph" style:parent-style-name="Heading_20_2" style:master-page-name="">
      <loext:graphic-properties draw:fill-hatch-name="hatch"/>
      <style:paragraph-properties fo:hyphenation-ladder-count="no-limit" style:page-number="auto"/>
      <style:text-properties fo:hyphenate="true" fo:hyphenation-remain-char-count="2" fo:hyphenation-push-char-count="2" loext:hyphenation-no-caps="false" loext:hyphenation-no-last-word="false" loext:hyphenation-word-char-count="4" loext:hyphenation-zone="no-limit"/>
    </style:style>
    <style:style style:name="P71" style:family="paragraph" style:parent-style-name="Heading_20_2">
      <style:text-properties officeooo:paragraph-rsid="0022fc71"/>
    </style:style>
    <style:style style:name="P7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 loext:hyphenation-no-caps="false" loext:hyphenation-no-last-word="false"/>
    </style:style>
    <style:style style:name="P73" style:family="paragraph">
      <loext:graphic-properties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1" fo:font-size="1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2pt" style:language-asian="zh" style:country-asian="CN" style:font-style-asian="normal" style:font-weight-asian="normal" style:font-name-complex="aKoran2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4" style:family="paragraph">
      <loext:graphic-properties draw:fill="solid" draw:fill-color="#0ca50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015ff9" loext:opacity="100%" loext:color-lum-mod="100%" loext:color-lum-off="0%" style:text-outline="false" style:text-line-through-style="none" style:text-line-through-type="none" style:text-position="0% 100%" style:font-name="aKoranTest" fo:font-size="8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8pt" style:language-asian="zh" style:country-asian="CN" style:font-style-asian="normal" style:font-weight-asian="normal" style:font-name-complex="aKoran2" style:font-size-complex="2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5" style:family="paragraph">
      <loext:graphic-properties draw:fill="solid" draw:fill-color="#686868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686868" loext:opacity="100%" loext:color-lum-mod="100%" loext:color-lum-off="0%" style:text-outline="false" style:text-line-through-style="none" style:text-line-through-type="none" style:text-position="0% 100%" style:font-name="aKoranTest" fo:font-size="8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ahoma" style:font-size-asian="8pt" style:language-asian="zh" style:country-asian="CN" style:font-style-asian="normal" style:font-weight-asian="bold" style:font-name-complex="aKoran2" style:font-size-complex="8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6" style:family="paragraph">
      <loext:graphic-properties draw:fill="solid" draw:fill-color="#0ca501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0ca501" loext:opacity="100%" loext:color-lum-mod="100%" loext:color-lum-off="0%" style:text-outline="false" style:text-line-through-style="none" style:text-line-through-type="none" style:text-position="0% 100%" style:font-name="aKoranTest" fo:font-size="8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8pt" style:language-asian="zh" style:country-asian="CN" style:font-style-asian="normal" style:font-weight-asian="normal" style:font-name-complex="aKoran2" style:font-size-complex="2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7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aKoran2" style:font-size-complex="12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fe141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fe1410" loext:opacity="100%" loext:color-lum-mod="100%" loext:color-lum-off="0%" style:text-outline="false" style:text-line-through-style="none" style:text-line-through-type="none" style:text-position="0% 100%" style:font-name="aKoranTest" fo:font-size="8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8pt" style:language-asian="zh" style:country-asian="CN" style:font-style-asian="normal" style:font-weight-asian="normal" style:font-name-complex="aKoran2" style:font-size-complex="2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8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168ef7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style:paragraph-properties fo:margin-left="0cm" fo:margin-right="0cm" fo:margin-top="0cm" fo:margin-bottom="0cm" fo:line-height="100%" fo:text-indent="0cm"/>
    </style:style>
    <style:style style:name="P8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0pt" fo:font-style="normal" fo:text-shadow="none" style:text-underline-style="none" fo:font-weight="bold" style:letter-kerning="true" style:font-name-asian="Tahoma" style:font-size-asian="18pt" style:font-style-asian="normal" style:font-weight-asian="bold" style:font-name-complex="aKoran2" style:font-size-complex="20pt" style:font-style-complex="normal" style:font-weight-complex="bold" style:text-emphasize="none" style:font-relief="none" style:text-overline-style="none" style:text-overline-color="font-color"/>
    </style:style>
    <style:style style:name="P86" style:family="paragraph">
      <loext:graphic-properties draw:fill="solid" draw:fill-color="#68686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0pt" fo:font-style="normal" fo:text-shadow="none" style:text-underline-style="none" fo:font-weight="bold" style:letter-kerning="true" style:font-name-asian="Tahoma" style:font-size-asian="18pt" style:font-style-asian="normal" style:font-weight-asian="bold" style:font-name-complex="aKoran2" style:font-size-complex="20pt" style:font-style-complex="normal" style:font-weight-complex="bold" style:text-emphasize="none" style:font-relief="none" style:text-overline-style="none" style:text-overline-color="font-color"/>
    </style:style>
    <style:style style:name="P8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0pt" fo:font-style="normal" fo:text-shadow="none" style:text-underline-style="none" fo:font-weight="bold" style:letter-kerning="true" style:font-name-asian="Tahoma" style:font-size-asian="18pt" style:font-style-asian="normal" style:font-weight-asian="bold" style:font-name-complex="aKoran2" style:font-size-complex="20pt" style:font-style-complex="normal" style:font-weight-complex="bold" style:text-emphasize="none" style:font-relief="none" style:text-overline-style="none" style:text-overline-color="font-color"/>
    </style:style>
    <style:style style:name="P88" style:family="paragraph">
      <loext:graphic-properties draw:fill="solid" draw:fill-color="#68686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8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loext:graphic-properties draw:fill="solid" draw:fill-color="#686868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91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9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9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94" style:family="paragraph">
      <loext:graphic-properties draw:fill="solid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KoranTest" fo:font-size="8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8pt" style:language-asian="zh" style:country-asian="CN" style:font-style-asian="normal" style:font-weight-asian="normal" style:font-name-complex="aKoran2" style:font-size-complex="2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95" style:family="paragraph">
      <loext:graphic-properties draw:fill="solid" draw:fill-color="#0ca50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indent="0cm" style:writing-mode="lr-tb"/>
    </style:style>
    <style:style style:name="P97" style:family="paragraph">
      <loext:graphic-properties draw:fill="solid" draw:fill-color="#686868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686868" loext:opacity="100%" loext:color-lum-mod="100%" loext:color-lum-off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Tahoma" style:font-size-asian="10pt" style:font-style-asian="normal" style:font-weight-asian="normal" style:font-name-complex="aKoran2" style:font-size-complex="10pt" style:font-style-complex="normal" style:font-weight-complex="normal" style:text-emphasize="none" style:font-relief="none" style:text-overline-style="none" style:text-overline-color="font-color"/>
    </style:style>
    <style:style style:name="P9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80pt" fo:font-style="normal" fo:text-shadow="none" style:text-underline-style="none" fo:font-weight="normal" style:letter-kerning="true" style:font-name-asian="Tahoma" style:font-size-asian="12pt" style:font-style-asian="normal" style:font-weight-asian="normal" style:font-name-complex="aKoran2" style:font-size-complex="12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015ff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686868" loext:opacity="100%" loext:color-lum-mod="100%" loext:color-lum-off="0%" style:text-outline="false" style:text-line-through-style="none" style:text-line-through-type="none" style:text-position="0% 100%" style:font-name="aKoranTest" fo:font-size="8pt" fo:letter-spacing="normal" fo:language="cs" fo:country="CZ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Tahoma" style:font-size-asian="8pt" style:language-asian="zh" style:country-asian="CN" style:font-style-asian="normal" style:font-weight-asian="bold" style:font-name-complex="aKoran2" style:font-size-complex="8pt" style:language-complex="ar" style:country-complex="SA" style:font-style-complex="normal" style:font-weight-complex="bold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0" style:family="paragraph">
      <loext:graphic-properties draw:fill="solid" draw:fill-color="#015ff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0ca501" loext:opacity="100%" loext:color-lum-mod="100%" loext:color-lum-off="0%" style:text-outline="false" style:text-line-through-style="none" style:text-line-through-type="none" style:text-position="0% 100%" style:font-name="aKoranTest" fo:font-size="8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8pt" style:language-asian="zh" style:country-asian="CN" style:font-style-asian="normal" style:font-weight-asian="normal" style:font-name-complex="aKoran2" style:font-size-complex="2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1" style:family="paragraph">
      <loext:graphic-properties draw:fill="solid" draw:fill-color="#015ff9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015ff9" loext:opacity="100%" loext:color-lum-mod="100%" loext:color-lum-off="0%" style:text-outline="false" style:text-line-through-style="none" style:text-line-through-type="none" style:text-position="0% 100%" style:font-name="aKoranTest" fo:font-size="8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8pt" style:language-asian="zh" style:country-asian="CN" style:font-style-asian="normal" style:font-weight-asian="normal" style:font-name-complex="aKoran2" style:font-size-complex="2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02" style:family="paragraph">
      <loext:graphic-properties draw:fill="solid" draw:fill-color="#fe141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font-independent-line-spacing="false">
        <style:tab-stops/>
      </style:paragraph-properties>
      <style:text-properties fo:font-variant="normal" fo:text-transform="none" fo:color="#0ca501" loext:opacity="100%" loext:color-lum-mod="100%" loext:color-lum-off="0%" style:text-outline="false" style:text-line-through-style="none" style:text-line-through-type="none" style:text-position="0% 100%" style:font-name="aKoranTest" fo:font-size="80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8pt" style:language-asian="zh" style:country-asian="CN" style:font-style-asian="normal" style:font-weight-asian="normal" style:font-name-complex="aKoran2" style:font-size-complex="20pt" style:language-complex="ar" style:country-complex="SA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9604" style:font-weight-asian="bold" style:font-weight-complex="bold"/>
    </style:style>
    <style:style style:name="T3" style:family="text">
      <style:text-properties fo:font-weight="bold" officeooo:rsid="00141ddb" style:font-weight-asian="bold" style:font-weight-complex="bold"/>
    </style:style>
    <style:style style:name="T4" style:family="text">
      <style:text-properties fo:font-weight="bold" officeooo:rsid="001de0e5" style:font-weight-asian="bold" style:font-weight-complex="bold"/>
    </style:style>
    <style:style style:name="T5" style:family="text">
      <style:text-properties fo:font-weight="bold" officeooo:rsid="002119d3" style:font-weight-asian="bold" style:font-weight-complex="bold"/>
    </style:style>
    <style:style style:name="T6" style:family="text">
      <style:text-properties fo:font-weight="bold" officeooo:rsid="00357707" style:font-weight-asian="bold" style:font-weight-complex="bold"/>
    </style:style>
    <style:style style:name="T7" style:family="text">
      <style:text-properties fo:font-weight="bold" officeooo:rsid="00368c76" style:font-weight-asian="bold" style:font-weight-complex="bold"/>
    </style:style>
    <style:style style:name="T8" style:family="text">
      <style:text-properties fo:font-weight="bold" officeooo:rsid="001fa129" style:font-weight-asian="bold" style:font-weight-complex="bold"/>
    </style:style>
    <style:style style:name="T9" style:family="text">
      <style:text-properties fo:font-size="9.5pt" style:font-size-asian="9.5pt" style:font-size-complex="9.5pt"/>
    </style:style>
    <style:style style:name="T10" style:family="text">
      <style:text-properties fo:font-size="9.5pt" officeooo:rsid="00188d1e" style:font-size-asian="9.5pt" style:font-size-complex="9.5pt"/>
    </style:style>
    <style:style style:name="T11" style:family="text">
      <style:text-properties fo:font-size="9.5pt" officeooo:rsid="00338c61" style:font-size-asian="9.5pt" style:font-size-complex="9.5pt"/>
    </style:style>
    <style:style style:name="T12" style:family="text">
      <style:text-properties fo:font-size="9.5pt" officeooo:rsid="0026bfc5" style:font-size-asian="9.5pt" style:font-size-complex="9.5pt"/>
    </style:style>
    <style:style style:name="T13" style:family="text">
      <style:text-properties fo:font-size="9.5pt" fo:font-weight="bold" officeooo:rsid="00188d1e" style:font-size-asian="9.5pt" style:font-weight-asian="bold" style:font-size-complex="9.5pt" style:font-weight-complex="bold"/>
    </style:style>
    <style:style style:name="T14" style:family="text">
      <style:text-properties fo:font-size="9pt" officeooo:rsid="00188d1e" style:font-size-asian="9pt" style:font-size-complex="9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09604" style:font-weight-asian="normal" style:font-weight-complex="normal"/>
    </style:style>
    <style:style style:name="T17" style:family="text">
      <style:text-properties fo:font-weight="normal" officeooo:rsid="0010e189" style:font-weight-asian="normal" style:font-weight-complex="normal"/>
    </style:style>
    <style:style style:name="T18" style:family="text">
      <style:text-properties fo:font-weight="normal" officeooo:rsid="001de0e5" style:font-weight-asian="normal" style:font-weight-complex="normal"/>
    </style:style>
    <style:style style:name="T19" style:family="text">
      <style:text-properties fo:font-weight="normal" officeooo:rsid="001fa129" style:font-weight-asian="normal" style:font-weight-complex="normal"/>
    </style:style>
    <style:style style:name="T20" style:family="text">
      <style:text-properties fo:font-weight="normal" officeooo:rsid="003b4c13" style:font-weight-asian="normal" style:font-weight-complex="normal"/>
    </style:style>
    <style:style style:name="T21" style:family="text">
      <style:text-properties fo:font-weight="normal" officeooo:rsid="003c862b" style:font-weight-asian="normal" style:font-weight-complex="normal"/>
    </style:style>
    <style:style style:name="T22" style:family="text">
      <style:text-properties fo:font-weight="normal" officeooo:rsid="00572fa6" style:font-weight-asian="normal" style:font-weight-complex="normal"/>
    </style:style>
    <style:style style:name="T23" style:family="text">
      <style:text-properties fo:font-weight="normal" officeooo:rsid="005a2e87" style:font-weight-asian="normal" style:font-weight-complex="normal"/>
    </style:style>
    <style:style style:name="T24" style:family="text">
      <style:text-properties fo:font-weight="normal" officeooo:rsid="005b8609" style:font-weight-asian="normal" style:font-weight-complex="normal"/>
    </style:style>
    <style:style style:name="T25" style:family="text">
      <style:text-properties fo:font-weight="normal" officeooo:rsid="006611c3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109604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fo:font-weight="normal" officeooo:rsid="0010e189" style:font-weight-asian="normal" style:font-weight-complex="normal"/>
    </style:style>
    <style:style style:name="T28" style:family="text">
      <style:text-properties style:text-underline-style="solid" style:text-underline-width="auto" style:text-underline-color="font-color" fo:font-weight="normal" officeooo:rsid="00141ddb" style:font-weight-asian="normal" style:font-weight-complex="normal"/>
    </style:style>
    <style:style style:name="T29" style:family="text">
      <style:text-properties fo:color="#015ff9" loext:opacity="100%" fo:font-weight="bold" style:font-weight-asian="bold" style:font-weight-complex="bold"/>
    </style:style>
    <style:style style:name="T30" style:family="text">
      <style:text-properties fo:color="#015ff9" loext:opacity="100%" fo:font-weight="bold" officeooo:rsid="00125935" style:font-weight-asian="bold" style:font-weight-complex="bold"/>
    </style:style>
    <style:style style:name="T31" style:family="text">
      <style:text-properties fo:color="#015ff9" loext:opacity="100%" fo:font-weight="bold" officeooo:rsid="00254d26" style:font-weight-asian="bold" style:font-weight-complex="bold"/>
    </style:style>
    <style:style style:name="T32" style:family="text">
      <style:text-properties fo:color="#015ff9" loext:opacity="100%" officeooo:rsid="00141ddb"/>
    </style:style>
    <style:style style:name="T33" style:family="text">
      <style:text-properties fo:color="#015ff9" loext:opacity="100%" officeooo:rsid="00125935"/>
    </style:style>
    <style:style style:name="T34" style:family="text">
      <style:text-properties fo:color="#fe1410" loext:opacity="100%" officeooo:rsid="00125935"/>
    </style:style>
    <style:style style:name="T35" style:family="text">
      <style:text-properties officeooo:rsid="00141ddb"/>
    </style:style>
    <style:style style:name="T36" style:family="text">
      <style:text-properties officeooo:rsid="00147304"/>
    </style:style>
    <style:style style:name="T37" style:family="text">
      <style:text-properties officeooo:rsid="00196fda"/>
    </style:style>
    <style:style style:name="T38" style:family="text">
      <style:text-properties officeooo:rsid="001b4f1e"/>
    </style:style>
    <style:style style:name="T39" style:family="text">
      <style:text-properties officeooo:rsid="001d4085"/>
    </style:style>
    <style:style style:name="T40" style:family="text">
      <style:text-properties officeooo:rsid="001de0e5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officeooo:rsid="001de0e5" style:font-style-asian="italic" style:font-style-complex="italic"/>
    </style:style>
    <style:style style:name="T43" style:family="text">
      <style:text-properties fo:font-style="italic" officeooo:rsid="002f2d71" style:font-style-asian="italic" style:font-style-complex="italic"/>
    </style:style>
    <style:style style:name="T44" style:family="text">
      <style:text-properties fo:font-style="italic" officeooo:rsid="001fa129" style:font-style-asian="italic" style:font-style-complex="italic"/>
    </style:style>
    <style:style style:name="T45" style:family="text">
      <style:text-properties fo:font-style="italic" officeooo:rsid="00201515" style:font-style-asian="italic" style:font-style-complex="italic"/>
    </style:style>
    <style:style style:name="T46" style:family="text">
      <style:text-properties fo:font-style="italic" officeooo:rsid="002d9d1d" style:font-style-asian="italic" style:font-style-complex="italic"/>
    </style:style>
    <style:style style:name="T47" style:family="text">
      <style:text-properties fo:font-style="italic" officeooo:rsid="003f49ea" style:font-style-asian="italic" style:font-style-complex="italic"/>
    </style:style>
    <style:style style:name="T48" style:family="text">
      <style:text-properties fo:font-style="italic" officeooo:rsid="004372ab" style:font-style-asian="italic" style:font-style-complex="italic"/>
    </style:style>
    <style:style style:name="T49" style:family="text">
      <style:text-properties fo:font-style="italic" officeooo:rsid="0062ca5e" style:font-style-asian="italic" style:font-style-complex="italic"/>
    </style:style>
    <style:style style:name="T50" style:family="text">
      <style:text-properties fo:font-style="italic" officeooo:rsid="004fba8f" style:font-style-asian="italic" style:font-style-complex="italic"/>
    </style:style>
    <style:style style:name="T51" style:family="text">
      <style:text-properties fo:font-style="italic" fo:font-weight="bold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201515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1fa129" style:font-style-asian="italic" style:font-weight-asian="bold" style:font-style-complex="italic" style:font-weight-complex="bold"/>
    </style:style>
    <style:style style:name="T54" style:family="text">
      <style:text-properties officeooo:rsid="002f2d71"/>
    </style:style>
    <style:style style:name="T55" style:family="text">
      <style:text-properties officeooo:rsid="002ff157"/>
    </style:style>
    <style:style style:name="T56" style:family="text">
      <style:text-properties officeooo:rsid="002a57f0"/>
    </style:style>
    <style:style style:name="T57" style:family="text">
      <style:text-properties officeooo:rsid="00287a23"/>
    </style:style>
    <style:style style:name="T58" style:family="text">
      <style:text-properties officeooo:rsid="002b50ad"/>
    </style:style>
    <style:style style:name="T59" style:family="text">
      <style:text-properties officeooo:rsid="002b9d91"/>
    </style:style>
    <style:style style:name="T60" style:family="text">
      <style:text-properties officeooo:rsid="001fa129"/>
    </style:style>
    <style:style style:name="T61" style:family="text">
      <style:text-properties officeooo:rsid="00201515"/>
    </style:style>
    <style:style style:name="T62" style:family="text">
      <style:text-properties officeooo:rsid="00125935"/>
    </style:style>
    <style:style style:name="T63" style:family="text">
      <style:text-properties officeooo:rsid="002119d3"/>
    </style:style>
    <style:style style:name="T64" style:family="text">
      <style:text-properties officeooo:rsid="00254d26"/>
    </style:style>
    <style:style style:name="T65" style:family="text">
      <style:text-properties officeooo:rsid="00292f7b"/>
    </style:style>
    <style:style style:name="T66" style:family="text">
      <style:text-properties officeooo:rsid="002aca50"/>
    </style:style>
    <style:style style:name="T67" style:family="text">
      <style:text-properties officeooo:rsid="002f61fd"/>
    </style:style>
    <style:style style:name="T68" style:family="text">
      <style:text-properties officeooo:rsid="003138db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officeooo:rsid="0031d012"/>
    </style:style>
    <style:style style:name="T71" style:family="text">
      <style:text-properties officeooo:rsid="00357707"/>
    </style:style>
    <style:style style:name="T72" style:family="text">
      <style:text-properties officeooo:rsid="003e8e4c"/>
    </style:style>
    <style:style style:name="T73" style:family="text">
      <style:text-properties officeooo:rsid="00435f12"/>
    </style:style>
    <style:style style:name="T74" style:family="text">
      <style:text-properties officeooo:rsid="004372ab"/>
    </style:style>
    <style:style style:name="T75" style:family="text">
      <style:text-properties officeooo:rsid="0046681f"/>
    </style:style>
    <style:style style:name="T76" style:family="text">
      <style:text-properties officeooo:rsid="004785fb"/>
    </style:style>
    <style:style style:name="T77" style:family="text">
      <style:text-properties officeooo:rsid="00493d08"/>
    </style:style>
    <style:style style:name="T78" style:family="text">
      <style:text-properties officeooo:rsid="0049acf8"/>
    </style:style>
    <style:style style:name="T79" style:family="text">
      <style:text-properties officeooo:rsid="004af5f5"/>
    </style:style>
    <style:style style:name="T80" style:family="text">
      <style:text-properties officeooo:rsid="00555a3c"/>
    </style:style>
    <style:style style:name="T81" style:family="text">
      <style:text-properties officeooo:rsid="00572fa6"/>
    </style:style>
    <style:style style:name="T82" style:family="text">
      <style:text-properties officeooo:rsid="00589dc7"/>
    </style:style>
    <style:style style:name="T83" style:family="text">
      <style:text-properties style:text-underline-style="none" officeooo:rsid="00572fa6"/>
    </style:style>
    <style:style style:name="T84" style:family="text">
      <style:text-properties style:text-underline-style="none" officeooo:rsid="005a2e87"/>
    </style:style>
    <style:style style:name="T85" style:family="text">
      <style:text-properties style:text-underline-style="none" officeooo:rsid="006611c3"/>
    </style:style>
    <style:style style:name="T86" style:family="text">
      <style:text-properties officeooo:rsid="005a5fd8"/>
    </style:style>
    <style:style style:name="T87" style:family="text">
      <style:text-properties officeooo:rsid="005e9554"/>
    </style:style>
    <style:style style:name="T88" style:family="text">
      <style:text-properties officeooo:rsid="005ea30e"/>
    </style:style>
    <style:style style:name="T89" style:family="text">
      <style:text-properties officeooo:rsid="0060729d"/>
    </style:style>
    <style:style style:name="T90" style:family="text">
      <style:text-properties officeooo:rsid="00624bd0"/>
    </style:style>
    <style:style style:name="T91" style:family="text">
      <style:text-properties officeooo:rsid="0062ca5e"/>
    </style:style>
    <style:style style:name="T92" style:family="text">
      <style:text-properties officeooo:rsid="0065cbf7"/>
    </style:style>
    <style:style style:name="T93" style:family="text">
      <style:text-properties officeooo:rsid="00677b8a"/>
    </style:style>
    <style:style style:name="T94" style:family="text">
      <style:text-properties officeooo:rsid="006a4d31"/>
    </style:style>
    <style:style style:name="T95" style:family="text">
      <style:text-properties officeooo:rsid="006bbb65"/>
    </style:style>
    <style:style style:name="T96" style:family="text">
      <style:text-properties officeooo:rsid="006c3ef7"/>
    </style:style>
    <style:style style:name="T97" style:family="text">
      <style:text-properties officeooo:rsid="006c8e32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letter-spacing="normal" fo:language="cs" fo:country="CZ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size-asian="12pt" style:language-asian="zh" style:country-asian="CN" style:font-style-asian="normal" style:font-weight-asian="normal" style:font-name-complex="aKoran2" style:font-size-complex="12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aKoran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Tahoma" style:font-size-asian="18pt" style:font-style-asian="normal" style:font-weight-asian="bold" style:font-name-complex="aKoran2" style:font-size-complex="20pt" style:font-style-complex="normal" style:font-weight-complex="bold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686868" loext:opacity="10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Tahoma" style:font-size-asian="9pt" style:font-style-asian="normal" style:font-weight-asian="normal" style:font-name-complex="aKoran2" style:font-size-complex="9pt" style:font-style-complex="normal" style:font-weight-complex="normal" style:text-emphasize="none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ash_20_10" svg:stroke-width="0.049cm" svg:stroke-color="#828282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" style:family="graphic">
      <style:graphic-properties draw:stroke="none" draw:stroke-dash="Long_20_Dash_20_Dot_20_6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ca501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4" style:family="graphic">
      <style:graphic-properties draw:stroke="none" draw:stroke-dash="Dash_20_10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686868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5" style:family="graphic">
      <style:graphic-properties draw:stroke="solid" draw:stroke-dash="Dash_20_10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6" style:family="graphic">
      <style:graphic-properties draw:stroke="none" draw:stroke-dash="Dash_20_10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ca501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7" style:family="graphic">
      <style:graphic-properties draw:stroke="solid" draw:stroke-dash="Dash_20_10" svg:stroke-width="0.049cm" svg:stroke-color="#fe1410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8" style:family="graphic">
      <style:graphic-properties draw:stroke="solid" draw:stroke-dash="Dash_20_10" svg:stroke-width="0.049cm" svg:stroke-color="#9a30ce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_20_10" svg:stroke-width="0.049cm" svg:stroke-color="#698385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_20_10" svg:stroke-width="0.049cm" svg:stroke-color="#94510a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_20_10" svg:stroke-width="0.049cm" svg:stroke-color="#ff8a17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Long_20_Dash_20_Dot_20_49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686868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3" style:family="graphic">
      <style:graphic-properties draw:stroke="solid" draw:stroke-dash="Long_20_Dash_20_Dot_20_24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4" style:family="graphic">
      <style:graphic-properties draw:stroke="none" draw:stroke-dash="Long_20_Dash_20_Dot_20_22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686868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5" style:family="graphic">
      <style:graphic-properties draw:stroke="none" draw:stroke-dash="Long_20_Dash_20_Dot_20_20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ca501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6" style:family="graphic">
      <style:graphic-properties draw:stroke="solid" draw:stroke-dash="Long_20_Dash_20_Dot_20_3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7" style:family="graphic">
      <style:graphic-properties draw:stroke="none" draw:stroke-dash="Long_20_Dash_20_Dot_20_17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686868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8" style:family="graphic">
      <style:graphic-properties draw:stroke="none" draw:stroke-dash="Long_20_Dash_20_Dot_20_14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ca501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9" style:family="graphic">
      <style:graphic-properties draw:stroke="solid" draw:stroke-dash="Dash_20_10" svg:stroke-width="0.049cm" svg:stroke-color="#fe39bd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Long_20_Dash_20_Dot_20_199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fe1410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21" style:family="graphic">
      <style:graphic-properties draw:stroke="solid" draw:stroke-dash="Long_20_Dash_20_Dot_20_202" svg:stroke-width="0.049cm" svg:stroke-color="#fe1410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>
      <style:graphic-properties draw:stroke="solid" draw:stroke-dash="Long_20_Dash_20_Dot_20_203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23" style:family="graphic">
      <style:graphic-properties draw:stroke="solid" draw:stroke-dash="Long_20_Dash_20_Dot_20_205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24" style:family="graphic">
      <style:graphic-properties draw:stroke="solid" draw:stroke-dash="Long_20_Dash_20_Dot_20_206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25" style:family="graphic">
      <style:graphic-properties draw:stroke="solid" draw:stroke-dash="Long_20_Dash_20_Dot_20_207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26" style:family="graphic">
      <style:graphic-properties draw:stroke="solid" draw:stroke-dash="Long_20_Dash_20_Dot_20_208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27" style:family="graphic">
      <style:graphic-properties draw:stroke="solid" draw:stroke-dash="Long_20_Dash_20_Dot_20_2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28" style:family="graphic">
      <style:graphic-properties draw:stroke="solid" draw:stroke-dash="Long_20_Dash_20_Dot_20_212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29" style:family="graphic">
      <style:graphic-properties draw:stroke="solid" draw:stroke-dash="Long_20_Dash_20_Dot_20_213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>
      <style:graphic-properties draw:stroke="solid" draw:stroke-dash="Long_20_Dash_20_Dot_20_214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1" style:family="graphic">
      <style:graphic-properties draw:stroke="solid" draw:stroke-dash="Long_20_Dash_20_Dot_20_216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2" style:family="graphic">
      <style:graphic-properties draw:stroke="solid" draw:stroke-dash="Long_20_Dash_20_Dot_20_218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>
      <style:graphic-properties draw:stroke="solid" draw:stroke-dash="Long_20_Dash_20_Dot_20_219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4" style:family="graphic">
      <style:graphic-properties draw:stroke="solid" draw:stroke-dash="Long_20_Dash_20_Dot_20_221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35" style:family="graphic">
      <style:graphic-properties draw:stroke="solid" draw:stroke-dash="Long_20_Dash_20_Dot_20_222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6" style:family="graphic">
      <style:graphic-properties draw:stroke="solid" draw:stroke-dash="Long_20_Dash_20_Dot_20_223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37" style:family="graphic">
      <style:graphic-properties draw:stroke="solid" draw:stroke-dash="Long_20_Dash_20_Dot_20_224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8" style:family="graphic">
      <style:graphic-properties draw:stroke="solid" draw:stroke-dash="Long_20_Dash_20_Dot_20_226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39" style:family="graphic">
      <style:graphic-properties draw:stroke="solid" draw:stroke-dash="Long_20_Dash_20_Dot_20_228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0" style:family="graphic">
      <style:graphic-properties draw:stroke="solid" draw:stroke-dash="Long_20_Dash_20_Dot_20_229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1" style:family="graphic">
      <style:graphic-properties draw:stroke="solid" draw:stroke-dash="Long_20_Dash_20_Dot_20_231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2" style:family="graphic">
      <style:graphic-properties draw:stroke="solid" draw:stroke-dash="Long_20_Dash_20_Dot_20_236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43" style:family="graphic">
      <style:graphic-properties draw:stroke="solid" draw:stroke-dash="Long_20_Dash_20_Dot_20_237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4" style:family="graphic">
      <style:graphic-properties draw:stroke="solid" draw:stroke-dash="Long_20_Dash_20_Dot_20_238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45" style:family="graphic">
      <style:graphic-properties draw:stroke="dash" draw:stroke-dash="Fine_20_Dashed" svg:stroke-width="0.049cm" svg:stroke-color="#3465a4" draw:marker-start="" draw:marker-start-width="0.275cm" draw:marker-start-center="false" draw:marker-end="Styl_20_šipky_20_5" draw:marker-end-width="0.376cm" draw:marker-end-center="false" svg:stroke-linecap="butt" draw:fill="solid" draw:fill-color="#729fcf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46" style:family="graphic">
      <style:graphic-properties draw:stroke="solid" draw:stroke-dash="Dash_20_10" svg:stroke-width="0.049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1cm" fo:min-width="5.001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47" style:family="graphic">
      <style:graphic-properties draw:stroke="solid" draw:stroke-dash="Dash_20_10" svg:stroke-width="0.049cm" svg:stroke-color="#000000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951cm" fo:min-width="4.949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48" style:family="graphic">
      <style:graphic-properties draw:stroke="dash" draw:stroke-dash="Fine_20_Dashed" svg:stroke-width="0.049cm" svg:stroke-color="#3465a4" draw:marker-start="" draw:marker-start-width="0.275cm" draw:marker-start-center="false" draw:marker-end="Styl_20_šipky_20_1" draw:marker-end-width="0.376cm" draw:marker-end-center="false" svg:stroke-linecap="butt" draw:fill="solid" draw:fill-color="#729fcf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49" style:family="graphic">
      <style:graphic-properties draw:stroke="dash" draw:stroke-dash="Fine_20_Dashed" svg:stroke-width="0.049cm" svg:stroke-color="#660066" draw:marker-start="" draw:marker-start-width="0.275cm" draw:marker-start-center="false" draw:marker-end="Styl_20_šipky_20_1" draw:marker-end-width="0.376cm" draw:marker-end-center="false" svg:stroke-linecap="butt" draw:fill="solid" draw:fill-color="#729fcf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0" style:family="graphic">
      <style:graphic-properties draw:stroke="dash" draw:stroke-dash="Fine_20_Dashed" svg:stroke-width="0.049cm" svg:stroke-color="#cc99ff" draw:marker-start="" draw:marker-start-width="0.275cm" draw:marker-start-center="false" draw:marker-end="Styl_20_šipky_20_1" draw:marker-end-width="0.376cm" draw:marker-end-center="false" svg:stroke-linecap="butt" draw:fill="solid" draw:fill-color="#729fcf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1" style:family="graphic">
      <style:graphic-properties draw:stroke="dash" draw:stroke-dash="Fine_20_Dashed" svg:stroke-width="0.049cm" svg:stroke-color="#6699cc" draw:marker-start="" draw:marker-start-width="0.275cm" draw:marker-start-center="false" draw:marker-end="Styl_20_šipky_20_2" draw:marker-end-width="0.376cm" draw:marker-end-center="false" svg:stroke-linecap="butt" draw:fill="solid" draw:fill-color="#729fcf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2" style:family="graphic">
      <style:graphic-properties draw:stroke="dash" draw:stroke-dash="Fine_20_Dashed" svg:stroke-width="0.049cm" svg:stroke-color="#3465a4" draw:marker-start="" draw:marker-start-width="0.275cm" draw:marker-start-center="false" draw:marker-end="Styl_20_šipky_20_3" draw:marker-end-width="0.376cm" draw:marker-end-center="false" svg:stroke-linecap="butt" draw:fill="solid" draw:fill-color="#729fcf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3" style:family="graphic">
      <style:graphic-properties draw:stroke="dash" draw:stroke-dash="Fine_20_Dashed" svg:stroke-width="0.049cm" svg:stroke-color="#1d99f3" draw:marker-start="" draw:marker-start-width="0.275cm" draw:marker-start-center="false" draw:marker-end="Styl_20_šipky_20_4" draw:marker-end-width="0.376cm" draw:marker-end-center="false" svg:stroke-linecap="butt" draw:fill="solid" draw:fill-color="#729fcf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4" style:family="graphic">
      <style:graphic-properties draw:stroke="dash" draw:stroke-dash="Fine_20_Dashed" svg:stroke-width="0.049cm" svg:stroke-color="#015ff9" draw:marker-start="" draw:marker-start-width="0.275cm" draw:marker-start-center="false" draw:marker-end="Styl_20_šipky_20_1" draw:marker-end-width="0.376cm" draw:marker-end-center="false" svg:stroke-linecap="butt" draw:fill="solid" draw:fill-color="#168ef7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1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7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56" style:family="graphic">
      <style:graphic-properties draw:stroke="none" draw:stroke-dash="Dash_20_1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75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57" style:family="graphic">
      <style:graphic-properties style:writing-mode="lr-tb" style:run-through="foreground" style:wrap="run-through" style:number-wrapped-paragraphs="no-limit" style:vertical-pos="top" style:vertical-rel="line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solid" draw:stroke-dash="Dash_20_10" svg:stroke-width="0.049cm" svg:stroke-color="#686868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10" svg:stroke-width="0.049cm" svg:stroke-color="#686868" draw:marker-start="" draw:marker-start-width="0.273cm" draw:marker-start-center="false" draw:marker-end="" draw:marker-end-width="0.273cm" draw:marker-end-center="false" draw:fill="solid" draw:fill-color="#686868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10" svg:stroke-width="0.049cm" svg:stroke-color="#686868" draw:marker-start="" draw:marker-start-width="0.273cm" draw:marker-start-center="false" draw:marker-end="" draw:marker-end-width="0.273cm" draw:marker-end-center="false" draw:fill="solid" draw:fill-color="#000000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61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10" svg:stroke-width="0.049cm" svg:stroke-color="#000000" draw:marker-start="" draw:marker-start-width="0.273cm" draw:marker-start-center="false" draw:marker-end="" draw:marker-end-width="0.273cm" draw:marker-end-center="false" draw:fill="solid" draw:fill-color="#686868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10" svg:stroke-width="0.049cm" svg:stroke-color="#000000" draw:marker-start="" draw:marker-start-width="0.273cm" draw:marker-start-center="false" draw:marker-end="" draw:marker-end-width="0.273cm" draw:marker-end-center="false" draw:fill="solid" draw:fill-color="#000000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64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1.82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10" svg:stroke-width="0.049cm" svg:stroke-color="#000000" draw:marker-start="" draw:marker-start-width="0.273cm" draw:marker-start-center="false" draw:marker-end="" draw:marker-end-width="0.273cm" draw:marker-end-center="false" draw:fill="solid" draw:fill-color="#686868" draw:textarea-horizontal-align="justify" draw:textarea-vertical-align="middle" draw:auto-grow-height="false" fo:min-height="0.954cm" fo:min-width="1.82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10" svg:stroke-width="0.049cm" svg:stroke-color="#000000" draw:marker-start="" draw:marker-start-width="0.273cm" draw:marker-start-center="false" draw:marker-end="" draw:marker-end-width="0.273cm" draw:marker-end-center="false" draw:fill="solid" draw:fill-color="#000000" draw:textarea-horizontal-align="justify" draw:textarea-vertical-align="middle" draw:auto-grow-height="false" fo:min-height="0.954cm" fo:min-width="1.82cm" fo:padding-top="0.023cm" fo:padding-bottom="0.023cm" fo:padding-left="0.023cm" fo:padding-right="0.023cm" draw:shadow="hidden" draw:shadow-offset-x="0.199cm" draw:shadow-offset-y="0.199cm" draw:shadow-color="#808080" style:run-through="foreground"/>
    </style:style>
    <style:style style:name="gr67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8cm" fo:min-width="0.958cm" fo:padding-top="0.023cm" fo:padding-bottom="0.023cm" fo:padding-left="0.023cm" fo:padding-right="0.023cm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68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8cm" fo:min-width="0.954cm" fo:padding-top="0.023cm" fo:padding-bottom="0.023cm" fo:padding-left="0.023cm" fo:padding-right="0.023cm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69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61cm" fo:min-width="0.954cm" fo:padding-top="0.023cm" fo:padding-bottom="0.023cm" fo:padding-left="0.023cm" fo:padding-right="0.023cm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70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61cm" fo:min-width="0.958cm" fo:padding-top="0.023cm" fo:padding-bottom="0.023cm" fo:padding-left="0.023cm" fo:padding-right="0.023cm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71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8cm" fo:min-width="0.953cm" fo:padding-top="0.023cm" fo:padding-bottom="0.023cm" fo:padding-left="0.023cm" fo:padding-right="0.023cm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72" style:family="graphic">
      <style:graphic-properties draw:stroke="solid" draw:stroke-dash="Dash_20_10" svg:stroke-width="0.049cm" svg:stroke-color="#168ef7" draw:marker-start="" draw:marker-start-width="0.347cm" draw:marker-start-center="false" draw:marker-end="Styl_20_šipky_20_1" draw:marker-end-width="0.25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48cm" fo:padding-bottom="0.048cm" fo:padding-left="0.048cm" fo:padding-right="0.048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73" style:family="graphic">
      <style:graphic-properties draw:stroke="solid" draw:stroke-dash="Dash_20_10" svg:stroke-width="0.049cm" svg:stroke-color="#015ff9" draw:marker-start="" draw:marker-start-width="0.347cm" draw:marker-start-center="false" draw:marker-end="Styl_20_šipky_20_1" draw:marker-end-width="0.25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48cm" fo:padding-bottom="0.048cm" fo:padding-left="0.048cm" fo:padding-right="0.048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74" style:family="graphic">
      <style:graphic-properties draw:stroke="solid" draw:stroke-dash="Dash_20_10" svg:stroke-width="0.049cm" svg:stroke-color="#0056a2" draw:marker-start="" draw:marker-start-width="0.347cm" draw:marker-start-center="false" draw:marker-end="Styl_20_šipky_20_1" draw:marker-end-width="0.25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48cm" fo:padding-bottom="0.048cm" fo:padding-left="0.048cm" fo:padding-right="0.048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75" style:family="graphic">
      <style:graphic-properties draw:stroke="solid" draw:stroke-dash="Dash_20_10" svg:stroke-width="0.049cm" svg:stroke-color="#9a30ce" draw:marker-start="" draw:marker-start-width="0.347cm" draw:marker-start-center="false" draw:marker-end="Styl_20_šipky_20_1" draw:marker-end-width="0.25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48cm" fo:padding-bottom="0.048cm" fo:padding-left="0.048cm" fo:padding-right="0.048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76" style:family="graphic">
      <style:graphic-properties style:writing-mode="lr-tb" style:run-through="foreground"/>
    </style:style>
    <style:style style:name="gr77" style:family="graphic">
      <style:graphic-properties style:run-through="foreground"/>
    </style:style>
    <style:style style:name="gr78" style:family="graphic">
      <style:graphic-properties draw:stroke="none" draw:stroke-dash="Dash_20_10" svg:stroke-width="0cm" svg:stroke-color="#000000" draw:marker-start="" draw:marker-start-width="0.199cm" draw:marker-start-center="false" draw:marker-end="" draw:marker-end-width="0.199cm" draw:marker-end-center="false" draw:fill="solid" draw:fill-color="#0ca501" draw:textarea-horizontal-align="center" draw:textarea-vertical-align="middle" fo:min-height="2.98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79" style:family="graphic">
      <style:graphic-properties draw:stroke="solid" draw:stroke-dash="Dash_20_10" svg:stroke-width="0.049cm" svg:stroke-color="#000000" draw:marker-start="" draw:marker-start-width="0.275cm" draw:marker-start-center="false" draw:marker-end="Styl_20_šipky_20_2" draw:marker-end-width="0.376cm" draw:marker-end-center="false" draw:fill="solid" draw:fill-color="#729fcf" draw:textarea-horizontal-align="justify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10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014cm" fo:padding-top="0cm" fo:padding-bottom="0cm" fo:padding-left="0cm" fo:padding-right="0cm" draw:shadow="hidden" draw:shadow-offset-x="0.199cm" draw:shadow-offset-y="0.199cm" draw:shadow-color="#808080" style:run-through="foreground"/>
      <style:paragraph-properties style:writing-mode="lr-tb"/>
    </style:style>
    <style:style style:name="gr81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4cm" fo:padding-top="0.023cm" fo:padding-bottom="0.023cm" fo:padding-left="0.023cm" fo:padding-right="0.023cm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82" style:family="graphic">
      <style:graphic-properties draw:stroke="none" draw:stroke-dash="Dash_20_10" svg:stroke-width="0cm" svg:stroke-color="#000000" draw:marker-start="" draw:marker-start-width="0.199cm" draw:marker-start-center="false" draw:marker-end="" draw:marker-end-width="0.199cm" draw:marker-end-center="false" draw:fill="solid" draw:fill-color="#686868" draw:textarea-horizontal-align="center" draw:textarea-vertical-align="middle" fo:min-height="3.366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3" style:family="graphic">
      <style:graphic-properties draw:stroke="solid" draw:stroke-dash="Dash_20_10" svg:stroke-width="0.049cm" svg:stroke-color="#000000" draw:marker-start="" draw:marker-start-width="0.273cm" draw:marker-start-center="false" draw:marker-end="" draw:marker-end-width="0.273cm" draw:marker-end-center="false" draw:fill="none" draw:fill-color="#729fcf" draw:textarea-horizontal-align="justify" draw:textarea-vertical-align="middle" draw:auto-grow-height="false" fo:min-height="0.954cm" fo:min-width="0.956cm" fo:padding-top="0.023cm" fo:padding-bottom="0.023cm" fo:padding-left="0.023cm" fo:padding-right="0.023cm" draw:shadow="hidden" draw:shadow-offset-x="0.199cm" draw:shadow-offset-y="0.199cm" draw:shadow-color="#808080" style:writing-mode="lr-tb" style:run-through="foreground"/>
      <style:paragraph-properties style:writing-mode="lr-tb"/>
    </style:style>
    <style:style style:name="gr84" style:family="graphic">
      <style:graphic-properties draw:stroke="none" draw:stroke-dash="Dash_20_10" svg:stroke-width="0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min-height="2.45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85" style:family="graphic">
      <style:graphic-properties draw:stroke="solid" draw:stroke-dash="Long_20_Dash_20_Dot_20_4" svg:stroke-width="0.049cm" svg:stroke-color="#0ca501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86" style:family="graphic">
      <style:graphic-properties draw:stroke="none" draw:stroke-dash="Long_20_Dash_20_Dot_20_10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ca501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87" style:family="graphic">
      <style:graphic-properties draw:stroke="solid" draw:stroke-dash="Dash_20_10" svg:stroke-width="0.049cm" svg:stroke-color="#0ca501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445cm" fo:min-width="0.448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8" style:family="graphic">
      <style:graphic-properties draw:stroke="solid" draw:stroke-dash="Dash_20_10" svg:stroke-width="0.049cm" svg:stroke-color="#0ca501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446cm" fo:min-width="0.448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89" style:family="graphic">
      <style:graphic-properties draw:stroke="solid" draw:stroke-dash="Dash_20_10" svg:stroke-width="0.049cm" svg:stroke-color="#0ca501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446cm" fo:min-width="0.446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10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15ff9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91" style:family="graphic">
      <style:graphic-properties draw:stroke="none" draw:stroke-dash="Long_20_Dash_20_Dot_20_23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686868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92" style:family="graphic">
      <style:graphic-properties draw:stroke="none" draw:stroke-dash="Long_20_Dash_20_Dot_20_21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686868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93" style:family="graphic">
      <style:graphic-properties draw:stroke="none" draw:stroke-dash="Long_20_Dash_20_Dot_20_16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686868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94" style:family="graphic">
      <style:graphic-properties draw:stroke="none" draw:stroke-dash="Long_20_Dash_20_Dot_20_15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686868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95" style:family="graphic">
      <style:graphic-properties draw:stroke="solid" draw:stroke-dash="Dash_20_10" svg:stroke-width="0.049cm" svg:stroke-color="#015ff9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446cm" fo:min-width="0.448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Long_20_Dash_20_Dot_20_198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fe1410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97" style:family="graphic">
      <style:graphic-properties draw:stroke="solid" draw:stroke-dash="Dash_20_10" svg:stroke-width="0.049cm" svg:stroke-color="#015ff9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445cm" fo:min-width="0.448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Dash_20_10" svg:stroke-width="0.049cm" svg:stroke-color="#015ff9" draw:marker-start="" draw:marker-start-width="0.347cm" draw:marker-start-center="false" draw:marker-end="" draw:marker-end-width="0.347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513cm" fo:min-width="0.513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99" style:family="graphic">
      <style:graphic-properties draw:stroke="none" draw:stroke-dash="Long_20_Dash_20_Dot_20_180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fe1410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00" style:family="graphic">
      <style:graphic-properties draw:stroke="none" draw:stroke-dash="Long_20_Dash_20_Dot_20_6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15ff9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01" style:family="graphic">
      <style:graphic-properties draw:stroke="none" draw:stroke-dash="Long_20_Dash_20_Dot_20_49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15ff9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02" style:family="graphic">
      <style:graphic-properties draw:stroke="none" draw:stroke-dash="Long_20_Dash_20_Dot_20_22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15ff9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03" style:family="graphic">
      <style:graphic-properties draw:stroke="none" draw:stroke-dash="Long_20_Dash_20_Dot_20_17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015ff9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04" style:family="graphic">
      <style:graphic-properties draw:stroke="none" draw:stroke-dash="Long_20_Dash_20_Dot_20_58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fe1410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05" style:family="graphic">
      <style:graphic-properties draw:stroke="solid" draw:stroke-dash="Dash_20_10" svg:stroke-width="0.049cm" svg:stroke-color="#015ff9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445cm" fo:min-width="0.446cm" fo:padding-top="0.025cm" fo:padding-bottom="0.025cm" fo:padding-left="0.025cm" fo:padding-right="0.025cm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10" svg:stroke-width="0cm" svg:stroke-color="#000000" draw:marker-start="" draw:marker-start-width="0.273cm" draw:marker-start-center="false" draw:marker-end="" draw:marker-end-width="0.273cm" draw:marker-end-center="false" svg:stroke-opacity="100%" draw:stroke-linejoin="round" svg:stroke-linecap="butt" draw:fill="solid" draw:fill-color="#fe1410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954cm" fo:min-width="0.954cm" fo:padding-top="0.023cm" fo:padding-bottom="0.023cm" fo:padding-left="0.023cm" fo:padding-right="0.023cm" fo:wrap-option="no-wrap" draw:chain-next-name="" draw:shadow="hidden" draw:shadow-offset-x="0.199cm" draw:shadow-offset-y="0.199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 style:run-through="foreground">
        <style:columns fo:column-count="1" fo:column-gap="0cm">
          <style:column style:rel-width="65535*" fo:start-indent="0cm" fo:end-indent="0cm"/>
        </style:columns>
      </style:graphic-properties>
    </style:style>
    <style:style style:name="gr107" style:family="graphic">
      <style:graphic-properties draw:stroke="solid" draw:stroke-dash="Dash_20_10" svg:stroke-width="0.049cm" svg:stroke-color="#015ff9" draw:marker-start="" draw:marker-start-width="0.275cm" draw:marker-start-center="false" draw:marker-end="" draw:marker-end-width="0.275cm" draw:marker-end-center="false" draw:fill="none" draw:fill-color="#729fcf" draw:textarea-horizontal-align="justify" draw:textarea-vertical-align="middle" draw:auto-grow-height="false" fo:min-height="0.446cm" fo:min-width="0.446cm" fo:padding-top="0.025cm" fo:padding-bottom="0.025cm" fo:padding-left="0.025cm" fo:padding-right="0.0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9" text:outline-level="1"><text:bookmark-start text:name="__RefHeading___Toc1745_2183242749"/>Tr<text:span text:style-name="T71">ý</text:span>Sort – <text:span text:style-name="T35">stromové řazení</text:span><text:bookmark-end text:name="__RefHeading___Toc1745_2183242749"/></text:h>
      <text:p text:style-name="P51"/>
      <text:p text:style-name="P14">Kamil Landa</text:p>
      <text:p text:style-name="P51"/>
      <text:p text:style-name="P2"><text:a xlink:type="simple" xlink:href="http://github.com/KamilLanda/TreeSort" text:style-name="Internet_20_link" text:visited-style-name="Visited_20_Internet_20_Link">http://github.com/KamilLanda/TreeSort</text:a> </text:p>
      <text:p text:style-name="P52"/>
      <text:p text:style-name="P2"><text:span text:style-name="T12">v</text:span><text:span text:style-name="T10"> </text:span><text:span text:style-name="T13">LibreOffice</text:span><text:span text:style-name="T10"> </text:span><text:a xlink:type="simple" xlink:href="http://libreoffice.org/" text:style-name="Internet_20_link" text:visited-style-name="Visited_20_Internet_20_Link"><text:span text:style-name="T14">http://libreoffice.org</text:span></text:a><text:span text:style-name="T10"> </text:span><text:span text:style-name="T9">1</text:span><text:span text:style-name="T11">2</text:span><text:span text:style-name="T9">/202</text:span><text:span text:style-name="T11">2</text:span></text:p>
      <text:p text:style-name="P15"/>
      <text:table-of-content text:style-name="Sect1" text:name="Obsah1">
        <text:table-of-content-source text:outline-level="10" text:use-outline-level="false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 text:style-name="rejstrik_20_nazev_20_kapitoly"/>
            <text:index-entry-tab-stop text:style-name="rejstrik_20_tecky" style:type="right" style:leader-char="."/>
            <text:index-entry-page-number text:style-name="rejstrik_20_cislo_20_stranky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2"/>
          </text:index-source-styles>
        </text:table-of-content-source>
        <text:index-body>
          <text:p text:style-name="P49"><text:a xlink:type="simple" xlink:href="#__RefHeading___Toc1747_2183242749" text:style-name="Index_20_Link" text:visited-style-name="Index_20_Link"><text:span text:style-name="rejstrik_20_nazev_20_kapitoly">Jednoduchá varianta</text:span><text:span text:style-name="rejstrik_20_tecky"><text:tab/></text:span><text:span text:style-name="rejstrik_20_cislo_20_stranky">1</text:span></text:a></text:p>
          <text:p text:style-name="P48"><text:a xlink:type="simple" xlink:href="#__RefHeading___Toc1749_2183242749" text:style-name="Index_20_Link" text:visited-style-name="Index_20_Link"><text:span text:style-name="rejstrik_20_nazev_20_kapitoly">Rozšířená varianta</text:span><text:span text:style-name="rejstrik_20_tecky"><text:tab/></text:span><text:span text:style-name="rejstrik_20_cislo_20_stranky">5</text:span></text:a></text:p>
          <text:p text:style-name="P48"><text:a xlink:type="simple" xlink:href="#__RefHeading___Toc1751_2183242749" text:style-name="Index_20_Link" text:visited-style-name="Index_20_Link"><text:span text:style-name="rejstrik_20_nazev_20_kapitoly">Komplexní varianta</text:span><text:span text:style-name="rejstrik_20_tecky"><text:tab/></text:span><text:span text:style-name="rejstrik_20_cislo_20_stranky">5</text:span></text:a></text:p>
          <text:p text:style-name="P48"><text:a xlink:type="simple" xlink:href="#__RefHeading___Toc1753_2183242749" text:style-name="Index_20_Link" text:visited-style-name="Index_20_Link"><text:span text:style-name="rejstrik_20_nazev_20_kapitoly">Multistrom</text:span><text:span text:style-name="rejstrik_20_tecky"><text:tab/></text:span><text:span text:style-name="rejstrik_20_cislo_20_stranky">6</text:span></text:a></text:p>
          <text:p text:style-name="P48"><text:a xlink:type="simple" xlink:href="#__RefHeading___Toc1755_2183242749" text:style-name="Index_20_Link" text:visited-style-name="Index_20_Link"><text:span text:style-name="rejstrik_20_nazev_20_kapitoly"><text:span text:style-name="T41">Les?</text:span></text:span><text:span text:style-name="rejstrik_20_tecky"><text:tab/></text:span><text:span text:style-name="rejstrik_20_cislo_20_stranky"><text:span text:style-name="T41">7</text:span></text:span></text:a></text:p>
          <text:p text:style-name="P48"><text:a xlink:type="simple" xlink:href="#__RefHeading___Toc1757_2183242749" text:style-name="Index_20_Link" text:visited-style-name="Index_20_Link"><text:span text:style-name="rejstrik_20_nazev_20_kapitoly">Testování (rychlost a RAMka)</text:span><text:span text:style-name="rejstrik_20_tecky"><text:tab/></text:span><text:span text:style-name="rejstrik_20_cislo_20_stranky">7</text:span></text:a></text:p>
          <text:p text:style-name="P48"><text:a xlink:type="simple" xlink:href="#__RefHeading___Toc1759_2183242749" text:style-name="Index_20_Link" text:visited-style-name="Index_20_Link"><text:span text:style-name="rejstrik_20_nazev_20_kapitoly">Chyby v LibreOffice pro LibreBasic</text:span><text:span text:style-name="rejstrik_20_tecky"><text:tab/></text:span><text:span text:style-name="rejstrik_20_cislo_20_stranky">8</text:span></text:a></text:p>
          <text:p text:style-name="P48"><text:a xlink:type="simple" xlink:href="#__RefHeading___Toc1761_2183242749" text:style-name="Index_20_Link" text:visited-style-name="Index_20_Link"><text:span text:style-name="rejstrik_20_nazev_20_kapitoly">Počáteční nápad</text:span><text:span text:style-name="rejstrik_20_tecky"><text:tab/></text:span><text:span text:style-name="rejstrik_20_cislo_20_stranky">8</text:span></text:a></text:p>
          <text:p text:style-name="P48"><text:a xlink:type="simple" xlink:href="#__RefHeading___Toc2264_1001847066" text:style-name="Index_20_Link" text:visited-style-name="Index_20_Link"><text:span text:style-name="rejstrik_20_nazev_20_kapitoly"><text:span text:style-name="T41">Shrnutí</text:span></text:span><text:span text:style-name="rejstrik_20_tecky"><text:tab/></text:span><text:span text:style-name="rejstrik_20_cislo_20_stranky"><text:span text:style-name="T41">8</text:span></text:span></text:a></text:p>
        </text:index-body>
      </text:table-of-content>
      <text:p text:style-name="P15"/>
      <text:p text:style-name="P15"><text:span text:style-name="T1">Tr</text:span><text:span text:style-name="T6">ý</text:span><text:span text:style-name="T1">Sor</text:span><text:span text:style-name="T2">t (stromové řazení, </text:span><text:span text:style-name="T7">z angl. Tree Sort</text:span><text:span text:style-name="T2">)</text:span><text:span text:style-name="T16"> je algoritmus pro </text:span><text:span text:style-name="T26">řazení</text:span><text:span text:style-name="T16">, </text:span><text:span text:style-name="T26">odstranění duplikátů</text:span><text:span text:style-name="T16"> a </text:span><text:span text:style-name="T26">nalezení unikátů</text:span><text:span text:style-name="T16"> – vše v jednom. Lze rozšířit i pro rychlé </text:span><text:span text:style-name="T26">vyhledávání</text:span><text:span text:style-name="T16"> stejně jako pro rychlé </text:span><text:span text:style-name="T26">vyhledávání </text:span><text:span text:style-name="T27">nezáv</text:span><text:span text:style-name="T28">i</text:span><text:span text:style-name="T27">slé na velikosti písmen či</text:span><text:span text:style-name="T26"> diakriti</text:span><text:span text:style-name="T27">ce</text:span><text:span text:style-name="T16">. </text:span></text:p>
      <text:p text:style-name="P16"><text:span text:style-name="T15">V algoritmu není žádné porovná</text:span><text:span text:style-name="T20">vá</text:span><text:span text:style-name="T15">ní </text:span><text:span text:style-name="T22">řetězců</text:span><text:span text:style-name="T15"> ani jejich prohazování. V prvním průběhu zjistí jaké znaky jsou </text:span><text:span text:style-name="T22">v položkách </text:span><text:span text:style-name="T15">použity, ve dru</text:span><text:span text:style-name="T17">h</text:span><text:span text:style-name="T15">ém sestaví statistiku pro znaky </text:span><text:span text:style-name="T19">položek</text:span><text:span text:style-name="T15"> v podobě stromu, a jedno přečtení </text:span><text:span text:style-name="T21">onoh</text:span><text:span text:style-name="T15">o stromu poskytne výsledek. </text:span></text:p>
      <text:p text:style-name="P16"/>
      <text:p text:style-name="P21"><text:span text:style-name="T15">Největším problémem může být velikost </text:span><text:span text:style-name="T22">potřebné</text:span><text:span text:style-name="T15"> RAMky </text:span><text:span text:style-name="T23">(hlavně pokud budou ve vstupních datech víceméně unikáty a budou jich milióny </text:span><text:span text:style-name="T24">a více</text:span><text:span text:style-name="T23">)</text:span><text:span text:style-name="T15">, </text:span><text:span text:style-name="T22">ale nezkoumal jsem jak ji předem odhadnout či spočítat. </text:span><text:span text:style-name="T23">Pro skrblení RAMky může být dobrá </text:span><text:span text:style-name="T25">K</text:span><text:span text:style-name="T23">omplexní varianta, ale u</text:span><text:span text:style-name="T83">káz</text:span><text:span text:style-name="T84">ky</text:span><text:span text:style-name="T83"> v LibreOffice Basicu jsou hotové pro Jednoduchou a Rozšířenou variantu, </text:span><text:span text:style-name="T85">a pro Jednoduchou v Pythonu. </text:span></text:p>
      <text:p text:style-name="Text_20_body"/>
      <text:h text:style-name="Heading_20_2" text:outline-level="2"><text:bookmark-start text:name="__RefHeading___Toc1747_2183242749"/>Jednoduchá varianta<text:bookmark-end text:name="__RefHeading___Toc1747_2183242749"/></text:h>
      <text:p text:style-name="P17">Jednoduchá varianta neznamená méněcenná, ale nejjednodušší na naprogramování a zároveň nejrychlejší. Počítá pouze s jednoznakovými znaky, není v ní možné řadit třeba dle českého písmene <text:span text:style-name="T3">ch</text:span>. </text:p>
      <text:p text:style-name="P8"/>
      <text:p text:style-name="P8">Každý znak má svůj Ascii kód a je potřeba vytvořit pole, ve kterém budou všechny použité znaky seřazené. Nebudou v něm však jako znaky, ale jako číselné indexy. </text:p>
      <text:p text:style-name="P17"/>
      <text:p text:style-name="P10"><draw:g text:anchor-type="as-char" draw:z-index="8" draw:name="Skupinový objekt 1" draw:style-name="gr1"><draw:path draw:style-name="gr58" draw:text-style-name="P85" svg:width="1cm" svg:height="0.999cm" svg:x="1cm" svg:y="2.712cm" svg:viewBox="0 0 1001 1000" svg:d="M1 829c-2-207 0-673 13-640l987-189c0 333 0 667 0 1000-331-46-669-125-1000-171z"><text:p/></draw:path><draw:path draw:style-name="gr59" draw:text-style-name="P86" svg:width="0.142cm" svg:height="0.236cm" svg:x="1.13cm" svg:y="2.956cm" svg:viewBox="0 0 143 237" svg:d="M143 86c0 59-20 88-62 88-26 0-43-10-52-29h-1c1 1 1 9 1 26v66h-28v-200c0-17 0-28-1-34h27c0 0 0 2 0 4 1 3 1 7 1 12s1 9 1 11c5-10 12-18 20-23s19-7 32-7c21 0 36 7 47 21 10 14 15 35 15 65zM114 87c0-23-3-40-10-50-6-10-16-15-30-15-11 0-20 2-26 7s-11 12-14 22c-3 9-5 22-5 38 0 22 3 38 10 48 8 11 19 16 35 16 14 0 24-5 30-15 7-10 10-27 10-51z"><text:p/></draw:path><draw:path draw:style-name="gr59" draw:text-style-name="P86" svg:width="0.149cm" svg:height="0.173cm" svg:x="1.301cm" svg:y="2.956cm" svg:viewBox="0 0 150 174" svg:d="M150 87c0 29-6 51-19 65-13 15-32 22-57 22-24 0-43-7-55-22-13-15-19-37-19-65 0-58 25-87 75-87 26 0 45 7 57 21s18 36 18 66zM121 87c0-23-4-40-10-50-7-11-19-16-35-16-17 0-28 5-36 16-7 11-11 27-11 50 0 22 4 38 11 49s19 17 34 17c17 0 29-5 36-16s11-27 11-50z"><text:p/></draw:path><draw:path draw:style-name="gr59" draw:text-style-name="P86" svg:width="0.136cm" svg:height="0.233cm" svg:x="1.479cm" svg:y="2.896cm" svg:viewBox="0 0 137 234" svg:d="M29 146c0 23 4 39 11 50s17 16 32 16c10 0 18-3 25-8 6-5 10-14 12-25l28 2c-2 16-9 29-21 39-11 9-26 14-44 14-23 0-41-7-53-22-13-15-19-37-19-65s6-50 19-65c12-15 30-22 53-22 17 0 31 4 43 13 11 9 18 21 21 37l-29 2c-1-9-5-16-11-22-5-5-14-8-25-8-15 0-25 5-32 15-6 10-10 26-10 49zM88 45h-32l-37-42v-3h17l36 26 34-26h16v3z"><text:p/></draw:path><draw:path draw:style-name="gr59" draw:text-style-name="P86" svg:width="0.148cm" svg:height="0.173cm" svg:x="1.639cm" svg:y="2.956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<text:p/></draw:path><draw:path draw:style-name="gr59" draw:text-style-name="P86" svg:width="0.08cm" svg:height="0.207cm" svg:x="1.808cm" svg:y="2.921cm" svg:viewBox="0 0 81 208" svg:d="M81 204c-9 3-19 4-28 4-22 0-34-13-34-38v-112h-19v-20h21l8-38h18v38h31v20h-31v106c0 8 2 14 4 17 3 3 7 5 14 5 4 0 9-1 16-2z"><text:p/></draw:path><draw:path draw:style-name="gr60" draw:text-style-name="P87" svg:width="0.201cm" svg:height="0.298cm" svg:x="1.399cm" svg:y="3.243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2.001cm" svg:y="2.711cm" svg:viewBox="0 0 1000 1000" svg:d="M0 1000c0-333 0-667 0-1000 333 0 667 0 1000 0 0 333 0 667 0 1000-333 0-667 0-1000 0z"><text:p/></draw:path><draw:path draw:style-name="gr62" draw:text-style-name="P88" svg:width="0.21cm" svg:height="0.218cm" svg:x="2.395cm" svg:y="2.865cm" svg:viewBox="0 0 211 219" svg:d="M180 219l-25-64h-99l-25 64h-31l89-219h34l88 219zM106 22l-2 5c-2 8-6 19-11 33l-28 72h82l-28-72c-3-8-6-16-9-25z"><text:p/></draw:path><draw:path draw:style-name="gr63" draw:text-style-name="P89" svg:width="0.181cm" svg:height="0.29cm" svg:x="2.415cm" svg:y="3.246cm" svg:viewBox="0 0 182 291" svg:d="M0 291c0-11 0-21 0-32 25 0 49 0 74 0 0-74 0-149 0-223-22 15-44 31-66 46 0-12 0-23 0-35 23-16 46-31 69-47 12 0 23 0 35 0 0 86 0 173 0 259 23 0 47 0 70 0 0 11 0 21 0 32-60 0-121 0-182 0z"><text:p/></draw:path><draw:path draw:style-name="gr61" draw:text-style-name="P77" svg:width="0.999cm" svg:height="0.999cm" svg:x="3.002cm" svg:y="2.711cm" svg:viewBox="0 0 1000 1000" svg:d="M0 1000c0-333 0-667 0-1000 333 0 667 0 1000 0 0 333 0 667 0 1000-333 0-667 0-1000 0z"><text:p/></draw:path><draw:path draw:style-name="gr62" draw:text-style-name="P88" svg:width="0.21cm" svg:height="0.275cm" svg:x="3.396cm" svg:y="2.808cm" svg:viewBox="0 0 211 276" svg:d="M180 276l-25-64h-99l-25 64h-31l89-219h34l88 219zM106 79l-2 5c-2 8-6 19-11 33l-28 72h82l-28-72c-3-8-6-16-9-25zM85 38v-3l33-35h32v4l-48 34z"><text:p/></draw:path><draw:path draw:style-name="gr63" draw:text-style-name="P89" svg:width="0.192cm" svg:height="0.294cm" svg:x="3.405cm" svg:y="3.242cm" svg:viewBox="0 0 193 295" svg:d="M0 295v-27c7-16 16-30 26-42s20-24 32-33c11-10 22-20 33-28 11-9 20-17 29-26 9-8 16-17 22-27 5-9 8-19 8-31 0-16-5-28-14-37-10-9-23-13-39-13s-29 4-39 13c-11 8-17 20-18 36l-38-4c2-23 12-42 29-55 17-14 39-21 66-21 29 0 52 7 67 21 16 13 24 33 24 59 0 11-3 22-8 33s-13 22-23 33c-10 12-29 29-58 52-16 13-29 25-38 35s-16 20-20 30h152v32z"><text:p/></draw:path><draw:path draw:style-name="gr61" draw:text-style-name="P77" svg:width="0.999cm" svg:height="0.999cm" svg:x="3.999cm" svg:y="2.711cm" svg:viewBox="0 0 1000 1000" svg:d="M0 1000c0-333 0-667 0-1000 333 0 667 0 1000 0 0 333 0 667 0 1000-333 0-667 0-1000 0z"><text:p/></draw:path><draw:path draw:style-name="gr62" draw:text-style-name="P88" svg:width="0.168cm" svg:height="0.218cm" svg:x="4.419cm" svg:y="2.865cm" svg:viewBox="0 0 169 219" svg:d="M169 157c0 20-7 35-21 46s-34 16-59 16h-89v-219h79c52 0 77 18 77 53 0 13-3 24-10 33-8 8-18 14-31 17 17 2 31 8 40 18 9 9 14 22 14 36zM127 57c0-12-4-20-12-25-9-5-20-8-36-8h-49v69h49c16 0 28-3 36-9s12-15 12-27zM139 155c0-26-18-39-54-39h-55v79h57c18 0 31-3 40-10 8-7 12-17 12-30z"><text:p/></draw:path><draw:path draw:style-name="gr63" draw:text-style-name="P89" svg:width="0.199cm" svg:height="0.298cm" svg:x="4.397cm" svg:y="3.242cm" svg:viewBox="0 0 200 299" svg:d="M200 215c0 26-8 47-25 62s-42 22-73 22c-30 0-53-7-71-20-17-13-28-33-31-59l38-3c5 34 26 51 64 51 18 0 33-5 44-14 10-9 16-23 16-41 0-16-6-28-19-37-12-9-29-13-52-13h-21v-32h20c20 0 36-4 47-13s17-21 17-37c0-15-4-28-14-37-9-9-22-13-40-13-17 0-30 4-40 12-10 9-16 21-18 36l-37-3c3-24 13-43 30-56s38-20 65-20c29 0 52 7 68 20 16 14 24 33 24 57 0 18-5 34-15 45-11 12-26 20-46 24v1c22 2 39 9 51 21 12 13 18 28 18 47z"><text:p/></draw:path><draw:path draw:style-name="gr61" draw:text-style-name="P77" svg:width="0.999cm" svg:height="0.999cm" svg:x="5cm" svg:y="2.711cm" svg:viewBox="0 0 1000 1000" svg:d="M0 1000c0-333 0-667 0-1000 333 0 667 0 1000 0 0 333 0 667 0 1000-333 0-667 0-1000 0z"><text:p/></draw:path><draw:path draw:style-name="gr62" draw:text-style-name="P88" svg:width="0.201cm" svg:height="0.224cm" svg:x="5.402cm" svg:y="2.862cm" svg:viewBox="0 0 202 225" svg:d="M107 24c-24 0-43 8-57 23-13 16-20 37-20 65 0 27 7 48 21 64 14 17 33 25 57 25 31 0 54-15 69-46l25 12c-9 19-22 33-38 43-17 10-36 15-57 15-22 0-41-5-57-14-17-9-29-22-37-39-9-17-13-37-13-60 0-35 9-63 28-82 19-20 45-30 79-30 23 0 42 5 58 14s27 23 35 41l-28 9c-6-13-14-23-25-30s-25-10-40-10z"><text:p/></draw:path><draw:path draw:style-name="gr63" draw:text-style-name="P89" svg:width="0.212cm" svg:height="0.29cm" svg:x="5.391cm" svg:y="3.246cm" svg:viewBox="0 0 213 291" svg:d="M172 225v66h-35v-66h-137v-29l133-196h39v196h41v29zM137 42c0 1-2 4-6 11-3 6-6 11-8 14l-74 110-11 15-4 4h103z"><text:p/></draw:path><draw:path draw:style-name="gr61" draw:text-style-name="P77" svg:width="0.999cm" svg:height="0.999cm" svg:x="6.002cm" svg:y="2.711cm" svg:viewBox="0 0 1000 1000" svg:d="M0 1000c0-333 0-667 0-1000 333 0 667 0 1000 0 0 333 0 667 0 1000-333 0-667 0-1000 0z"><text:p/></draw:path><draw:path draw:style-name="gr62" draw:text-style-name="P88" svg:width="0.201cm" svg:height="0.28cm" svg:x="6.404cm" svg:y="2.806cm" svg:viewBox="0 0 202 281" svg:d="M107 80c-24 0-43 8-57 23-13 16-20 37-20 65 0 27 7 48 21 64 14 17 33 25 57 25 31 0 54-15 69-46l25 12c-9 19-22 33-38 43-17 10-36 15-57 15-22 0-41-5-57-14-17-9-29-22-37-39-9-17-13-37-13-60 0-35 9-63 28-82 19-20 45-30 79-30 23 0 42 5 58 14s27 23 35 41l-28 9c-6-13-14-23-25-30s-25-10-40-10zM124 40h-32l-36-37v-3h16l36 21 34-21h17v3z"><text:p/></draw:path><draw:path draw:style-name="gr63" draw:text-style-name="P89" svg:width="0.199cm" svg:height="0.294cm" svg:x="6.4cm" svg:y="3.246cm" svg:viewBox="0 0 200 295" svg:d="M200 196c0 31-9 55-27 73-18 17-44 26-76 26-27 0-49-6-65-18-17-12-28-29-32-51l38-5c7 29 28 43 60 43 20 0 36-6 47-18s17-28 17-49c0-18-6-33-17-44-12-11-27-17-46-17-10 0-20 2-28 5-9 3-18 8-26 16h-37l10-157h165v32h-131l-6 92c17-13 37-19 60-19 29 0 52 8 69 25s25 39 25 66z"><text:p/></draw:path><draw:path draw:style-name="gr61" draw:text-style-name="P77" svg:width="0.999cm" svg:height="0.999cm" svg:x="8cm" svg:y="2.711cm" svg:viewBox="0 0 1000 1000" svg:d="M0 1000c0-333 0-667 0-1000 333 0 667 0 1000 0 0 333 0 667 0 1000-333 0-667 0-1000 0z"><text:p/></draw:path><draw:path draw:style-name="gr62" draw:text-style-name="P88" svg:width="0.188cm" svg:height="0.277cm" svg:x="8.412cm" svg:y="2.806cm" svg:viewBox="0 0 189 278" svg:d="M189 166c0 23-5 43-14 60-8 16-21 29-37 38s-35 14-56 14h-82v-219h72c38 0 66 9 86 28 21 18 31 45 31 79zM159 166c0-27-8-47-23-62-14-14-36-21-64-21h-42v171h49c16 0 30-4 42-11s21-17 28-30 10-29 10-47zM98 40h-32l-36-37v-3h16l36 21 34-21h17v3z"><text:p/></draw:path><draw:path draw:style-name="gr63" draw:text-style-name="P89" svg:width="0.191cm" svg:height="0.29cm" svg:x="8.403cm" svg:y="3.246cm" svg:viewBox="0 0 192 291" svg:d="M192 31c-30 45-51 80-63 106s-21 51-27 76-10 51-10 78h-38c0-37 8-76 23-117 16-41 42-89 79-142h-156v-32h192z"><text:p/></draw:path><draw:path draw:style-name="gr61" draw:text-style-name="P77" svg:width="0.999cm" svg:height="0.999cm" svg:x="10cm" svg:y="2.711cm" svg:viewBox="0 0 1000 1000" svg:d="M0 1000c0-333 0-667 0-1000 333 0 667 0 1000 0 0 333 0 667 0 1000-333 0-667 0-1000 0z"><text:p/></draw:path><draw:path draw:style-name="gr62" draw:text-style-name="P88" svg:width="0.171cm" svg:height="0.275cm" svg:x="10.42cm" svg:y="2.808cm" svg:viewBox="0 0 172 276" svg:d="M0 276c0-73 0-146 0-219 55 0 111 0 166 0 0 8 0 16 0 24-46 0-91 0-136 0 0 23 0 47 0 70 42 0 84 0 127 0 0 8 0 16 0 24-43 0-85 0-127 0 0 26 0 51 0 77 47 0 95 0 142 0 0 8 0 16 0 24-57 0-115 0-172 0zM60 38c0-1 0-2 0-3 11-12 22-23 34-35 10 0 21 0 32 0 0 1 0 3 0 4-16 12-32 23-48 34-6 0-12 0-18 0z"><text:p/></draw:path><draw:path draw:style-name="gr61" draw:text-style-name="P77" svg:width="0.999cm" svg:height="0.999cm" svg:x="9cm" svg:y="2.711cm" svg:viewBox="0 0 1000 1000" svg:d="M0 1000c0-333 0-667 0-1000 333 0 667 0 1000 0 0 333 0 667 0 1000-333 0-667 0-1000 0z"><text:p/></draw:path><draw:path draw:style-name="gr62" draw:text-style-name="P88" svg:width="0.171cm" svg:height="0.218cm" svg:x="9.42cm" svg:y="2.865cm" svg:viewBox="0 0 172 219" svg:d="M0 219c0-73 0-146 0-219 55 0 111 0 166 0 0 8 0 16 0 24-46 0-91 0-136 0 0 23 0 47 0 70 42 0 84 0 127 0 0 8 0 16 0 24-43 0-85 0-127 0 0 26 0 51 0 77 47 0 95 0 142 0 0 8 0 16 0 24-57 0-115 0-172 0z"><text:p/></draw:path><draw:path draw:style-name="gr63" draw:text-style-name="P89" svg:width="0.197cm" svg:height="0.298cm" svg:x="9.4cm" svg:y="3.242cm" svg:viewBox="0 0 198 299" svg:d="M198 214c0 27-8 48-25 63s-42 22-74 22c-31 0-55-7-73-22-17-15-26-36-26-63 0-19 5-35 16-48 11-12 25-20 42-23v-1c-16-4-28-12-37-24-10-12-14-27-14-44 0-22 8-40 25-53 16-14 38-21 66-21 29 0 52 7 68 20 17 14 25 32 25 55 0 17-5 31-14 43-9 13-22 21-38 24v1c19 3 33 10 44 23 10 13 15 29 15 48zM152 77c0-33-18-49-54-49-17 0-30 4-39 12-10 9-14 21-14 37 0 17 5 29 14 38s23 13 40 13 31-4 40-12 13-21 13-39zM160 210c0-18-6-31-16-40-11-9-26-14-46-14-18 0-33 5-44 15-10 10-16 23-16 40 0 40 21 60 62 60 20 0 35-5 45-14 10-10 15-26 15-47z"><text:p/></draw:path><draw:path draw:style-name="gr61" draw:text-style-name="P77" svg:width="0.999cm" svg:height="0.999cm" svg:x="12cm" svg:y="2.711cm" svg:viewBox="0 0 1000 1000" svg:d="M0 1000c0-333 0-667 0-1000 333 0 667 0 1000 0 0 333 0 667 0 1000-333 0-667 0-1000 0z"><text:p/></draw:path><draw:path draw:style-name="gr62" draw:text-style-name="P88" svg:width="0.154cm" svg:height="0.218cm" svg:x="12.429cm" svg:y="2.865cm" svg:viewBox="0 0 155 219" svg:d="M30 24c0 27 0 55 0 82 40 0 81 0 122 0 0 8 0 17 0 25-41 0-82 0-122 0 0 29 0 59 0 88-10 0-20 0-30 0 0-73 0-146 0-219 52 0 103 0 155 0 0 8 0 16 0 24-42 0-83 0-125 0z"><text:p/></draw:path><draw:path draw:style-name="gr63" draw:text-style-name="P89" svg:width="0.181cm" svg:height="0.29cm" svg:x="12.295cm" svg:y="3.246cm" svg:viewBox="0 0 182 291" svg:d="M0 291c0-11 0-21 0-32 25 0 49 0 74 0 0-74 0-149 0-223-22 15-44 31-66 46 0-12 0-23 0-35 23-16 46-31 69-47 12 0 23 0 35 0 0 86 0 173 0 259 23 0 47 0 70 0 0 11 0 21 0 32-60 0-121 0-182 0z"><text:p/></draw:path><draw:path draw:style-name="gr61" draw:text-style-name="P77" svg:width="0.999cm" svg:height="0.999cm" svg:x="10.999cm" svg:y="2.711cm" svg:viewBox="0 0 1000 1000" svg:d="M0 1000c0-333 0-667 0-1000 333 0 667 0 1000 0 0 333 0 667 0 1000-333 0-667 0-1000 0z"><text:p/></draw:path><draw:path draw:style-name="gr62" draw:text-style-name="P88" svg:width="0.171cm" svg:height="0.277cm" svg:x="11.419cm" svg:y="2.806cm" svg:viewBox="0 0 172 278" svg:d="M0 278c0-73 0-146 0-219 55 0 111 0 166 0 0 8 0 16 0 24-46 0-91 0-136 0 0 23 0 47 0 70 42 0 84 0 127 0 0 8 0 16 0 24-43 0-85 0-127 0 0 26 0 51 0 77 47 0 95 0 142 0 0 8 0 16 0 24-57 0-115 0-172 0zM99 40c-11 0-21 0-32 0-12-12-24-25-36-37 0-1 0-2 0-3 5 0 11 0 16 0 12 7 24 14 36 21 12-7 23-14 34-21 6 0 11 0 17 0 0 1 0 2 0 3-12 12-24 25-35 37z"><text:p/></draw:path><draw:path draw:style-name="gr63" draw:text-style-name="P89" svg:width="0.181cm" svg:height="0.29cm" svg:x="11.311cm" svg:y="3.246cm" svg:viewBox="0 0 182 291" svg:d="M0 291c0-11 0-21 0-32 25 0 49 0 74 0 0-74 0-149 0-223-22 15-44 31-66 46 0-12 0-23 0-35 23-16 46-31 69-47 12 0 23 0 35 0 0 86 0 173 0 259 23 0 47 0 70 0 0 11 0 21 0 32-60 0-121 0-182 0z"><text:p/></draw:path><draw:path draw:style-name="gr61" draw:text-style-name="P77" svg:width="0.999cm" svg:height="0.999cm" svg:x="7.001cm" svg:y="2.711cm" svg:viewBox="0 0 1000 1000" svg:d="M0 1000c0-333 0-667 0-1000 333 0 667 0 1000 0 0 333 0 667 0 1000-333 0-667 0-1000 0z"><text:p/></draw:path><draw:path draw:style-name="gr62" draw:text-style-name="P88" svg:width="0.188cm" svg:height="0.218cm" svg:x="7.413cm" svg:y="2.865cm" svg:viewBox="0 0 189 219" svg:d="M189 107c0 23-5 43-14 60-8 16-21 29-37 38s-35 14-56 14h-82v-219h72c38 0 66 9 86 28 21 18 31 45 31 79zM159 107c0-27-8-47-23-62-14-14-36-21-64-21h-42v171h49c16 0 30-4 42-11s21-17 28-30 10-29 10-47z"><text:p/></draw:path><draw:path draw:style-name="gr63" draw:text-style-name="P89" svg:width="0.194cm" svg:height="0.298cm" svg:x="7.404cm" svg:y="3.242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1" draw:text-style-name="P81" svg:width="0.999cm" svg:height="0.999cm" svg:x="2.002cm" svg:y="0.004cm" svg:viewBox="0 0 1000 1000" svg:d="M0 1000c0-333 0-667 0-1000 333 0 667 0 1000 0 0 333 0 667 0 1000-333 0-667 0-1000 0z"><text:p/></draw:path><draw:path draw:style-name="gr62" draw:text-style-name="P90" svg:width="0.21cm" svg:height="0.218cm" svg:x="2.396cm" svg:y="0.158cm" svg:viewBox="0 0 211 219" svg:d="M180 219l-25-64h-99l-25 64h-31l89-219h34l88 219zM106 22l-2 5c-2 8-6 19-11 33l-28 72h82l-28-72c-3-8-6-16-9-25z"><text:p/></draw:path><draw:path draw:style-name="gr63" draw:text-style-name="P91" svg:width="0.194cm" svg:height="0.298cm" svg:x="2.286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9cm" svg:height="0.294cm" svg:x="2.518cm" svg:y="0.539cm" svg:viewBox="0 0 200 295" svg:d="M200 196c0 31-9 55-27 73-18 17-44 26-76 26-27 0-49-6-65-18-17-12-28-29-32-51l38-5c7 29 28 43 60 43 20 0 36-6 47-18s17-28 17-49c0-18-6-33-17-44-12-11-27-17-46-17-10 0-20 2-28 5-9 3-18 8-26 16h-37l10-157h165v32h-131l-6 92c17-13 37-19 60-19 29 0 52 8 69 25s25 39 25 66z"><text:p/></draw:path><draw:path draw:style-name="gr61" draw:text-style-name="P81" svg:width="0.999cm" svg:height="0.999cm" svg:x="3.003cm" svg:y="0.004cm" svg:viewBox="0 0 1000 1000" svg:d="M0 1000c0-333 0-667 0-1000 333 0 667 0 1000 0 0 333 0 667 0 1000-333 0-667 0-1000 0z"><text:p/></draw:path><draw:path draw:style-name="gr62" draw:text-style-name="P90" svg:width="0.168cm" svg:height="0.218cm" svg:x="3.423cm" svg:y="0.158cm" svg:viewBox="0 0 169 219" svg:d="M169 157c0 20-7 35-21 46s-34 16-59 16h-89v-219h79c52 0 77 18 77 53 0 13-3 24-10 33-8 8-18 14-31 17 17 2 31 8 40 18 9 9 14 22 14 36zM127 57c0-12-4-20-12-25-9-5-20-8-36-8h-49v69h49c16 0 28-3 36-9s12-15 12-27zM139 155c0-26-18-39-54-39h-55v79h57c18 0 31-3 40-10 8-7 12-17 12-30z"><text:p/></draw:path><draw:path draw:style-name="gr63" draw:text-style-name="P91" svg:width="0.194cm" svg:height="0.298cm" svg:x="3.287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4cm" svg:height="0.298cm" svg:x="3.524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1" draw:text-style-name="P81" svg:width="0.999cm" svg:height="0.999cm" svg:x="4cm" svg:y="0.004cm" svg:viewBox="0 0 1000 1000" svg:d="M0 1000c0-333 0-667 0-1000 333 0 667 0 1000 0 0 333 0 667 0 1000-333 0-667 0-1000 0z"><text:p/></draw:path><draw:path draw:style-name="gr62" draw:text-style-name="P90" svg:width="0.201cm" svg:height="0.224cm" svg:x="4.402cm" svg:y="0.155cm" svg:viewBox="0 0 202 225" svg:d="M107 24c-24 0-43 8-57 23-13 16-20 37-20 65 0 27 7 48 21 64 14 17 33 25 57 25 31 0 54-15 69-46l25 12c-9 19-22 33-38 43-17 10-36 15-57 15-22 0-41-5-57-14-17-9-29-22-37-39-9-17-13-37-13-60 0-35 9-63 28-82 19-20 45-30 79-30 23 0 42 5 58 14s27 23 35 41l-28 9c-6-13-14-23-25-30s-25-10-40-10z"><text:p/></draw:path><draw:path draw:style-name="gr63" draw:text-style-name="P91" svg:width="0.194cm" svg:height="0.298cm" svg:x="4.284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1cm" svg:height="0.29cm" svg:x="4.521cm" svg:y="0.539cm" svg:viewBox="0 0 192 291" svg:d="M192 31c-30 45-51 80-63 106s-21 51-27 76-10 51-10 78h-38c0-37 8-76 23-117 16-41 42-89 79-142h-156v-32h192z"><text:p/></draw:path><draw:path draw:style-name="gr61" draw:text-style-name="P81" svg:width="0.999cm" svg:height="0.999cm" svg:x="5.001cm" svg:y="0.004cm" svg:viewBox="0 0 1000 1000" svg:d="M0 1000c0-333 0-667 0-1000 333 0 667 0 1000 0 0 333 0 667 0 1000-333 0-667 0-1000 0z"><text:p/></draw:path><draw:path draw:style-name="gr62" draw:text-style-name="P90" svg:width="0.188cm" svg:height="0.218cm" svg:x="5.413cm" svg:y="0.158cm" svg:viewBox="0 0 189 219" svg:d="M189 107c0 23-5 43-14 60-8 16-21 29-37 38s-35 14-56 14h-82v-219h72c38 0 66 9 86 28 21 18 31 45 31 79zM159 107c0-27-8-47-23-62-14-14-36-21-64-21h-42v171h49c16 0 30-4 42-11s21-17 28-30 10-29 10-47z"><text:p/></draw:path><draw:path draw:style-name="gr63" draw:text-style-name="P91" svg:width="0.194cm" svg:height="0.298cm" svg:x="5.285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7cm" svg:height="0.298cm" svg:x="5.519cm" svg:y="0.535cm" svg:viewBox="0 0 198 299" svg:d="M198 214c0 27-8 48-25 63s-42 22-74 22c-31 0-55-7-73-22-17-15-26-36-26-63 0-19 5-35 16-48 11-12 25-20 42-23v-1c-16-4-28-12-37-24-10-12-14-27-14-44 0-22 8-40 25-53 16-14 38-21 66-21 29 0 52 7 68 20 17 14 25 32 25 55 0 17-5 31-14 43-9 13-22 21-38 24v1c19 3 33 10 44 23 10 13 15 29 15 48zM152 77c0-33-18-49-54-49-17 0-30 4-39 12-10 9-14 21-14 37 0 17 5 29 14 38s23 13 40 13 31-4 40-12 13-21 13-39zM160 210c0-18-6-31-16-40-11-9-26-14-46-14-18 0-33 5-44 15-10 10-16 23-16 40 0 40 21 60 62 60 20 0 35-5 45-14 10-10 15-26 15-47z"><text:p/></draw:path><draw:path draw:style-name="gr61" draw:text-style-name="P81" svg:width="0.999cm" svg:height="0.999cm" svg:x="6.003cm" svg:y="0.004cm" svg:viewBox="0 0 1000 1000" svg:d="M0 1000c0-333 0-667 0-1000 333 0 667 0 1000 0 0 333 0 667 0 1000-333 0-667 0-1000 0z"><text:p/></draw:path><draw:path draw:style-name="gr62" draw:text-style-name="P90" svg:width="0.171cm" svg:height="0.218cm" svg:x="6.423cm" svg:y="0.158cm" svg:viewBox="0 0 172 219" svg:d="M0 219c0-73 0-146 0-219 55 0 111 0 166 0 0 8 0 16 0 24-46 0-91 0-136 0 0 23 0 47 0 70 42 0 84 0 127 0 0 8 0 16 0 24-43 0-85 0-127 0 0 26 0 51 0 77 47 0 95 0 142 0 0 8 0 16 0 24-57 0-115 0-172 0z"><text:p/></draw:path><draw:path draw:style-name="gr63" draw:text-style-name="P91" svg:width="0.194cm" svg:height="0.298cm" svg:x="6.287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4cm" svg:height="0.298cm" svg:x="6.522cm" svg:y="0.535cm" svg:viewBox="0 0 195 299" svg:d="M195 144c0 50-9 88-27 115s-44 40-78 40c-23 0-41-5-55-14-13-10-23-25-29-47l36-5c7 24 23 36 49 36 21 0 37-10 49-30 12-19 18-47 18-84-5 13-15 22-28 30-13 7-28 11-44 11-26 0-47-9-62-27-16-18-24-42-24-71 0-31 9-54 26-72 17-17 40-26 71-26 32 0 57 12 73 36 17 24 25 60 25 108zM155 108c0-23-6-42-16-57-11-14-25-21-43-21s-32 6-43 18c-10 13-15 29-15 50s5 38 15 50c11 13 25 19 42 19 11 0 21-2 30-7s16-12 22-21c5-9 8-19 8-31z"><text:p/></draw:path><draw:path draw:style-name="gr61" draw:text-style-name="P81" svg:width="0.999cm" svg:height="0.999cm" svg:x="8.003cm" svg:y="0.004cm" svg:viewBox="0 0 1000 1000" svg:d="M0 1000c0-333 0-667 0-1000 333 0 667 0 1000 0 0 333 0 667 0 1000-333 0-667 0-1000 0z"><text:p/></draw:path><draw:path draw:style-name="gr63" draw:text-style-name="P91" svg:width="0.269cm" svg:height="0.039cm" svg:x="8.369cm" svg:y="0.59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9cm" svg:y="0.004cm" svg:viewBox="0 0 1000 1000" svg:d="M0 1000c0-333 0-667 0-1000 333 0 667 0 1000 0 0 333 0 667 0 1000-333 0-667 0-1000 0z"><text:p/></draw:path><draw:path draw:style-name="gr62" draw:text-style-name="P90" svg:width="0.21cm" svg:height="0.275cm" svg:x="9.394cm" svg:y="0.101cm" svg:viewBox="0 0 211 276" svg:d="M180 276l-25-64h-99l-25 64h-31l89-219h34l88 219zM106 79l-2 5c-2 8-6 19-11 33l-28 72h82l-28-72c-3-8-6-16-9-25zM85 38v-3l33-35h32v4l-48 34z"><text:p/></draw:path><draw:path draw:style-name="gr63" draw:text-style-name="P91" svg:width="0.181cm" svg:height="0.29cm" svg:x="9.177cm" svg:y="0.539cm" svg:viewBox="0 0 182 291" svg:d="M0 291c0-11 0-21 0-32 25 0 49 0 74 0 0-74 0-149 0-223-22 15-44 31-66 46 0-12 0-23 0-35 23-16 46-31 69-47 12 0 23 0 35 0 0 86 0 173 0 259 23 0 47 0 70 0 0 11 0 21 0 32-60 0-121 0-182 0z"><text:p/></draw:path><draw:path draw:style-name="gr63" draw:text-style-name="P91" svg:width="0.194cm" svg:height="0.298cm" svg:x="9.401cm" svg:y="0.535cm" svg:viewBox="0 0 195 299" svg:d="M195 144c0 50-9 88-27 115s-44 40-78 40c-23 0-41-5-55-14-13-10-23-25-29-47l36-5c7 24 23 36 49 36 21 0 37-10 49-30 12-19 18-47 18-84-5 13-15 22-28 30-13 7-28 11-44 11-26 0-47-9-62-27-16-18-24-42-24-71 0-31 9-54 26-72 17-17 40-26 71-26 32 0 57 12 73 36 17 24 25 60 25 108zM155 108c0-23-6-42-16-57-11-14-25-21-43-21s-32 6-43 18c-10 13-15 29-15 50s5 38 15 50c11 13 25 19 42 19 11 0 21-2 30-7s16-12 22-21c5-9 8-19 8-31z"><text:p/></draw:path><draw:path draw:style-name="gr63" draw:text-style-name="P91" svg:width="0.199cm" svg:height="0.298cm" svg:x="9.635cm" svg:y="0.535cm" svg:viewBox="0 0 200 299" svg:d="M200 215c0 26-8 47-25 62s-42 22-73 22c-30 0-53-7-71-20-17-13-28-33-31-59l38-3c5 34 26 51 64 51 18 0 33-5 44-14 10-9 16-23 16-41 0-16-6-28-19-37-12-9-29-13-52-13h-21v-32h20c20 0 36-4 47-13s17-21 17-37c0-15-4-28-14-37-9-9-22-13-40-13-17 0-30 4-40 12-10 9-16 21-18 36l-37-3c3-24 13-43 30-56s38-20 65-20c29 0 52 7 68 20 16 14 24 33 24 57 0 18-5 34-15 45-11 12-26 20-46 24v1c22 2 39 9 51 21 12 13 18 28 18 47z"><text:p/></draw:path><draw:path draw:style-name="gr61" draw:text-style-name="P81" svg:width="0.999cm" svg:height="0.999cm" svg:x="10.001cm" svg:y="0.004cm" svg:viewBox="0 0 1000 1000" svg:d="M0 1000c0-333 0-667 0-1000 333 0 667 0 1000 0 0 333 0 667 0 1000-333 0-667 0-1000 0z"><text:p/></draw:path><draw:path draw:style-name="gr63" draw:text-style-name="P91" svg:width="0.269cm" svg:height="0.039cm" svg:x="10.367cm" svg:y="0.59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11.003cm" svg:y="0.004cm" svg:viewBox="0 0 1000 1000" svg:d="M0 1000c0-333 0-667 0-1000 333 0 667 0 1000 0 0 333 0 667 0 1000-333 0-667 0-1000 0z"><text:p/></draw:path><draw:path draw:style-name="gr62" draw:text-style-name="P90" svg:width="0.171cm" svg:height="0.275cm" svg:x="11.423cm" svg:y="0.101cm" svg:viewBox="0 0 172 276" svg:d="M0 276c0-73 0-146 0-219 55 0 111 0 166 0 0 8 0 16 0 24-46 0-91 0-136 0 0 23 0 47 0 70 42 0 84 0 127 0 0 8 0 16 0 24-43 0-85 0-127 0 0 26 0 51 0 77 47 0 95 0 142 0 0 8 0 16 0 24-57 0-115 0-172 0zM60 38c0-1 0-2 0-3 11-12 22-23 34-35 10 0 21 0 32 0 0 1 0 3 0 4-16 12-32 23-48 34-6 0-12 0-18 0z"><text:p/></draw:path><draw:path draw:style-name="gr63" draw:text-style-name="P91" svg:width="0.192cm" svg:height="0.294cm" svg:x="11.169cm" svg:y="0.535cm" svg:viewBox="0 0 193 295" svg:d="M0 295v-27c7-16 16-30 26-42s20-24 32-33c11-10 22-20 33-28 11-9 20-17 29-26 9-8 16-17 22-27 5-9 8-19 8-31 0-16-5-28-14-37-10-9-23-13-39-13s-29 4-39 13c-11 8-17 20-18 36l-38-4c2-23 12-42 29-55 17-14 39-21 66-21 29 0 52 7 67 21 16 13 24 33 24 59 0 11-3 22-8 33s-13 22-23 33c-10 12-29 29-58 52-16 13-29 25-38 35s-16 20-20 30h152v32z"><text:p/></draw:path><draw:path draw:style-name="gr63" draw:text-style-name="P91" svg:width="0.201cm" svg:height="0.298cm" svg:x="11.401cm" svg:y="0.53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3" draw:text-style-name="P91" svg:width="0.181cm" svg:height="0.29cm" svg:x="11.654cm" svg:y="0.539cm" svg:viewBox="0 0 182 291" svg:d="M0 291c0-11 0-21 0-32 25 0 49 0 74 0 0-74 0-149 0-223-22 15-44 31-66 46 0-12 0-23 0-35 23-16 46-31 69-47 12 0 23 0 35 0 0 86 0 173 0 259 23 0 47 0 70 0 0 11 0 21 0 32-60 0-121 0-182 0z"><text:p/></draw:path><draw:path draw:style-name="gr61" draw:text-style-name="P81" svg:width="0.999cm" svg:height="0.999cm" svg:x="12.004cm" svg:y="0.004cm" svg:viewBox="0 0 1000 1000" svg:d="M0 1000c0-333 0-667 0-1000 333 0 667 0 1000 0 0 333 0 667 0 1000-333 0-667 0-1000 0z"><text:p/></draw:path><draw:path draw:style-name="gr63" draw:text-style-name="P91" svg:width="0.269cm" svg:height="0.039cm" svg:x="12.37cm" svg:y="0.59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13.001cm" svg:y="0.004cm" svg:viewBox="0 0 1000 1000" svg:d="M0 1000c0-333 0-667 0-1000 333 0 667 0 1000 0 0 333 0 667 0 1000-333 0-667 0-1000 0z"><text:p/></draw:path><draw:path draw:style-name="gr62" draw:text-style-name="P90" svg:width="0.201cm" svg:height="0.28cm" svg:x="13.403cm" svg:y="0.099cm" svg:viewBox="0 0 202 281" svg:d="M107 80c-24 0-43 8-57 23-13 16-20 37-20 65 0 27 7 48 21 64 14 17 33 25 57 25 31 0 54-15 69-46l25 12c-9 19-22 33-38 43-17 10-36 15-57 15-22 0-41-5-57-14-17-9-29-22-37-39-9-17-13-37-13-60 0-35 9-63 28-82 19-20 45-30 79-30 23 0 42 5 58 14s27 23 35 41l-28 9c-6-13-14-23-25-30s-25-10-40-10zM124 40h-32l-36-37v-3h16l36 21 34-21h17v3z"><text:p/></draw:path><draw:path draw:style-name="gr63" draw:text-style-name="P91" svg:width="0.192cm" svg:height="0.294cm" svg:x="13.167cm" svg:y="0.535cm" svg:viewBox="0 0 193 295" svg:d="M0 295v-27c7-16 16-30 26-42s20-24 32-33c11-10 22-20 33-28 11-9 20-17 29-26 9-8 16-17 22-27 5-9 8-19 8-31 0-16-5-28-14-37-10-9-23-13-39-13s-29 4-39 13c-11 8-17 20-18 36l-38-4c2-23 12-42 29-55 17-14 39-21 66-21 29 0 52 7 67 21 16 13 24 33 24 59 0 11-3 22-8 33s-13 22-23 33c-10 12-29 29-58 52-16 13-29 25-38 35s-16 20-20 30h152v32z"><text:p/></draw:path><draw:path draw:style-name="gr63" draw:text-style-name="P91" svg:width="0.194cm" svg:height="0.298cm" svg:x="13.404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7cm" svg:height="0.298cm" svg:x="13.638cm" svg:y="0.535cm" svg:viewBox="0 0 198 299" svg:d="M198 214c0 27-8 48-25 63s-42 22-74 22c-31 0-55-7-73-22-17-15-26-36-26-63 0-19 5-35 16-48 11-12 25-20 42-23v-1c-16-4-28-12-37-24-10-12-14-27-14-44 0-22 8-40 25-53 16-14 38-21 66-21 29 0 52 7 68 20 17 14 25 32 25 55 0 17-5 31-14 43-9 13-22 21-38 24v1c19 3 33 10 44 23 10 13 15 29 15 48zM152 77c0-33-18-49-54-49-17 0-30 4-39 12-10 9-14 21-14 37 0 17 5 29 14 38s23 13 40 13 31-4 40-12 13-21 13-39zM160 210c0-18-6-31-16-40-11-9-26-14-46-14-18 0-33 5-44 15-10 10-16 23-16 40 0 40 21 60 62 60 20 0 35-5 45-14 10-10 15-26 15-47z"><text:p/></draw:path><draw:path draw:style-name="gr61" draw:text-style-name="P81" svg:width="0.999cm" svg:height="0.999cm" svg:x="14.002cm" svg:y="0.004cm" svg:viewBox="0 0 1000 1000" svg:d="M0 1000c0-333 0-667 0-1000 333 0 667 0 1000 0 0 333 0 667 0 1000-333 0-667 0-1000 0z"><text:p/></draw:path><draw:path draw:style-name="gr63" draw:text-style-name="P91" svg:width="0.269cm" svg:height="0.039cm" svg:x="14.368cm" svg:y="0.59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15.004cm" svg:y="0.004cm" svg:viewBox="0 0 1000 1000" svg:d="M0 1000c0-333 0-667 0-1000 333 0 667 0 1000 0 0 333 0 667 0 1000-333 0-667 0-1000 0z"><text:p/></draw:path><draw:path draw:style-name="gr62" draw:text-style-name="P90" svg:width="0.188cm" svg:height="0.277cm" svg:x="15.416cm" svg:y="0.099cm" svg:viewBox="0 0 189 278" svg:d="M189 166c0 23-5 43-14 60-8 16-21 29-37 38s-35 14-56 14h-82v-219h72c38 0 66 9 86 28 21 18 31 45 31 79zM159 166c0-27-8-47-23-62-14-14-36-21-64-21h-42v171h49c16 0 30-4 42-11s21-17 28-30 10-29 10-47zM98 40h-32l-36-37v-3h16l36 21 34-21h17v3z"><text:p/></draw:path><draw:path draw:style-name="gr63" draw:text-style-name="P91" svg:width="0.192cm" svg:height="0.294cm" svg:x="15.17cm" svg:y="0.535cm" svg:viewBox="0 0 193 295" svg:d="M0 295v-27c7-16 16-30 26-42s20-24 32-33c11-10 22-20 33-28 11-9 20-17 29-26 9-8 16-17 22-27 5-9 8-19 8-31 0-16-5-28-14-37-10-9-23-13-39-13s-29 4-39 13c-11 8-17 20-18 36l-38-4c2-23 12-42 29-55 17-14 39-21 66-21 29 0 52 7 67 21 16 13 24 33 24 59 0 11-3 22-8 33s-13 22-23 33c-10 12-29 29-58 52-16 13-29 25-38 35s-16 20-20 30h152v32z"><text:p/></draw:path><draw:path draw:style-name="gr63" draw:text-style-name="P91" svg:width="0.191cm" svg:height="0.29cm" svg:x="15.407cm" svg:y="0.539cm" svg:viewBox="0 0 192 291" svg:d="M192 31c-30 45-51 80-63 106s-21 51-27 76-10 51-10 78h-38c0-37 8-76 23-117 16-41 42-89 79-142h-156v-32h192z"><text:p/></draw:path><draw:path draw:style-name="gr63" draw:text-style-name="P91" svg:width="0.201cm" svg:height="0.298cm" svg:x="15.639cm" svg:y="0.53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81" svg:width="0.999cm" svg:height="0.999cm" svg:x="16.005cm" svg:y="0.004cm" svg:viewBox="0 0 1000 1000" svg:d="M0 1000c0-333 0-667 0-1000 333 0 667 0 1000 0 0 333 0 667 0 1000-333 0-667 0-1000 0z"><text:p/></draw:path><draw:path draw:style-name="gr63" draw:text-style-name="P91" svg:width="0.269cm" svg:height="0.039cm" svg:x="16.371cm" svg:y="0.59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17.002cm" svg:y="0.004cm" svg:viewBox="0 0 1000 1000" svg:d="M0 1000c0-333 0-667 0-1000 333 0 667 0 1000 0 0 333 0 667 0 1000-333 0-667 0-1000 0z"><text:p/></draw:path><draw:path draw:style-name="gr62" draw:text-style-name="P90" svg:width="0.171cm" svg:height="0.277cm" svg:x="17.422cm" svg:y="0.099cm" svg:viewBox="0 0 172 278" svg:d="M0 278c0-73 0-146 0-219 55 0 111 0 166 0 0 8 0 16 0 24-46 0-91 0-136 0 0 23 0 47 0 70 42 0 84 0 127 0 0 8 0 16 0 24-43 0-85 0-127 0 0 26 0 51 0 77 47 0 95 0 142 0 0 8 0 16 0 24-57 0-115 0-172 0zM99 40c-11 0-21 0-32 0-12-12-24-25-36-37 0-1 0-2 0-3 5 0 11 0 16 0 12 7 24 14 36 21 12-7 23-14 34-21 6 0 11 0 17 0 0 1 0 2 0 3-12 12-24 25-35 37z"><text:p/></draw:path><draw:path draw:style-name="gr63" draw:text-style-name="P91" svg:width="0.192cm" svg:height="0.294cm" svg:x="17.168cm" svg:y="0.535cm" svg:viewBox="0 0 193 295" svg:d="M0 295v-27c7-16 16-30 26-42s20-24 32-33c11-10 22-20 33-28 11-9 20-17 29-26 9-8 16-17 22-27 5-9 8-19 8-31 0-16-5-28-14-37-10-9-23-13-39-13s-29 4-39 13c-11 8-17 20-18 36l-38-4c2-23 12-42 29-55 17-14 39-21 66-21 29 0 52 7 67 21 16 13 24 33 24 59 0 11-3 22-8 33s-13 22-23 33c-10 12-29 29-58 52-16 13-29 25-38 35s-16 20-20 30h152v32z"><text:p/></draw:path><draw:path draw:style-name="gr63" draw:text-style-name="P91" svg:width="0.197cm" svg:height="0.298cm" svg:x="17.402cm" svg:y="0.535cm" svg:viewBox="0 0 198 299" svg:d="M198 214c0 27-8 48-25 63s-42 22-74 22c-31 0-55-7-73-22-17-15-26-36-26-63 0-19 5-35 16-48 11-12 25-20 42-23v-1c-16-4-28-12-37-24-10-12-14-27-14-44 0-22 8-40 25-53 16-14 38-21 66-21 29 0 52 7 68 20 17 14 25 32 25 55 0 17-5 31-14 43-9 13-22 21-38 24v1c19 3 33 10 44 23 10 13 15 29 15 48zM152 77c0-33-18-49-54-49-17 0-30 4-39 12-10 9-14 21-14 37 0 17 5 29 14 38s23 13 40 13 31-4 40-12 13-21 13-39zM160 210c0-18-6-31-16-40-11-9-26-14-46-14-18 0-33 5-44 15-10 10-16 23-16 40 0 40 21 60 62 60 20 0 35-5 45-14 10-10 15-26 15-47z"><text:p/></draw:path><draw:path draw:style-name="gr63" draw:text-style-name="P91" svg:width="0.192cm" svg:height="0.294cm" svg:x="17.642cm" svg:y="0.535cm" svg:viewBox="0 0 193 295" svg:d="M0 295v-27c7-16 16-30 26-42s20-24 32-33c11-10 22-20 33-28 11-9 20-17 29-26 9-8 16-17 22-27 5-9 8-19 8-31 0-16-5-28-14-37-10-9-23-13-39-13s-29 4-39 13c-11 8-17 20-18 36l-38-4c2-23 12-42 29-55 17-14 39-21 66-21 29 0 52 7 67 21 16 13 24 33 24 59 0 11-3 22-8 33s-13 22-23 33c-10 12-29 29-58 52-16 13-29 25-38 35s-16 20-20 30h152v32z"><text:p/></draw:path><draw:path draw:style-name="gr61" draw:text-style-name="P81" svg:width="0.999cm" svg:height="0.999cm" svg:x="7.002cm" svg:y="0.004cm" svg:viewBox="0 0 1000 1000" svg:d="M0 1000c0-333 0-667 0-1000 333 0 667 0 1000 0 0 333 0 667 0 1000-333 0-667 0-1000 0z"><text:p/></draw:path><draw:path draw:style-name="gr62" draw:text-style-name="P90" svg:width="0.154cm" svg:height="0.218cm" svg:x="7.431cm" svg:y="0.158cm" svg:viewBox="0 0 155 219" svg:d="M30 24c0 27 0 55 0 82 40 0 81 0 122 0 0 8 0 17 0 25-41 0-82 0-122 0 0 29 0 59 0 88-10 0-20 0-30 0 0-73 0-146 0-219 52 0 103 0 155 0 0 8 0 16 0 24-42 0-83 0-125 0z"><text:p/></draw:path><draw:path draw:style-name="gr63" draw:text-style-name="P91" svg:width="0.191cm" svg:height="0.29cm" svg:x="7.286cm" svg:y="0.539cm" svg:viewBox="0 0 192 291" svg:d="M192 31c-30 45-51 80-63 106s-21 51-27 76-10 51-10 78h-38c0-37 8-76 23-117 16-41 42-89 79-142h-156v-32h192z"><text:p/></draw:path><draw:path draw:style-name="gr63" draw:text-style-name="P91" svg:width="0.201cm" svg:height="0.298cm" svg:x="7.518cm" svg:y="0.53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81" svg:width="0.999cm" svg:height="0.999cm" svg:x="18.002cm" svg:y="0.004cm" svg:viewBox="0 0 1000 1000" svg:d="M0 1000c0-333 0-667 0-1000 333 0 667 0 1000 0 0 333 0 667 0 1000-333 0-667 0-1000 0z"><text:p/></draw:path><draw:path draw:style-name="gr63" draw:text-style-name="P91" svg:width="0.269cm" svg:height="0.039cm" svg:x="18.368cm" svg:y="0.59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13.003cm" svg:y="2.711cm" svg:viewBox="0 0 1000 1000" svg:d="M0 1000c0-333 0-667 0-1000 333 0 667 0 1000 0 0 333 0 667 0 1000-333 0-667 0-1000 0z"><text:p/></draw:path><draw:path draw:style-name="gr63" draw:text-style-name="P91" svg:width="0.269cm" svg:height="0.039cm" svg:x="13.369cm" svg:y="3.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73" draw:text-style-name="P94" svg:width="1.727cm" svg:height="0.003cm" draw:transform="skewX (-0.00314159265358979) rotate (-1.5707963267949) translate (2.51315276727764cm 1.03190408643875cm)" svg:viewBox="0 0 1728 4" svg:d="M0 4c576-1 1152-3 1728-4"><text:p/></draw:path><draw:path draw:style-name="gr73" draw:text-style-name="P94" svg:width="2.001cm" svg:height="0cm" draw:transform="skewX (-0.00104719755119652) rotate (-1.08367493256328) translate (3.55890773656214cm 1.03251587811818cm)" svg:viewBox="0 0 2002 1" svg:d="M0 1c667-1 1335-1 2002-1"><text:p/></draw:path><draw:path draw:style-name="gr73" draw:text-style-name="P94" svg:width="2.044cm" svg:height="0.002cm" draw:transform="skewX (-0.00104719755119671) rotate (-1.03672557568463) translate (4.4946089820795cm 1.02046059760009cm)" svg:viewBox="0 0 2045 3" svg:d="M0 3c682-1 1363-2 2045-3"><text:p/></draw:path><draw:path draw:style-name="gr73" draw:text-style-name="P94" svg:width="2.656cm" svg:height="0.003cm" draw:transform="skewX (0.00296705972839043) rotate (-0.722042711550055) translate (5.56015851333869cm 1.02191017466742cm)" svg:viewBox="0 0 2657 4" svg:d="M0 0c886 1 1771 3 2657 4"><text:p/></draw:path><draw:path draw:style-name="gr73" draw:text-style-name="P94" svg:width="3.45cm" svg:height="0cm" draw:transform="skewX (-0.00104719755119665) rotate (-0.534943415736262) translate (6.58645929174025cm 1.02139817731357cm)" svg:viewBox="0 0 3451 1" svg:d="M0 0c1150 1 2301 1 3451 0"><text:p/></draw:path><draw:path draw:style-name="gr73" draw:text-style-name="P94" svg:width="5.328cm" svg:height="-0.001cm" draw:transform="rotate (-0.334230551756914) translate (7.53418377935706cm 1.0228273914842cm)" svg:viewBox="0 0 5329 0" svg:d="M0 0c1776 0 3553 0 5329 0"><text:p/></draw:path><draw:path draw:style-name="gr74" draw:text-style-name="P94" svg:width="6.234cm" svg:height="-0.001cm" draw:transform="rotate (-2.8642598354479) translate (9.45415277777779cm 1.03191666666668cm)" svg:viewBox="0 0 6235 0" svg:d="M0 0c2078 0 4157 0 6235 0"><text:p/></draw:path><draw:path draw:style-name="gr74" draw:text-style-name="P94" svg:width="7.363cm" svg:height="0cm" draw:transform="skewX (-0.0020943951023932) rotate (-2.91365265327933) translate (13.5904455409609cm 1.04416814175002cm)" svg:viewBox="0 0 7364 1" svg:d="M0 1c2455 0 4909-1 7364-1"><text:p/></draw:path><draw:path draw:style-name="gr74" draw:text-style-name="P94" svg:width="7.353cm" svg:height="-0.001cm" draw:transform="rotate (-2.90719493504696) translate (15.6171527777778cm 1.02091666666669cm)" svg:viewBox="0 0 7354 0" svg:d="M0 0c2451 0 4903 0 7354 0"><text:p/></draw:path><draw:path draw:style-name="gr72" draw:text-style-name="P94" svg:width="2.036cm" svg:height="-0.001cm" draw:transform="rotate (-2.10381988035396) translate (11.5711527777779cm 1.00691666666668cm)" svg:viewBox="0 0 2037 0" svg:d="M0 0c679 0 1358 0 2037 0"><text:p/></draw:path><draw:path draw:style-name="gr74" draw:text-style-name="P94" svg:width="6.355cm" svg:height="-0.001cm" draw:transform="rotate (-2.86809955980228) translate (17.5972054864078cm 1.00110456119081cm)" svg:viewBox="0 0 6356 0" svg:d="M0 0c2119 0 4238 0 6356 0"><text:p/></draw:path><draw:path draw:style-name="gr64" draw:text-style-name="P81" svg:width="1.866cm" svg:height="0.999cm" svg:x="0cm" svg:y="0cm" svg:viewBox="0 0 1867 1000" svg:d="M0 1000c0-333 0-667 0-1000 622 0 1245 0 1867 0 0 333 0 667 0 1000-622 0-1245 0-1867 0z"><text:p/></draw:path><draw:path draw:style-name="gr65" draw:text-style-name="P90" svg:width="0.129cm" svg:height="0.167cm" svg:x="0.607cm" svg:y="0.205cm" svg:viewBox="0 0 130 168" svg:d="M0 168c0-7 0-14 0-22 31-41 63-83 94-124-30 0-59 0-89 0 0-7 0-15 0-22 41 0 81 0 122 0 0 7 0 14 0 22-31 41-63 83-94 124 32 0 65 0 97 0 0 7 0 15 0 22-43 0-87 0-130 0z"><text:p/></draw:path><draw:path draw:style-name="gr65" draw:text-style-name="P90" svg:width="0.134cm" svg:height="0.17cm" svg:x="0.777cm" svg:y="0.202cm" svg:viewBox="0 0 135 171" svg:d="M107 171v-106c0-11-1-20-3-26s-6-10-11-13c-4-3-11-4-21-4-13 0-24 5-31 14-8 9-12 22-12 38v97h-28v-132c0-20 0-32-1-36h26c0 1 1 2 1 4s0 5 0 8 0 9 1 17c7-12 14-20 22-25 9-5 19-7 32-7 18 0 32 5 40 14 9 9 13 24 13 45v112z"><text:p/></draw:path><draw:path draw:style-name="gr65" draw:text-style-name="P90" svg:width="0.162cm" svg:height="0.173cm" svg:x="0.947cm" svg:y="0.202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<text:p/></draw:path><draw:path draw:style-name="gr65" draw:text-style-name="P90" svg:width="0.137cm" svg:height="0.229cm" svg:x="1.132cm" svg:y="0.143cm" svg:viewBox="0 0 138 230" svg:d="M105 230c-19-26-38-51-57-77-6 6-13 12-20 17 0 20 0 40 0 60-9 0-19 0-28 0 0-77 0-153 0-230 9 0 19 0 28 0 0 48 0 96 0 144 25-28 49-55 74-82 11 0 22 0 32 0-22 24-45 48-68 72 24 32 48 64 72 96-11 0-22 0-33 0z"><text:p/></draw:path><draw:path draw:style-name="gr66" draw:text-style-name="P91" svg:width="0.279cm" svg:height="0.29cm" svg:x="0.085cm" svg:y="0.535cm" svg:viewBox="0 0 280 291" svg:d="M240 291l-33-85h-133l-33 85h-41l119-291h45l116 291zM141 30l-2 6c-4 11-9 26-16 43l-37 96h109l-37-96c-4-9-8-20-12-32z"><text:p/></draw:path><draw:path draw:style-name="gr66" draw:text-style-name="P91" svg:width="0.184cm" svg:height="0.23cm" svg:x="0.38cm" svg:y="0.599cm" svg:viewBox="0 0 185 231" svg:d="M185 165c0 21-8 37-24 49-16 11-38 17-67 17-28 0-49-5-64-14-16-9-25-23-30-43l33-6c3 12 10 21 20 27 9 5 23 8 41 8 19 0 33-3 42-9 8-6 13-14 13-26 0-9-3-16-9-21-6-6-16-10-30-14l-27-7c-21-6-36-11-45-16-9-6-16-12-21-20-6-7-8-16-8-27 0-21 7-36 22-47 14-11 36-16 63-16 25 0 45 4 59 13 15 9 24 23 28 42l-34 4c-2-10-7-18-16-23s-21-8-37-8-29 3-37 8-12 12-12 23c0 6 2 11 5 16 3 4 8 7 15 10 6 3 20 7 41 12 19 5 34 10 42 14 9 4 16 9 21 14s9 11 12 17c2 7 4 15 4 23z"><text:p/></draw:path><draw:path draw:style-name="gr66" draw:text-style-name="P91" svg:width="0.182cm" svg:height="0.231cm" svg:x="0.598cm" svg:y="0.598cm" svg:viewBox="0 0 183 232" svg:d="M39 115c0 30 5 52 14 66 9 15 24 22 42 22 14 0 25-4 34-11s14-18 16-33l38 2c-3 22-12 39-28 52-15 13-35 19-59 19-31 0-55-10-71-30-17-19-25-48-25-86s8-67 25-86c16-20 40-30 71-30 23 0 42 6 57 18s25 28 29 49l-39 3c-2-13-7-23-14-30-8-7-19-11-34-11-20 0-34 7-43 20s-13 35-13 66z"><text:p/></draw:path><draw:path draw:style-name="gr66" draw:text-style-name="P91" svg:width="0.036cm" svg:height="0.306cm" svg:x="0.82cm" svg:y="0.519cm" svg:viewBox="0 0 37 307" svg:d="M0 36c0-12 0-24 0-36 12 0 25 0 37 0 0 12 0 24 0 36-12 0-25 0-37 0zM0 307c0-74 0-149 0-223 12 0 25 0 37 0 0 74 0 149 0 223-12 0-25 0-37 0z"><text:p/></draw:path><draw:path draw:style-name="gr66" draw:text-style-name="P91" svg:width="0.036cm" svg:height="0.306cm" svg:x="0.913cm" svg:y="0.519cm" svg:viewBox="0 0 37 307" svg:d="M0 36c0-12 0-24 0-36 12 0 25 0 37 0 0 12 0 24 0 36-12 0-25 0-37 0zM0 307c0-74 0-149 0-223 12 0 25 0 37 0 0 74 0 149 0 223-12 0-25 0-37 0z"><text:p/></draw:path><draw:path draw:style-name="gr66" draw:text-style-name="P91" svg:width="0.183cm" svg:height="0.306cm" svg:x="1.125cm" svg:y="0.519cm" svg:viewBox="0 0 184 307" svg:d="M140 307c-25-34-50-68-75-102-10 8-19 15-28 23 0 26 0 53 0 79-12 0-25 0-37 0 0-102 0-205 0-307 12 0 25 0 37 0 0 64 0 128 0 192 33-36 66-72 99-108 14 0 29 0 43 0-30 32-60 64-91 96 32 42 64 85 96 127-14 0-29 0-44 0z"><text:p/></draw:path><draw:path draw:style-name="gr66" draw:text-style-name="P91" svg:width="0.199cm" svg:height="0.314cm" svg:x="1.325cm" svg:y="0.515cm" svg:viewBox="0 0 200 315" svg:d="M200 199c0 39-9 68-26 87s-42 29-75 29-57-10-74-30-25-49-25-86c0-77 33-116 100-116 34 0 59 9 75 28s25 48 25 88zM160 199c0-31-4-54-13-68s-25-21-46-21c-22 0-38 7-47 22-10 14-15 36-15 67 0 29 5 52 14 67 10 15 25 22 45 22 23 0 39-7 48-22 10-14 14-37 14-67zM71 63v-4l45-59h43v6l-68 57z"><text:p/></draw:path><draw:path draw:style-name="gr66" draw:text-style-name="P91" svg:width="0.189cm" svg:height="0.31cm" svg:x="1.563cm" svg:y="0.519cm" svg:viewBox="0 0 190 311" svg:d="M152 271c-7 14-16 24-28 31-11 6-25 9-42 9-28 0-49-10-62-29s-20-47-20-86c0-78 27-117 82-117 17 0 31 3 42 9 12 7 21 16 28 30v-25-93h37v261c0 23 0 39 1 46h-35c-1-2-1-7-2-15 0-8-1-15-1-21zM39 194c0 32 4 54 12 68 9 13 22 20 41 20 21 0 36-7 45-22 10-15 15-37 15-68 0-30-5-51-15-65-9-14-24-21-45-21-19 0-32 7-40 21-9 14-13 36-13 67z"><text:p/></draw:path><draw:path draw:style-name="gr84" draw:text-style-name="P91" svg:width="0.194cm" svg:height="0.298cm" svg:x="10.404cm" svg:y="3.259cm" svg:viewBox="0 0 195 299" svg:d="M195 144c0 50-9 88-27 115s-44 40-78 40c-23 0-41-5-55-14-13-10-23-25-29-47l36-5c7 24 23 36 49 36 21 0 37-10 49-30 12-19 18-47 18-84-5 13-15 22-28 30-13 7-28 11-44 11-26 0-47-9-62-27-16-18-24-42-24-71 0-31 9-54 26-72 17-17 40-26 71-26 32 0 57 12 73 36 17 24 25 60 25 108zM155 108c0-23-6-42-16-57-11-14-25-21-43-21s-32 6-43 18c-10 13-15 29-15 50s5 38 15 50c11 13 25 19 42 19 11 0 21-2 30-7s16-12 22-21c5-9 8-19 8-31z"><text:p/></draw:path><draw:path draw:style-name="gr63" draw:text-style-name="P89" svg:width="0.201cm" svg:height="0.298cm" svg:x="11.514cm" svg:y="3.243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3" draw:text-style-name="P89" svg:width="0.181cm" svg:height="0.29cm" svg:x="12.544cm" svg:y="3.242cm" svg:viewBox="0 0 182 291" svg:d="M0 291c0-11 0-21 0-32 25 0 49 0 74 0 0-74 0-149 0-223-22 15-44 31-66 46 0-12 0-23 0-35 23-16 46-31 69-47 12 0 23 0 35 0 0 86 0 173 0 259 23 0 47 0 70 0 0 11 0 21 0 32-60 0-121 0-182 0z"><text:p/></draw:path></draw:g></text:p>
      <text:p text:style-name="Text_20_body"/>
      <text:p text:style-name="P8">Strom poté bude z <text:span text:style-name="T60">větví tvořených tím indexovým polem – </text:span>dle toho jak budou načítány jednotlivé položky (slova). Pro každé další písmeno slova bude vytvořená další podvětev. </text:p>
      <text:p text:style-name="P8"/>
      <text:p text:style-name="P8">Příklad pro slova: BABA, BA, OBA, BAOBAB, OB, BOB, BOA. Bude se vystavovat pole o čtyřech prvcích, nultý index udává kolikrát je dané slovo obsaženo, zbytek jsou indexy pro jednotlivá písmena. <text:span text:style-name="T38">Nejprve se vždy zjistí pro který Ascii znak je <text:s/>jaký index, a pak se staví </text:span><text:span text:style-name="T39">větve</text:span><text:span text:style-name="T38"> z pol</text:span><text:span text:style-name="T39">e</text:span><text:span text:style-name="T38"> indexů. </text:span></text:p>
      <text:p text:style-name="P11"><draw:g text:anchor-type="as-char" draw:z-index="10" draw:name="Skupinový objekt 15" draw:style-name="gr57"><draw:g draw:name="Skupinový objekt 2" draw:style-name="gr76"><draw:path draw:style-name="gr7" draw:text-style-name="P73" svg:width="1cm" svg:height="1cm" svg:x="0cm" svg:y="2.704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1.003cm" svg:y="2.707cm" svg:viewBox="0 0 1000 1000" svg:d="M0 1000c0-333 0-667 0-1000 333 0 667 0 1000 0 0 333 0 667 0 1000-333 0-667 0-1000 0z"><text:p/></draw:path><draw:path draw:style-name="gr62" draw:text-style-name="P88" svg:width="0.21cm" svg:height="0.218cm" svg:x="1.397cm" svg:y="2.861cm" svg:viewBox="0 0 211 219" svg:d="M180 219l-25-64h-99l-25 64h-31l89-219h34l88 219zM106 22l-2 5c-2 8-6 19-11 33l-28 72h82l-28-72c-3-8-6-16-9-25z"><text:p/></draw:path><draw:path draw:style-name="gr63" draw:text-style-name="P89" svg:width="0.181cm" svg:height="0.29cm" svg:x="1.417cm" svg:y="3.242cm" svg:viewBox="0 0 182 291" svg:d="M0 291c0-11 0-21 0-32 25 0 49 0 74 0 0-74 0-149 0-223-22 15-44 31-66 46 0-12 0-23 0-35 23-16 46-31 69-47 12 0 23 0 35 0 0 86 0 173 0 259 23 0 47 0 70 0 0 11 0 21 0 32-60 0-121 0-182 0z"><text:p/></draw:path></draw:g><draw:g draw:style-name="gr77"><draw:path draw:style-name="gr61" draw:text-style-name="P77" svg:width="0.999cm" svg:height="0.999cm" svg:x="2.004cm" svg:y="2.707cm" svg:viewBox="0 0 1000 1000" svg:d="M0 1000c0-333 0-667 0-1000 333 0 667 0 1000 0 0 333 0 667 0 1000-333 0-667 0-1000 0z"><text:p/></draw:path><draw:path draw:style-name="gr62" draw:text-style-name="P88" svg:width="0.168cm" svg:height="0.218cm" svg:x="2.424cm" svg:y="2.861cm" svg:viewBox="0 0 169 219" svg:d="M169 157c0 20-7 35-21 46s-34 16-59 16h-89v-219h79c52 0 77 18 77 53 0 13-3 24-10 33-8 8-18 14-31 17 17 2 31 8 40 18 9 9 14 22 14 36zM127 57c0-12-4-20-12-25-9-5-20-8-36-8h-49v69h49c16 0 28-3 36-9s12-15 12-27zM139 155c0-26-18-39-54-39h-55v79h57c18 0 31-3 40-10 8-7 12-17 12-30z"><text:p/></draw:path><draw:path draw:style-name="gr63" draw:text-style-name="P89" svg:width="0.192cm" svg:height="0.294cm" svg:x="2.407cm" svg:y="3.238cm" svg:viewBox="0 0 193 295" svg:d="M0 295v-27c7-16 16-30 26-42s20-24 32-33c11-10 22-20 33-28 11-9 20-17 29-26 9-8 16-17 22-27 5-9 8-19 8-31 0-16-5-28-14-37-10-9-23-13-39-13s-29 4-39 13c-11 8-17 20-18 36l-38-4c2-23 12-42 29-55 17-14 39-21 66-21 29 0 52 7 67 21 16 13 24 33 24 59 0 11-3 22-8 33s-13 22-23 33c-10 12-29 29-58 52-16 13-29 25-38 35s-16 20-20 30h152v32z"><text:p/></draw:path></draw:g><draw:g draw:style-name="gr77"><draw:path draw:style-name="gr61" draw:text-style-name="P77" svg:width="0.999cm" svg:height="0.999cm" svg:x="3.001cm" svg:y="2.707cm" svg:viewBox="0 0 1000 1000" svg:d="M0 1000c0-333 0-667 0-1000 333 0 667 0 1000 0 0 333 0 667 0 1000-333 0-667 0-1000 0z"><text:p/></draw:path><draw:path draw:style-name="gr62" draw:text-style-name="P88" svg:width="0.216cm" svg:height="0.224cm" svg:x="3.393cm" svg:y="2.858cm" svg:viewBox="0 0 217 225" svg:d="M217 112c0 22-5 42-13 60-9 17-22 30-38 39s-36 14-58 14-42-5-58-14-29-22-37-39c-9-17-13-37-13-60 0-35 10-63 29-82 19-20 45-30 80-30 22 0 41 4 57 13 17 9 29 22 38 39 8 17 13 37 13 60zM186 111c0-27-6-48-20-64-13-15-33-23-57-23-25 0-45 8-58 23-14 15-21 37-21 64 0 28 7 50 21 66s33 24 57 24c25 0 45-8 58-23 14-16 20-38 20-67z"><text:p/></draw:path><draw:path draw:style-name="gr63" draw:text-style-name="P89" svg:width="0.199cm" svg:height="0.298cm" svg:x="3.399cm" svg:y="3.238cm" svg:viewBox="0 0 200 299" svg:d="M200 215c0 26-8 47-25 62s-42 22-73 22c-30 0-53-7-71-20-17-13-28-33-31-59l38-3c5 34 26 51 64 51 18 0 33-5 44-14 10-9 16-23 16-41 0-16-6-28-19-37-12-9-29-13-52-13h-21v-32h20c20 0 36-4 47-13s17-21 17-37c0-15-4-28-14-37-9-9-22-13-40-13-17 0-30 4-40 12-10 9-16 21-18 36l-37-3c3-24 13-43 30-56s38-20 65-20c29 0 52 7 68 20 16 14 24 33 24 57 0 18-5 34-15 45-11 12-26 20-46 24v1c22 2 39 9 51 21 12 13 18 28 18 47z"><text:p/></draw:path></draw:g><draw:g draw:style-name="gr77"><draw:path draw:style-name="gr61" draw:text-style-name="P81" svg:width="0.999cm" svg:height="0.999cm" svg:x="1.004cm" svg:y="0cm" svg:viewBox="0 0 1000 1000" svg:d="M0 1000c0-333 0-667 0-1000 333 0 667 0 1000 0 0 333 0 667 0 1000-333 0-667 0-1000 0z"><text:p/></draw:path><draw:path draw:style-name="gr62" draw:text-style-name="P90" svg:width="0.21cm" svg:height="0.218cm" svg:x="1.398cm" svg:y="0.154cm" svg:viewBox="0 0 211 219" svg:d="M180 219l-25-64h-99l-25 64h-31l89-219h34l88 219zM106 22l-2 5c-2 8-6 19-11 33l-28 72h82l-28-72c-3-8-6-16-9-25z"><text:p/></draw:path><draw:path draw:style-name="gr63" draw:text-style-name="P91" svg:width="0.194cm" svg:height="0.298cm" svg:x="1.288cm" svg:y="0.531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9cm" svg:height="0.294cm" svg:x="1.52cm" svg:y="0.535cm" svg:viewBox="0 0 200 295" svg:d="M200 196c0 31-9 55-27 73-18 17-44 26-76 26-27 0-49-6-65-18-17-12-28-29-32-51l38-5c7 29 28 43 60 43 20 0 36-6 47-18s17-28 17-49c0-18-6-33-17-44-12-11-27-17-46-17-10 0-20 2-28 5-9 3-18 8-26 16h-37l10-157h165v32h-131l-6 92c17-13 37-19 60-19 29 0 52 8 69 25s25 39 25 66z"><text:p/></draw:path></draw:g><draw:g draw:style-name="gr77"><draw:path draw:style-name="gr61" draw:text-style-name="P81" svg:width="0.999cm" svg:height="0.999cm" svg:x="2.005cm" svg:y="0cm" svg:viewBox="0 0 1000 1000" svg:d="M0 1000c0-333 0-667 0-1000 333 0 667 0 1000 0 0 333 0 667 0 1000-333 0-667 0-1000 0z"><text:p/></draw:path><draw:path draw:style-name="gr62" draw:text-style-name="P90" svg:width="0.168cm" svg:height="0.218cm" svg:x="2.425cm" svg:y="0.154cm" svg:viewBox="0 0 169 219" svg:d="M169 157c0 20-7 35-21 46s-34 16-59 16h-89v-219h79c52 0 77 18 77 53 0 13-3 24-10 33-8 8-18 14-31 17 17 2 31 8 40 18 9 9 14 22 14 36zM127 57c0-12-4-20-12-25-9-5-20-8-36-8h-49v69h49c16 0 28-3 36-9s12-15 12-27zM139 155c0-26-18-39-54-39h-55v79h57c18 0 31-3 40-10 8-7 12-17 12-30z"><text:p/></draw:path><draw:path draw:style-name="gr63" draw:text-style-name="P91" svg:width="0.194cm" svg:height="0.298cm" svg:x="2.289cm" svg:y="0.531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4cm" svg:height="0.298cm" svg:x="2.526cm" svg:y="0.531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/draw:g><draw:g draw:style-name="gr77"><draw:path draw:style-name="gr61" draw:text-style-name="P81" svg:width="0.999cm" svg:height="0.999cm" svg:x="3.002cm" svg:y="0cm" svg:viewBox="0 0 1000 1000" svg:d="M0 1000c0-333 0-667 0-1000 333 0 667 0 1000 0 0 333 0 667 0 1000-333 0-667 0-1000 0z"><text:p/></draw:path><draw:path draw:style-name="gr63" draw:text-style-name="P91" svg:width="0.269cm" svg:height="0.039cm" svg:x="3.368cm" svg:y="0.589cm" svg:viewBox="0 0 270 40" svg:d="M235 40c0-13 0-27 0-40 11 0 23 0 35 0 0 13 0 27 0 40-12 0-24 0-35 0zM118 40c0-13 0-27 0-40 11 0 23 0 34 0 0 13 0 27 0 40-11 0-23 0-34 0zM0 40c0-13 0-27 0-40 12 0 23 0 35 0 0 13 0 27 0 40-12 0-23 0-35 0z"><text:p/></draw:path></draw:g><draw:g draw:style-name="gr77"><draw:path draw:style-name="gr61" draw:text-style-name="P81" svg:width="0.999cm" svg:height="0.999cm" svg:x="4.003cm" svg:y="0cm" svg:viewBox="0 0 1000 1000" svg:d="M0 1000c0-333 0-667 0-1000 333 0 667 0 1000 0 0 333 0 667 0 1000-333 0-667 0-1000 0z"><text:p/></draw:path><draw:path draw:style-name="gr62" draw:text-style-name="P90" svg:width="0.216cm" svg:height="0.224cm" svg:x="4.395cm" svg:y="0.151cm" svg:viewBox="0 0 217 225" svg:d="M217 112c0 22-5 42-13 60-9 17-22 30-38 39s-36 14-58 14-42-5-58-14-29-22-37-39c-9-17-13-37-13-60 0-35 10-63 29-82 19-20 45-30 80-30 22 0 41 4 57 13 17 9 29 22 38 39 8 17 13 37 13 60zM186 111c0-27-6-48-20-64-13-15-33-23-57-23-25 0-45 8-58 23-14 15-21 37-21 64 0 28 7 50 21 66s33 24 57 24c25 0 45-8 58-23 14-16 20-38 20-67z"><text:p/></draw:path><draw:path draw:style-name="gr63" draw:text-style-name="P91" svg:width="0.191cm" svg:height="0.29cm" svg:x="4.287cm" svg:y="0.535cm" svg:viewBox="0 0 192 291" svg:d="M192 31c-30 45-51 80-63 106s-21 51-27 76-10 51-10 78h-38c0-37 8-76 23-117 16-41 42-89 79-142h-156v-32h192z"><text:p/></draw:path><draw:path draw:style-name="gr63" draw:text-style-name="P91" svg:width="0.194cm" svg:height="0.298cm" svg:x="4.522cm" svg:y="0.531cm" svg:viewBox="0 0 195 299" svg:d="M195 144c0 50-9 88-27 115s-44 40-78 40c-23 0-41-5-55-14-13-10-23-25-29-47l36-5c7 24 23 36 49 36 21 0 37-10 49-30 12-19 18-47 18-84-5 13-15 22-28 30-13 7-28 11-44 11-26 0-47-9-62-27-16-18-24-42-24-71 0-31 9-54 26-72 17-17 40-26 71-26 32 0 57 12 73 36 17 24 25 60 25 108zM155 108c0-23-6-42-16-57-11-14-25-21-43-21s-32 6-43 18c-10 13-15 29-15 50s5 38 15 50c11 13 25 19 42 19 11 0 21-2 30-7s16-12 22-21c5-9 8-19 8-31z"><text:p/></draw:path></draw:g><draw:g draw:style-name="gr77"><draw:path draw:style-name="gr61" draw:text-style-name="P81" svg:width="0.999cm" svg:height="0.999cm" svg:x="5.005cm" svg:y="0cm" svg:viewBox="0 0 1000 1000" svg:d="M0 1000c0-333 0-667 0-1000 333 0 667 0 1000 0 0 333 0 667 0 1000-333 0-667 0-1000 0z"><text:p/></draw:path><draw:path draw:style-name="gr63" draw:text-style-name="P91" svg:width="0.269cm" svg:height="0.039cm" svg:x="5.371cm" svg:y="0.589cm" svg:viewBox="0 0 270 40" svg:d="M235 40c0-13 0-27 0-40 11 0 23 0 35 0 0 13 0 27 0 40-12 0-24 0-35 0zM118 40c0-13 0-27 0-40 11 0 23 0 34 0 0 13 0 27 0 40-11 0-23 0-34 0zM0 40c0-13 0-27 0-40 12 0 23 0 35 0 0 13 0 27 0 40-12 0-23 0-35 0z"><text:p/></draw:path></draw:g><draw:path draw:style-name="gr73" draw:text-style-name="P94" svg:width="1.727cm" svg:height="0.003cm" draw:transform="skewX (-0.00314159265358979) rotate (-1.5707963267949) translate (1.5162222117221cm 1.02820972503318cm)" svg:viewBox="0 0 1728 4" svg:d="M0 4c576-1 1152-3 1728-4"><text:p/></draw:path><draw:path draw:style-name="gr73" draw:text-style-name="P94" svg:width="1.753cm" svg:height="0.027cm" draw:transform="skewX (-0.0141371669411541) rotate (-1.5707963267949) translate (2.5892186731201cm 1.02882643656048cm)" svg:viewBox="0 0 1754 28" svg:d="M0 28c585-9 1169-19 1754-28"><text:p/></draw:path><draw:path draw:style-name="gr73" draw:text-style-name="P94" svg:width="2.061cm" svg:height="0.002cm" draw:transform="skewX (0.00104719755119663) rotate (-2.11289559246434) translate (4.5632222222222cm 1.01822222222225cm)" svg:viewBox="0 0 2062 3" svg:d="M0 0c687 1 1375 1 2062 3"><text:p/></draw:path><draw:g draw:style-name="gr77"><draw:path draw:style-name="gr78" draw:text-style-name="P95" svg:width="0.201cm" svg:height="0.298cm" svg:x="0.327cm" svg:y="3.057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78" draw:text-style-name="P95" svg:width="0.202cm" svg:height="0.222cm" svg:x="0.552cm" svg:y="3.12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/draw:g><draw:line draw:style-name="gr79" draw:text-style-name="P80" svg:x1="5.342cm" svg:y1="3.192cm" svg:x2="4.296cm" svg:y2="3.192cm"><text:p/></draw:line><draw:frame draw:style-name="gr80" draw:text-style-name="P84" svg:width="3.797cm" svg:height="1.015cm" svg:x="5.604cm" svg:y="2.639cm"><draw:text-box><text:p text:style-name="P96"><text:span text:style-name="T99">z tohoto pole budou</text:span></text:p><text:p text:style-name="P96"><text:span text:style-name="T99">vytvářeny větve</text:span></text:p></draw:text-box></draw:frame></draw:g></text:p>
      <text:p text:style-name="Text_20_body"><text:soft-page-break/><text:span text:style-name="T62">Pro první slovo </text:span><text:span text:style-name="T30">BABA</text:span><text:span text:style-name="T62"> bude strom vypadat následovně. </text:span><text:span text:style-name="T34">Červeně</text:span><text:span text:style-name="T62"> je nultý index stromu který udává celkový počet slov, </text:span><text:span text:style-name="T35">každá další podvětev je pro jedno písmeno. </text:span><text:span text:style-name="T32">M</text:span><text:span text:style-name="T33">odře</text:span><text:span text:style-name="T62"> je označeno kde </text:span><text:span text:style-name="T35">slovo </text:span><text:span text:style-name="T62">končí a kolikrát se </text:span><text:span text:style-name="T60">ono </text:span><text:span text:style-name="T62">slovo vyskytuje. </text:span><text:span text:style-name="T3">x</text:span><text:span text:style-name="T35"> znamená prázdnou buňku. </text:span></text:p>
      <text:p text:style-name="Standard"/>
      <text:p text:style-name="P12"><draw:g text:anchor-type="as-char" draw:z-index="0" draw:name="Skupinový objekt 3" draw:style-name="gr57"><draw:path draw:style-name="gr7" draw:text-style-name="P73" svg:width="1cm" svg:height="1cm" svg:x="0cm" svg:y="0.001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1.001cm" svg:y="0cm" svg:viewBox="0 0 1000 1000" svg:d="M0 1000c0-333 0-667 0-1000 333 0 667 0 1000 0 0 333 0 667 0 1000-333 0-667 0-1000 0z"><text:p/></draw:path><draw:path draw:style-name="gr63" draw:text-style-name="P89" svg:width="0.202cm" svg:height="0.222cm" svg:x="1.399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2.002cm" svg:y="0cm" svg:viewBox="0 0 1000 1000" svg:d="M0 1000c0-333 0-667 0-1000 333 0 667 0 1000 0 0 333 0 667 0 1000-333 0-667 0-1000 0z"><text:p/></draw:path><draw:g draw:style-name="gr77"><draw:path draw:style-name="gr61" draw:text-style-name="P77" svg:width="0.999cm" svg:height="0.999cm" svg:x="2.999cm" svg:y="0cm" svg:viewBox="0 0 1000 1000" svg:d="M0 1000c0-333 0-667 0-1000 333 0 667 0 1000 0 0 333 0 667 0 1000-333 0-667 0-1000 0z"><text:p/></draw:path><draw:path draw:style-name="gr63" draw:text-style-name="P89" svg:width="0.202cm" svg:height="0.222cm" svg:x="3.397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89cm" svg:height="0.193cm" svg:x="1.038cm" svg:y="0.049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0" draw:text-style-name="P99" svg:width="0.171cm" svg:height="0.193cm" svg:x="2.07cm" svg:y="0.049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3.051cm" svg:y="0.047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06" draw:text-style-name="P102" svg:width="0.181cm" svg:height="0.29cm" svg:x="0.454cm" svg:y="0.353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1.984cm" svg:y="0.409cm" svg:viewBox="0 0 1001 1001" svg:d="M0 1001c334 0 667 0 1001 0-84-334-167-667-251-1001-167 0-333 0-500 0-83 334-167 667-250 1001z"><text:p/></draw:path><draw:path draw:style-name="gr61" draw:text-style-name="P77" svg:width="0.999cm" svg:height="0.999cm" svg:x="1.984cm" svg:y="1.416cm" svg:viewBox="0 0 1000 1000" svg:d="M0 1000c0-333 0-667 0-1000 333 0 667 0 1000 0 0 333 0 667 0 1000-333 0-667 0-1000 0z"><text:p/></draw:path><draw:path draw:style-name="gr4" draw:text-style-name="P75" svg:width="0.171cm" svg:height="0.193cm" svg:x="2.049cm" svg:y="2.48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0" draw:text-style-name="P99" svg:width="0.189cm" svg:height="0.193cm" svg:x="2.036cm" svg:y="1.48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2.373cm" svg:y="0.609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1.984cm" svg:y="2.417cm" svg:viewBox="0 0 1000 1000" svg:d="M0 1000c0-333 0-667 0-1000 333 0 667 0 1000 0 0 333 0 667 0 1000-333 0-667 0-1000 0z"><text:p/></draw:path><draw:path draw:style-name="gr63" draw:text-style-name="P89" svg:width="0.202cm" svg:height="0.222cm" svg:x="2.382cm" svg:y="2.84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1.983cm" svg:y="3.416cm" svg:viewBox="0 0 1000 1000" svg:d="M0 1000c0-333 0-667 0-1000 333 0 667 0 1000 0 0 333 0 667 0 1000-333 0-667 0-1000 0z"><text:p/></draw:path><draw:path draw:style-name="gr63" draw:text-style-name="P89" svg:width="0.202cm" svg:height="0.222cm" svg:x="2.381cm" svg:y="3.841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2.032cm" svg:y="3.477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433cm" svg:y="1.428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3.434cm" svg:y="1.427cm" svg:viewBox="0 0 1000 1000" svg:d="M0 1000c0-333 0-667 0-1000 333 0 667 0 1000 0 0 333 0 667 0 1000-333 0-667 0-1000 0z"><text:p/></draw:path><draw:path draw:style-name="gr63" draw:text-style-name="P89" svg:width="0.202cm" svg:height="0.222cm" svg:x="3.832cm" svg:y="1.85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4.435cm" svg:y="1.427cm" svg:viewBox="0 0 1000 1000" svg:d="M0 1000c0-333 0-667 0-1000 333 0 667 0 1000 0 0 333 0 667 0 1000-333 0-667 0-1000 0z"><text:p/></draw:path><draw:g draw:style-name="gr77"><draw:path draw:style-name="gr61" draw:text-style-name="P77" svg:width="0.999cm" svg:height="0.999cm" svg:x="5.432cm" svg:y="1.427cm" svg:viewBox="0 0 1000 1000" svg:d="M0 1000c0-333 0-667 0-1000 333 0 667 0 1000 0 0 333 0 667 0 1000-333 0-667 0-1000 0z"><text:p/></draw:path><draw:path draw:style-name="gr63" draw:text-style-name="P89" svg:width="0.202cm" svg:height="0.222cm" svg:x="5.83cm" svg:y="1.85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89cm" svg:height="0.193cm" svg:x="3.471cm" svg:y="1.476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0" draw:text-style-name="P99" svg:width="0.171cm" svg:height="0.193cm" svg:x="4.503cm" svg:y="1.476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5.484cm" svg:y="1.47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201cm" svg:height="0.298cm" svg:x="2.633cm" svg:y="1.784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5" draw:text-style-name="P73" svg:width="1cm" svg:height="1cm" svg:x="4.451cm" svg:y="1.745cm" svg:viewBox="0 0 1001 1001" svg:d="M0 1001c334 0 667 0 1001 0-84-334-167-667-251-1001-167 0-333 0-500 0-83 334-167 667-250 1001z"><text:p/></draw:path><draw:path draw:style-name="gr61" draw:text-style-name="P77" svg:width="0.999cm" svg:height="0.999cm" svg:x="4.451cm" svg:y="2.752cm" svg:viewBox="0 0 1000 1000" svg:d="M0 1000c0-333 0-667 0-1000 333 0 667 0 1000 0 0 333 0 667 0 1000-333 0-667 0-1000 0z"><text:p/></draw:path><draw:path draw:style-name="gr4" draw:text-style-name="P75" svg:width="0.171cm" svg:height="0.193cm" svg:x="4.516cm" svg:y="3.818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0" draw:text-style-name="P99" svg:width="0.189cm" svg:height="0.193cm" svg:x="4.503cm" svg:y="2.81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4.84cm" svg:y="1.94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4.451cm" svg:y="3.753cm" svg:viewBox="0 0 1000 1000" svg:d="M0 1000c0-333 0-667 0-1000 333 0 667 0 1000 0 0 333 0 667 0 1000-333 0-667 0-1000 0z"><text:p/></draw:path><draw:path draw:style-name="gr63" draw:text-style-name="P89" svg:width="0.202cm" svg:height="0.222cm" svg:x="4.849cm" svg:y="4.17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4.45cm" svg:y="4.752cm" svg:viewBox="0 0 1000 1000" svg:d="M0 1000c0-333 0-667 0-1000 333 0 667 0 1000 0 0 333 0 667 0 1000-333 0-667 0-1000 0z"><text:p/></draw:path><draw:path draw:style-name="gr63" draw:text-style-name="P89" svg:width="0.202cm" svg:height="0.222cm" svg:x="4.848cm" svg:y="5.177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4.499cm" svg:y="4.81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90" draw:text-style-name="P100" svg:width="0.181cm" svg:height="0.29cm" svg:x="4.939cm" svg:y="3.136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107" draw:text-style-name="P81" svg:width="0.701cm" svg:height="0.701cm" svg:x="4.665cm" svg:y="2.9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7"/>
      <text:p text:style-name="Text_20_body"/>
      <text:p text:style-name="Text_20_body">Další přibyde slovo <text:span text:style-name="T29">BA</text:span>. Nultý index v nějakém podpoli značí že tam slovo končí a kolikrát tam je. Zde jiná modrá <text:span text:style-name="T64">označuje že je tam slovo </text:span><text:span text:style-name="T29">1</text:span><text:span text:style-name="T31">x</text:span>. </text:p>
      <text:p text:style-name="P7"/>
      <text:p text:style-name="P4"><draw:g text:anchor-type="as-char" draw:z-index="1" draw:name="Skupinový objekt 4" draw:style-name="gr57"><draw:path draw:style-name="gr6" draw:text-style-name="P76" svg:width="0.181cm" svg:height="0.29cm" svg:x="4.956cm" svg:y="3.125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9" draw:text-style-name="P81" svg:width="0.701cm" svg:height="0.701cm" svg:x="4.683cm" svg:y="2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7" draw:text-style-name="P73" svg:width="1cm" svg:height="1cm" svg:x="0cm" svg:y="0.001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1.001cm" svg:y="0cm" svg:viewBox="0 0 1000 1000" svg:d="M0 1000c0-333 0-667 0-1000 333 0 667 0 1000 0 0 333 0 667 0 1000-333 0-667 0-1000 0z"><text:p/></draw:path><draw:path draw:style-name="gr63" draw:text-style-name="P89" svg:width="0.202cm" svg:height="0.222cm" svg:x="1.399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2.002cm" svg:y="0cm" svg:viewBox="0 0 1000 1000" svg:d="M0 1000c0-333 0-667 0-1000 333 0 667 0 1000 0 0 333 0 667 0 1000-333 0-667 0-1000 0z"><text:p/></draw:path><draw:g draw:style-name="gr77"><draw:path draw:style-name="gr61" draw:text-style-name="P77" svg:width="0.999cm" svg:height="0.999cm" svg:x="2.999cm" svg:y="0cm" svg:viewBox="0 0 1000 1000" svg:d="M0 1000c0-333 0-667 0-1000 333 0 667 0 1000 0 0 333 0 667 0 1000-333 0-667 0-1000 0z"><text:p/></draw:path><draw:path draw:style-name="gr63" draw:text-style-name="P89" svg:width="0.202cm" svg:height="0.222cm" svg:x="3.397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89cm" svg:height="0.193cm" svg:x="1.038cm" svg:y="0.049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0" draw:text-style-name="P99" svg:width="0.171cm" svg:height="0.193cm" svg:x="2.07cm" svg:y="0.049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3.051cm" svg:y="0.047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06" draw:text-style-name="P79" svg:width="0.192cm" svg:height="0.294cm" svg:x="0.443cm" svg:y="0.349cm" svg:viewBox="0 0 193 295" svg:d="M0 295v-27c7-16 16-30 26-42s20-24 32-33c11-10 22-20 33-28 11-9 20-17 29-26 9-8 16-17 22-27 5-9 8-19 8-31 0-16-5-28-14-37-10-9-23-13-39-13s-29 4-39 13c-11 8-17 20-18 36l-38-4c2-23 12-42 29-55 17-14 39-21 66-21 29 0 52 7 67 21 16 13 24 33 24 59 0 11-3 22-8 33s-13 22-23 33c-10 12-29 29-58 52-16 13-29 25-38 35s-16 20-20 30h152v32z"><text:p/></draw:path><draw:path draw:style-name="gr5" draw:text-style-name="P73" svg:width="1cm" svg:height="1cm" svg:x="1.984cm" svg:y="0.409cm" svg:viewBox="0 0 1001 1001" svg:d="M0 1001c334 0 667 0 1001 0-84-334-167-667-251-1001-167 0-333 0-500 0-83 334-167 667-250 1001z"><text:p/></draw:path><draw:path draw:style-name="gr61" draw:text-style-name="P77" svg:width="0.999cm" svg:height="0.999cm" svg:x="1.984cm" svg:y="1.416cm" svg:viewBox="0 0 1000 1000" svg:d="M0 1000c0-333 0-667 0-1000 333 0 667 0 1000 0 0 333 0 667 0 1000-333 0-667 0-1000 0z"><text:p/></draw:path><draw:path draw:style-name="gr4" draw:text-style-name="P75" svg:width="0.171cm" svg:height="0.193cm" svg:x="2.049cm" svg:y="2.48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0" draw:text-style-name="P99" svg:width="0.189cm" svg:height="0.193cm" svg:x="2.036cm" svg:y="1.48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2.373cm" svg:y="0.609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1.984cm" svg:y="2.417cm" svg:viewBox="0 0 1000 1000" svg:d="M0 1000c0-333 0-667 0-1000 333 0 667 0 1000 0 0 333 0 667 0 1000-333 0-667 0-1000 0z"><text:p/></draw:path><draw:path draw:style-name="gr63" draw:text-style-name="P89" svg:width="0.202cm" svg:height="0.222cm" svg:x="2.382cm" svg:y="2.84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1.983cm" svg:y="3.416cm" svg:viewBox="0 0 1000 1000" svg:d="M0 1000c0-333 0-667 0-1000 333 0 667 0 1000 0 0 333 0 667 0 1000-333 0-667 0-1000 0z"><text:p/></draw:path><draw:path draw:style-name="gr63" draw:text-style-name="P89" svg:width="0.202cm" svg:height="0.222cm" svg:x="2.381cm" svg:y="3.841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2.032cm" svg:y="3.477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98" draw:text-style-name="P73" svg:width="1cm" svg:height="1cm" svg:x="2.433cm" svg:y="1.428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3.434cm" svg:y="1.427cm" svg:viewBox="0 0 1000 1000" svg:d="M0 1000c0-333 0-667 0-1000 333 0 667 0 1000 0 0 333 0 667 0 1000-333 0-667 0-1000 0z"><text:p/></draw:path><draw:path draw:style-name="gr63" draw:text-style-name="P89" svg:width="0.202cm" svg:height="0.222cm" svg:x="3.832cm" svg:y="1.85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4.435cm" svg:y="1.427cm" svg:viewBox="0 0 1000 1000" svg:d="M0 1000c0-333 0-667 0-1000 333 0 667 0 1000 0 0 333 0 667 0 1000-333 0-667 0-1000 0z"><text:p/></draw:path><draw:g draw:style-name="gr77"><draw:path draw:style-name="gr61" draw:text-style-name="P77" svg:width="0.999cm" svg:height="0.999cm" svg:x="5.432cm" svg:y="1.427cm" svg:viewBox="0 0 1000 1000" svg:d="M0 1000c0-333 0-667 0-1000 333 0 667 0 1000 0 0 333 0 667 0 1000-333 0-667 0-1000 0z"><text:p/></draw:path><draw:path draw:style-name="gr63" draw:text-style-name="P89" svg:width="0.202cm" svg:height="0.222cm" svg:x="5.83cm" svg:y="1.85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89cm" svg:height="0.193cm" svg:x="3.471cm" svg:y="1.476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4.503cm" svg:y="1.476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5.484cm" svg:y="1.47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90" draw:text-style-name="P101" svg:width="0.181cm" svg:height="0.29cm" svg:x="2.648cm" svg:y="1.788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4.451cm" svg:y="1.745cm" svg:viewBox="0 0 1001 1001" svg:d="M0 1001c334 0 667 0 1001 0-84-334-167-667-251-1001-167 0-333 0-500 0-83 334-167 667-250 1001z"><text:p/></draw:path><draw:path draw:style-name="gr61" draw:text-style-name="P77" svg:width="0.999cm" svg:height="0.999cm" svg:x="4.451cm" svg:y="2.752cm" svg:viewBox="0 0 1000 1000" svg:d="M0 1000c0-333 0-667 0-1000 333 0 667 0 1000 0 0 333 0 667 0 1000-333 0-667 0-1000 0z"><text:p/></draw:path><draw:path draw:style-name="gr4" draw:text-style-name="P75" svg:width="0.171cm" svg:height="0.193cm" svg:x="4.516cm" svg:y="3.818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4.503cm" svg:y="2.81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4.84cm" svg:y="1.94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4.451cm" svg:y="3.753cm" svg:viewBox="0 0 1000 1000" svg:d="M0 1000c0-333 0-667 0-1000 333 0 667 0 1000 0 0 333 0 667 0 1000-333 0-667 0-1000 0z"><text:p/></draw:path><draw:path draw:style-name="gr63" draw:text-style-name="P89" svg:width="0.202cm" svg:height="0.222cm" svg:x="4.849cm" svg:y="4.17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4.45cm" svg:y="4.752cm" svg:viewBox="0 0 1000 1000" svg:d="M0 1000c0-333 0-667 0-1000 333 0 667 0 1000 0 0 333 0 667 0 1000-333 0-667 0-1000 0z"><text:p/></draw:path><draw:path draw:style-name="gr63" draw:text-style-name="P89" svg:width="0.202cm" svg:height="0.222cm" svg:x="4.848cm" svg:y="5.177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4.499cm" svg:y="4.81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/draw:g></text:p>
      <text:p text:style-name="Standard"/>
      <text:p text:style-name="Standard"/>
      <text:p text:style-name="P53">Následující je <text:span text:style-name="T29">OBA</text:span>. </text:p>
      <text:p text:style-name="P9"><draw:g text:anchor-type="as-char" draw:z-index="2" draw:name="Skupinový objekt 5" draw:style-name="gr57"><draw:path draw:style-name="gr6" draw:text-style-name="P76" svg:width="0.181cm" svg:height="0.29cm" svg:x="5.372cm" svg:y="6.471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9" draw:text-style-name="P81" svg:width="0.701cm" svg:height="0.701cm" svg:x="5.099cm" svg:y="6.2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7" draw:text-style-name="P73" svg:width="1cm" svg:height="1cm" svg:x="0.449cm" svg:y="3.362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1.45cm" svg:y="3.361cm" svg:viewBox="0 0 1000 1000" svg:d="M0 1000c0-333 0-667 0-1000 333 0 667 0 1000 0 0 333 0 667 0 1000-333 0-667 0-1000 0z"><text:p/></draw:path><draw:path draw:style-name="gr63" draw:text-style-name="P89" svg:width="0.202cm" svg:height="0.222cm" svg:x="1.848cm" svg:y="3.78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2.451cm" svg:y="3.361cm" svg:viewBox="0 0 1000 1000" svg:d="M0 1000c0-333 0-667 0-1000 333 0 667 0 1000 0 0 333 0 667 0 1000-333 0-667 0-1000 0z"><text:p/></draw:path><draw:g draw:style-name="gr77"><draw:path draw:style-name="gr61" draw:text-style-name="P77" svg:width="0.999cm" svg:height="0.999cm" svg:x="3.448cm" svg:y="3.361cm" svg:viewBox="0 0 1000 1000" svg:d="M0 1000c0-333 0-667 0-1000 333 0 667 0 1000 0 0 333 0 667 0 1000-333 0-667 0-1000 0z"><text:p/></draw:path></draw:g><draw:path draw:style-name="gr4" draw:text-style-name="P75" svg:width="0.189cm" svg:height="0.193cm" svg:x="1.487cm" svg:y="3.4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2.519cm" svg:y="3.4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0" draw:text-style-name="P99" svg:width="0.195cm" svg:height="0.199cm" svg:x="3.537cm" svg:y="4.06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06" draw:text-style-name="P79" svg:width="0.199cm" svg:height="0.298cm" svg:x="0.887cm" svg:y="3.71cm" svg:viewBox="0 0 200 299" svg:d="M200 215c0 26-8 47-25 62s-42 22-73 22c-30 0-53-7-71-20-17-13-28-33-31-59l38-3c5 34 26 51 64 51 18 0 33-5 44-14 10-9 16-23 16-41 0-16-6-28-19-37-12-9-29-13-52-13h-21v-32h20c20 0 36-4 47-13s17-21 17-37c0-15-4-28-14-37-9-9-22-13-40-13-17 0-30 4-40 12-10 9-16 21-18 36l-37-3c3-24 13-43 30-56s38-20 65-20c29 0 52 7 68 20 16 14 24 33 24 57 0 18-5 34-15 45-11 12-26 20-46 24v1c22 2 39 9 51 21 12 13 18 28 18 47z"><text:p/></draw:path><draw:path draw:style-name="gr5" draw:text-style-name="P73" svg:width="1cm" svg:height="1cm" svg:x="2.433cm" svg:y="3.77cm" svg:viewBox="0 0 1001 1001" svg:d="M0 1001c334 0 667 0 1001 0-84-334-167-667-251-1001-167 0-333 0-500 0-83 334-167 667-250 1001z"><text:p/></draw:path><draw:path draw:style-name="gr61" draw:text-style-name="P77" svg:width="0.999cm" svg:height="0.999cm" svg:x="2.433cm" svg:y="4.777cm" svg:viewBox="0 0 1000 1000" svg:d="M0 1000c0-333 0-667 0-1000 333 0 667 0 1000 0 0 333 0 667 0 1000-333 0-667 0-1000 0z"><text:p/></draw:path><draw:path draw:style-name="gr4" draw:text-style-name="P75" svg:width="0.171cm" svg:height="0.193cm" svg:x="2.498cm" svg:y="5.84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2.485cm" svg:y="4.842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2.822cm" svg:y="3.97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2.433cm" svg:y="5.778cm" svg:viewBox="0 0 1000 1000" svg:d="M0 1000c0-333 0-667 0-1000 333 0 667 0 1000 0 0 333 0 667 0 1000-333 0-667 0-1000 0z"><text:p/></draw:path><draw:path draw:style-name="gr63" draw:text-style-name="P89" svg:width="0.202cm" svg:height="0.222cm" svg:x="2.831cm" svg:y="6.20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2.432cm" svg:y="6.777cm" svg:viewBox="0 0 1000 1000" svg:d="M0 1000c0-333 0-667 0-1000 333 0 667 0 1000 0 0 333 0 667 0 1000-333 0-667 0-1000 0z"><text:p/></draw:path><draw:path draw:style-name="gr63" draw:text-style-name="P89" svg:width="0.202cm" svg:height="0.222cm" svg:x="2.83cm" svg:y="7.20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2.481cm" svg:y="6.838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882cm" svg:y="4.789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3.883cm" svg:y="4.788cm" svg:viewBox="0 0 1000 1000" svg:d="M0 1000c0-333 0-667 0-1000 333 0 667 0 1000 0 0 333 0 667 0 1000-333 0-667 0-1000 0z"><text:p/></draw:path><draw:path draw:style-name="gr63" draw:text-style-name="P89" svg:width="0.202cm" svg:height="0.222cm" svg:x="4.281cm" svg:y="5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4.884cm" svg:y="4.788cm" svg:viewBox="0 0 1000 1000" svg:d="M0 1000c0-333 0-667 0-1000 333 0 667 0 1000 0 0 333 0 667 0 1000-333 0-667 0-1000 0z"><text:p/></draw:path><draw:g draw:style-name="gr77"><draw:path draw:style-name="gr61" draw:text-style-name="P77" svg:width="0.999cm" svg:height="0.999cm" svg:x="5.881cm" svg:y="4.788cm" svg:viewBox="0 0 1000 1000" svg:d="M0 1000c0-333 0-667 0-1000 333 0 667 0 1000 0 0 333 0 667 0 1000-333 0-667 0-1000 0z"><text:p/></draw:path><draw:path draw:style-name="gr63" draw:text-style-name="P89" svg:width="0.202cm" svg:height="0.222cm" svg:x="6.279cm" svg:y="5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89cm" svg:height="0.193cm" svg:x="3.92cm" svg:y="4.83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4.952cm" svg:y="4.83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5.933cm" svg:y="4.835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181cm" svg:height="0.29cm" svg:x="3.097cm" svg:y="5.149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4.9cm" svg:y="5.106cm" svg:viewBox="0 0 1001 1001" svg:d="M0 1001c334 0 667 0 1001 0-84-334-167-667-251-1001-167 0-333 0-500 0-83 334-167 667-250 1001z"><text:p/></draw:path><draw:path draw:style-name="gr61" draw:text-style-name="P77" svg:width="0.999cm" svg:height="0.999cm" svg:x="4.9cm" svg:y="6.113cm" svg:viewBox="0 0 1000 1000" svg:d="M0 1000c0-333 0-667 0-1000 333 0 667 0 1000 0 0 333 0 667 0 1000-333 0-667 0-1000 0z"><text:p/></draw:path><draw:path draw:style-name="gr4" draw:text-style-name="P75" svg:width="0.171cm" svg:height="0.193cm" svg:x="4.965cm" svg:y="7.179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4.952cm" svg:y="6.178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5.289cm" svg:y="5.30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4.9cm" svg:y="7.114cm" svg:viewBox="0 0 1000 1000" svg:d="M0 1000c0-333 0-667 0-1000 333 0 667 0 1000 0 0 333 0 667 0 1000-333 0-667 0-1000 0z"><text:p/></draw:path><draw:path draw:style-name="gr63" draw:text-style-name="P89" svg:width="0.202cm" svg:height="0.222cm" svg:x="5.298cm" svg:y="7.5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4.899cm" svg:y="8.113cm" svg:viewBox="0 0 1000 1000" svg:d="M0 1000c0-333 0-667 0-1000 333 0 667 0 1000 0 0 333 0 667 0 1000-333 0-667 0-1000 0z"><text:p/></draw:path><draw:path draw:style-name="gr63" draw:text-style-name="P89" svg:width="0.202cm" svg:height="0.222cm" svg:x="5.297cm" svg:y="8.53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4.948cm" svg:y="8.17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996cm" svg:y="1.015cm" svg:viewBox="0 0 1001 1001" svg:d="M0 0c0 334 0 667 0 1001 334-84 667-167 1001-251 0-167 0-333 0-500-334-83-667-167-1001-250z"><text:p/></draw:path><draw:g draw:style-name="gr77"><draw:path draw:style-name="gr61" draw:text-style-name="P77" svg:width="0.999cm" svg:height="0.999cm" svg:x="1.995cm" svg:y="1.014cm" svg:viewBox="0 0 1000 1000" svg:d="M0 1000c0-333 0-667 0-1000 333 0 667 0 1000 0 0 333 0 667 0 1000-333 0-667 0-1000 0z"><text:p/></draw:path></draw:g><draw:g draw:style-name="gr77"><draw:path draw:style-name="gr61" draw:text-style-name="P78" svg:width="0.999cm" svg:height="0.999cm" svg:x="0.997cm" svg:y="1.014cm" svg:viewBox="0 0 1000 1000" svg:d="M0 1000c0-333 0-667 0-1000 333 0 667 0 1000 0 0 333 0 667 0 1000-333 0-667 0-1000 0z"><text:p/></draw:path><draw:path draw:style-name="gr63" draw:text-style-name="P98" svg:width="0.202cm" svg:height="0.222cm" svg:x="1.395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0cm" svg:y="1.014cm" svg:viewBox="0 0 1000 1000" svg:d="M0 1000c0-333 0-667 0-1000 333 0 667 0 1000 0 0 333 0 667 0 1000-333 0-667 0-1000 0z"><text:p/></draw:path><draw:path draw:style-name="gr63" draw:text-style-name="P89" svg:width="0.202cm" svg:height="0.222cm" svg:x="0.398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90" draw:text-style-name="P99" svg:width="0.189cm" svg:height="0.193cm" svg:x="2.079cm" svg:y="1.76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1.08cm" svg:y="1.76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0.057cm" svg:y="1.75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201cm" svg:height="0.298cm" svg:x="3.575cm" svg:y="1.371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5" draw:text-style-name="P73" svg:width="1cm" svg:height="1cm" svg:x="3.489cm" svg:y="3.005cm" svg:viewBox="0 0 1001 1001" svg:d="M0 0c334 0 667 0 1001 0-84 334-167 667-251 1001-167 0-333 0-500 0-83-334-167-667-250-1001z"><text:p/></draw:path><draw:g draw:style-name="gr77"><draw:path draw:style-name="gr61" draw:text-style-name="P78" svg:width="0.999cm" svg:height="0.999cm" svg:x="3.489cm" svg:y="2.004cm" svg:viewBox="0 0 1000 1000" svg:d="M0 1000c0-333 0-667 0-1000 333 0 667 0 1000 0 0 333 0 667 0 1000-333 0-667 0-1000 0z"><text:p/></draw:path><draw:path draw:style-name="gr63" draw:text-style-name="P98" svg:width="0.202cm" svg:height="0.222cm" svg:x="3.887cm" svg:y="2.42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3.49cm" svg:y="1cm" svg:viewBox="0 0 1000 1000" svg:d="M0 1000c0-333 0-667 0-1000 333 0 667 0 1000 0 0 333 0 667 0 1000-333 0-667 0-1000 0z"><text:p/></draw:path><draw:path draw:style-name="gr4" draw:text-style-name="P75" svg:width="0.189cm" svg:height="0.193cm" svg:x="4.248cm" svg:y="2.06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g draw:style-name="gr77"><draw:path draw:style-name="gr61" draw:text-style-name="P78" svg:width="0.999cm" svg:height="0.999cm" svg:x="3.491cm" svg:y="0cm" svg:viewBox="0 0 1000 1000" svg:d="M0 1000c0-333 0-667 0-1000 333 0 667 0 1000 0 0 333 0 667 0 1000-333 0-667 0-1000 0z"><text:p/></draw:path><draw:path draw:style-name="gr63" draw:text-style-name="P98" svg:width="0.202cm" svg:height="0.222cm" svg:x="3.889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4.205cm" svg:y="0.052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90" draw:text-style-name="P100" svg:width="0.181cm" svg:height="0.29cm" svg:x="2.419cm" svg:y="1.247cm" svg:viewBox="0 0 182 291" svg:d="M0 291c0-11 0-21 0-32 25 0 49 0 74 0 0-74 0-149 0-223-22 15-44 31-66 46 0-12 0-23 0-35 23-16 46-31 69-47 12 0 23 0 35 0 0 86 0 173 0 259 23 0 47 0 70 0 0 11 0 21 0 32-60 0-121 0-182 0z"><text:p/></draw:path><draw:path draw:style-name="gr90" draw:text-style-name="P99" svg:width="0.171cm" svg:height="0.193cm" svg:x="4.228cm" svg:y="1.10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201cm" svg:height="0.298cm" svg:x="3.882cm" svg:y="3.53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custom-shape draw:style-name="gr105" draw:text-style-name="P81" svg:width="0.701cm" svg:height="0.699cm" svg:x="2.164cm" svg:y="1.0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Standard"/>
      <text:p text:style-name="Standard"/>
      <text:p text:style-name="Text_20_body"><text:soft-page-break/><text:span text:style-name="T35">Poté</text:span> <text:span text:style-name="T29">BAOBAB</text:span>. </text:p>
      <text:p text:style-name="P3"><draw:g text:anchor-type="as-char" draw:z-index="3" draw:name="Skupinový objekt 6" draw:style-name="gr57"><draw:path draw:style-name="gr6" draw:text-style-name="P76" svg:width="0.181cm" svg:height="0.29cm" svg:x="5.37cm" svg:y="6.481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8" draw:text-style-name="P81" svg:width="0.703cm" svg:height="0.701cm" svg:x="5.098cm" svg:y="6.2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6" draw:text-style-name="P76" svg:width="0.181cm" svg:height="0.29cm" svg:x="2.417cm" svg:y="1.283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8" draw:text-style-name="P81" svg:width="0.703cm" svg:height="0.701cm" svg:x="2.163cm" svg:y="1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7" draw:text-style-name="P73" svg:width="1cm" svg:height="1cm" svg:x="0.449cm" svg:y="3.362cm" svg:viewBox="0 0 1001 1001" svg:d="M1001 0c0 334 0 667 0 1001-334-84-667-167-1001-251 0-167 0-333 0-500 334-83 667-167 1001-250z"><text:p/></draw:path><draw:path draw:style-name="gr61" draw:text-style-name="P77" svg:width="0.999cm" svg:height="0.999cm" svg:x="1.45cm" svg:y="3.361cm" svg:viewBox="0 0 1000 1000" svg:d="M0 1000c0-333 0-667 0-1000 333 0 667 0 1000 0 0 333 0 667 0 1000-333 0-667 0-1000 0z"><text:p/></draw:path><draw:path draw:style-name="gr63" draw:text-style-name="P89" svg:width="0.202cm" svg:height="0.222cm" svg:x="1.848cm" svg:y="3.78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2.451cm" svg:y="3.361cm" svg:viewBox="0 0 1000 1000" svg:d="M0 1000c0-333 0-667 0-1000 333 0 667 0 1000 0 0 333 0 667 0 1000-333 0-667 0-1000 0z"><text:p/></draw:path><draw:path draw:style-name="gr61" draw:text-style-name="P77" svg:width="0.999cm" svg:height="0.999cm" svg:x="3.448cm" svg:y="3.361cm" svg:viewBox="0 0 1000 1000" svg:d="M0 1000c0-333 0-667 0-1000 333 0 667 0 1000 0 0 333 0 667 0 1000-333 0-667 0-1000 0z"><text:p/></draw:path><draw:path draw:style-name="gr4" draw:text-style-name="P75" svg:width="0.189cm" svg:height="0.193cm" svg:x="1.487cm" svg:y="3.4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0" draw:text-style-name="P99" svg:width="0.171cm" svg:height="0.193cm" svg:x="2.519cm" svg:y="3.4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3.537cm" svg:y="4.06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433cm" svg:y="3.77cm" svg:viewBox="0 0 1001 1001" svg:d="M0 1001c334 0 667 0 1001 0-84-334-167-667-251-1001-167 0-333 0-500 0-83 334-167 667-250 1001z"><text:p/></draw:path><draw:path draw:style-name="gr61" draw:text-style-name="P77" svg:width="0.999cm" svg:height="0.999cm" svg:x="2.433cm" svg:y="4.777cm" svg:viewBox="0 0 1000 1000" svg:d="M0 1000c0-333 0-667 0-1000 333 0 667 0 1000 0 0 333 0 667 0 1000-333 0-667 0-1000 0z"><text:p/></draw:path><draw:path draw:style-name="gr4" draw:text-style-name="P75" svg:width="0.171cm" svg:height="0.193cm" svg:x="2.498cm" svg:y="5.84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0" draw:text-style-name="P99" svg:width="0.189cm" svg:height="0.193cm" svg:x="2.485cm" svg:y="4.842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2.822cm" svg:y="3.97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2.433cm" svg:y="5.778cm" svg:viewBox="0 0 1000 1000" svg:d="M0 1000c0-333 0-667 0-1000 333 0 667 0 1000 0 0 333 0 667 0 1000-333 0-667 0-1000 0z"><text:p/></draw:path><draw:path draw:style-name="gr63" draw:text-style-name="P89" svg:width="0.202cm" svg:height="0.222cm" svg:x="2.831cm" svg:y="6.20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2.432cm" svg:y="6.777cm" svg:viewBox="0 0 1000 1000" svg:d="M0 1000c0-333 0-667 0-1000 333 0 667 0 1000 0 0 333 0 667 0 1000-333 0-667 0-1000 0z"><text:p/></draw:path><draw:path draw:style-name="gr63" draw:text-style-name="P89" svg:width="0.202cm" svg:height="0.222cm" svg:x="2.83cm" svg:y="7.20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2.481cm" svg:y="6.838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882cm" svg:y="4.789cm" svg:viewBox="0 0 1001 1001" svg:d="M1001 0c0 334 0 667 0 1001-334-84-667-167-1001-251 0-167 0-333 0-500 334-83 667-167 1001-250z"><text:p/></draw:path><draw:path draw:style-name="gr61" draw:text-style-name="P77" svg:width="0.999cm" svg:height="0.999cm" svg:x="3.883cm" svg:y="4.788cm" svg:viewBox="0 0 1000 1000" svg:d="M0 1000c0-333 0-667 0-1000 333 0 667 0 1000 0 0 333 0 667 0 1000-333 0-667 0-1000 0z"><text:p/></draw:path><draw:path draw:style-name="gr63" draw:text-style-name="P89" svg:width="0.202cm" svg:height="0.222cm" svg:x="4.281cm" svg:y="5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4.884cm" svg:y="4.788cm" svg:viewBox="0 0 1000 1000" svg:d="M0 1000c0-333 0-667 0-1000 333 0 667 0 1000 0 0 333 0 667 0 1000-333 0-667 0-1000 0z"><text:p/></draw:path><draw:path draw:style-name="gr4" draw:text-style-name="P75" svg:width="0.189cm" svg:height="0.193cm" svg:x="3.92cm" svg:y="4.83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4.952cm" svg:y="4.83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181cm" svg:height="0.29cm" svg:x="3.097cm" svg:y="5.149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4.9cm" svg:y="5.106cm" svg:viewBox="0 0 1001 1001" svg:d="M0 1001c334 0 667 0 1001 0-84-334-167-667-251-1001-167 0-333 0-500 0-83 334-167 667-250 1001z"><text:p/></draw:path><draw:path draw:style-name="gr61" draw:text-style-name="P77" svg:width="0.999cm" svg:height="0.999cm" svg:x="4.9cm" svg:y="6.113cm" svg:viewBox="0 0 1000 1000" svg:d="M0 1000c0-333 0-667 0-1000 333 0 667 0 1000 0 0 333 0 667 0 1000-333 0-667 0-1000 0z"><text:p/></draw:path><draw:path draw:style-name="gr4" draw:text-style-name="P75" svg:width="0.171cm" svg:height="0.193cm" svg:x="4.965cm" svg:y="7.179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4.952cm" svg:y="6.178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5.289cm" svg:y="5.30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4.9cm" svg:y="7.114cm" svg:viewBox="0 0 1000 1000" svg:d="M0 1000c0-333 0-667 0-1000 333 0 667 0 1000 0 0 333 0 667 0 1000-333 0-667 0-1000 0z"><text:p/></draw:path><draw:path draw:style-name="gr63" draw:text-style-name="P89" svg:width="0.202cm" svg:height="0.222cm" svg:x="5.298cm" svg:y="7.5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4.899cm" svg:y="8.113cm" svg:viewBox="0 0 1000 1000" svg:d="M0 1000c0-333 0-667 0-1000 333 0 667 0 1000 0 0 333 0 667 0 1000-333 0-667 0-1000 0z"><text:p/></draw:path><draw:path draw:style-name="gr63" draw:text-style-name="P89" svg:width="0.202cm" svg:height="0.222cm" svg:x="5.297cm" svg:y="8.53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4.948cm" svg:y="8.17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996cm" svg:y="1.015cm" svg:viewBox="0 0 1001 1001" svg:d="M0 0c0 334 0 667 0 1001 334-84 667-167 1001-251 0-167 0-333 0-500-334-83-667-167-1001-250z"><text:p/></draw:path><draw:path draw:style-name="gr61" draw:text-style-name="P77" svg:width="0.999cm" svg:height="0.999cm" svg:x="1.995cm" svg:y="1.014cm" svg:viewBox="0 0 1000 1000" svg:d="M0 1000c0-333 0-667 0-1000 333 0 667 0 1000 0 0 333 0 667 0 1000-333 0-667 0-1000 0z"><text:p/></draw:path><draw:path draw:style-name="gr61" draw:text-style-name="P78" svg:width="0.999cm" svg:height="0.999cm" svg:x="0.997cm" svg:y="1.014cm" svg:viewBox="0 0 1000 1000" svg:d="M0 1000c0-333 0-667 0-1000 333 0 667 0 1000 0 0 333 0 667 0 1000-333 0-667 0-1000 0z"><text:p/></draw:path><draw:path draw:style-name="gr63" draw:text-style-name="P98" svg:width="0.202cm" svg:height="0.222cm" svg:x="1.395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0cm" svg:y="1.014cm" svg:viewBox="0 0 1000 1000" svg:d="M0 1000c0-333 0-667 0-1000 333 0 667 0 1000 0 0 333 0 667 0 1000-333 0-667 0-1000 0z"><text:p/></draw:path><draw:path draw:style-name="gr63" draw:text-style-name="P89" svg:width="0.202cm" svg:height="0.222cm" svg:x="0.398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89cm" svg:height="0.193cm" svg:x="2.079cm" svg:y="1.76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1.08cm" svg:y="1.76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0.057cm" svg:y="1.75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201cm" svg:height="0.298cm" svg:x="3.575cm" svg:y="1.371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5" draw:text-style-name="P73" svg:width="1cm" svg:height="1cm" svg:x="3.489cm" svg:y="3.005cm" svg:viewBox="0 0 1001 1001" svg:d="M0 0c334 0 667 0 1001 0-84 334-167 667-251 1001-167 0-333 0-500 0-83-334-167-667-250-1001z"><text:p/></draw:path><draw:path draw:style-name="gr61" draw:text-style-name="P78" svg:width="0.999cm" svg:height="0.999cm" svg:x="3.489cm" svg:y="2.004cm" svg:viewBox="0 0 1000 1000" svg:d="M0 1000c0-333 0-667 0-1000 333 0 667 0 1000 0 0 333 0 667 0 1000-333 0-667 0-1000 0z"><text:p/></draw:path><draw:path draw:style-name="gr63" draw:text-style-name="P98" svg:width="0.202cm" svg:height="0.222cm" svg:x="3.887cm" svg:y="2.42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3.49cm" svg:y="1cm" svg:viewBox="0 0 1000 1000" svg:d="M0 1000c0-333 0-667 0-1000 333 0 667 0 1000 0 0 333 0 667 0 1000-333 0-667 0-1000 0z"><text:p/></draw:path><draw:path draw:style-name="gr4" draw:text-style-name="P75" svg:width="0.189cm" svg:height="0.193cm" svg:x="4.248cm" svg:y="2.06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1" draw:text-style-name="P78" svg:width="0.999cm" svg:height="0.999cm" svg:x="3.491cm" svg:y="0cm" svg:viewBox="0 0 1000 1000" svg:d="M0 1000c0-333 0-667 0-1000 333 0 667 0 1000 0 0 333 0 667 0 1000-333 0-667 0-1000 0z"><text:p/></draw:path><draw:path draw:style-name="gr63" draw:text-style-name="P98" svg:width="0.202cm" svg:height="0.222cm" svg:x="3.889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4.205cm" svg:y="0.052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4" draw:text-style-name="P75" svg:width="0.171cm" svg:height="0.193cm" svg:x="4.228cm" svg:y="1.10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201cm" svg:height="0.298cm" svg:x="3.882cm" svg:y="3.53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5.881cm" svg:y="4.789cm" svg:viewBox="0 0 1000 1000" svg:d="M0 1000c0-333 0-667 0-1000 333 0 667 0 1000 0 0 333 0 667 0 1000-333 0-667 0-1000 0z"><text:p/></draw:path><draw:path draw:style-name="gr101" draw:text-style-name="P99" svg:width="0.195cm" svg:height="0.199cm" svg:x="5.933cm" svg:y="5.53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3" draw:text-style-name="P73" svg:width="1cm" svg:height="1cm" svg:x="5.934cm" svg:y="4.376cm" svg:viewBox="0 0 1001 1001" svg:d="M0 0c334 0 667 0 1001 0-84 334-167 667-251 1001-167 0-333 0-500 0-83-334-167-667-250-1001z"><text:p/></draw:path><draw:path draw:style-name="gr61" draw:text-style-name="P78" svg:width="0.999cm" svg:height="0.999cm" svg:x="5.934cm" svg:y="3.375cm" svg:viewBox="0 0 1000 1000" svg:d="M0 1000c0-333 0-667 0-1000 333 0 667 0 1000 0 0 333 0 667 0 1000-333 0-667 0-1000 0z"><text:p/></draw:path><draw:path draw:style-name="gr63" draw:text-style-name="P98" svg:width="0.202cm" svg:height="0.222cm" svg:x="6.332cm" svg:y="3.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8" svg:width="0.999cm" svg:height="0.999cm" svg:x="5.935cm" svg:y="2.371cm" svg:viewBox="0 0 1000 1000" svg:d="M0 1000c0-333 0-667 0-1000 333 0 667 0 1000 0 0 333 0 667 0 1000-333 0-667 0-1000 0z"><text:p/></draw:path><draw:path draw:style-name="gr91" draw:text-style-name="P75" svg:width="0.189cm" svg:height="0.193cm" svg:x="5.993cm" svg:y="3.436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102" draw:text-style-name="P99" svg:width="0.171cm" svg:height="0.193cm" svg:x="5.993cm" svg:y="2.4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1" draw:text-style-name="P78" svg:width="0.999cm" svg:height="0.999cm" svg:x="5.936cm" svg:y="1.371cm" svg:viewBox="0 0 1000 1000" svg:d="M0 1000c0-333 0-667 0-1000 333 0 667 0 1000 0 0 333 0 667 0 1000-333 0-667 0-1000 0z"><text:p/></draw:path><draw:path draw:style-name="gr63" draw:text-style-name="P98" svg:width="0.202cm" svg:height="0.222cm" svg:x="6.334cm" svg:y="1.79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92" draw:text-style-name="P75" svg:width="0.195cm" svg:height="0.199cm" svg:x="5.998cm" svg:y="1.42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5" draw:text-style-name="P76" svg:width="0.201cm" svg:height="0.298cm" svg:x="6.337cm" svg:y="4.8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16" draw:text-style-name="P73" svg:width="1cm" svg:height="1cm" svg:x="6.407cm" svg:y="2.359cm" svg:viewBox="0 0 1001 1001" svg:d="M1001 0c0 334 0 667 0 1001-334-84-667-167-1001-251 0-167 0-333 0-500 334-83 667-167 1001-250z"><text:p/></draw:path><draw:path draw:style-name="gr61" draw:text-style-name="P77" svg:width="0.999cm" svg:height="0.999cm" svg:x="7.408cm" svg:y="2.358cm" svg:viewBox="0 0 1000 1000" svg:d="M0 1000c0-333 0-667 0-1000 333 0 667 0 1000 0 0 333 0 667 0 1000-333 0-667 0-1000 0z"><text:p/></draw:path><draw:path draw:style-name="gr61" draw:text-style-name="P78" svg:width="0.999cm" svg:height="0.999cm" svg:x="8.409cm" svg:y="2.358cm" svg:viewBox="0 0 1000 1000" svg:d="M0 1000c0-333 0-667 0-1000 333 0 667 0 1000 0 0 333 0 667 0 1000-333 0-667 0-1000 0z"><text:p/></draw:path><draw:path draw:style-name="gr63" draw:text-style-name="P98" svg:width="0.202cm" svg:height="0.222cm" svg:x="8.807cm" svg:y="2.78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9.406cm" svg:y="2.358cm" svg:viewBox="0 0 1000 1000" svg:d="M0 1000c0-333 0-667 0-1000 333 0 667 0 1000 0 0 333 0 667 0 1000-333 0-667 0-1000 0z"><text:p/></draw:path><draw:path draw:style-name="gr63" draw:text-style-name="P89" svg:width="0.202cm" svg:height="0.222cm" svg:x="9.804cm" svg:y="2.78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103" draw:text-style-name="P99" svg:width="0.189cm" svg:height="0.193cm" svg:x="7.457cm" svg:y="2.443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3" draw:text-style-name="P75" svg:width="0.171cm" svg:height="0.193cm" svg:x="8.49cm" svg:y="3.08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4" draw:text-style-name="P75" svg:width="0.195cm" svg:height="0.199cm" svg:x="9.458cm" svg:y="3.105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8" draw:text-style-name="P76" svg:width="0.201cm" svg:height="0.298cm" svg:x="6.607cm" svg:y="2.71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100" draw:text-style-name="P101" svg:width="0.181cm" svg:height="0.29cm" svg:x="7.861cm" svg:y="5.114cm" svg:viewBox="0 0 182 291" svg:d="M0 291c0-11 0-21 0-32 25 0 49 0 74 0 0-74 0-149 0-223-22 15-44 31-66 46 0-12 0-23 0-35 23-16 46-31 69-47 12 0 23 0 35 0 0 86 0 173 0 259 23 0 47 0 70 0 0 11 0 21 0 32-60 0-121 0-182 0z"><text:p/></draw:path><draw:path draw:style-name="gr104" draw:text-style-name="P79" svg:width="0.212cm" svg:height="0.29cm" svg:x="0.844cm" svg:y="3.721cm" svg:viewBox="0 0 213 291" svg:d="M172 225v66h-35v-66h-137v-29l133-196h39v196h41v29zM137 42c0 1-2 4-6 11-3 6-6 11-8 14l-74 110-11 15-4 4h103z"><text:p/></draw:path><draw:custom-shape draw:style-name="gr105" draw:text-style-name="P81" svg:width="0.701cm" svg:height="0.699cm" svg:x="7.59cm" svg:y="4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73" svg:width="1cm" svg:height="1cm" svg:x="7.399cm" svg:y="2.74cm" svg:viewBox="0 0 1001 1001" svg:d="M0 1001c334 0 667 0 1001 0-84-334-167-667-251-1001-167 0-333 0-500 0-83 334-167 667-250 1001z"><text:p/></draw:path><draw:path draw:style-name="gr61" draw:text-style-name="P77" svg:width="0.999cm" svg:height="0.999cm" svg:x="7.399cm" svg:y="3.747cm" svg:viewBox="0 0 1000 1000" svg:d="M0 1000c0-333 0-667 0-1000 333 0 667 0 1000 0 0 333 0 667 0 1000-333 0-667 0-1000 0z"><text:p/></draw:path><draw:path draw:style-name="gr90" draw:text-style-name="P99" svg:width="0.171cm" svg:height="0.193cm" svg:x="7.464cm" svg:y="4.81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7.451cm" svg:y="3.812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7.788cm" svg:y="2.94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7.399cm" svg:y="4.748cm" svg:viewBox="0 0 1000 1000" svg:d="M0 1000c0-333 0-667 0-1000 333 0 667 0 1000 0 0 333 0 667 0 1000-333 0-667 0-1000 0z"><text:p/></draw:path><draw:path draw:style-name="gr63" draw:text-style-name="P89" svg:width="0.202cm" svg:height="0.222cm" svg:x="7.797cm" svg:y="4.17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7.398cm" svg:y="5.747cm" svg:viewBox="0 0 1000 1000" svg:d="M0 1000c0-333 0-667 0-1000 333 0 667 0 1000 0 0 333 0 667 0 1000-333 0-667 0-1000 0z"><text:p/></draw:path><draw:path draw:style-name="gr63" draw:text-style-name="P89" svg:width="0.202cm" svg:height="0.222cm" svg:x="7.796cm" svg:y="6.17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7.447cm" svg:y="5.808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/draw:g></text:p>
      <text:p text:style-name="Standard"/>
      <text:p text:style-name="Text_20_body"/>
      <text:p text:style-name="Text_20_body"/>
      <text:p text:style-name="Text_20_body"/>
      <text:p text:style-name="Text_20_body"><text:span text:style-name="T35">Následován</text:span> <text:span text:style-name="T29">OB</text:span>. </text:p>
      <text:p text:style-name="P5"><draw:g text:anchor-type="as-char" draw:z-index="4" draw:name="Skupinový objekt 7" draw:style-name="gr57"><draw:path draw:style-name="gr3" draw:text-style-name="P74" svg:width="0.181cm" svg:height="0.29cm" svg:x="7.857cm" svg:y="5.079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7" draw:text-style-name="P81" svg:width="0.703cm" svg:height="0.699cm" svg:x="7.585cm" svg:y="4.8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73" svg:width="1cm" svg:height="1cm" svg:x="7.395cm" svg:y="2.705cm" svg:viewBox="0 0 1001 1001" svg:d="M0 1001c334 0 667 0 1001 0-84-334-167-667-251-1001-167 0-333 0-500 0-83 334-167 667-250 1001z"><text:p/></draw:path><draw:path draw:style-name="gr61" draw:text-style-name="P77" svg:width="0.999cm" svg:height="0.999cm" svg:x="7.395cm" svg:y="3.712cm" svg:viewBox="0 0 1000 1000" svg:d="M0 1000c0-333 0-667 0-1000 333 0 667 0 1000 0 0 333 0 667 0 1000-333 0-667 0-1000 0z"><text:p/></draw:path><draw:path draw:style-name="gr4" draw:text-style-name="P75" svg:width="0.171cm" svg:height="0.193cm" svg:x="7.46cm" svg:y="4.778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7.447cm" svg:y="3.77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7.784cm" svg:y="2.90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7.395cm" svg:y="4.713cm" svg:viewBox="0 0 1000 1000" svg:d="M0 1000c0-333 0-667 0-1000 333 0 667 0 1000 0 0 333 0 667 0 1000-333 0-667 0-1000 0z"><text:p/></draw:path><draw:path draw:style-name="gr63" draw:text-style-name="P89" svg:width="0.202cm" svg:height="0.222cm" svg:x="7.793cm" svg:y="4.13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7.394cm" svg:y="5.712cm" svg:viewBox="0 0 1000 1000" svg:d="M0 1000c0-333 0-667 0-1000 333 0 667 0 1000 0 0 333 0 667 0 1000-333 0-667 0-1000 0z"><text:p/></draw:path><draw:path draw:style-name="gr63" draw:text-style-name="P89" svg:width="0.202cm" svg:height="0.222cm" svg:x="7.792cm" svg:y="6.137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7.443cm" svg:y="5.77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181cm" svg:height="0.29cm" svg:x="5.37cm" svg:y="6.481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8" draw:text-style-name="P81" svg:width="0.703cm" svg:height="0.701cm" svg:x="5.098cm" svg:y="6.2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6" draw:text-style-name="P76" svg:width="0.181cm" svg:height="0.29cm" svg:x="2.417cm" svg:y="1.283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8" draw:text-style-name="P81" svg:width="0.703cm" svg:height="0.701cm" svg:x="2.163cm" svg:y="1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7" draw:text-style-name="P73" svg:width="1cm" svg:height="1cm" svg:x="0.449cm" svg:y="3.362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1.45cm" svg:y="3.361cm" svg:viewBox="0 0 1000 1000" svg:d="M0 1000c0-333 0-667 0-1000 333 0 667 0 1000 0 0 333 0 667 0 1000-333 0-667 0-1000 0z"><text:p/></draw:path><draw:path draw:style-name="gr63" draw:text-style-name="P89" svg:width="0.202cm" svg:height="0.222cm" svg:x="1.848cm" svg:y="3.78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2.451cm" svg:y="3.361cm" svg:viewBox="0 0 1000 1000" svg:d="M0 1000c0-333 0-667 0-1000 333 0 667 0 1000 0 0 333 0 667 0 1000-333 0-667 0-1000 0z"><text:p/></draw:path><draw:g draw:style-name="gr77"><draw:path draw:style-name="gr61" draw:text-style-name="P77" svg:width="0.999cm" svg:height="0.999cm" svg:x="3.448cm" svg:y="3.361cm" svg:viewBox="0 0 1000 1000" svg:d="M0 1000c0-333 0-667 0-1000 333 0 667 0 1000 0 0 333 0 667 0 1000-333 0-667 0-1000 0z"><text:p/></draw:path></draw:g><draw:path draw:style-name="gr4" draw:text-style-name="P75" svg:width="0.189cm" svg:height="0.193cm" svg:x="1.487cm" svg:y="3.4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2.519cm" svg:y="3.4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0" draw:text-style-name="P99" svg:width="0.195cm" svg:height="0.199cm" svg:x="3.537cm" svg:y="4.06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433cm" svg:y="3.77cm" svg:viewBox="0 0 1001 1001" svg:d="M0 1001c334 0 667 0 1001 0-84-334-167-667-251-1001-167 0-333 0-500 0-83 334-167 667-250 1001z"><text:p/></draw:path><draw:path draw:style-name="gr61" draw:text-style-name="P77" svg:width="0.999cm" svg:height="0.999cm" svg:x="2.433cm" svg:y="4.777cm" svg:viewBox="0 0 1000 1000" svg:d="M0 1000c0-333 0-667 0-1000 333 0 667 0 1000 0 0 333 0 667 0 1000-333 0-667 0-1000 0z"><text:p/></draw:path><draw:path draw:style-name="gr4" draw:text-style-name="P75" svg:width="0.171cm" svg:height="0.193cm" svg:x="2.498cm" svg:y="5.84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2.485cm" svg:y="4.842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2.822cm" svg:y="3.97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2.433cm" svg:y="5.778cm" svg:viewBox="0 0 1000 1000" svg:d="M0 1000c0-333 0-667 0-1000 333 0 667 0 1000 0 0 333 0 667 0 1000-333 0-667 0-1000 0z"><text:p/></draw:path><draw:path draw:style-name="gr63" draw:text-style-name="P89" svg:width="0.202cm" svg:height="0.222cm" svg:x="2.831cm" svg:y="6.20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2.432cm" svg:y="6.777cm" svg:viewBox="0 0 1000 1000" svg:d="M0 1000c0-333 0-667 0-1000 333 0 667 0 1000 0 0 333 0 667 0 1000-333 0-667 0-1000 0z"><text:p/></draw:path><draw:path draw:style-name="gr63" draw:text-style-name="P89" svg:width="0.202cm" svg:height="0.222cm" svg:x="2.83cm" svg:y="7.20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2.481cm" svg:y="6.838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882cm" svg:y="4.789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3.883cm" svg:y="4.788cm" svg:viewBox="0 0 1000 1000" svg:d="M0 1000c0-333 0-667 0-1000 333 0 667 0 1000 0 0 333 0 667 0 1000-333 0-667 0-1000 0z"><text:p/></draw:path><draw:path draw:style-name="gr63" draw:text-style-name="P89" svg:width="0.202cm" svg:height="0.222cm" svg:x="4.281cm" svg:y="5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4.884cm" svg:y="4.788cm" svg:viewBox="0 0 1000 1000" svg:d="M0 1000c0-333 0-667 0-1000 333 0 667 0 1000 0 0 333 0 667 0 1000-333 0-667 0-1000 0z"><text:p/></draw:path><draw:path draw:style-name="gr4" draw:text-style-name="P75" svg:width="0.189cm" svg:height="0.193cm" svg:x="3.92cm" svg:y="4.83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4.952cm" svg:y="4.83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181cm" svg:height="0.29cm" svg:x="3.097cm" svg:y="5.149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4.9cm" svg:y="5.106cm" svg:viewBox="0 0 1001 1001" svg:d="M0 1001c334 0 667 0 1001 0-84-334-167-667-251-1001-167 0-333 0-500 0-83 334-167 667-250 1001z"><text:p/></draw:path><draw:path draw:style-name="gr61" draw:text-style-name="P77" svg:width="0.999cm" svg:height="0.999cm" svg:x="4.9cm" svg:y="6.113cm" svg:viewBox="0 0 1000 1000" svg:d="M0 1000c0-333 0-667 0-1000 333 0 667 0 1000 0 0 333 0 667 0 1000-333 0-667 0-1000 0z"><text:p/></draw:path><draw:path draw:style-name="gr4" draw:text-style-name="P75" svg:width="0.171cm" svg:height="0.193cm" svg:x="4.965cm" svg:y="7.179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4.952cm" svg:y="6.178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5.289cm" svg:y="5.30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4.9cm" svg:y="7.114cm" svg:viewBox="0 0 1000 1000" svg:d="M0 1000c0-333 0-667 0-1000 333 0 667 0 1000 0 0 333 0 667 0 1000-333 0-667 0-1000 0z"><text:p/></draw:path><draw:path draw:style-name="gr63" draw:text-style-name="P89" svg:width="0.202cm" svg:height="0.222cm" svg:x="5.298cm" svg:y="7.5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4.899cm" svg:y="8.113cm" svg:viewBox="0 0 1000 1000" svg:d="M0 1000c0-333 0-667 0-1000 333 0 667 0 1000 0 0 333 0 667 0 1000-333 0-667 0-1000 0z"><text:p/></draw:path><draw:path draw:style-name="gr63" draw:text-style-name="P89" svg:width="0.202cm" svg:height="0.222cm" svg:x="5.297cm" svg:y="8.53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4.948cm" svg:y="8.17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98" draw:text-style-name="P73" svg:width="1cm" svg:height="1cm" svg:x="2.996cm" svg:y="1.015cm" svg:viewBox="0 0 1001 1001" svg:d="M0 0c0 334 0 667 0 1001 334-84 667-167 1001-251 0-167 0-333 0-500-334-83-667-167-1001-250z"><text:p/></draw:path><draw:g draw:style-name="gr77"><draw:path draw:style-name="gr61" draw:text-style-name="P77" svg:width="0.999cm" svg:height="0.999cm" svg:x="1.995cm" svg:y="1.014cm" svg:viewBox="0 0 1000 1000" svg:d="M0 1000c0-333 0-667 0-1000 333 0 667 0 1000 0 0 333 0 667 0 1000-333 0-667 0-1000 0z"><text:p/></draw:path></draw:g><draw:g draw:style-name="gr77"><draw:path draw:style-name="gr61" draw:text-style-name="P78" svg:width="0.999cm" svg:height="0.999cm" svg:x="0.997cm" svg:y="1.014cm" svg:viewBox="0 0 1000 1000" svg:d="M0 1000c0-333 0-667 0-1000 333 0 667 0 1000 0 0 333 0 667 0 1000-333 0-667 0-1000 0z"><text:p/></draw:path><draw:path draw:style-name="gr63" draw:text-style-name="P98" svg:width="0.202cm" svg:height="0.222cm" svg:x="1.395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0cm" svg:y="1.014cm" svg:viewBox="0 0 1000 1000" svg:d="M0 1000c0-333 0-667 0-1000 333 0 667 0 1000 0 0 333 0 667 0 1000-333 0-667 0-1000 0z"><text:p/></draw:path><draw:path draw:style-name="gr63" draw:text-style-name="P89" svg:width="0.202cm" svg:height="0.222cm" svg:x="0.398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89cm" svg:height="0.193cm" svg:x="2.079cm" svg:y="1.76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1.08cm" svg:y="1.76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0.057cm" svg:y="1.75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3.489cm" svg:y="3.005cm" svg:viewBox="0 0 1001 1001" svg:d="M0 0c334 0 667 0 1001 0-84 334-167 667-251 1001-167 0-333 0-500 0-83-334-167-667-250-1001z"><text:p/></draw:path><draw:g draw:style-name="gr77"><draw:path draw:style-name="gr61" draw:text-style-name="P78" svg:width="0.999cm" svg:height="0.999cm" svg:x="3.489cm" svg:y="2.004cm" svg:viewBox="0 0 1000 1000" svg:d="M0 1000c0-333 0-667 0-1000 333 0 667 0 1000 0 0 333 0 667 0 1000-333 0-667 0-1000 0z"><text:p/></draw:path><draw:path draw:style-name="gr63" draw:text-style-name="P98" svg:width="0.202cm" svg:height="0.222cm" svg:x="3.887cm" svg:y="2.42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3.49cm" svg:y="1cm" svg:viewBox="0 0 1000 1000" svg:d="M0 1000c0-333 0-667 0-1000 333 0 667 0 1000 0 0 333 0 667 0 1000-333 0-667 0-1000 0z"><text:p/></draw:path><draw:path draw:style-name="gr4" draw:text-style-name="P75" svg:width="0.189cm" svg:height="0.193cm" svg:x="4.248cm" svg:y="2.06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g draw:style-name="gr77"><draw:path draw:style-name="gr61" draw:text-style-name="P78" svg:width="0.999cm" svg:height="0.999cm" svg:x="3.491cm" svg:y="0cm" svg:viewBox="0 0 1000 1000" svg:d="M0 1000c0-333 0-667 0-1000 333 0 667 0 1000 0 0 333 0 667 0 1000-333 0-667 0-1000 0z"><text:p/></draw:path><draw:path draw:style-name="gr63" draw:text-style-name="P98" svg:width="0.202cm" svg:height="0.222cm" svg:x="3.889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4.205cm" svg:y="0.052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90" draw:text-style-name="P99" svg:width="0.171cm" svg:height="0.193cm" svg:x="4.228cm" svg:y="1.10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201cm" svg:height="0.298cm" svg:x="3.882cm" svg:y="3.53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5.881cm" svg:y="4.789cm" svg:viewBox="0 0 1000 1000" svg:d="M0 1000c0-333 0-667 0-1000 333 0 667 0 1000 0 0 333 0 667 0 1000-333 0-667 0-1000 0z"><text:p/></draw:path><draw:path draw:style-name="gr12" draw:text-style-name="P75" svg:width="0.195cm" svg:height="0.199cm" svg:x="5.933cm" svg:y="5.53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3" draw:text-style-name="P73" svg:width="1cm" svg:height="1cm" svg:x="5.934cm" svg:y="4.376cm" svg:viewBox="0 0 1001 1001" svg:d="M0 0c334 0 667 0 1001 0-84 334-167 667-251 1001-167 0-333 0-500 0-83-334-167-667-250-1001z"><text:p/></draw:path><draw:g draw:style-name="gr77"><draw:path draw:style-name="gr61" draw:text-style-name="P78" svg:width="0.999cm" svg:height="0.999cm" svg:x="5.934cm" svg:y="3.375cm" svg:viewBox="0 0 1000 1000" svg:d="M0 1000c0-333 0-667 0-1000 333 0 667 0 1000 0 0 333 0 667 0 1000-333 0-667 0-1000 0z"><text:p/></draw:path><draw:path draw:style-name="gr63" draw:text-style-name="P98" svg:width="0.202cm" svg:height="0.222cm" svg:x="6.332cm" svg:y="3.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8" svg:width="0.999cm" svg:height="0.999cm" svg:x="5.935cm" svg:y="2.371cm" svg:viewBox="0 0 1000 1000" svg:d="M0 1000c0-333 0-667 0-1000 333 0 667 0 1000 0 0 333 0 667 0 1000-333 0-667 0-1000 0z"><text:p/></draw:path><draw:path draw:style-name="gr91" draw:text-style-name="P75" svg:width="0.189cm" svg:height="0.193cm" svg:x="5.993cm" svg:y="3.436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14" draw:text-style-name="P75" svg:width="0.171cm" svg:height="0.193cm" svg:x="5.993cm" svg:y="2.4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g draw:style-name="gr77"><draw:path draw:style-name="gr61" draw:text-style-name="P78" svg:width="0.999cm" svg:height="0.999cm" svg:x="5.936cm" svg:y="1.371cm" svg:viewBox="0 0 1000 1000" svg:d="M0 1000c0-333 0-667 0-1000 333 0 667 0 1000 0 0 333 0 667 0 1000-333 0-667 0-1000 0z"><text:p/></draw:path><draw:path draw:style-name="gr63" draw:text-style-name="P98" svg:width="0.202cm" svg:height="0.222cm" svg:x="6.334cm" svg:y="1.79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92" draw:text-style-name="P75" svg:width="0.195cm" svg:height="0.199cm" svg:x="5.998cm" svg:y="1.42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5" draw:text-style-name="P76" svg:width="0.201cm" svg:height="0.298cm" svg:x="6.337cm" svg:y="4.8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16" draw:text-style-name="P73" svg:width="1cm" svg:height="1cm" svg:x="6.407cm" svg:y="2.359cm" svg:viewBox="0 0 1001 1001" svg:d="M1001 0c0 334 0 667 0 1001-334-84-667-167-1001-251 0-167 0-333 0-500 334-83 667-167 1001-250z"><text:p/></draw:path><draw:path draw:style-name="gr61" draw:text-style-name="P77" svg:width="0.999cm" svg:height="0.999cm" svg:x="7.408cm" svg:y="2.358cm" svg:viewBox="0 0 1000 1000" svg:d="M0 1000c0-333 0-667 0-1000 333 0 667 0 1000 0 0 333 0 667 0 1000-333 0-667 0-1000 0z"><text:p/></draw:path><draw:g draw:style-name="gr77"><draw:path draw:style-name="gr61" draw:text-style-name="P78" svg:width="0.999cm" svg:height="0.999cm" svg:x="8.409cm" svg:y="2.358cm" svg:viewBox="0 0 1000 1000" svg:d="M0 1000c0-333 0-667 0-1000 333 0 667 0 1000 0 0 333 0 667 0 1000-333 0-667 0-1000 0z"><text:p/></draw:path><draw:path draw:style-name="gr63" draw:text-style-name="P98" svg:width="0.202cm" svg:height="0.222cm" svg:x="8.807cm" svg:y="2.78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9.406cm" svg:y="2.358cm" svg:viewBox="0 0 1000 1000" svg:d="M0 1000c0-333 0-667 0-1000 333 0 667 0 1000 0 0 333 0 667 0 1000-333 0-667 0-1000 0z"><text:p/></draw:path><draw:path draw:style-name="gr63" draw:text-style-name="P89" svg:width="0.202cm" svg:height="0.222cm" svg:x="9.804cm" svg:y="2.78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17" draw:text-style-name="P75" svg:width="0.189cm" svg:height="0.193cm" svg:x="7.457cm" svg:y="2.43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3" draw:text-style-name="P75" svg:width="0.171cm" svg:height="0.193cm" svg:x="8.49cm" svg:y="3.08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4" draw:text-style-name="P75" svg:width="0.195cm" svg:height="0.199cm" svg:x="9.458cm" svg:y="3.105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8" draw:text-style-name="P76" svg:width="0.201cm" svg:height="0.298cm" svg:x="6.607cm" svg:y="2.71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99" draw:text-style-name="P79" svg:width="0.199cm" svg:height="0.294cm" svg:x="0.92cm" svg:y="3.734cm" svg:viewBox="0 0 200 295" svg:d="M200 196c0 31-9 55-27 73-18 17-44 26-76 26-27 0-49-6-65-18-17-12-28-29-32-51l38-5c7 29 28 43 60 43 20 0 36-6 47-18s17-28 17-49c0-18-6-33-17-44-12-11-27-17-46-17-10 0-20 2-28 5-9 3-18 8-26 16h-37l10-157h165v32h-131l-6 92c17-13 37-19 60-19 29 0 52 8 69 25s25 39 25 66z"><text:p/></draw:path><draw:path draw:style-name="gr100" draw:text-style-name="P101" svg:width="0.181cm" svg:height="0.29cm" svg:x="3.648cm" svg:y="1.362cm" svg:viewBox="0 0 182 291" svg:d="M0 291c0-11 0-21 0-32 25 0 49 0 74 0 0-74 0-149 0-223-22 15-44 31-66 46 0-12 0-23 0-35 23-16 46-31 69-47 12 0 23 0 35 0 0 86 0 173 0 259 23 0 47 0 70 0 0 11 0 21 0 32-60 0-121 0-182 0z"><text:p/></draw:path></draw:g></text:p>
      <text:p text:style-name="Standard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Předposlední <text:span text:style-name="T29">BOB</text:span>. </text:p>
      <text:p text:style-name="P13"><draw:g text:anchor-type="as-char" draw:z-index="5" draw:name="Skupinový objekt 8" draw:style-name="gr57"><draw:path draw:style-name="gr3" draw:text-style-name="P74" svg:width="0.181cm" svg:height="0.29cm" svg:x="8.785cm" svg:y="5.107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7" draw:text-style-name="P81" svg:width="0.703cm" svg:height="0.699cm" svg:x="8.513cm" svg:y="4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73" svg:width="1cm" svg:height="1cm" svg:x="8.323cm" svg:y="2.733cm" svg:viewBox="0 0 1001 1001" svg:d="M0 1001c334 0 667 0 1001 0-84-334-167-667-251-1001-167 0-333 0-500 0-83 334-167 667-250 1001z"><text:p/></draw:path><draw:path draw:style-name="gr61" draw:text-style-name="P77" svg:width="0.999cm" svg:height="0.999cm" svg:x="8.323cm" svg:y="3.74cm" svg:viewBox="0 0 1000 1000" svg:d="M0 1000c0-333 0-667 0-1000 333 0 667 0 1000 0 0 333 0 667 0 1000-333 0-667 0-1000 0z"><text:p/></draw:path><draw:path draw:style-name="gr4" draw:text-style-name="P75" svg:width="0.171cm" svg:height="0.193cm" svg:x="8.388cm" svg:y="4.806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8.375cm" svg:y="3.80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8.712cm" svg:y="2.933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8.323cm" svg:y="4.741cm" svg:viewBox="0 0 1000 1000" svg:d="M0 1000c0-333 0-667 0-1000 333 0 667 0 1000 0 0 333 0 667 0 1000-333 0-667 0-1000 0z"><text:p/></draw:path><draw:path draw:style-name="gr63" draw:text-style-name="P89" svg:width="0.202cm" svg:height="0.222cm" svg:x="8.721cm" svg:y="4.16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8.322cm" svg:y="5.74cm" svg:viewBox="0 0 1000 1000" svg:d="M0 1000c0-333 0-667 0-1000 333 0 667 0 1000 0 0 333 0 667 0 1000-333 0-667 0-1000 0z"><text:p/></draw:path><draw:path draw:style-name="gr63" draw:text-style-name="P89" svg:width="0.202cm" svg:height="0.222cm" svg:x="8.72cm" svg:y="6.16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8.371cm" svg:y="5.801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181cm" svg:height="0.29cm" svg:x="6.282cm" svg:y="6.481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8" draw:text-style-name="P81" svg:width="0.703cm" svg:height="0.701cm" svg:x="6.01cm" svg:y="6.2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6" draw:text-style-name="P76" svg:width="0.181cm" svg:height="0.29cm" svg:x="3.329cm" svg:y="1.283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9" draw:text-style-name="P81" svg:width="0.701cm" svg:height="0.701cm" svg:x="3.074cm" svg:y="1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7" draw:text-style-name="P73" svg:width="1cm" svg:height="1cm" svg:x="1.361cm" svg:y="3.362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2.362cm" svg:y="3.361cm" svg:viewBox="0 0 1000 1000" svg:d="M0 1000c0-333 0-667 0-1000 333 0 667 0 1000 0 0 333 0 667 0 1000-333 0-667 0-1000 0z"><text:p/></draw:path><draw:path draw:style-name="gr63" draw:text-style-name="P89" svg:width="0.202cm" svg:height="0.222cm" svg:x="2.76cm" svg:y="3.78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3.363cm" svg:y="3.361cm" svg:viewBox="0 0 1000 1000" svg:d="M0 1000c0-333 0-667 0-1000 333 0 667 0 1000 0 0 333 0 667 0 1000-333 0-667 0-1000 0z"><text:p/></draw:path><draw:g draw:style-name="gr77"><draw:path draw:style-name="gr61" draw:text-style-name="P77" svg:width="0.999cm" svg:height="0.999cm" svg:x="4.36cm" svg:y="3.361cm" svg:viewBox="0 0 1000 1000" svg:d="M0 1000c0-333 0-667 0-1000 333 0 667 0 1000 0 0 333 0 667 0 1000-333 0-667 0-1000 0z"><text:p/></draw:path></draw:g><draw:path draw:style-name="gr4" draw:text-style-name="P75" svg:width="0.189cm" svg:height="0.193cm" svg:x="2.399cm" svg:y="3.4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0" draw:text-style-name="P99" svg:width="0.171cm" svg:height="0.193cm" svg:x="3.431cm" svg:y="3.4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4.449cm" svg:y="4.06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3.345cm" svg:y="3.77cm" svg:viewBox="0 0 1001 1001" svg:d="M0 1001c334 0 667 0 1001 0-84-334-167-667-251-1001-167 0-333 0-500 0-83 334-167 667-250 1001z"><text:p/></draw:path><draw:path draw:style-name="gr61" draw:text-style-name="P77" svg:width="0.999cm" svg:height="0.999cm" svg:x="3.345cm" svg:y="4.777cm" svg:viewBox="0 0 1000 1000" svg:d="M0 1000c0-333 0-667 0-1000 333 0 667 0 1000 0 0 333 0 667 0 1000-333 0-667 0-1000 0z"><text:p/></draw:path><draw:path draw:style-name="gr4" draw:text-style-name="P75" svg:width="0.171cm" svg:height="0.193cm" svg:x="3.41cm" svg:y="5.84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3.397cm" svg:y="4.842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3.734cm" svg:y="3.97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3.345cm" svg:y="5.778cm" svg:viewBox="0 0 1000 1000" svg:d="M0 1000c0-333 0-667 0-1000 333 0 667 0 1000 0 0 333 0 667 0 1000-333 0-667 0-1000 0z"><text:p/></draw:path><draw:path draw:style-name="gr63" draw:text-style-name="P89" svg:width="0.202cm" svg:height="0.222cm" svg:x="3.743cm" svg:y="6.20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3.344cm" svg:y="6.777cm" svg:viewBox="0 0 1000 1000" svg:d="M0 1000c0-333 0-667 0-1000 333 0 667 0 1000 0 0 333 0 667 0 1000-333 0-667 0-1000 0z"><text:p/></draw:path></draw:g><draw:path draw:style-name="gr90" draw:text-style-name="P99" svg:width="0.195cm" svg:height="0.199cm" svg:x="4.055cm" svg:y="6.838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3.794cm" svg:y="4.789cm" svg:viewBox="0 0 1001 1001" svg:d="M1001 0c0 334 0 667 0 1001-334-84-667-167-1001-251 0-167 0-333 0-500 334-83 667-167 1001-250z"><text:p/></draw:path><draw:g draw:style-name="gr77"><draw:path draw:style-name="gr61" draw:text-style-name="P77" svg:width="0.999cm" svg:height="0.999cm" svg:x="4.795cm" svg:y="4.788cm" svg:viewBox="0 0 1000 1000" svg:d="M0 1000c0-333 0-667 0-1000 333 0 667 0 1000 0 0 333 0 667 0 1000-333 0-667 0-1000 0z"><text:p/></draw:path><draw:path draw:style-name="gr63" draw:text-style-name="P89" svg:width="0.202cm" svg:height="0.222cm" svg:x="5.193cm" svg:y="5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5.796cm" svg:y="4.788cm" svg:viewBox="0 0 1000 1000" svg:d="M0 1000c0-333 0-667 0-1000 333 0 667 0 1000 0 0 333 0 667 0 1000-333 0-667 0-1000 0z"><text:p/></draw:path><draw:path draw:style-name="gr4" draw:text-style-name="P75" svg:width="0.189cm" svg:height="0.193cm" svg:x="4.832cm" svg:y="4.83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5.864cm" svg:y="4.83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181cm" svg:height="0.29cm" svg:x="4.009cm" svg:y="5.149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5.812cm" svg:y="5.106cm" svg:viewBox="0 0 1001 1001" svg:d="M0 1001c334 0 667 0 1001 0-84-334-167-667-251-1001-167 0-333 0-500 0-83 334-167 667-250 1001z"><text:p/></draw:path><draw:path draw:style-name="gr61" draw:text-style-name="P77" svg:width="0.999cm" svg:height="0.999cm" svg:x="5.812cm" svg:y="6.113cm" svg:viewBox="0 0 1000 1000" svg:d="M0 1000c0-333 0-667 0-1000 333 0 667 0 1000 0 0 333 0 667 0 1000-333 0-667 0-1000 0z"><text:p/></draw:path><draw:path draw:style-name="gr4" draw:text-style-name="P75" svg:width="0.171cm" svg:height="0.193cm" svg:x="5.877cm" svg:y="7.179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5.864cm" svg:y="6.178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6.201cm" svg:y="5.30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g draw:style-name="gr77"><draw:path draw:style-name="gr61" draw:text-style-name="P77" svg:width="0.999cm" svg:height="0.999cm" svg:x="5.812cm" svg:y="7.114cm" svg:viewBox="0 0 1000 1000" svg:d="M0 1000c0-333 0-667 0-1000 333 0 667 0 1000 0 0 333 0 667 0 1000-333 0-667 0-1000 0z"><text:p/></draw:path><draw:path draw:style-name="gr63" draw:text-style-name="P89" svg:width="0.202cm" svg:height="0.222cm" svg:x="6.21cm" svg:y="7.5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5.811cm" svg:y="8.113cm" svg:viewBox="0 0 1000 1000" svg:d="M0 1000c0-333 0-667 0-1000 333 0 667 0 1000 0 0 333 0 667 0 1000-333 0-667 0-1000 0z"><text:p/></draw:path><draw:path draw:style-name="gr63" draw:text-style-name="P89" svg:width="0.202cm" svg:height="0.222cm" svg:x="6.209cm" svg:y="8.53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5.86cm" svg:y="8.17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3.908cm" svg:y="1.015cm" svg:viewBox="0 0 1001 1001" svg:d="M0 0c0 334 0 667 0 1001 334-84 667-167 1001-251 0-167 0-333 0-500-334-83-667-167-1001-250z"><text:p/></draw:path><draw:g draw:style-name="gr77"><draw:path draw:style-name="gr61" draw:text-style-name="P77" svg:width="0.999cm" svg:height="0.999cm" svg:x="2.907cm" svg:y="1.014cm" svg:viewBox="0 0 1000 1000" svg:d="M0 1000c0-333 0-667 0-1000 333 0 667 0 1000 0 0 333 0 667 0 1000-333 0-667 0-1000 0z"><text:p/></draw:path></draw:g><draw:g draw:style-name="gr77"><draw:path draw:style-name="gr61" draw:text-style-name="P78" svg:width="0.999cm" svg:height="0.999cm" svg:x="1.909cm" svg:y="1.014cm" svg:viewBox="0 0 1000 1000" svg:d="M0 1000c0-333 0-667 0-1000 333 0 667 0 1000 0 0 333 0 667 0 1000-333 0-667 0-1000 0z"><text:p/></draw:path><draw:path draw:style-name="gr63" draw:text-style-name="P98" svg:width="0.202cm" svg:height="0.222cm" svg:x="2.307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0.912cm" svg:y="1.014cm" svg:viewBox="0 0 1000 1000" svg:d="M0 1000c0-333 0-667 0-1000 333 0 667 0 1000 0 0 333 0 667 0 1000-333 0-667 0-1000 0z"><text:p/></draw:path><draw:path draw:style-name="gr63" draw:text-style-name="P89" svg:width="0.202cm" svg:height="0.222cm" svg:x="1.31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89cm" svg:height="0.193cm" svg:x="2.991cm" svg:y="1.76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1.992cm" svg:y="1.76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0.969cm" svg:y="1.75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4.401cm" svg:y="3.005cm" svg:viewBox="0 0 1001 1001" svg:d="M0 0c334 0 667 0 1001 0-84 334-167 667-251 1001-167 0-333 0-500 0-83-334-167-667-250-1001z"><text:p/></draw:path><draw:g draw:style-name="gr77"><draw:path draw:style-name="gr61" draw:text-style-name="P78" svg:width="0.999cm" svg:height="0.999cm" svg:x="4.401cm" svg:y="2.004cm" svg:viewBox="0 0 1000 1000" svg:d="M0 1000c0-333 0-667 0-1000 333 0 667 0 1000 0 0 333 0 667 0 1000-333 0-667 0-1000 0z"><text:p/></draw:path><draw:path draw:style-name="gr63" draw:text-style-name="P98" svg:width="0.202cm" svg:height="0.222cm" svg:x="4.799cm" svg:y="2.42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7" svg:width="0.999cm" svg:height="0.999cm" svg:x="4.402cm" svg:y="1cm" svg:viewBox="0 0 1000 1000" svg:d="M0 1000c0-333 0-667 0-1000 333 0 667 0 1000 0 0 333 0 667 0 1000-333 0-667 0-1000 0z"><text:p/></draw:path><draw:path draw:style-name="gr4" draw:text-style-name="P75" svg:width="0.189cm" svg:height="0.193cm" svg:x="5.16cm" svg:y="2.06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g draw:style-name="gr77"><draw:path draw:style-name="gr61" draw:text-style-name="P78" svg:width="0.999cm" svg:height="0.999cm" svg:x="4.403cm" svg:y="0cm" svg:viewBox="0 0 1000 1000" svg:d="M0 1000c0-333 0-667 0-1000 333 0 667 0 1000 0 0 333 0 667 0 1000-333 0-667 0-1000 0z"><text:p/></draw:path><draw:path draw:style-name="gr63" draw:text-style-name="P98" svg:width="0.202cm" svg:height="0.222cm" svg:x="4.801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95cm" svg:height="0.199cm" svg:x="5.117cm" svg:y="0.052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4" draw:text-style-name="P75" svg:width="0.171cm" svg:height="0.193cm" svg:x="5.14cm" svg:y="1.10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201cm" svg:height="0.298cm" svg:x="4.794cm" svg:y="3.53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6.793cm" svg:y="4.789cm" svg:viewBox="0 0 1000 1000" svg:d="M0 1000c0-333 0-667 0-1000 333 0 667 0 1000 0 0 333 0 667 0 1000-333 0-667 0-1000 0z"><text:p/></draw:path><draw:path draw:style-name="gr12" draw:text-style-name="P75" svg:width="0.195cm" svg:height="0.199cm" svg:x="6.845cm" svg:y="5.53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3" draw:text-style-name="P73" svg:width="1cm" svg:height="1cm" svg:x="6.846cm" svg:y="4.376cm" svg:viewBox="0 0 1001 1001" svg:d="M0 0c334 0 667 0 1001 0-84 334-167 667-251 1001-167 0-333 0-500 0-83-334-167-667-250-1001z"><text:p/></draw:path><draw:g draw:style-name="gr77"><draw:path draw:style-name="gr61" draw:text-style-name="P78" svg:width="0.999cm" svg:height="0.999cm" svg:x="6.846cm" svg:y="3.375cm" svg:viewBox="0 0 1000 1000" svg:d="M0 1000c0-333 0-667 0-1000 333 0 667 0 1000 0 0 333 0 667 0 1000-333 0-667 0-1000 0z"><text:p/></draw:path><draw:path draw:style-name="gr63" draw:text-style-name="P98" svg:width="0.202cm" svg:height="0.222cm" svg:x="7.244cm" svg:y="3.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61" draw:text-style-name="P78" svg:width="0.999cm" svg:height="0.999cm" svg:x="6.847cm" svg:y="2.371cm" svg:viewBox="0 0 1000 1000" svg:d="M0 1000c0-333 0-667 0-1000 333 0 667 0 1000 0 0 333 0 667 0 1000-333 0-667 0-1000 0z"><text:p/></draw:path><draw:path draw:style-name="gr91" draw:text-style-name="P75" svg:width="0.189cm" svg:height="0.193cm" svg:x="6.905cm" svg:y="3.436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14" draw:text-style-name="P75" svg:width="0.171cm" svg:height="0.193cm" svg:x="6.905cm" svg:y="2.4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g draw:style-name="gr77"><draw:path draw:style-name="gr61" draw:text-style-name="P78" svg:width="0.999cm" svg:height="0.999cm" svg:x="6.848cm" svg:y="1.371cm" svg:viewBox="0 0 1000 1000" svg:d="M0 1000c0-333 0-667 0-1000 333 0 667 0 1000 0 0 333 0 667 0 1000-333 0-667 0-1000 0z"><text:p/></draw:path><draw:path draw:style-name="gr63" draw:text-style-name="P98" svg:width="0.202cm" svg:height="0.222cm" svg:x="7.246cm" svg:y="1.79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92" draw:text-style-name="P75" svg:width="0.195cm" svg:height="0.199cm" svg:x="6.91cm" svg:y="1.42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5" draw:text-style-name="P76" svg:width="0.201cm" svg:height="0.298cm" svg:x="7.249cm" svg:y="4.8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16" draw:text-style-name="P73" svg:width="1cm" svg:height="1cm" svg:x="7.319cm" svg:y="2.359cm" svg:viewBox="0 0 1001 1001" svg:d="M1001 0c0 334 0 667 0 1001-334-84-667-167-1001-251 0-167 0-333 0-500 334-83 667-167 1001-250z"><text:p/></draw:path><draw:path draw:style-name="gr61" draw:text-style-name="P77" svg:width="0.999cm" svg:height="0.999cm" svg:x="8.32cm" svg:y="2.358cm" svg:viewBox="0 0 1000 1000" svg:d="M0 1000c0-333 0-667 0-1000 333 0 667 0 1000 0 0 333 0 667 0 1000-333 0-667 0-1000 0z"><text:p/></draw:path><draw:g draw:style-name="gr77"><draw:path draw:style-name="gr61" draw:text-style-name="P78" svg:width="0.999cm" svg:height="0.999cm" svg:x="9.321cm" svg:y="2.358cm" svg:viewBox="0 0 1000 1000" svg:d="M0 1000c0-333 0-667 0-1000 333 0 667 0 1000 0 0 333 0 667 0 1000-333 0-667 0-1000 0z"><text:p/></draw:path><draw:path draw:style-name="gr63" draw:text-style-name="P98" svg:width="0.202cm" svg:height="0.222cm" svg:x="9.719cm" svg:y="2.78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10.318cm" svg:y="2.358cm" svg:viewBox="0 0 1000 1000" svg:d="M0 1000c0-333 0-667 0-1000 333 0 667 0 1000 0 0 333 0 667 0 1000-333 0-667 0-1000 0z"><text:p/></draw:path><draw:path draw:style-name="gr63" draw:text-style-name="P89" svg:width="0.202cm" svg:height="0.222cm" svg:x="10.716cm" svg:y="2.78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17" draw:text-style-name="P75" svg:width="0.189cm" svg:height="0.193cm" svg:x="8.369cm" svg:y="2.44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3" draw:text-style-name="P75" svg:width="0.171cm" svg:height="0.193cm" svg:x="9.402cm" svg:y="3.08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4" draw:text-style-name="P75" svg:width="0.195cm" svg:height="0.199cm" svg:x="10.37cm" svg:y="3.105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8" draw:text-style-name="P76" svg:width="0.201cm" svg:height="0.298cm" svg:x="7.519cm" svg:y="2.71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3" draw:text-style-name="P74" svg:width="0.181cm" svg:height="0.29cm" svg:x="4.56cm" svg:y="1.362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2.996cm" svg:y="6.789cm" svg:viewBox="0 0 1001 1001" svg:d="M0 0c0 334 0 667 0 1001 334-84 667-167 1001-251 0-167 0-333 0-500-334-83-667-167-1001-250z"><text:p/></draw:path><draw:g draw:style-name="gr77"><draw:path draw:style-name="gr61" draw:text-style-name="P77" svg:width="0.999cm" svg:height="0.999cm" svg:x="1.995cm" svg:y="6.788cm" svg:viewBox="0 0 1000 1000" svg:d="M0 1000c0-333 0-667 0-1000 333 0 667 0 1000 0 0 333 0 667 0 1000-333 0-667 0-1000 0z"><text:p/></draw:path></draw:g><draw:g draw:style-name="gr77"><draw:path draw:style-name="gr61" draw:text-style-name="P78" svg:width="0.999cm" svg:height="0.999cm" svg:x="0.997cm" svg:y="6.788cm" svg:viewBox="0 0 1000 1000" svg:d="M0 1000c0-333 0-667 0-1000 333 0 667 0 1000 0 0 333 0 667 0 1000-333 0-667 0-1000 0z"><text:p/></draw:path><draw:path draw:style-name="gr63" draw:text-style-name="P98" svg:width="0.202cm" svg:height="0.222cm" svg:x="2.395cm" svg:y="7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g draw:style-name="gr77"><draw:path draw:style-name="gr61" draw:text-style-name="P77" svg:width="0.999cm" svg:height="0.999cm" svg:x="0cm" svg:y="6.788cm" svg:viewBox="0 0 1000 1000" svg:d="M0 1000c0-333 0-667 0-1000 333 0 667 0 1000 0 0 333 0 667 0 1000-333 0-667 0-1000 0z"><text:p/></draw:path><draw:path draw:style-name="gr63" draw:text-style-name="P89" svg:width="0.202cm" svg:height="0.222cm" svg:x="0.398cm" svg:y="7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/draw:g><draw:path draw:style-name="gr4" draw:text-style-name="P75" svg:width="0.189cm" svg:height="0.193cm" svg:x="2.079cm" svg:y="7.53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0" draw:text-style-name="P99" svg:width="0.171cm" svg:height="0.193cm" svg:x="1.048cm" svg:y="6.836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0.057cm" svg:y="7.5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201cm" svg:height="0.298cm" svg:x="3.602cm" svg:y="7.1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90" draw:text-style-name="P100" svg:width="0.181cm" svg:height="0.29cm" svg:x="1.423cm" svg:y="7.226cm" svg:viewBox="0 0 182 291" svg:d="M0 291c0-11 0-21 0-32 25 0 49 0 74 0 0-74 0-149 0-223-22 15-44 31-66 46 0-12 0-23 0-35 23-16 46-31 69-47 12 0 23 0 35 0 0 86 0 173 0 259 23 0 47 0 70 0 0 11 0 21 0 32-60 0-121 0-182 0z"><text:p/></draw:path><draw:path draw:style-name="gr96" draw:text-style-name="P79" svg:width="0.194cm" svg:height="0.298cm" svg:x="1.839cm" svg:y="3.713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custom-shape draw:style-name="gr97" draw:text-style-name="P81" svg:width="0.703cm" svg:height="0.699cm" svg:x="1.15cm" svg:y="7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text:p>
      <text:p text:style-name="P57"/>
      <text:p text:style-name="P57"/>
      <text:p text:style-name="P57"/>
      <text:p text:style-name="Text_20_body">A poslední <text:span text:style-name="T29">BOA</text:span>. </text:p>
      <text:p text:style-name="P9"><draw:g text:anchor-type="as-char" draw:z-index="6" draw:name="Skupinový objekt 9" draw:style-name="gr57"><draw:path draw:style-name="gr3" draw:text-style-name="P74" svg:width="0.181cm" svg:height="0.29cm" svg:x="8.785cm" svg:y="5.107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7" draw:text-style-name="P81" svg:width="0.703cm" svg:height="0.699cm" svg:x="8.513cm" svg:y="4.9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5" draw:text-style-name="P73" svg:width="1cm" svg:height="1cm" svg:x="8.323cm" svg:y="2.733cm" svg:viewBox="0 0 1001 1001" svg:d="M0 1001c334 0 667 0 1001 0-84-334-167-667-251-1001-167 0-333 0-500 0-83 334-167 667-250 1001z"><text:p/></draw:path><draw:path draw:style-name="gr61" draw:text-style-name="P77" svg:width="0.999cm" svg:height="0.999cm" svg:x="8.323cm" svg:y="3.74cm" svg:viewBox="0 0 1000 1000" svg:d="M0 1000c0-333 0-667 0-1000 333 0 667 0 1000 0 0 333 0 667 0 1000-333 0-667 0-1000 0z"><text:p/></draw:path><draw:path draw:style-name="gr4" draw:text-style-name="P75" svg:width="0.171cm" svg:height="0.193cm" svg:x="8.388cm" svg:y="4.806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8.375cm" svg:y="3.80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8.712cm" svg:y="2.933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8.323cm" svg:y="4.741cm" svg:viewBox="0 0 1000 1000" svg:d="M0 1000c0-333 0-667 0-1000 333 0 667 0 1000 0 0 333 0 667 0 1000-333 0-667 0-1000 0z"><text:p/></draw:path><draw:path draw:style-name="gr63" draw:text-style-name="P89" svg:width="0.202cm" svg:height="0.222cm" svg:x="8.721cm" svg:y="4.16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8.322cm" svg:y="5.74cm" svg:viewBox="0 0 1000 1000" svg:d="M0 1000c0-333 0-667 0-1000 333 0 667 0 1000 0 0 333 0 667 0 1000-333 0-667 0-1000 0z"><text:p/></draw:path><draw:path draw:style-name="gr63" draw:text-style-name="P89" svg:width="0.202cm" svg:height="0.222cm" svg:x="8.72cm" svg:y="6.16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8.371cm" svg:y="5.801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181cm" svg:height="0.29cm" svg:x="6.282cm" svg:y="6.481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8" draw:text-style-name="P81" svg:width="0.703cm" svg:height="0.701cm" svg:x="6.01cm" svg:y="6.2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6" draw:text-style-name="P76" svg:width="0.181cm" svg:height="0.29cm" svg:x="3.329cm" svg:y="1.283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9" draw:text-style-name="P81" svg:width="0.701cm" svg:height="0.701cm" svg:x="3.074cm" svg:y="1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7" draw:text-style-name="P73" svg:width="1cm" svg:height="1cm" svg:x="1.361cm" svg:y="3.362cm" svg:viewBox="0 0 1001 1001" svg:d="M1001 0c0 334 0 667 0 1001-334-84-667-167-1001-251 0-167 0-333 0-500 334-83 667-167 1001-250z"><text:p/></draw:path><draw:path draw:style-name="gr61" draw:text-style-name="P77" svg:width="0.999cm" svg:height="0.999cm" svg:x="2.362cm" svg:y="3.361cm" svg:viewBox="0 0 1000 1000" svg:d="M0 1000c0-333 0-667 0-1000 333 0 667 0 1000 0 0 333 0 667 0 1000-333 0-667 0-1000 0z"><text:p/></draw:path><draw:path draw:style-name="gr63" draw:text-style-name="P89" svg:width="0.202cm" svg:height="0.222cm" svg:x="2.76cm" svg:y="3.78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3.363cm" svg:y="3.361cm" svg:viewBox="0 0 1000 1000" svg:d="M0 1000c0-333 0-667 0-1000 333 0 667 0 1000 0 0 333 0 667 0 1000-333 0-667 0-1000 0z"><text:p/></draw:path><draw:path draw:style-name="gr61" draw:text-style-name="P77" svg:width="0.999cm" svg:height="0.999cm" svg:x="4.36cm" svg:y="3.361cm" svg:viewBox="0 0 1000 1000" svg:d="M0 1000c0-333 0-667 0-1000 333 0 667 0 1000 0 0 333 0 667 0 1000-333 0-667 0-1000 0z"><text:p/></draw:path><draw:path draw:style-name="gr4" draw:text-style-name="P75" svg:width="0.189cm" svg:height="0.193cm" svg:x="2.399cm" svg:y="3.4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0" draw:text-style-name="P99" svg:width="0.171cm" svg:height="0.193cm" svg:x="3.431cm" svg:y="3.4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4.449cm" svg:y="4.06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3.345cm" svg:y="3.77cm" svg:viewBox="0 0 1001 1001" svg:d="M0 1001c334 0 667 0 1001 0-84-334-167-667-251-1001-167 0-333 0-500 0-83 334-167 667-250 1001z"><text:p/></draw:path><draw:path draw:style-name="gr61" draw:text-style-name="P77" svg:width="0.999cm" svg:height="0.999cm" svg:x="3.345cm" svg:y="4.777cm" svg:viewBox="0 0 1000 1000" svg:d="M0 1000c0-333 0-667 0-1000 333 0 667 0 1000 0 0 333 0 667 0 1000-333 0-667 0-1000 0z"><text:p/></draw:path><draw:path draw:style-name="gr4" draw:text-style-name="P75" svg:width="0.171cm" svg:height="0.193cm" svg:x="3.41cm" svg:y="5.84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3.397cm" svg:y="4.842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3.734cm" svg:y="3.97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3.345cm" svg:y="5.778cm" svg:viewBox="0 0 1000 1000" svg:d="M0 1000c0-333 0-667 0-1000 333 0 667 0 1000 0 0 333 0 667 0 1000-333 0-667 0-1000 0z"><text:p/></draw:path><draw:path draw:style-name="gr63" draw:text-style-name="P89" svg:width="0.202cm" svg:height="0.222cm" svg:x="3.743cm" svg:y="6.20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3.344cm" svg:y="6.777cm" svg:viewBox="0 0 1000 1000" svg:d="M0 1000c0-333 0-667 0-1000 333 0 667 0 1000 0 0 333 0 667 0 1000-333 0-667 0-1000 0z"><text:p/></draw:path><draw:path draw:style-name="gr90" draw:text-style-name="P99" svg:width="0.195cm" svg:height="0.199cm" svg:x="4.055cm" svg:y="6.838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3.794cm" svg:y="4.789cm" svg:viewBox="0 0 1001 1001" svg:d="M1001 0c0 334 0 667 0 1001-334-84-667-167-1001-251 0-167 0-333 0-500 334-83 667-167 1001-250z"><text:p/></draw:path><draw:path draw:style-name="gr61" draw:text-style-name="P77" svg:width="0.999cm" svg:height="0.999cm" svg:x="4.795cm" svg:y="4.788cm" svg:viewBox="0 0 1000 1000" svg:d="M0 1000c0-333 0-667 0-1000 333 0 667 0 1000 0 0 333 0 667 0 1000-333 0-667 0-1000 0z"><text:p/></draw:path><draw:path draw:style-name="gr63" draw:text-style-name="P89" svg:width="0.202cm" svg:height="0.222cm" svg:x="5.193cm" svg:y="5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5.796cm" svg:y="4.788cm" svg:viewBox="0 0 1000 1000" svg:d="M0 1000c0-333 0-667 0-1000 333 0 667 0 1000 0 0 333 0 667 0 1000-333 0-667 0-1000 0z"><text:p/></draw:path><draw:path draw:style-name="gr4" draw:text-style-name="P75" svg:width="0.189cm" svg:height="0.193cm" svg:x="4.832cm" svg:y="4.83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5.864cm" svg:y="4.83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181cm" svg:height="0.29cm" svg:x="4.009cm" svg:y="5.149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5.812cm" svg:y="5.106cm" svg:viewBox="0 0 1001 1001" svg:d="M0 1001c334 0 667 0 1001 0-84-334-167-667-251-1001-167 0-333 0-500 0-83 334-167 667-250 1001z"><text:p/></draw:path><draw:path draw:style-name="gr61" draw:text-style-name="P77" svg:width="0.999cm" svg:height="0.999cm" svg:x="5.812cm" svg:y="6.113cm" svg:viewBox="0 0 1000 1000" svg:d="M0 1000c0-333 0-667 0-1000 333 0 667 0 1000 0 0 333 0 667 0 1000-333 0-667 0-1000 0z"><text:p/></draw:path><draw:path draw:style-name="gr4" draw:text-style-name="P75" svg:width="0.171cm" svg:height="0.193cm" svg:x="5.877cm" svg:y="7.179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89cm" svg:height="0.193cm" svg:x="5.864cm" svg:y="6.178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6.201cm" svg:y="5.30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5.812cm" svg:y="7.114cm" svg:viewBox="0 0 1000 1000" svg:d="M0 1000c0-333 0-667 0-1000 333 0 667 0 1000 0 0 333 0 667 0 1000-333 0-667 0-1000 0z"><text:p/></draw:path><draw:path draw:style-name="gr63" draw:text-style-name="P89" svg:width="0.202cm" svg:height="0.222cm" svg:x="6.21cm" svg:y="7.5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5.811cm" svg:y="8.113cm" svg:viewBox="0 0 1000 1000" svg:d="M0 1000c0-333 0-667 0-1000 333 0 667 0 1000 0 0 333 0 667 0 1000-333 0-667 0-1000 0z"><text:p/></draw:path><draw:path draw:style-name="gr63" draw:text-style-name="P89" svg:width="0.202cm" svg:height="0.222cm" svg:x="6.209cm" svg:y="8.53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5.86cm" svg:y="8.17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3.908cm" svg:y="1.015cm" svg:viewBox="0 0 1001 1001" svg:d="M0 0c0 334 0 667 0 1001 334-84 667-167 1001-251 0-167 0-333 0-500-334-83-667-167-1001-250z"><text:p/></draw:path><draw:path draw:style-name="gr61" draw:text-style-name="P77" svg:width="0.999cm" svg:height="0.999cm" svg:x="2.907cm" svg:y="1.014cm" svg:viewBox="0 0 1000 1000" svg:d="M0 1000c0-333 0-667 0-1000 333 0 667 0 1000 0 0 333 0 667 0 1000-333 0-667 0-1000 0z"><text:p/></draw:path><draw:path draw:style-name="gr61" draw:text-style-name="P78" svg:width="0.999cm" svg:height="0.999cm" svg:x="1.909cm" svg:y="1.014cm" svg:viewBox="0 0 1000 1000" svg:d="M0 1000c0-333 0-667 0-1000 333 0 667 0 1000 0 0 333 0 667 0 1000-333 0-667 0-1000 0z"><text:p/></draw:path><draw:path draw:style-name="gr63" draw:text-style-name="P98" svg:width="0.202cm" svg:height="0.222cm" svg:x="2.307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0.912cm" svg:y="1.014cm" svg:viewBox="0 0 1000 1000" svg:d="M0 1000c0-333 0-667 0-1000 333 0 667 0 1000 0 0 333 0 667 0 1000-333 0-667 0-1000 0z"><text:p/></draw:path><draw:path draw:style-name="gr63" draw:text-style-name="P89" svg:width="0.202cm" svg:height="0.222cm" svg:x="1.31cm" svg:y="1.43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89cm" svg:height="0.193cm" svg:x="2.991cm" svg:y="1.76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1.992cm" svg:y="1.76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0.969cm" svg:y="1.75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4.401cm" svg:y="3.005cm" svg:viewBox="0 0 1001 1001" svg:d="M0 0c334 0 667 0 1001 0-84 334-167 667-251 1001-167 0-333 0-500 0-83-334-167-667-250-1001z"><text:p/></draw:path><draw:path draw:style-name="gr61" draw:text-style-name="P78" svg:width="0.999cm" svg:height="0.999cm" svg:x="4.401cm" svg:y="2.004cm" svg:viewBox="0 0 1000 1000" svg:d="M0 1000c0-333 0-667 0-1000 333 0 667 0 1000 0 0 333 0 667 0 1000-333 0-667 0-1000 0z"><text:p/></draw:path><draw:path draw:style-name="gr63" draw:text-style-name="P98" svg:width="0.202cm" svg:height="0.222cm" svg:x="4.799cm" svg:y="2.42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4.402cm" svg:y="1cm" svg:viewBox="0 0 1000 1000" svg:d="M0 1000c0-333 0-667 0-1000 333 0 667 0 1000 0 0 333 0 667 0 1000-333 0-667 0-1000 0z"><text:p/></draw:path><draw:path draw:style-name="gr4" draw:text-style-name="P75" svg:width="0.189cm" svg:height="0.193cm" svg:x="5.16cm" svg:y="2.06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1" draw:text-style-name="P78" svg:width="0.999cm" svg:height="0.999cm" svg:x="4.403cm" svg:y="0cm" svg:viewBox="0 0 1000 1000" svg:d="M0 1000c0-333 0-667 0-1000 333 0 667 0 1000 0 0 333 0 667 0 1000-333 0-667 0-1000 0z"><text:p/></draw:path><draw:path draw:style-name="gr63" draw:text-style-name="P98" svg:width="0.202cm" svg:height="0.222cm" svg:x="4.801cm" svg:y="0.425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4" draw:text-style-name="P75" svg:width="0.195cm" svg:height="0.199cm" svg:x="5.117cm" svg:y="0.052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4" draw:text-style-name="P75" svg:width="0.171cm" svg:height="0.193cm" svg:x="5.14cm" svg:y="1.101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201cm" svg:height="0.298cm" svg:x="4.794cm" svg:y="3.53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6.793cm" svg:y="4.789cm" svg:viewBox="0 0 1000 1000" svg:d="M0 1000c0-333 0-667 0-1000 333 0 667 0 1000 0 0 333 0 667 0 1000-333 0-667 0-1000 0z"><text:p/></draw:path><draw:path draw:style-name="gr12" draw:text-style-name="P75" svg:width="0.195cm" svg:height="0.199cm" svg:x="6.845cm" svg:y="5.536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3" draw:text-style-name="P73" svg:width="1cm" svg:height="1cm" svg:x="6.846cm" svg:y="4.376cm" svg:viewBox="0 0 1001 1001" svg:d="M0 0c334 0 667 0 1001 0-84 334-167 667-251 1001-167 0-333 0-500 0-83-334-167-667-250-1001z"><text:p/></draw:path><draw:path draw:style-name="gr61" draw:text-style-name="P78" svg:width="0.999cm" svg:height="0.999cm" svg:x="6.846cm" svg:y="3.375cm" svg:viewBox="0 0 1000 1000" svg:d="M0 1000c0-333 0-667 0-1000 333 0 667 0 1000 0 0 333 0 667 0 1000-333 0-667 0-1000 0z"><text:p/></draw:path><draw:path draw:style-name="gr63" draw:text-style-name="P98" svg:width="0.202cm" svg:height="0.222cm" svg:x="7.244cm" svg:y="3.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8" svg:width="0.999cm" svg:height="0.999cm" svg:x="6.847cm" svg:y="2.371cm" svg:viewBox="0 0 1000 1000" svg:d="M0 1000c0-333 0-667 0-1000 333 0 667 0 1000 0 0 333 0 667 0 1000-333 0-667 0-1000 0z"><text:p/></draw:path><draw:path draw:style-name="gr91" draw:text-style-name="P75" svg:width="0.189cm" svg:height="0.193cm" svg:x="6.905cm" svg:y="3.436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14" draw:text-style-name="P75" svg:width="0.171cm" svg:height="0.193cm" svg:x="6.905cm" svg:y="2.4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1" draw:text-style-name="P78" svg:width="0.999cm" svg:height="0.999cm" svg:x="6.848cm" svg:y="1.371cm" svg:viewBox="0 0 1000 1000" svg:d="M0 1000c0-333 0-667 0-1000 333 0 667 0 1000 0 0 333 0 667 0 1000-333 0-667 0-1000 0z"><text:p/></draw:path><draw:path draw:style-name="gr63" draw:text-style-name="P98" svg:width="0.202cm" svg:height="0.222cm" svg:x="7.246cm" svg:y="1.79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92" draw:text-style-name="P75" svg:width="0.195cm" svg:height="0.199cm" svg:x="6.91cm" svg:y="1.42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5" draw:text-style-name="P76" svg:width="0.201cm" svg:height="0.298cm" svg:x="7.249cm" svg:y="4.8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16" draw:text-style-name="P73" svg:width="1cm" svg:height="1cm" svg:x="7.319cm" svg:y="2.359cm" svg:viewBox="0 0 1001 1001" svg:d="M1001 0c0 334 0 667 0 1001-334-84-667-167-1001-251 0-167 0-333 0-500 334-83 667-167 1001-250z"><text:p/></draw:path><draw:path draw:style-name="gr61" draw:text-style-name="P77" svg:width="0.999cm" svg:height="0.999cm" svg:x="8.32cm" svg:y="2.358cm" svg:viewBox="0 0 1000 1000" svg:d="M0 1000c0-333 0-667 0-1000 333 0 667 0 1000 0 0 333 0 667 0 1000-333 0-667 0-1000 0z"><text:p/></draw:path><draw:path draw:style-name="gr61" draw:text-style-name="P78" svg:width="0.999cm" svg:height="0.999cm" svg:x="9.321cm" svg:y="2.358cm" svg:viewBox="0 0 1000 1000" svg:d="M0 1000c0-333 0-667 0-1000 333 0 667 0 1000 0 0 333 0 667 0 1000-333 0-667 0-1000 0z"><text:p/></draw:path><draw:path draw:style-name="gr63" draw:text-style-name="P98" svg:width="0.202cm" svg:height="0.222cm" svg:x="9.719cm" svg:y="2.78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10.318cm" svg:y="2.358cm" svg:viewBox="0 0 1000 1000" svg:d="M0 1000c0-333 0-667 0-1000 333 0 667 0 1000 0 0 333 0 667 0 1000-333 0-667 0-1000 0z"><text:p/></draw:path><draw:path draw:style-name="gr63" draw:text-style-name="P89" svg:width="0.202cm" svg:height="0.222cm" svg:x="10.716cm" svg:y="2.78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17" draw:text-style-name="P75" svg:width="0.189cm" svg:height="0.193cm" svg:x="8.369cm" svg:y="2.441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93" draw:text-style-name="P75" svg:width="0.171cm" svg:height="0.193cm" svg:x="9.402cm" svg:y="3.08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94" draw:text-style-name="P75" svg:width="0.195cm" svg:height="0.199cm" svg:x="10.37cm" svg:y="3.105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8" draw:text-style-name="P76" svg:width="0.201cm" svg:height="0.298cm" svg:x="7.519cm" svg:y="2.71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3" draw:text-style-name="P74" svg:width="0.181cm" svg:height="0.29cm" svg:x="4.56cm" svg:y="1.362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2.996cm" svg:y="6.789cm" svg:viewBox="0 0 1001 1001" svg:d="M0 0c0 334 0 667 0 1001 334-84 667-167 1001-251 0-167 0-333 0-500-334-83-667-167-1001-250z"><text:p/></draw:path><draw:path draw:style-name="gr61" draw:text-style-name="P77" svg:width="0.999cm" svg:height="0.999cm" svg:x="1.995cm" svg:y="6.788cm" svg:viewBox="0 0 1000 1000" svg:d="M0 1000c0-333 0-667 0-1000 333 0 667 0 1000 0 0 333 0 667 0 1000-333 0-667 0-1000 0z"><text:p/></draw:path><draw:path draw:style-name="gr61" draw:text-style-name="P78" svg:width="0.999cm" svg:height="0.999cm" svg:x="0.997cm" svg:y="6.788cm" svg:viewBox="0 0 1000 1000" svg:d="M0 1000c0-333 0-667 0-1000 333 0 667 0 1000 0 0 333 0 667 0 1000-333 0-667 0-1000 0z"><text:p/></draw:path><draw:path draw:style-name="gr61" draw:text-style-name="P77" svg:width="0.999cm" svg:height="0.999cm" svg:x="0cm" svg:y="6.788cm" svg:viewBox="0 0 1000 1000" svg:d="M0 1000c0-333 0-667 0-1000 333 0 667 0 1000 0 0 333 0 667 0 1000-333 0-667 0-1000 0z"><text:p/></draw:path><draw:path draw:style-name="gr63" draw:text-style-name="P89" svg:width="0.202cm" svg:height="0.222cm" svg:x="0.398cm" svg:y="7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90" draw:text-style-name="P99" svg:width="0.189cm" svg:height="0.193cm" svg:x="2.032cm" svg:y="6.842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1.048cm" svg:y="6.836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0.057cm" svg:y="7.53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6" draw:text-style-name="P76" svg:width="0.201cm" svg:height="0.298cm" svg:x="3.602cm" svg:y="7.1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" draw:text-style-name="P76" svg:width="0.181cm" svg:height="0.29cm" svg:x="1.423cm" svg:y="7.226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87" draw:text-style-name="P81" svg:width="0.703cm" svg:height="0.699cm" svg:x="1.15cm" svg:y="7.01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90" draw:text-style-name="P100" svg:width="0.181cm" svg:height="0.29cm" svg:x="2.44cm" svg:y="7.198cm" svg:viewBox="0 0 182 291" svg:d="M0 291c0-11 0-21 0-32 25 0 49 0 74 0 0-74 0-149 0-223-22 15-44 31-66 46 0-12 0-23 0-35 23-16 46-31 69-47 12 0 23 0 35 0 0 86 0 173 0 259 23 0 47 0 70 0 0 11 0 21 0 32-60 0-121 0-182 0z"><text:p/></draw:path><draw:custom-shape draw:style-name="gr95" draw:text-style-name="P81" svg:width="0.703cm" svg:height="0.701cm" svg:x="2.168cm" svg:y="6.9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path draw:style-name="gr20" draw:text-style-name="P79" svg:width="0.191cm" svg:height="0.29cm" svg:x="1.818cm" svg:y="3.725cm" svg:viewBox="0 0 192 291" svg:d="M192 31c-30 45-51 80-63 106s-21 51-27 76-10 51-10 78h-38c0-37 8-76 23-117 16-41 42-89 79-142h-156v-32h192z"><text:p/></draw:path></draw:g></text:p>
      <text:p text:style-name="Standard"/>
      <text:p text:style-name="Text_20_body"/>
      <text:p text:style-name="Text_20_body">Systematické přečtení stromu (<text:span text:style-name="T96">využil jsem</text:span> rekurz<text:span text:style-name="T96">i</text:span>) poté dá výsledek → seřazená slova s počtem kolikrát se vyskytují. Unikáty jsou pouze jednou; bez duplicit je výpis bez počtů; a pro seřazený seznam je potřeba vypsat každé slovo tolikrát kolikrát se vyskytuje. </text:p>
      <text:p text:style-name="Text_20_body"/>
      <text:p text:style-name="P18">Je vidět že nějaké přečnívající větve by šly uříznout, čímž by se ušetřila nějaká <text:span text:style-name="T35">ta </text:span>RAM<text:span text:style-name="T35">ka</text:span>. <text:span text:style-name="T38">S</text:span><text:span text:style-name="T35">trom by pak vypadal v podstatě </text:span><text:span text:style-name="T38">následovně</text:span><text:span text:style-name="T35"> – uvedeno bez pomocných písmen neb vše je jen dle indexů. </text:span></text:p>
      <text:p text:style-name="P47"/>
      <text:p text:style-name="P3"><text:soft-page-break/><draw:g text:anchor-type="as-char" draw:z-index="7" draw:name="Skupinový objekt 10" draw:style-name="gr1"><draw:path draw:style-name="gr6" draw:text-style-name="P76" svg:width="0.181cm" svg:height="0.29cm" svg:x="5.237cm" svg:y="5.481cm" svg:viewBox="0 0 182 291" svg:d="M0 291c0-11 0-21 0-32 25 0 49 0 74 0 0-74 0-149 0-223-22 15-44 31-66 46 0-12 0-23 0-35 23-16 46-31 69-47 12 0 23 0 35 0 0 86 0 173 0 259 23 0 47 0 70 0 0 11 0 21 0 32-60 0-121 0-182 0z"><text:p/></draw:path><draw:path draw:style-name="gr6" draw:text-style-name="P76" svg:width="0.181cm" svg:height="0.29cm" svg:x="2.332cm" svg:y="0.398cm" svg:viewBox="0 0 182 291" svg:d="M0 291c0-11 0-21 0-32 25 0 49 0 74 0 0-74 0-149 0-223-22 15-44 31-66 46 0-12 0-23 0-35 23-16 46-31 69-47 12 0 23 0 35 0 0 86 0 173 0 259 23 0 47 0 70 0 0 11 0 21 0 32-60 0-121 0-182 0z"><text:p/></draw:path><draw:path draw:style-name="gr7" draw:text-style-name="P73" svg:width="1cm" svg:height="1cm" svg:x="0.364cm" svg:y="2.362cm" svg:viewBox="0 0 1001 1001" svg:d="M1001 0c0 334 0 667 0 1001-334-84-667-167-1001-251 0-167 0-333 0-500 334-83 667-167 1001-250z"><text:p/></draw:path><draw:path draw:style-name="gr61" draw:text-style-name="P77" svg:width="0.999cm" svg:height="0.999cm" svg:x="1.365cm" svg:y="2.361cm" svg:viewBox="0 0 1000 1000" svg:d="M0 1000c0-333 0-667 0-1000 333 0 667 0 1000 0 0 333 0 667 0 1000-333 0-667 0-1000 0z"><text:p/></draw:path><draw:path draw:style-name="gr63" draw:text-style-name="P89" svg:width="0.202cm" svg:height="0.222cm" svg:x="1.763cm" svg:y="2.786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2.366cm" svg:y="2.361cm" svg:viewBox="0 0 1000 1000" svg:d="M0 1000c0-333 0-667 0-1000 333 0 667 0 1000 0 0 333 0 667 0 1000-333 0-667 0-1000 0z"><text:p/></draw:path><draw:path draw:style-name="gr61" draw:text-style-name="P77" svg:width="0.999cm" svg:height="0.999cm" svg:x="3.363cm" svg:y="2.361cm" svg:viewBox="0 0 1000 1000" svg:d="M0 1000c0-333 0-667 0-1000 333 0 667 0 1000 0 0 333 0 667 0 1000-333 0-667 0-1000 0z"><text:p/></draw:path><draw:path draw:style-name="gr5" draw:text-style-name="P73" svg:width="1cm" svg:height="1cm" svg:x="2.348cm" svg:y="2.77cm" svg:viewBox="0 0 1001 1001" svg:d="M0 1001c334 0 667 0 1001 0-84-334-167-667-251-1001-167 0-333 0-500 0-83 334-167 667-250 1001z"><text:p/></draw:path><draw:path draw:style-name="gr61" draw:text-style-name="P77" svg:width="0.999cm" svg:height="0.999cm" svg:x="2.348cm" svg:y="3.777cm" svg:viewBox="0 0 1000 1000" svg:d="M0 1000c0-333 0-667 0-1000 333 0 667 0 1000 0 0 333 0 667 0 1000-333 0-667 0-1000 0z"><text:p/></draw:path><draw:path draw:style-name="gr6" draw:text-style-name="P76" svg:width="0.201cm" svg:height="0.298cm" svg:x="2.737cm" svg:y="2.97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2.348cm" svg:y="4.778cm" svg:viewBox="0 0 1000 1000" svg:d="M0 1000c0-333 0-667 0-1000 333 0 667 0 1000 0 0 333 0 667 0 1000-333 0-667 0-1000 0z"><text:p/></draw:path><draw:path draw:style-name="gr63" draw:text-style-name="P89" svg:width="0.202cm" svg:height="0.222cm" svg:x="2.746cm" svg:y="5.20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2.347cm" svg:y="5.777cm" svg:viewBox="0 0 1000 1000" svg:d="M0 1000c0-333 0-667 0-1000 333 0 667 0 1000 0 0 333 0 667 0 1000-333 0-667 0-1000 0z"><text:p/></draw:path><draw:path draw:style-name="gr5" draw:text-style-name="P73" svg:width="1cm" svg:height="1cm" svg:x="2.797cm" svg:y="3.789cm" svg:viewBox="0 0 1001 1001" svg:d="M1001 0c0 334 0 667 0 1001-334-84-667-167-1001-251 0-167 0-333 0-500 334-83 667-167 1001-250z"><text:p/></draw:path><draw:path draw:style-name="gr61" draw:text-style-name="P77" svg:width="0.999cm" svg:height="0.999cm" svg:x="3.798cm" svg:y="3.788cm" svg:viewBox="0 0 1000 1000" svg:d="M0 1000c0-333 0-667 0-1000 333 0 667 0 1000 0 0 333 0 667 0 1000-333 0-667 0-1000 0z"><text:p/></draw:path><draw:path draw:style-name="gr63" draw:text-style-name="P89" svg:width="0.202cm" svg:height="0.222cm" svg:x="4.196cm" svg:y="4.213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4.799cm" svg:y="3.788cm" svg:viewBox="0 0 1000 1000" svg:d="M0 1000c0-333 0-667 0-1000 333 0 667 0 1000 0 0 333 0 667 0 1000-333 0-667 0-1000 0z"><text:p/></draw:path><draw:path draw:style-name="gr6" draw:text-style-name="P76" svg:width="0.181cm" svg:height="0.29cm" svg:x="3.012cm" svg:y="4.149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4.815cm" svg:y="4.106cm" svg:viewBox="0 0 1001 1001" svg:d="M0 1001c334 0 667 0 1001 0-84-334-167-667-251-1001-167 0-333 0-500 0-83 334-167 667-250 1001z"><text:p/></draw:path><draw:path draw:style-name="gr61" draw:text-style-name="P77" svg:width="0.999cm" svg:height="0.999cm" svg:x="4.815cm" svg:y="5.113cm" svg:viewBox="0 0 1000 1000" svg:d="M0 1000c0-333 0-667 0-1000 333 0 667 0 1000 0 0 333 0 667 0 1000-333 0-667 0-1000 0z"><text:p/></draw:path><draw:path draw:style-name="gr6" draw:text-style-name="P76" svg:width="0.201cm" svg:height="0.298cm" svg:x="5.204cm" svg:y="4.30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5" draw:text-style-name="P73" svg:width="1cm" svg:height="1cm" svg:x="2.911cm" svg:y="0.015cm" svg:viewBox="0 0 1001 1001" svg:d="M0 0c0 334 0 667 0 1001 334-84 667-167 1001-251 0-167 0-333 0-500-334-83-667-167-1001-250z"><text:p/></draw:path><draw:path draw:style-name="gr61" draw:text-style-name="P77" svg:width="0.999cm" svg:height="0.999cm" svg:x="1.91cm" svg:y="0.014cm" svg:viewBox="0 0 1000 1000" svg:d="M0 1000c0-333 0-667 0-1000 333 0 667 0 1000 0 0 333 0 667 0 1000-333 0-667 0-1000 0z"><text:p/></draw:path><draw:path draw:style-name="gr5" draw:text-style-name="P73" svg:width="1cm" svg:height="1cm" svg:x="3.404cm" svg:y="2.005cm" svg:viewBox="0 0 1001 1001" svg:d="M0 0c334 0 667 0 1001 0-84 334-167 667-251 1001-167 0-333 0-500 0-83-334-167-667-250-1001z"><text:p/></draw:path><draw:path draw:style-name="gr61" draw:text-style-name="P78" svg:width="0.999cm" svg:height="0.999cm" svg:x="3.404cm" svg:y="1.004cm" svg:viewBox="0 0 1000 1000" svg:d="M0 1000c0-333 0-667 0-1000 333 0 667 0 1000 0 0 333 0 667 0 1000-333 0-667 0-1000 0z"><text:p/></draw:path><draw:path draw:style-name="gr63" draw:text-style-name="P98" svg:width="0.202cm" svg:height="0.222cm" svg:x="3.802cm" svg:y="1.429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7" svg:width="0.999cm" svg:height="0.999cm" svg:x="3.405cm" svg:y="0cm" svg:viewBox="0 0 1000 1000" svg:d="M0 1000c0-333 0-667 0-1000 333 0 667 0 1000 0 0 333 0 667 0 1000-333 0-667 0-1000 0z"><text:p/></draw:path><draw:path draw:style-name="gr6" draw:text-style-name="P76" svg:width="0.201cm" svg:height="0.298cm" svg:x="3.797cm" svg:y="2.53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5.796cm" svg:y="3.789cm" svg:viewBox="0 0 1000 1000" svg:d="M0 1000c0-333 0-667 0-1000 333 0 667 0 1000 0 0 333 0 667 0 1000-333 0-667 0-1000 0z"><text:p/></draw:path><draw:path draw:style-name="gr13" draw:text-style-name="P73" svg:width="1cm" svg:height="1cm" svg:x="5.849cm" svg:y="3.376cm" svg:viewBox="0 0 1001 1001" svg:d="M0 0c334 0 667 0 1001 0-84 334-167 667-251 1001-167 0-333 0-500 0-83-334-167-667-250-1001z"><text:p/></draw:path><draw:path draw:style-name="gr61" draw:text-style-name="P78" svg:width="0.999cm" svg:height="0.999cm" svg:x="5.849cm" svg:y="2.375cm" svg:viewBox="0 0 1000 1000" svg:d="M0 1000c0-333 0-667 0-1000 333 0 667 0 1000 0 0 333 0 667 0 1000-333 0-667 0-1000 0z"><text:p/></draw:path><draw:path draw:style-name="gr63" draw:text-style-name="P98" svg:width="0.202cm" svg:height="0.222cm" svg:x="6.247cm" svg:y="2.8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8" svg:width="0.999cm" svg:height="0.999cm" svg:x="5.85cm" svg:y="1.371cm" svg:viewBox="0 0 1000 1000" svg:d="M0 1000c0-333 0-667 0-1000 333 0 667 0 1000 0 0 333 0 667 0 1000-333 0-667 0-1000 0z"><text:p/></draw:path><draw:path draw:style-name="gr15" draw:text-style-name="P76" svg:width="0.201cm" svg:height="0.298cm" svg:x="6.252cm" svg:y="3.8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16" draw:text-style-name="P73" svg:width="1cm" svg:height="1cm" svg:x="6.322cm" svg:y="1.359cm" svg:viewBox="0 0 1001 1001" svg:d="M1001 0c0 334 0 667 0 1001-334-84-667-167-1001-251 0-167 0-333 0-500 334-83 667-167 1001-250z"><text:p/></draw:path><draw:path draw:style-name="gr61" draw:text-style-name="P77" svg:width="0.999cm" svg:height="0.999cm" svg:x="7.323cm" svg:y="1.358cm" svg:viewBox="0 0 1000 1000" svg:d="M0 1000c0-333 0-667 0-1000 333 0 667 0 1000 0 0 333 0 667 0 1000-333 0-667 0-1000 0z"><text:p/></draw:path><draw:path draw:style-name="gr18" draw:text-style-name="P76" svg:width="0.201cm" svg:height="0.298cm" svg:x="6.522cm" svg:y="1.715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85" draw:text-style-name="P73" svg:width="1cm" svg:height="1cm" draw:transform="rotate (-3.14159265358979) translate (8.38830555555555cm 2.83730555555553cm)" svg:viewBox="0 0 1001 1001" svg:d="M1001 0c-334 0-667 0-1001 0 84 334 167 667 251 1001 167 0 333 0 500 0 83-334 167-667 250-1001z"><text:p/></draw:path><draw:path draw:style-name="gr61" draw:text-style-name="P78" svg:width="0.999cm" svg:height="0.999cm" draw:transform="rotate (-3.14159265358979) translate (8.38730555555556cm 3.83830555555555cm)" svg:viewBox="0 0 1000 1000" svg:d="M1000 1000c0-333 0-667 0-1000-333 0-667 0-1000 0 0 333 0 667 0 1000 333 0 667 0 1000 0z"><text:p/></draw:path><draw:path draw:style-name="gr63" draw:text-style-name="P98" svg:width="0.202cm" svg:height="0.222cm" svg:x="7.75cm" svg:y="3.202cm" svg:viewBox="0 0 203 223" svg:d="M161 223c-20-31-40-61-60-92-20 31-41 61-61 92-13 0-27 0-40 0 27-38 53-76 80-115-26-36-51-72-76-108 13 0 27 0 41 0 18 29 37 58 56 87 18-29 37-58 55-87 14 0 28 0 42 0-25 36-51 72-76 108 27 38 54 77 81 115-14 0-28 0-42 0z"><text:p/></draw:path><draw:path draw:style-name="gr61" draw:text-style-name="P78" svg:width="0.999cm" svg:height="0.999cm" draw:transform="rotate (-3.14159265358979) translate (8.38830555555555cm 4.84230555555554cm)" svg:viewBox="0 0 1000 1000" svg:d="M1000 1000c0-333 0-667 0-1000-333 0-667 0-1000 0 0 333 0 667 0 1000 333 0 667 0 1000 0z"><text:p/></draw:path><draw:path draw:style-name="gr86" draw:text-style-name="P76" svg:width="0.201cm" svg:height="0.298cm" svg:x="7.755cm" svg:y="1.958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3" draw:text-style-name="P74" svg:width="0.181cm" svg:height="0.29cm" svg:x="7.778cm" svg:y="4.223cm" svg:viewBox="0 0 182 291" svg:d="M0 291c0-11 0-21 0-32 25 0 49 0 74 0 0-74 0-149 0-223-22 15-44 31-66 46 0-12 0-23 0-35 23-16 46-31 69-47 12 0 23 0 35 0 0 86 0 173 0 259 23 0 47 0 70 0 0 11 0 21 0 32-60 0-121 0-182 0z"><text:p/></draw:path><draw:path draw:style-name="gr3" draw:text-style-name="P74" svg:width="0.181cm" svg:height="0.29cm" svg:x="3.563cm" svg:y="0.362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1.999cm" svg:y="5.789cm" svg:viewBox="0 0 1001 1001" svg:d="M0 0c0 334 0 667 0 1001 334-84 667-167 1001-251 0-167 0-333 0-500-334-83-667-167-1001-250z"><text:p/></draw:path><draw:path draw:style-name="gr61" draw:text-style-name="P77" svg:width="0.999cm" svg:height="0.999cm" svg:x="0.998cm" svg:y="5.788cm" svg:viewBox="0 0 1000 1000" svg:d="M0 1000c0-333 0-667 0-1000 333 0 667 0 1000 0 0 333 0 667 0 1000-333 0-667 0-1000 0z"><text:p/></draw:path><draw:path draw:style-name="gr61" draw:text-style-name="P78" svg:width="0.999cm" svg:height="0.999cm" svg:x="0cm" svg:y="5.788cm" svg:viewBox="0 0 1000 1000" svg:d="M0 1000c0-333 0-667 0-1000 333 0 667 0 1000 0 0 333 0 667 0 1000-333 0-667 0-1000 0z"><text:p/></draw:path><draw:path draw:style-name="gr6" draw:text-style-name="P76" svg:width="0.201cm" svg:height="0.298cm" svg:x="2.605cm" svg:y="6.1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" draw:text-style-name="P76" svg:width="0.181cm" svg:height="0.29cm" svg:x="0.41cm" svg:y="6.178cm" svg:viewBox="0 0 182 291" svg:d="M0 291c0-11 0-21 0-32 25 0 49 0 74 0 0-74 0-149 0-223-22 15-44 31-66 46 0-12 0-23 0-35 23-16 46-31 69-47 12 0 23 0 35 0 0 86 0 173 0 259 23 0 47 0 70 0 0 11 0 21 0 32-60 0-121 0-182 0z"><text:p/></draw:path><draw:path draw:style-name="gr6" draw:text-style-name="P76" svg:width="0.181cm" svg:height="0.29cm" svg:x="1.41cm" svg:y="6.18cm" svg:viewBox="0 0 182 291" svg:d="M0 291c0-11 0-21 0-32 25 0 49 0 74 0 0-74 0-149 0-223-22 15-44 31-66 46 0-12 0-23 0-35 23-16 46-31 69-47 12 0 23 0 35 0 0 86 0 173 0 259 23 0 47 0 70 0 0 11 0 21 0 32-60 0-121 0-182 0z"><text:p/></draw:path><draw:path draw:style-name="gr20" draw:text-style-name="P79" svg:width="0.191cm" svg:height="0.29cm" svg:x="0.821cm" svg:y="2.725cm" svg:viewBox="0 0 192 291" svg:d="M192 31c-30 45-51 80-63 106s-21 51-27 76-10 51-10 78h-38c0-37 8-76 23-117 16-41 42-89 79-142h-156v-32h192z"><text:p/></draw:path></draw:g></text:p>
      <text:p text:style-name="Standard"/>
      <text:p text:style-name="Standard"/>
      <text:h text:style-name="Heading_20_2" text:outline-level="2"><text:bookmark-start text:name="__RefHeading___Toc1749_2183242749"/>Rozšířená varianta<text:bookmark-end text:name="__RefHeading___Toc1749_2183242749"/></text:h>
      <text:p text:style-name="Text_20_body">Zde je počítáno s tím že se bude řadit i dle dvojpísmen, tedy např. i dle českého <text:span text:style-name="T1">ch</text:span>. <text:span text:style-name="T35">S</text:span> detekcí i neznámých (nepředpokládaných) znaků v datech <text:span text:style-name="T61">které jsou řazeny na konci dle jejich Ascii kódů</text:span>. Do ukázky je přidána i možnost pro otesané řazení s ignorováním velikosti písmen – <text:span text:style-name="T36">což znamená že vše bude natvrdo převedeno </text:span><text:span text:style-name="T37">pouze</text:span><text:span text:style-name="T36"> na malá nebo jen na velká písmena. </text:span></text:p>
      <text:p text:style-name="P26">Strom je pak stavěn úplně stejným způsobem, tedy dle pole indexů. Při načítání znaků se ale musí kontrolovat je-li znak částí dvoupísmene, pro což je využívána funkce <text:span text:style-name="T69">IsArray()</text:span>. Je-li v tabulce Ascii znaků na dané pozic<text:span text:style-name="T72">i</text:span> proměnná typu pole, znamená to, že má podpole s druhými možnými písmeny. </text:p>
      <text:p text:style-name="Text_20_body"/>
      <text:p text:style-name="P5"><draw:g text:anchor-type="as-char" draw:z-index="11" draw:name="Skupinový objekt 11" draw:style-name="gr57"><draw:path draw:style-name="gr5" draw:text-style-name="P73" svg:width="1cm" svg:height="1cm" svg:x="4.007cm" svg:y="0.457cm" svg:viewBox="0 0 1001 1001" svg:d="M0 1001c334 0 667 0 1001 0-84-334-167-667-251-1001-167 0-333 0-500 0-83 334-167 667-250 1001z"><text:p/></draw:path><draw:path draw:style-name="gr58" draw:text-style-name="P85" svg:width="1cm" svg:height="0.999cm" svg:x="0.639cm" svg:y="6.24cm" svg:viewBox="0 0 1001 1000" svg:d="M1 829c-2-207 0-673 13-640l987-189c0 333 0 667 0 1000-331-46-669-125-1000-171z"><text:p/></draw:path><draw:path draw:style-name="gr59" draw:text-style-name="P86" svg:width="0.142cm" svg:height="0.236cm" svg:x="0.769cm" svg:y="6.484cm" svg:viewBox="0 0 143 237" svg:d="M143 86c0 59-20 88-62 88-26 0-43-10-52-29h-1c1 1 1 9 1 26v66h-28v-200c0-17 0-28-1-34h27c0 0 0 2 0 4 1 3 1 7 1 12s1 9 1 11c5-10 12-18 20-23s19-7 32-7c21 0 36 7 47 21 10 14 15 35 15 65zM114 87c0-23-3-40-10-50-6-10-16-15-30-15-11 0-20 2-26 7s-11 12-14 22c-3 9-5 22-5 38 0 22 3 38 10 48 8 11 19 16 35 16 14 0 24-5 30-15 7-10 10-27 10-51z"><text:p/></draw:path><draw:path draw:style-name="gr59" draw:text-style-name="P86" svg:width="0.149cm" svg:height="0.173cm" svg:x="0.94cm" svg:y="6.484cm" svg:viewBox="0 0 150 174" svg:d="M150 87c0 29-6 51-19 65-13 15-32 22-57 22-24 0-43-7-55-22-13-15-19-37-19-65 0-58 25-87 75-87 26 0 45 7 57 21s18 36 18 66zM121 87c0-23-4-40-10-50-7-11-19-16-35-16-17 0-28 5-36 16-7 11-11 27-11 50 0 22 4 38 11 49s19 17 34 17c17 0 29-5 36-16s11-27 11-50z"><text:p/></draw:path><draw:path draw:style-name="gr59" draw:text-style-name="P86" svg:width="0.136cm" svg:height="0.233cm" svg:x="1.118cm" svg:y="6.424cm" svg:viewBox="0 0 137 234" svg:d="M29 146c0 23 4 39 11 50s17 16 32 16c10 0 18-3 25-8 6-5 10-14 12-25l28 2c-2 16-9 29-21 39-11 9-26 14-44 14-23 0-41-7-53-22-13-15-19-37-19-65s6-50 19-65c12-15 30-22 53-22 17 0 31 4 43 13 11 9 18 21 21 37l-29 2c-1-9-5-16-11-22-5-5-14-8-25-8-15 0-25 5-32 15-6 10-10 26-10 49zM88 45h-32l-37-42v-3h17l36 26 34-26h16v3z"><text:p/></draw:path><draw:path draw:style-name="gr59" draw:text-style-name="P86" svg:width="0.148cm" svg:height="0.173cm" svg:x="1.278cm" svg:y="6.484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<text:p/></draw:path><draw:path draw:style-name="gr59" draw:text-style-name="P86" svg:width="0.08cm" svg:height="0.207cm" svg:x="1.447cm" svg:y="6.449cm" svg:viewBox="0 0 81 208" svg:d="M81 204c-9 3-19 4-28 4-22 0-34-13-34-38v-112h-19v-20h21l8-38h18v38h31v20h-31v106c0 8 2 14 4 17 3 3 7 5 14 5 4 0 9-1 16-2z"><text:p/></draw:path><draw:path draw:style-name="gr60" draw:text-style-name="P87" svg:width="0.201cm" svg:height="0.298cm" svg:x="1.038cm" svg:y="6.771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1.64cm" svg:y="6.239cm" svg:viewBox="0 0 1000 1000" svg:d="M0 1000c0-333 0-667 0-1000 333 0 667 0 1000 0 0 333 0 667 0 1000-333 0-667 0-1000 0z"><text:p/></draw:path><draw:path draw:style-name="gr62" draw:text-style-name="P88" svg:width="0.21cm" svg:height="0.218cm" svg:x="2.034cm" svg:y="6.393cm" svg:viewBox="0 0 211 219" svg:d="M180 219l-25-64h-99l-25 64h-31l89-219h34l88 219zM106 22l-2 5c-2 8-6 19-11 33l-28 72h82l-28-72c-3-8-6-16-9-25z"><text:p/></draw:path><draw:path draw:style-name="gr63" draw:text-style-name="P89" svg:width="0.181cm" svg:height="0.29cm" svg:x="2.054cm" svg:y="6.774cm" svg:viewBox="0 0 182 291" svg:d="M0 291c0-11 0-21 0-32 25 0 49 0 74 0 0-74 0-149 0-223-22 15-44 31-66 46 0-12 0-23 0-35 23-16 46-31 69-47 12 0 23 0 35 0 0 86 0 173 0 259 23 0 47 0 70 0 0 11 0 21 0 32-60 0-121 0-182 0z"><text:p/></draw:path><draw:path draw:style-name="gr61" draw:text-style-name="P77" svg:width="0.999cm" svg:height="0.999cm" svg:x="2.641cm" svg:y="6.239cm" svg:viewBox="0 0 1000 1000" svg:d="M0 1000c0-333 0-667 0-1000 333 0 667 0 1000 0 0 333 0 667 0 1000-333 0-667 0-1000 0z"><text:p/></draw:path><draw:path draw:style-name="gr61" draw:text-style-name="P77" svg:width="0.999cm" svg:height="0.999cm" svg:x="7.639cm" svg:y="6.239cm" svg:viewBox="0 0 1000 1000" svg:d="M0 1000c0-333 0-667 0-1000 333 0 667 0 1000 0 0 333 0 667 0 1000-333 0-667 0-1000 0z"><text:p/></draw:path><draw:path draw:style-name="gr61" draw:text-style-name="P81" svg:width="0.999cm" svg:height="0.999cm" svg:x="2.002cm" svg:y="0.004cm" svg:viewBox="0 0 1000 1000" svg:d="M0 1000c0-333 0-667 0-1000 333 0 667 0 1000 0 0 333 0 667 0 1000-333 0-667 0-1000 0z"><text:p/></draw:path><draw:path draw:style-name="gr62" draw:text-style-name="P90" svg:width="0.21cm" svg:height="0.218cm" svg:x="2.396cm" svg:y="0.158cm" svg:viewBox="0 0 211 219" svg:d="M180 219l-25-64h-99l-25 64h-31l89-219h34l88 219zM106 22l-2 5c-2 8-6 19-11 33l-28 72h82l-28-72c-3-8-6-16-9-25z"><text:p/></draw:path><draw:path draw:style-name="gr63" draw:text-style-name="P91" svg:width="0.194cm" svg:height="0.298cm" svg:x="2.286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9cm" svg:height="0.294cm" svg:x="2.518cm" svg:y="0.539cm" svg:viewBox="0 0 200 295" svg:d="M200 196c0 31-9 55-27 73-18 17-44 26-76 26-27 0-49-6-65-18-17-12-28-29-32-51l38-5c7 29 28 43 60 43 20 0 36-6 47-18s17-28 17-49c0-18-6-33-17-44-12-11-27-17-46-17-10 0-20 2-28 5-9 3-18 8-26 16h-37l10-157h165v32h-131l-6 92c17-13 37-19 60-19 29 0 52 8 69 25s25 39 25 66z"><text:p/></draw:path><draw:path draw:style-name="gr61" draw:text-style-name="P81" svg:width="0.999cm" svg:height="0.999cm" svg:x="3.003cm" svg:y="0.004cm" svg:viewBox="0 0 1000 1000" svg:d="M0 1000c0-333 0-667 0-1000 333 0 667 0 1000 0 0 333 0 667 0 1000-333 0-667 0-1000 0z"><text:p/></draw:path><draw:path draw:style-name="gr62" draw:text-style-name="P90" svg:width="0.168cm" svg:height="0.218cm" svg:x="3.423cm" svg:y="0.158cm" svg:viewBox="0 0 169 219" svg:d="M169 157c0 20-7 35-21 46s-34 16-59 16h-89v-219h79c52 0 77 18 77 53 0 13-3 24-10 33-8 8-18 14-31 17 17 2 31 8 40 18 9 9 14 22 14 36zM127 57c0-12-4-20-12-25-9-5-20-8-36-8h-49v69h49c16 0 28-3 36-9s12-15 12-27zM139 155c0-26-18-39-54-39h-55v79h57c18 0 31-3 40-10 8-7 12-17 12-30z"><text:p/></draw:path><draw:path draw:style-name="gr63" draw:text-style-name="P91" svg:width="0.194cm" svg:height="0.298cm" svg:x="3.287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4cm" svg:height="0.298cm" svg:x="3.524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1" draw:text-style-name="P81" svg:width="0.999cm" svg:height="0.999cm" svg:x="4cm" svg:y="0.004cm" svg:viewBox="0 0 1000 1000" svg:d="M0 1000c0-333 0-667 0-1000 333 0 667 0 1000 0 0 333 0 667 0 1000-333 0-667 0-1000 0z"><text:p/></draw:path><draw:path draw:style-name="gr62" draw:text-style-name="P90" svg:width="0.201cm" svg:height="0.224cm" svg:x="4.402cm" svg:y="0.155cm" svg:viewBox="0 0 202 225" svg:d="M107 24c-24 0-43 8-57 23-13 16-20 37-20 65 0 27 7 48 21 64 14 17 33 25 57 25 31 0 54-15 69-46l25 12c-9 19-22 33-38 43-17 10-36 15-57 15-22 0-41-5-57-14-17-9-29-22-37-39-9-17-13-37-13-60 0-35 9-63 28-82 19-20 45-30 79-30 23 0 42 5 58 14s27 23 35 41l-28 9c-6-13-14-23-25-30s-25-10-40-10z"><text:p/></draw:path><draw:path draw:style-name="gr63" draw:text-style-name="P91" svg:width="0.194cm" svg:height="0.298cm" svg:x="4.284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1cm" svg:height="0.29cm" svg:x="4.521cm" svg:y="0.539cm" svg:viewBox="0 0 192 291" svg:d="M192 31c-30 45-51 80-63 106s-21 51-27 76-10 51-10 78h-38c0-37 8-76 23-117 16-41 42-89 79-142h-156v-32h192z"><text:p/></draw:path><draw:path draw:style-name="gr61" draw:text-style-name="P81" svg:width="0.999cm" svg:height="0.999cm" svg:x="5.001cm" svg:y="0.004cm" svg:viewBox="0 0 1000 1000" svg:d="M0 1000c0-333 0-667 0-1000 333 0 667 0 1000 0 0 333 0 667 0 1000-333 0-667 0-1000 0z"><text:p/></draw:path><draw:path draw:style-name="gr63" draw:text-style-name="P91" svg:width="0.269cm" svg:height="0.039cm" svg:x="7.369cm" svg:y="0.59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7.002cm" svg:y="0.004cm" svg:viewBox="0 0 1000 1000" svg:d="M0 1000c0-333 0-667 0-1000 333 0 667 0 1000 0 0 333 0 667 0 1000-333 0-667 0-1000 0z"><text:p/></draw:path><draw:path draw:style-name="gr63" draw:text-style-name="P91" svg:width="0.269cm" svg:height="0.039cm" svg:x="3.008cm" svg:y="6.828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4" draw:text-style-name="P81" svg:width="1.866cm" svg:height="0.999cm" svg:x="0cm" svg:y="0cm" svg:viewBox="0 0 1867 1000" svg:d="M0 1000c0-333 0-667 0-1000 622 0 1245 0 1867 0 0 333 0 667 0 1000-622 0-1245 0-1867 0z"><text:p/></draw:path><draw:path draw:style-name="gr65" draw:text-style-name="P90" svg:width="0.129cm" svg:height="0.167cm" svg:x="0.607cm" svg:y="0.205cm" svg:viewBox="0 0 130 168" svg:d="M0 168c0-7 0-14 0-22 31-41 63-83 94-124-30 0-59 0-89 0 0-7 0-15 0-22 41 0 81 0 122 0 0 7 0 14 0 22-31 41-63 83-94 124 32 0 65 0 97 0 0 7 0 15 0 22-43 0-87 0-130 0z"><text:p/></draw:path><draw:path draw:style-name="gr65" draw:text-style-name="P90" svg:width="0.134cm" svg:height="0.17cm" svg:x="0.777cm" svg:y="0.202cm" svg:viewBox="0 0 135 171" svg:d="M107 171v-106c0-11-1-20-3-26s-6-10-11-13c-4-3-11-4-21-4-13 0-24 5-31 14-8 9-12 22-12 38v97h-28v-132c0-20 0-32-1-36h26c0 1 1 2 1 4s0 5 0 8 0 9 1 17c7-12 14-20 22-25 9-5 19-7 32-7 18 0 32 5 40 14 9 9 13 24 13 45v112z"><text:p/></draw:path><draw:path draw:style-name="gr65" draw:text-style-name="P90" svg:width="0.162cm" svg:height="0.173cm" svg:x="0.947cm" svg:y="0.202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<text:p/></draw:path><draw:path draw:style-name="gr65" draw:text-style-name="P90" svg:width="0.137cm" svg:height="0.229cm" svg:x="1.132cm" svg:y="0.143cm" svg:viewBox="0 0 138 230" svg:d="M105 230c-19-26-38-51-57-77-6 6-13 12-20 17 0 20 0 40 0 60-9 0-19 0-28 0 0-77 0-153 0-230 9 0 19 0 28 0 0 48 0 96 0 144 25-28 49-55 74-82 11 0 22 0 32 0-22 24-45 48-68 72 24 32 48 64 72 96-11 0-22 0-33 0z"><text:p/></draw:path><draw:path draw:style-name="gr66" draw:text-style-name="P91" svg:width="0.279cm" svg:height="0.29cm" svg:x="0.085cm" svg:y="0.535cm" svg:viewBox="0 0 280 291" svg:d="M240 291l-33-85h-133l-33 85h-41l119-291h45l116 291zM141 30l-2 6c-4 11-9 26-16 43l-37 96h109l-37-96c-4-9-8-20-12-32z"><text:p/></draw:path><draw:path draw:style-name="gr66" draw:text-style-name="P91" svg:width="0.184cm" svg:height="0.23cm" svg:x="0.38cm" svg:y="0.599cm" svg:viewBox="0 0 185 231" svg:d="M185 165c0 21-8 37-24 49-16 11-38 17-67 17-28 0-49-5-64-14-16-9-25-23-30-43l33-6c3 12 10 21 20 27 9 5 23 8 41 8 19 0 33-3 42-9 8-6 13-14 13-26 0-9-3-16-9-21-6-6-16-10-30-14l-27-7c-21-6-36-11-45-16-9-6-16-12-21-20-6-7-8-16-8-27 0-21 7-36 22-47 14-11 36-16 63-16 25 0 45 4 59 13 15 9 24 23 28 42l-34 4c-2-10-7-18-16-23s-21-8-37-8-29 3-37 8-12 12-12 23c0 6 2 11 5 16 3 4 8 7 15 10 6 3 20 7 41 12 19 5 34 10 42 14 9 4 16 9 21 14s9 11 12 17c2 7 4 15 4 23z"><text:p/></draw:path><draw:path draw:style-name="gr66" draw:text-style-name="P91" svg:width="0.182cm" svg:height="0.231cm" svg:x="0.598cm" svg:y="0.598cm" svg:viewBox="0 0 183 232" svg:d="M39 115c0 30 5 52 14 66 9 15 24 22 42 22 14 0 25-4 34-11s14-18 16-33l38 2c-3 22-12 39-28 52-15 13-35 19-59 19-31 0-55-10-71-30-17-19-25-48-25-86s8-67 25-86c16-20 40-30 71-30 23 0 42 6 57 18s25 28 29 49l-39 3c-2-13-7-23-14-30-8-7-19-11-34-11-20 0-34 7-43 20s-13 35-13 66z"><text:p/></draw:path><draw:path draw:style-name="gr66" draw:text-style-name="P91" svg:width="0.036cm" svg:height="0.306cm" svg:x="0.82cm" svg:y="0.519cm" svg:viewBox="0 0 37 307" svg:d="M0 36c0-12 0-24 0-36 12 0 25 0 37 0 0 12 0 24 0 36-12 0-25 0-37 0zM0 307c0-74 0-149 0-223 12 0 25 0 37 0 0 74 0 149 0 223-12 0-25 0-37 0z"><text:p/></draw:path><draw:path draw:style-name="gr66" draw:text-style-name="P91" svg:width="0.036cm" svg:height="0.306cm" svg:x="0.913cm" svg:y="0.519cm" svg:viewBox="0 0 37 307" svg:d="M0 36c0-12 0-24 0-36 12 0 25 0 37 0 0 12 0 24 0 36-12 0-25 0-37 0zM0 307c0-74 0-149 0-223 12 0 25 0 37 0 0 74 0 149 0 223-12 0-25 0-37 0z"><text:p/></draw:path><draw:path draw:style-name="gr66" draw:text-style-name="P91" svg:width="0.183cm" svg:height="0.306cm" svg:x="1.125cm" svg:y="0.519cm" svg:viewBox="0 0 184 307" svg:d="M140 307c-25-34-50-68-75-102-10 8-19 15-28 23 0 26 0 53 0 79-12 0-25 0-37 0 0-102 0-205 0-307 12 0 25 0 37 0 0 64 0 128 0 192 33-36 66-72 99-108 14 0 29 0 43 0-30 32-60 64-91 96 32 42 64 85 96 127-14 0-29 0-44 0z"><text:p/></draw:path><draw:path draw:style-name="gr66" draw:text-style-name="P91" svg:width="0.199cm" svg:height="0.314cm" svg:x="1.325cm" svg:y="0.515cm" svg:viewBox="0 0 200 315" svg:d="M200 199c0 39-9 68-26 87s-42 29-75 29-57-10-74-30-25-49-25-86c0-77 33-116 100-116 34 0 59 9 75 28s25 48 25 88zM160 199c0-31-4-54-13-68s-25-21-46-21c-22 0-38 7-47 22-10 14-15 36-15 67 0 29 5 52 14 67 10 15 25 22 45 22 23 0 39-7 48-22 10-14 14-37 14-67zM71 63v-4l45-59h43v6l-68 57z"><text:p/></draw:path><draw:path draw:style-name="gr66" draw:text-style-name="P91" svg:width="0.189cm" svg:height="0.31cm" svg:x="1.563cm" svg:y="0.519cm" svg:viewBox="0 0 190 311" svg:d="M152 271c-7 14-16 24-28 31-11 6-25 9-42 9-28 0-49-10-62-29s-20-47-20-86c0-78 27-117 82-117 17 0 31 3 42 9 12 7 21 16 28 30v-25-93h37v261c0 23 0 39 1 46h-35c-1-2-1-7-2-15 0-8-1-15-1-21zM39 194c0 32 4 54 12 68 9 13 22 20 41 20 21 0 36-7 45-22 10-15 15-37 15-68 0-30-5-51-15-65-9-14-24-21-45-21-19 0-32 7-40 21-9 14-13 36-13 67z"><text:p/></draw:path><draw:custom-shape draw:style-name="gr67" draw:text-style-name="P93" svg:width="1.004cm" svg:height="1.004cm" svg:x="6.013cm" svg:y="0.005cm"><text:p text:style-name="P92"><text:span text:style-name="T101">c</text:span></text:p><text:p text:style-name="P92"><text:span text:style-name="T99">99</text:span></text:p><draw:enhanced-geometry svg:viewBox="0 0 21600 21600" draw:type="rectangle" draw:enhanced-path="M 0 0 L 21600 0 21600 21600 0 21600 0 0 Z N"/></draw:custom-shape><draw:path draw:style-name="gr63" draw:text-style-name="P91" svg:width="0.269cm" svg:height="0.039cm" svg:x="5.369cm" svg:y="0.594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4.006cm" svg:y="1.457cm" svg:viewBox="0 0 1000 1000" svg:d="M0 1000c0-333 0-667 0-1000 333 0 667 0 1000 0 0 333 0 667 0 1000-333 0-667 0-1000 0z"><text:p/></draw:path><draw:path draw:style-name="gr63" draw:text-style-name="P91" svg:width="0.269cm" svg:height="0.039cm" svg:x="4.374cm" svg:y="2.047cm" svg:viewBox="0 0 270 40" svg:d="M235 40c0-13 0-27 0-40 11 0 23 0 35 0 0 13 0 27 0 40-12 0-24 0-35 0zM118 40c0-13 0-27 0-40 11 0 23 0 34 0 0 13 0 27 0 40-11 0-23 0-34 0zM0 40c0-13 0-27 0-40 12 0 23 0 35 0 0 13 0 27 0 40-12 0-23 0-35 0z"><text:p/></draw:path><draw:custom-shape draw:style-name="gr67" draw:text-style-name="P93" svg:width="1.004cm" svg:height="1.004cm" svg:x="4.004cm" svg:y="2.459cm"><text:p text:style-name="P92"><text:span text:style-name="T101">H</text:span></text:p><text:p text:style-name="P92"><text:span text:style-name="T99">72</text:span></text:p><draw:enhanced-geometry svg:viewBox="0 0 21600 21600" draw:type="rectangle" draw:enhanced-path="M 0 0 L 21600 0 21600 21600 0 21600 0 0 Z N"/></draw:custom-shape><draw:path draw:style-name="gr61" draw:text-style-name="P81" svg:width="0.999cm" svg:height="0.999cm" svg:x="3.998cm" svg:y="3.456cm" svg:viewBox="0 0 1000 1000" svg:d="M0 1000c0-333 0-667 0-1000 333 0 667 0 1000 0 0 333 0 667 0 1000-333 0-667 0-1000 0z"><text:p/></draw:path><draw:path draw:style-name="gr63" draw:text-style-name="P91" svg:width="0.269cm" svg:height="0.039cm" svg:x="4.366cm" svg:y="4.046cm" svg:viewBox="0 0 270 40" svg:d="M235 40c0-13 0-27 0-40 11 0 23 0 35 0 0 13 0 27 0 40-12 0-24 0-35 0zM118 40c0-13 0-27 0-40 11 0 23 0 34 0 0 13 0 27 0 40-11 0-23 0-34 0zM0 40c0-13 0-27 0-40 12 0 23 0 35 0 0 13 0 27 0 40-12 0-23 0-35 0z"><text:p/></draw:path><draw:custom-shape draw:style-name="gr68" draw:text-style-name="P93" svg:width="1.001cm" svg:height="1.004cm" svg:x="3.642cm" svg:y="6.239cm"><text:p text:style-name="P92"><text:span text:style-name="T101">ch</text:span></text:p><text:p text:style-name="P92"><text:span text:style-name="T99">25</text:span></text:p><draw:enhanced-geometry svg:viewBox="0 0 21600 21600" draw:type="rectangle" draw:enhanced-path="M 0 0 L 21600 0 21600 21600 0 21600 0 0 Z N"/></draw:custom-shape><draw:path draw:style-name="gr5" draw:text-style-name="P73" svg:width="1cm" svg:height="1cm" svg:x="6.028cm" svg:y="0.443cm" svg:viewBox="0 0 1001 1001" svg:d="M0 1001c334 0 667 0 1001 0-84-334-167-667-251-1001-167 0-333 0-500 0-83 334-167 667-250 1001z"><text:p/></draw:path><draw:path draw:style-name="gr61" draw:text-style-name="P81" svg:width="0.999cm" svg:height="0.999cm" svg:x="6.027cm" svg:y="1.443cm" svg:viewBox="0 0 1000 1000" svg:d="M0 1000c0-333 0-667 0-1000 333 0 667 0 1000 0 0 333 0 667 0 1000-333 0-667 0-1000 0z"><text:p/></draw:path><draw:path draw:style-name="gr63" draw:text-style-name="P91" svg:width="0.269cm" svg:height="0.039cm" svg:x="6.395cm" svg:y="2.033cm" svg:viewBox="0 0 270 40" svg:d="M235 40c0-13 0-27 0-40 11 0 23 0 35 0 0 13 0 27 0 40-12 0-24 0-35 0zM118 40c0-13 0-27 0-40 11 0 23 0 34 0 0 13 0 27 0 40-11 0-23 0-34 0zM0 40c0-13 0-27 0-40 12 0 23 0 35 0 0 13 0 27 0 40-12 0-23 0-35 0z"><text:p/></draw:path><draw:custom-shape draw:style-name="gr69" draw:text-style-name="P93" svg:width="1.001cm" svg:height="1.008cm" svg:x="6.025cm" svg:y="2.445cm"><text:p text:style-name="P92"><text:span text:style-name="T101">H</text:span></text:p><text:p text:style-name="P92"><text:span text:style-name="T99">72</text:span></text:p><draw:enhanced-geometry svg:viewBox="0 0 21600 21600" draw:type="rectangle" draw:enhanced-path="M 0 0 L 21600 0 21600 21600 0 21600 0 0 Z N"/></draw:custom-shape><draw:path draw:style-name="gr61" draw:text-style-name="P81" svg:width="0.999cm" svg:height="0.999cm" svg:x="6.019cm" svg:y="3.442cm" svg:viewBox="0 0 1000 1000" svg:d="M0 1000c0-333 0-667 0-1000 333 0 667 0 1000 0 0 333 0 667 0 1000-333 0-667 0-1000 0z"><text:p/></draw:path><draw:path draw:style-name="gr63" draw:text-style-name="P91" svg:width="0.269cm" svg:height="0.039cm" svg:x="6.387cm" svg:y="4.032cm" svg:viewBox="0 0 270 40" svg:d="M235 40c0-13 0-27 0-40 11 0 23 0 35 0 0 13 0 27 0 40-12 0-24 0-35 0zM118 40c0-13 0-27 0-40 11 0 23 0 34 0 0 13 0 27 0 40-11 0-23 0-34 0zM0 40c0-13 0-27 0-40 12 0 23 0 35 0 0 13 0 27 0 40-12 0-23 0-35 0z"><text:p/></draw:path><draw:custom-shape draw:style-name="gr70" draw:text-style-name="P93" svg:width="1.004cm" svg:height="1.008cm" svg:x="6.02cm" svg:y="4.433cm"><text:p text:style-name="P92"><text:span text:style-name="T101">h</text:span></text:p><text:p text:style-name="P92"><text:span text:style-name="T99">104</text:span></text:p><draw:enhanced-geometry svg:viewBox="0 0 21600 21600" draw:type="rectangle" draw:enhanced-path="M 0 0 L 21600 0 21600 21600 0 21600 0 0 Z N"/></draw:custom-shape><draw:path draw:style-name="gr63" draw:text-style-name="P91" svg:width="0.269cm" svg:height="0.039cm" svg:x="8.009cm" svg:y="6.828cm" svg:viewBox="0 0 270 40" svg:d="M235 40c0-13 0-27 0-40 11 0 23 0 35 0 0 13 0 27 0 40-12 0-24 0-35 0zM118 40c0-13 0-27 0-40 11 0 23 0 34 0 0 13 0 27 0 40-11 0-23 0-34 0zM0 40c0-13 0-27 0-40 12 0 23 0 35 0 0 13 0 27 0 40-12 0-23 0-35 0z"><text:p/></draw:path><draw:custom-shape draw:style-name="gr71" draw:text-style-name="P93" svg:width="0.999cm" svg:height="1.004cm" svg:x="4.646cm" svg:y="6.239cm"><text:p text:style-name="P92"><text:span text:style-name="T101">cH</text:span></text:p><text:p text:style-name="P92"><text:span text:style-name="T99">26</text:span></text:p><draw:enhanced-geometry svg:viewBox="0 0 21600 21600" draw:type="rectangle" draw:enhanced-path="M 0 0 L 21600 0 21600 21600 0 21600 0 0 Z N"/></draw:custom-shape><draw:custom-shape draw:style-name="gr68" draw:text-style-name="P93" svg:width="1.001cm" svg:height="1.004cm" svg:x="5.644cm" svg:y="6.239cm"><text:p text:style-name="P92"><text:span text:style-name="T101">Ch</text:span></text:p><text:p text:style-name="P92"><text:span text:style-name="T99">27</text:span></text:p><draw:enhanced-geometry svg:viewBox="0 0 21600 21600" draw:type="rectangle" draw:enhanced-path="M 0 0 L 21600 0 21600 21600 0 21600 0 0 Z N"/></draw:custom-shape><draw:custom-shape draw:style-name="gr67" draw:text-style-name="P93" svg:width="1.004cm" svg:height="1.004cm" svg:x="6.641cm" svg:y="6.239cm"><text:p text:style-name="P92"><text:span text:style-name="T101">CH</text:span></text:p><text:p text:style-name="P92"><text:span text:style-name="T99">28</text:span></text:p><draw:enhanced-geometry svg:viewBox="0 0 21600 21600" draw:type="rectangle" draw:enhanced-path="M 0 0 L 21600 0 21600 21600 0 21600 0 0 Z N"/></draw:custom-shape><draw:custom-shape draw:style-name="gr70" draw:text-style-name="P93" svg:width="1.004cm" svg:height="1.008cm" svg:x="3.997cm" svg:y="4.456cm"><text:p text:style-name="P92"><text:span text:style-name="T101">h</text:span></text:p><text:p text:style-name="P92"><text:span text:style-name="T99">104</text:span></text:p><draw:enhanced-geometry svg:viewBox="0 0 21600 21600" draw:type="rectangle" draw:enhanced-path="M 0 0 L 21600 0 21600 21600 0 21600 0 0 Z N"/></draw:custom-shape><draw:path draw:style-name="gr72" draw:text-style-name="P94" svg:width="1.856cm" svg:height="0.001cm" draw:transform="skewX (0.216420827247297) rotate (-0.919439449950613) translate (5.02323241961532cm 4.83933278444664cm)" svg:viewBox="0 0 1857 2" svg:d="M0 2c619-1 1237-1 1857-2"><text:p/></draw:path><draw:path draw:style-name="gr73" draw:text-style-name="P94" svg:width="5.284cm" svg:height="0.316cm" draw:transform="skewX (0.000698131700797732) rotate (1.5707963267949) translate (2.19163624880296cm 6.30223653937489cm)" svg:viewBox="0 0 5285 317" svg:d="M5285 317c-1761-79-3524-238-5285-317"><text:p/></draw:path><draw:path draw:style-name="gr74" draw:text-style-name="P94" svg:width="2.382cm" svg:height="0.193cm" draw:transform="skewX (0.528660230429082) rotate (-2.53613793607296) translate (6.01041003941076cm 5.20559329709709cm)" svg:viewBox="0 0 2383 194" svg:d="M0 192c144-38 373-151 595-180 519-69 1475 185 1788 182"><text:p/></draw:path><draw:path draw:style-name="gr75" draw:text-style-name="P94" svg:width="3.579cm" svg:height="0.286cm" draw:transform="skewX (1.32767196199209) rotate (-1.79542020152657) translate (6.02730555555555cm 2.91330555555552cm)" svg:viewBox="0 0 3580 287" svg:d="M0 0c1201 200 1726 289 2328 287 595-2 725-260 1252-252"><text:p/></draw:path><draw:path draw:style-name="gr73" draw:text-style-name="P94" svg:width="3.916cm" svg:height="0.621cm" draw:transform="skewX (0.0136135681655558) rotate (-1.0759954838545) translate (5.13141848933514cm 2.88420269309164cm)" svg:viewBox="0 0 3917 622" svg:d="M0 130c872-7 2004 491 2862 492 513 0 557-629 1055-622"><text:p/></draw:path></draw:g></text:p>
      <text:p text:style-name="P58"/>
      <text:p text:style-name="P58"><text:span text:style-name="T40">O</text:span><text:span text:style-name="T39">tesané řazení s ignorací velikosti písmen bude velká i malá písmena indexovat třeba jen do malých písmen nebo jen do velkých. Výsledek pak bude vypsán jen v malých nebo jen velkých písmenech. </text:span></text:p>
      <text:p text:style-name="P25"/>
      <text:p text:style-name="P5"><draw:g text:anchor-type="as-char" draw:z-index="9" draw:name="Skupinový objekt 12" draw:style-name="gr57"><draw:path draw:style-name="gr58" draw:text-style-name="P85" svg:width="1cm" svg:height="0.999cm" svg:x="0.639cm" svg:y="2.67cm" svg:viewBox="0 0 1001 1000" svg:d="M1 829c-2-207 0-673 13-640l987-189c0 333 0 667 0 1000-331-46-669-125-1000-171z"><text:p/></draw:path><draw:path draw:style-name="gr59" draw:text-style-name="P86" svg:width="0.142cm" svg:height="0.236cm" svg:x="0.769cm" svg:y="2.914cm" svg:viewBox="0 0 143 237" svg:d="M143 86c0 59-20 88-62 88-26 0-43-10-52-29h-1c1 1 1 9 1 26v66h-28v-200c0-17 0-28-1-34h27c0 0 0 2 0 4 1 3 1 7 1 12s1 9 1 11c5-10 12-18 20-23s19-7 32-7c21 0 36 7 47 21 10 14 15 35 15 65zM114 87c0-23-3-40-10-50-6-10-16-15-30-15-11 0-20 2-26 7s-11 12-14 22c-3 9-5 22-5 38 0 22 3 38 10 48 8 11 19 16 35 16 14 0 24-5 30-15 7-10 10-27 10-51z"><text:p/></draw:path><draw:path draw:style-name="gr59" draw:text-style-name="P86" svg:width="0.149cm" svg:height="0.173cm" svg:x="0.94cm" svg:y="2.914cm" svg:viewBox="0 0 150 174" svg:d="M150 87c0 29-6 51-19 65-13 15-32 22-57 22-24 0-43-7-55-22-13-15-19-37-19-65 0-58 25-87 75-87 26 0 45 7 57 21s18 36 18 66zM121 87c0-23-4-40-10-50-7-11-19-16-35-16-17 0-28 5-36 16-7 11-11 27-11 50 0 22 4 38 11 49s19 17 34 17c17 0 29-5 36-16s11-27 11-50z"><text:p/></draw:path><draw:path draw:style-name="gr59" draw:text-style-name="P86" svg:width="0.136cm" svg:height="0.233cm" svg:x="1.118cm" svg:y="2.854cm" svg:viewBox="0 0 137 234" svg:d="M29 146c0 23 4 39 11 50s17 16 32 16c10 0 18-3 25-8 6-5 10-14 12-25l28 2c-2 16-9 29-21 39-11 9-26 14-44 14-23 0-41-7-53-22-13-15-19-37-19-65s6-50 19-65c12-15 30-22 53-22 17 0 31 4 43 13 11 9 18 21 21 37l-29 2c-1-9-5-16-11-22-5-5-14-8-25-8-15 0-25 5-32 15-6 10-10 26-10 49zM88 45h-32l-37-42v-3h17l36 26 34-26h16v3z"><text:p/></draw:path><draw:path draw:style-name="gr59" draw:text-style-name="P86" svg:width="0.148cm" svg:height="0.173cm" svg:x="1.278cm" svg:y="2.914cm" svg:viewBox="0 0 149 174" svg:d="M29 92c0 20 4 35 12 45 8 11 20 16 35 16 12 0 22-2 29-7 8-5 13-11 15-19l25 7c-10 27-33 40-69 40-25 0-43-7-56-22s-20-37-20-66c0-28 7-49 20-64s31-22 55-22c50 0 74 29 74 88v4zM120 71c-1-17-6-30-13-38-8-8-18-12-32-12s-25 4-33 13c-7 9-12 21-12 37z"><text:p/></draw:path><draw:path draw:style-name="gr59" draw:text-style-name="P86" svg:width="0.08cm" svg:height="0.207cm" svg:x="1.447cm" svg:y="2.879cm" svg:viewBox="0 0 81 208" svg:d="M81 204c-9 3-19 4-28 4-22 0-34-13-34-38v-112h-19v-20h21l8-38h18v38h31v20h-31v106c0 8 2 14 4 17 3 3 7 5 14 5 4 0 9-1 16-2z"><text:p/></draw:path><draw:path draw:style-name="gr60" draw:text-style-name="P87" svg:width="0.201cm" svg:height="0.298cm" svg:x="1.038cm" svg:y="3.201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1" draw:text-style-name="P77" svg:width="0.999cm" svg:height="0.999cm" svg:x="1.64cm" svg:y="2.669cm" svg:viewBox="0 0 1000 1000" svg:d="M0 1000c0-333 0-667 0-1000 333 0 667 0 1000 0 0 333 0 667 0 1000-333 0-667 0-1000 0z"><text:p/></draw:path><draw:path draw:style-name="gr63" draw:text-style-name="P89" svg:width="0.181cm" svg:height="0.29cm" svg:x="2.054cm" svg:y="3.204cm" svg:viewBox="0 0 182 291" svg:d="M0 291c0-11 0-21 0-32 25 0 49 0 74 0 0-74 0-149 0-223-22 15-44 31-66 46 0-12 0-23 0-35 23-16 46-31 69-47 12 0 23 0 35 0 0 86 0 173 0 259 23 0 47 0 70 0 0 11 0 21 0 32-60 0-121 0-182 0z"><text:p/></draw:path><draw:path draw:style-name="gr61" draw:text-style-name="P77" svg:width="0.999cm" svg:height="0.999cm" svg:x="2.641cm" svg:y="2.669cm" svg:viewBox="0 0 1000 1000" svg:d="M0 1000c0-333 0-667 0-1000 333 0 667 0 1000 0 0 333 0 667 0 1000-333 0-667 0-1000 0z"><text:p/></draw:path><draw:path draw:style-name="gr61" draw:text-style-name="P77" svg:width="0.999cm" svg:height="0.999cm" svg:x="4.639cm" svg:y="2.669cm" svg:viewBox="0 0 1000 1000" svg:d="M0 1000c0-333 0-667 0-1000 333 0 667 0 1000 0 0 333 0 667 0 1000-333 0-667 0-1000 0z"><text:p/></draw:path><draw:path draw:style-name="gr61" draw:text-style-name="P81" svg:width="0.999cm" svg:height="0.999cm" svg:x="2.002cm" svg:y="0.004cm" svg:viewBox="0 0 1000 1000" svg:d="M0 1000c0-333 0-667 0-1000 333 0 667 0 1000 0 0 333 0 667 0 1000-333 0-667 0-1000 0z"><text:p/></draw:path><draw:path draw:style-name="gr62" draw:text-style-name="P90" svg:width="0.21cm" svg:height="0.218cm" svg:x="2.396cm" svg:y="0.158cm" svg:viewBox="0 0 211 219" svg:d="M180 219l-25-64h-99l-25 64h-31l89-219h34l88 219zM106 22l-2 5c-2 8-6 19-11 33l-28 72h82l-28-72c-3-8-6-16-9-25z"><text:p/></draw:path><draw:path draw:style-name="gr63" draw:text-style-name="P91" svg:width="0.194cm" svg:height="0.298cm" svg:x="2.286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9cm" svg:height="0.294cm" svg:x="2.518cm" svg:y="0.539cm" svg:viewBox="0 0 200 295" svg:d="M200 196c0 31-9 55-27 73-18 17-44 26-76 26-27 0-49-6-65-18-17-12-28-29-32-51l38-5c7 29 28 43 60 43 20 0 36-6 47-18s17-28 17-49c0-18-6-33-17-44-12-11-27-17-46-17-10 0-20 2-28 5-9 3-18 8-26 16h-37l10-157h165v32h-131l-6 92c17-13 37-19 60-19 29 0 52 8 69 25s25 39 25 66z"><text:p/></draw:path><draw:path draw:style-name="gr61" draw:text-style-name="P81" svg:width="0.999cm" svg:height="0.999cm" svg:x="3.003cm" svg:y="0.004cm" svg:viewBox="0 0 1000 1000" svg:d="M0 1000c0-333 0-667 0-1000 333 0 667 0 1000 0 0 333 0 667 0 1000-333 0-667 0-1000 0z"><text:p/></draw:path><draw:path draw:style-name="gr62" draw:text-style-name="P90" svg:width="0.168cm" svg:height="0.218cm" svg:x="3.423cm" svg:y="0.158cm" svg:viewBox="0 0 169 219" svg:d="M169 157c0 20-7 35-21 46s-34 16-59 16h-89v-219h79c52 0 77 18 77 53 0 13-3 24-10 33-8 8-18 14-31 17 17 2 31 8 40 18 9 9 14 22 14 36zM127 57c0-12-4-20-12-25-9-5-20-8-36-8h-49v69h49c16 0 28-3 36-9s12-15 12-27zM139 155c0-26-18-39-54-39h-55v79h57c18 0 31-3 40-10 8-7 12-17 12-30z"><text:p/></draw:path><draw:path draw:style-name="gr63" draw:text-style-name="P91" svg:width="0.194cm" svg:height="0.298cm" svg:x="3.287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4cm" svg:height="0.298cm" svg:x="3.524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1" draw:text-style-name="P81" svg:width="0.999cm" svg:height="0.999cm" svg:x="4cm" svg:y="0.004cm" svg:viewBox="0 0 1000 1000" svg:d="M0 1000c0-333 0-667 0-1000 333 0 667 0 1000 0 0 333 0 667 0 1000-333 0-667 0-1000 0z"><text:p/></draw:path><draw:path draw:style-name="gr62" draw:text-style-name="P90" svg:width="0.201cm" svg:height="0.224cm" svg:x="4.402cm" svg:y="0.155cm" svg:viewBox="0 0 202 225" svg:d="M107 24c-24 0-43 8-57 23-13 16-20 37-20 65 0 27 7 48 21 64 14 17 33 25 57 25 31 0 54-15 69-46l25 12c-9 19-22 33-38 43-17 10-36 15-57 15-22 0-41-5-57-14-17-9-29-22-37-39-9-17-13-37-13-60 0-35 9-63 28-82 19-20 45-30 79-30 23 0 42 5 58 14s27 23 35 41l-28 9c-6-13-14-23-25-30s-25-10-40-10z"><text:p/></draw:path><draw:path draw:style-name="gr63" draw:text-style-name="P91" svg:width="0.194cm" svg:height="0.298cm" svg:x="4.284cm" svg:y="0.535cm" svg:viewBox="0 0 195 299" svg:d="M195 200c0 30-8 55-25 72-17 18-40 27-69 27-33 0-58-12-75-36-17-25-26-60-26-107 0-50 9-89 27-116s44-40 77-40c44 0 72 20 83 59l-36 7c-7-24-23-36-47-36-22 0-38 10-50 30-11 20-17 48-17 86 7-13 16-23 28-29 13-7 27-10 43-10 26 0 48 8 63 25 16 17 24 39 24 68zM157 202c0-21-5-38-15-49-11-11-25-17-43-17s-32 5-42 15c-11 10-16 24-16 42 0 22 5 40 16 55 11 14 26 21 43 21 18 0 32-6 42-18s15-28 15-49z"><text:p/></draw:path><draw:path draw:style-name="gr63" draw:text-style-name="P91" svg:width="0.191cm" svg:height="0.29cm" svg:x="4.521cm" svg:y="0.539cm" svg:viewBox="0 0 192 291" svg:d="M192 31c-30 45-51 80-63 106s-21 51-27 76-10 51-10 78h-38c0-37 8-76 23-117 16-41 42-89 79-142h-156v-32h192z"><text:p/></draw:path><draw:path draw:style-name="gr61" draw:text-style-name="P81" svg:width="0.999cm" svg:height="0.999cm" svg:x="5.001cm" svg:y="0.004cm" svg:viewBox="0 0 1000 1000" svg:d="M0 1000c0-333 0-667 0-1000 333 0 667 0 1000 0 0 333 0 667 0 1000-333 0-667 0-1000 0z"><text:p/></draw:path><draw:path draw:style-name="gr63" draw:text-style-name="P91" svg:width="0.269cm" svg:height="0.039cm" svg:x="7.369cm" svg:y="0.593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1" draw:text-style-name="P81" svg:width="0.999cm" svg:height="0.999cm" svg:x="7.002cm" svg:y="0.004cm" svg:viewBox="0 0 1000 1000" svg:d="M0 1000c0-333 0-667 0-1000 333 0 667 0 1000 0 0 333 0 667 0 1000-333 0-667 0-1000 0z"><text:p/></draw:path><draw:path draw:style-name="gr63" draw:text-style-name="P91" svg:width="0.269cm" svg:height="0.039cm" svg:x="3.008cm" svg:y="3.258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64" draw:text-style-name="P81" svg:width="1.866cm" svg:height="0.999cm" svg:x="0cm" svg:y="0cm" svg:viewBox="0 0 1867 1000" svg:d="M0 1000c0-333 0-667 0-1000 622 0 1245 0 1867 0 0 333 0 667 0 1000-622 0-1245 0-1867 0z"><text:p/></draw:path><draw:path draw:style-name="gr65" draw:text-style-name="P90" svg:width="0.129cm" svg:height="0.167cm" svg:x="0.607cm" svg:y="0.205cm" svg:viewBox="0 0 130 168" svg:d="M0 168c0-7 0-14 0-22 31-41 63-83 94-124-30 0-59 0-89 0 0-7 0-15 0-22 41 0 81 0 122 0 0 7 0 14 0 22-31 41-63 83-94 124 32 0 65 0 97 0 0 7 0 15 0 22-43 0-87 0-130 0z"><text:p/></draw:path><draw:path draw:style-name="gr65" draw:text-style-name="P90" svg:width="0.134cm" svg:height="0.17cm" svg:x="0.777cm" svg:y="0.202cm" svg:viewBox="0 0 135 171" svg:d="M107 171v-106c0-11-1-20-3-26s-6-10-11-13c-4-3-11-4-21-4-13 0-24 5-31 14-8 9-12 22-12 38v97h-28v-132c0-20 0-32-1-36h26c0 1 1 2 1 4s0 5 0 8 0 9 1 17c7-12 14-20 22-25 9-5 19-7 32-7 18 0 32 5 40 14 9 9 13 24 13 45v112z"><text:p/></draw:path><draw:path draw:style-name="gr65" draw:text-style-name="P90" svg:width="0.162cm" svg:height="0.173cm" svg:x="0.947cm" svg:y="0.202cm" svg:viewBox="0 0 163 174" svg:d="M51 174c-17 0-30-4-38-13-9-9-13-21-13-37 0-17 6-30 17-40 12-9 30-14 56-14l37-1v-9c0-14-3-24-8-30-6-6-15-9-28-9-12 0-21 2-27 6-6 5-9 12-10 21l-30-3c5-30 28-45 68-45 21 0 37 5 48 15 10 9 16 23 16 42v72c0 8 1 15 3 19s6 6 12 6c3 0 6 0 9-1v17c-7 2-14 3-21 3-10 0-18-3-23-8-4-6-7-14-8-26h-1c-7 13-15 22-25 27-9 5-21 8-34 8zM57 153c10 0 20-2 28-7 8-4 14-11 18-19 5-8 7-16 7-24v-14l-30 1c-13 0-23 1-30 4-7 2-12 6-16 11-3 5-5 12-5 20 0 9 2 16 7 21s12 7 21 7z"><text:p/></draw:path><draw:path draw:style-name="gr65" draw:text-style-name="P90" svg:width="0.137cm" svg:height="0.229cm" svg:x="1.132cm" svg:y="0.143cm" svg:viewBox="0 0 138 230" svg:d="M105 230c-19-26-38-51-57-77-6 6-13 12-20 17 0 20 0 40 0 60-9 0-19 0-28 0 0-77 0-153 0-230 9 0 19 0 28 0 0 48 0 96 0 144 25-28 49-55 74-82 11 0 22 0 32 0-22 24-45 48-68 72 24 32 48 64 72 96-11 0-22 0-33 0z"><text:p/></draw:path><draw:path draw:style-name="gr66" draw:text-style-name="P91" svg:width="0.279cm" svg:height="0.29cm" svg:x="0.085cm" svg:y="0.535cm" svg:viewBox="0 0 280 291" svg:d="M240 291l-33-85h-133l-33 85h-41l119-291h45l116 291zM141 30l-2 6c-4 11-9 26-16 43l-37 96h109l-37-96c-4-9-8-20-12-32z"><text:p/></draw:path><draw:path draw:style-name="gr66" draw:text-style-name="P91" svg:width="0.184cm" svg:height="0.23cm" svg:x="0.38cm" svg:y="0.599cm" svg:viewBox="0 0 185 231" svg:d="M185 165c0 21-8 37-24 49-16 11-38 17-67 17-28 0-49-5-64-14-16-9-25-23-30-43l33-6c3 12 10 21 20 27 9 5 23 8 41 8 19 0 33-3 42-9 8-6 13-14 13-26 0-9-3-16-9-21-6-6-16-10-30-14l-27-7c-21-6-36-11-45-16-9-6-16-12-21-20-6-7-8-16-8-27 0-21 7-36 22-47 14-11 36-16 63-16 25 0 45 4 59 13 15 9 24 23 28 42l-34 4c-2-10-7-18-16-23s-21-8-37-8-29 3-37 8-12 12-12 23c0 6 2 11 5 16 3 4 8 7 15 10 6 3 20 7 41 12 19 5 34 10 42 14 9 4 16 9 21 14s9 11 12 17c2 7 4 15 4 23z"><text:p/></draw:path><draw:path draw:style-name="gr66" draw:text-style-name="P91" svg:width="0.182cm" svg:height="0.231cm" svg:x="0.598cm" svg:y="0.598cm" svg:viewBox="0 0 183 232" svg:d="M39 115c0 30 5 52 14 66 9 15 24 22 42 22 14 0 25-4 34-11s14-18 16-33l38 2c-3 22-12 39-28 52-15 13-35 19-59 19-31 0-55-10-71-30-17-19-25-48-25-86s8-67 25-86c16-20 40-30 71-30 23 0 42 6 57 18s25 28 29 49l-39 3c-2-13-7-23-14-30-8-7-19-11-34-11-20 0-34 7-43 20s-13 35-13 66z"><text:p/></draw:path><draw:path draw:style-name="gr66" draw:text-style-name="P91" svg:width="0.036cm" svg:height="0.306cm" svg:x="0.82cm" svg:y="0.519cm" svg:viewBox="0 0 37 307" svg:d="M0 36c0-12 0-24 0-36 12 0 25 0 37 0 0 12 0 24 0 36-12 0-25 0-37 0zM0 307c0-74 0-149 0-223 12 0 25 0 37 0 0 74 0 149 0 223-12 0-25 0-37 0z"><text:p/></draw:path><draw:path draw:style-name="gr66" draw:text-style-name="P91" svg:width="0.036cm" svg:height="0.306cm" svg:x="0.913cm" svg:y="0.519cm" svg:viewBox="0 0 37 307" svg:d="M0 36c0-12 0-24 0-36 12 0 25 0 37 0 0 12 0 24 0 36-12 0-25 0-37 0zM0 307c0-74 0-149 0-223 12 0 25 0 37 0 0 74 0 149 0 223-12 0-25 0-37 0z"><text:p/></draw:path><draw:path draw:style-name="gr66" draw:text-style-name="P91" svg:width="0.183cm" svg:height="0.306cm" svg:x="1.125cm" svg:y="0.519cm" svg:viewBox="0 0 184 307" svg:d="M140 307c-25-34-50-68-75-102-10 8-19 15-28 23 0 26 0 53 0 79-12 0-25 0-37 0 0-102 0-205 0-307 12 0 25 0 37 0 0 64 0 128 0 192 33-36 66-72 99-108 14 0 29 0 43 0-30 32-60 64-91 96 32 42 64 85 96 127-14 0-29 0-44 0z"><text:p/></draw:path><draw:path draw:style-name="gr66" draw:text-style-name="P91" svg:width="0.199cm" svg:height="0.314cm" svg:x="1.325cm" svg:y="0.515cm" svg:viewBox="0 0 200 315" svg:d="M200 199c0 39-9 68-26 87s-42 29-75 29-57-10-74-30-25-49-25-86c0-77 33-116 100-116 34 0 59 9 75 28s25 48 25 88zM160 199c0-31-4-54-13-68s-25-21-46-21c-22 0-38 7-47 22-10 14-15 36-15 67 0 29 5 52 14 67 10 15 25 22 45 22 23 0 39-7 48-22 10-14 14-37 14-67zM71 63v-4l45-59h43v6l-68 57z"><text:p/></draw:path><draw:path draw:style-name="gr66" draw:text-style-name="P91" svg:width="0.189cm" svg:height="0.31cm" svg:x="1.563cm" svg:y="0.519cm" svg:viewBox="0 0 190 311" svg:d="M152 271c-7 14-16 24-28 31-11 6-25 9-42 9-28 0-49-10-62-29s-20-47-20-86c0-78 27-117 82-117 17 0 31 3 42 9 12 7 21 16 28 30v-25-93h37v261c0 23 0 39 1 46h-35c-1-2-1-7-2-15 0-8-1-15-1-21zM39 194c0 32 4 54 12 68 9 13 22 20 41 20 21 0 36-7 45-22 10-15 15-37 15-68 0-30-5-51-15-65-9-14-24-21-45-21-19 0-32 7-40 21-9 14-13 36-13 67z"><text:p/></draw:path><draw:custom-shape draw:style-name="gr81" draw:text-style-name="P93" svg:width="1.001cm" svg:height="1.001cm" svg:x="8.013cm" svg:y="0.005cm"><text:p text:style-name="P92"><text:span text:style-name="T101">c</text:span></text:p><text:p text:style-name="P92"><text:span text:style-name="T99">99</text:span></text:p><draw:enhanced-geometry svg:viewBox="0 0 21600 21600" draw:type="rectangle" draw:enhanced-path="M 0 0 L 21600 0 21600 21600 0 21600 0 0 Z N"/></draw:custom-shape><draw:path draw:style-name="gr63" draw:text-style-name="P91" svg:width="0.269cm" svg:height="0.039cm" svg:x="5.369cm" svg:y="0.594cm" svg:viewBox="0 0 270 40" svg:d="M235 40c0-13 0-27 0-40 11 0 23 0 35 0 0 13 0 27 0 40-12 0-24 0-35 0zM118 40c0-13 0-27 0-40 11 0 23 0 34 0 0 13 0 27 0 40-11 0-23 0-34 0zM0 40c0-13 0-27 0-40 12 0 23 0 35 0 0 13 0 27 0 40-12 0-23 0-35 0z"><text:p/></draw:path><draw:custom-shape draw:style-name="gr81" draw:text-style-name="P93" svg:width="1.001cm" svg:height="1.001cm" svg:x="3.642cm" svg:y="2.669cm"><text:p text:style-name="P92"><text:span text:style-name="T101">c</text:span></text:p><text:p text:style-name="P92"><text:span text:style-name="T99">3</text:span></text:p><draw:enhanced-geometry svg:viewBox="0 0 21600 21600" draw:type="rectangle" draw:enhanced-path="M 0 0 L 21600 0 21600 21600 0 21600 0 0 Z N"/></draw:custom-shape><draw:path draw:style-name="gr63" draw:text-style-name="P91" svg:width="0.269cm" svg:height="0.039cm" svg:x="5.009cm" svg:y="3.258cm" svg:viewBox="0 0 270 40" svg:d="M235 40c0-13 0-27 0-40 11 0 23 0 35 0 0 13 0 27 0 40-12 0-24 0-35 0zM118 40c0-13 0-27 0-40 11 0 23 0 34 0 0 13 0 27 0 40-11 0-23 0-34 0zM0 40c0-13 0-27 0-40 12 0 23 0 35 0 0 13 0 27 0 40-12 0-23 0-35 0z"><text:p/></draw:path><draw:path draw:style-name="gr82" draw:text-style-name="P97" svg:width="0.18cm" svg:height="0.192cm" svg:x="2.068cm" svg:y="2.838cm" svg:viewBox="0 0 181 193" svg:d="M56 193c-18 0-32-5-42-15-9-10-14-23-14-40 0-20 6-34 19-45 13-10 33-16 61-16l42-1v-10c0-16-3-26-9-33-7-7-17-10-31-10s-24 2-30 7-10 13-11 23l-33-3c6-33 30-50 75-50 23 0 41 5 53 16s18 26 18 47v80c0 9 1 16 3 21 3 5 7 7 14 7 3 0 6 0 10-1v19c-8 2-16 3-24 3-11 0-20-3-25-9s-8-16-9-29h-1c-8 14-17 24-27 30-11 6-24 9-39 9zM63 170c12 0 22-3 31-8 8-5 15-12 20-21 6-9 8-18 8-28v-15l-34 1c-14 0-25 1-33 4-7 3-13 7-17 13s-6 13-6 22c0 10 3 18 8 24 5 5 13 8 23 8z"><text:p/></draw:path><draw:custom-shape draw:style-name="gr83" draw:text-style-name="P93" svg:width="1.003cm" svg:height="1.001cm" svg:x="6.001cm" svg:y="0cm"><text:p text:style-name="P92"><text:span text:style-name="T101">a</text:span></text:p><text:p text:style-name="P92"><text:span text:style-name="T99">97</text:span></text:p><draw:enhanced-geometry svg:viewBox="0 0 21600 21600" draw:type="rectangle" draw:enhanced-path="M 0 0 L 21600 0 21600 21600 0 21600 0 0 Z N"/></draw:custom-shape><draw:path draw:style-name="gr73" draw:text-style-name="P94" svg:width="1.781cm" svg:height="0.328cm" draw:transform="rotate (1.5707963267949) translate (2.17872368829498cm 2.74874668722079cm)" svg:viewBox="0 0 1782 329" svg:d="M1782 329c-594-82-1188-247-1782-329"><text:p/></draw:path><draw:path draw:style-name="gr73" draw:text-style-name="P94" svg:width="1.831cm" svg:height="0.004cm" draw:transform="skewX (0.748397183255169) rotate (1.36955986403995) translate (4.02739957545718cm 2.76786168997333cm)" svg:viewBox="0 0 1832 5" svg:d="M1832 0c-611 1-1221 3-1832 5"><text:p/></draw:path><draw:path draw:style-name="gr74" draw:text-style-name="P94" svg:width="4.613cm" svg:height="0.001cm" draw:transform="rotate (-2.75412955964705) translate (6.59959611989005cm 0.992016120927117cm)" svg:viewBox="0 0 4614 2" svg:d="M0 0c1538 1 3076 1 4614 2"><text:p/></draw:path><draw:path draw:style-name="gr74" draw:text-style-name="P94" svg:width="4.768cm" svg:height="0.001cm" draw:transform="skewX (0.235968514869633) rotate (-2.76826672658821) translate (8.62655661174611cm 1.00673127779458cm)" svg:viewBox="0 0 4769 2" svg:d="M0 0c1590 1 3179 1 4769 2"><text:p/></draw:path></draw:g></text:p>
      <text:p text:style-name="Text_20_body"/>
      <text:h text:style-name="P70" text:outline-level="2"><text:bookmark-start text:name="__RefHeading___Toc1751_2183242749"/>Komplexní varianta<text:bookmark-end text:name="__RefHeading___Toc1751_2183242749"/></text:h>
      <text:p text:style-name="P61">Naskýtá se však i možnost použít různ<text:span text:style-name="T73">é</text:span> větv<text:span text:style-name="T73">e</text:span>. Pak by to vypadalo třeba takto – různé druhy větví jsou odlišené barevně. <text:span text:style-name="T73">Je sice potřeba přidat ještě informaci pro odlišení větví, ale ve stromu pak nejsou žádné nadbytečné prázdné buňky. </text:span></text:p>
      <text:p text:style-name="P6"><text:soft-page-break/><draw:g text:anchor-type="as-char" draw:z-index="14" draw:name="Skupinový objekt 16" draw:style-name="gr1"><draw:path draw:style-name="gr2" draw:text-style-name="P73" svg:width="1cm" svg:height="1cm" svg:x="9.047cm" svg:y="0.002cm" svg:viewBox="0 0 1001 1001" svg:d="M1001 0c0 334 0 667 0 1001-334-84-667-167-1001-251 0-167 0-333 0-500 334-83 667-167 1001-250z"><text:p text:style-name="P72"><text:span text:style-name="T98"><text:s/></text:span></text:p></draw:path><draw:path draw:style-name="gr3" draw:text-style-name="P74" svg:width="0.181cm" svg:height="0.29cm" svg:x="6.788cm" svg:y="3.278cm" svg:viewBox="0 0 182 291" svg:d="M0 291c0-11 0-21 0-32 25 0 49 0 74 0 0-74 0-149 0-223-22 15-44 31-66 46 0-12 0-23 0-35 23-16 46-31 69-47 12 0 23 0 35 0 0 86 0 173 0 259 23 0 47 0 70 0 0 11 0 21 0 32-60 0-121 0-182 0z"><text:p/></draw:path><draw:path draw:style-name="gr4" draw:text-style-name="P75" svg:width="0.171cm" svg:height="0.193cm" svg:x="6.391cm" svg:y="2.97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5" draw:text-style-name="P73" svg:width="1cm" svg:height="1cm" svg:x="6.326cm" svg:y="1.919cm" svg:viewBox="0 0 1001 1001" svg:d="M0 1001c334 0 667 0 1001 0-84-334-167-667-251-1001-167 0-333 0-500 0-83 334-167 667-250 1001z"><text:p/></draw:path><draw:path draw:style-name="gr6" draw:text-style-name="P76" svg:width="0.201cm" svg:height="0.298cm" svg:x="6.715cm" svg:y="2.119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" draw:text-style-name="P76" svg:width="0.181cm" svg:height="0.29cm" svg:x="4.285cm" svg:y="4.667cm" svg:viewBox="0 0 182 291" svg:d="M0 291c0-11 0-21 0-32 25 0 49 0 74 0 0-74 0-149 0-223-22 15-44 31-66 46 0-12 0-23 0-35 23-16 46-31 69-47 12 0 23 0 35 0 0 86 0 173 0 259 23 0 47 0 70 0 0 11 0 21 0 32-60 0-121 0-182 0z"><text:p/></draw:path><draw:path draw:style-name="gr6" draw:text-style-name="P76" svg:width="0.181cm" svg:height="0.29cm" svg:x="2.332cm" svg:y="0.469cm" svg:viewBox="0 0 182 291" svg:d="M0 291c0-11 0-21 0-32 25 0 49 0 74 0 0-74 0-149 0-223-22 15-44 31-66 46 0-12 0-23 0-35 23-16 46-31 69-47 12 0 23 0 35 0 0 86 0 173 0 259 23 0 47 0 70 0 0 11 0 21 0 32-60 0-121 0-182 0z"><text:p/></draw:path><draw:path draw:style-name="gr7" draw:text-style-name="P73" svg:width="1cm" svg:height="1cm" svg:x="1.364cm" svg:y="1.548cm" svg:viewBox="0 0 1001 1001" svg:d="M1001 0c0 334 0 667 0 1001-334-84-667-167-1001-251 0-167 0-333 0-500 334-83 667-167 1001-250z"><text:p/></draw:path><draw:path draw:style-name="gr8" draw:text-style-name="P77" svg:width="0.999cm" svg:height="0.999cm" svg:x="2.366cm" svg:y="1.547cm" svg:viewBox="0 0 1000 1000" svg:d="M0 1000c0-333 0-667 0-1000 333 0 667 0 1000 0 0 333 0 667 0 1000-333 0-667 0-1000 0z"><text:p/></draw:path><draw:path draw:style-name="gr8" draw:text-style-name="P77" svg:width="0.999cm" svg:height="0.999cm" svg:x="3.363cm" svg:y="1.547cm" svg:viewBox="0 0 1000 1000" svg:d="M0 1000c0-333 0-667 0-1000 333 0 667 0 1000 0 0 333 0 667 0 1000-333 0-667 0-1000 0z"><text:p/></draw:path><draw:path draw:style-name="gr4" draw:text-style-name="P75" svg:width="0.171cm" svg:height="0.193cm" svg:x="2.434cm" svg:y="1.596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3.452cm" svg:y="2.25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348cm" svg:y="1.956cm" svg:viewBox="0 0 1001 1001" svg:d="M0 1001c334 0 667 0 1001 0-84-334-167-667-251-1001-167 0-333 0-500 0-83 334-167 667-250 1001z"><text:p/></draw:path><draw:path draw:style-name="gr9" draw:text-style-name="P77" svg:width="0.999cm" svg:height="0.999cm" svg:x="2.348cm" svg:y="2.963cm" svg:viewBox="0 0 1000 1000" svg:d="M0 1000c0-333 0-667 0-1000 333 0 667 0 1000 0 0 333 0 667 0 1000-333 0-667 0-1000 0z"><text:p/></draw:path><draw:path draw:style-name="gr4" draw:text-style-name="P75" svg:width="0.189cm" svg:height="0.193cm" svg:x="2.4cm" svg:y="3.028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2.737cm" svg:y="2.156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9" draw:text-style-name="P77" svg:width="0.999cm" svg:height="0.999cm" svg:x="2.347cm" svg:y="3.963cm" svg:viewBox="0 0 1000 1000" svg:d="M0 1000c0-333 0-667 0-1000 333 0 667 0 1000 0 0 333 0 667 0 1000-333 0-667 0-1000 0z"><text:p/></draw:path><draw:path draw:style-name="gr4" draw:text-style-name="P75" svg:width="0.195cm" svg:height="0.199cm" svg:x="3.058cm" svg:y="4.024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5" draw:text-style-name="P73" svg:width="1cm" svg:height="1cm" svg:x="2.797cm" svg:y="2.975cm" svg:viewBox="0 0 1001 1001" svg:d="M1001 0c0 334 0 667 0 1001-334-84-667-167-1001-251 0-167 0-333 0-500 334-83 667-167 1001-250z"><text:p/></draw:path><draw:path draw:style-name="gr8" draw:text-style-name="P77" svg:width="0.999cm" svg:height="0.999cm" svg:x="3.799cm" svg:y="2.974cm" svg:viewBox="0 0 1000 1000" svg:d="M0 1000c0-333 0-667 0-1000 333 0 667 0 1000 0 0 333 0 667 0 1000-333 0-667 0-1000 0z"><text:p/></draw:path><draw:path draw:style-name="gr4" draw:text-style-name="P75" svg:width="0.171cm" svg:height="0.193cm" svg:x="3.867cm" svg:y="3.02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181cm" svg:height="0.29cm" svg:x="3.012cm" svg:y="3.335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3.815cm" svg:y="3.292cm" svg:viewBox="0 0 1001 1001" svg:d="M0 1001c334 0 667 0 1001 0-84-334-167-667-251-1001-167 0-333 0-500 0-83 334-167 667-250 1001z"><text:p/></draw:path><draw:path draw:style-name="gr10" draw:text-style-name="P77" svg:width="0.999cm" svg:height="0.999cm" svg:x="3.815cm" svg:y="4.299cm" svg:viewBox="0 0 1000 1000" svg:d="M0 1000c0-333 0-667 0-1000 333 0 667 0 1000 0 0 333 0 667 0 1000-333 0-667 0-1000 0z"><text:p/></draw:path><draw:path draw:style-name="gr4" draw:text-style-name="P75" svg:width="0.189cm" svg:height="0.193cm" svg:x="3.867cm" svg:y="4.364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6" draw:text-style-name="P76" svg:width="0.201cm" svg:height="0.298cm" svg:x="4.204cm" svg:y="3.492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5" draw:text-style-name="P73" svg:width="1cm" svg:height="1cm" svg:x="2.911cm" svg:y="0.201cm" svg:viewBox="0 0 1001 1001" svg:d="M0 0c0 334 0 667 0 1001 334-84 667-167 1001-251 0-167 0-333 0-500-334-83-667-167-1001-250z"><text:p/></draw:path><draw:path draw:style-name="gr10" draw:text-style-name="P77" svg:width="0.999cm" svg:height="0.999cm" svg:x="1.91cm" svg:y="0.2cm" svg:viewBox="0 0 1000 1000" svg:d="M0 1000c0-333 0-667 0-1000 333 0 667 0 1000 0 0 333 0 667 0 1000-333 0-667 0-1000 0z"><text:p/></draw:path><draw:path draw:style-name="gr4" draw:text-style-name="P75" svg:width="0.189cm" svg:height="0.193cm" svg:x="1.994cm" svg:y="0.94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5" draw:text-style-name="P73" svg:width="1cm" svg:height="1cm" svg:x="3.404cm" svg:y="1.191cm" svg:viewBox="0 0 1001 1001" svg:d="M0 0c334 0 667 0 1001 0-84 334-167 667-251 1001-167 0-333 0-500 0-83-334-167-667-250-1001z"><text:p/></draw:path><draw:path draw:style-name="gr11" draw:text-style-name="P77" svg:width="0.999cm" svg:height="0.999cm" svg:x="3.405cm" svg:y="0.186cm" svg:viewBox="0 0 1000 1000" svg:d="M0 1000c0-333 0-667 0-1000 333 0 667 0 1000 0 0 333 0 667 0 1000-333 0-667 0-1000 0z"><text:p/></draw:path><draw:path draw:style-name="gr4" draw:text-style-name="P75" svg:width="0.171cm" svg:height="0.193cm" svg:x="4.143cm" svg:y="0.287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201cm" svg:height="0.298cm" svg:x="3.797cm" svg:y="1.722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8" draw:text-style-name="P77" svg:width="0.999cm" svg:height="0.999cm" svg:x="4.796cm" svg:y="2.975cm" svg:viewBox="0 0 1000 1000" svg:d="M0 1000c0-333 0-667 0-1000 333 0 667 0 1000 0 0 333 0 667 0 1000-333 0-667 0-1000 0z"><text:p/></draw:path><draw:path draw:style-name="gr12" draw:text-style-name="P75" svg:width="0.195cm" svg:height="0.199cm" svg:x="4.848cm" svg:y="3.722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13" draw:text-style-name="P73" svg:width="1cm" svg:height="1cm" svg:x="4.849cm" svg:y="2.562cm" svg:viewBox="0 0 1001 1001" svg:d="M0 0c334 0 667 0 1001 0-84 334-167 667-251 1001-167 0-333 0-500 0-83-334-167-667-250-1001z"><text:p/></draw:path><draw:path draw:style-name="gr11" draw:text-style-name="P78" svg:width="0.999cm" svg:height="0.999cm" svg:x="4.85cm" svg:y="1.557cm" svg:viewBox="0 0 1000 1000" svg:d="M0 1000c0-333 0-667 0-1000 333 0 667 0 1000 0 0 333 0 667 0 1000-333 0-667 0-1000 0z"><text:p/></draw:path><draw:path draw:style-name="gr14" draw:text-style-name="P75" svg:width="0.171cm" svg:height="0.193cm" svg:x="4.908cm" svg:y="1.606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15" draw:text-style-name="P76" svg:width="0.201cm" svg:height="0.298cm" svg:x="5.252cm" svg:y="3.042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16" draw:text-style-name="P73" svg:width="1cm" svg:height="1cm" svg:x="5.322cm" svg:y="1.545cm" svg:viewBox="0 0 1001 1001" svg:d="M1001 0c0 334 0 667 0 1001-334-84-667-167-1001-251 0-167 0-333 0-500 334-83 667-167 1001-250z"><text:p/></draw:path><draw:path draw:style-name="gr10" draw:text-style-name="P77" svg:width="0.999cm" svg:height="0.999cm" svg:x="6.323cm" svg:y="1.544cm" svg:viewBox="0 0 1000 1000" svg:d="M0 1000c0-333 0-667 0-1000 333 0 667 0 1000 0 0 333 0 667 0 1000-333 0-667 0-1000 0z"><text:p/></draw:path><draw:path draw:style-name="gr17" draw:text-style-name="P75" svg:width="0.189cm" svg:height="0.193cm" svg:x="6.372cm" svg:y="1.627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18" draw:text-style-name="P76" svg:width="0.201cm" svg:height="0.298cm" svg:x="5.522cm" svg:y="1.901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3" draw:text-style-name="P74" svg:width="0.181cm" svg:height="0.29cm" svg:x="3.563cm" svg:y="0.548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1.999cm" svg:y="3.975cm" svg:viewBox="0 0 1001 1001" svg:d="M0 0c0 334 0 667 0 1001 334-84 667-167 1001-251 0-167 0-333 0-500-334-83-667-167-1001-250z"><text:p/></draw:path><draw:path draw:style-name="gr19" draw:text-style-name="P77" svg:width="0.999cm" svg:height="0.999cm" svg:x="0.998cm" svg:y="3.974cm" svg:viewBox="0 0 1000 1000" svg:d="M0 1000c0-333 0-667 0-1000 333 0 667 0 1000 0 0 333 0 667 0 1000-333 0-667 0-1000 0z"><text:p/></draw:path><draw:path draw:style-name="gr19" draw:text-style-name="P78" svg:width="0.999cm" svg:height="0.999cm" svg:x="0cm" svg:y="3.974cm" svg:viewBox="0 0 1000 1000" svg:d="M0 1000c0-333 0-667 0-1000 333 0 667 0 1000 0 0 333 0 667 0 1000-333 0-667 0-1000 0z"><text:p/></draw:path><draw:path draw:style-name="gr4" draw:text-style-name="P75" svg:width="0.189cm" svg:height="0.193cm" svg:x="1.035cm" svg:y="4.028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0.051cm" svg:y="4.022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6" draw:text-style-name="P76" svg:width="0.201cm" svg:height="0.298cm" svg:x="2.605cm" svg:y="4.342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" draw:text-style-name="P76" svg:width="0.181cm" svg:height="0.29cm" svg:x="0.426cm" svg:y="4.412cm" svg:viewBox="0 0 182 291" svg:d="M0 291c0-11 0-21 0-32 25 0 49 0 74 0 0-74 0-149 0-223-22 15-44 31-66 46 0-12 0-23 0-35 23-16 46-31 69-47 12 0 23 0 35 0 0 86 0 173 0 259 23 0 47 0 70 0 0 11 0 21 0 32-60 0-121 0-182 0z"><text:p/></draw:path><draw:path draw:style-name="gr6" draw:text-style-name="P76" svg:width="0.181cm" svg:height="0.29cm" svg:x="1.443cm" svg:y="4.384cm" svg:viewBox="0 0 182 291" svg:d="M0 291c0-11 0-21 0-32 25 0 49 0 74 0 0-74 0-149 0-223-22 15-44 31-66 46 0-12 0-23 0-35 23-16 46-31 69-47 12 0 23 0 35 0 0 86 0 173 0 259 23 0 47 0 70 0 0 11 0 21 0 32-60 0-121 0-182 0z"><text:p/></draw:path><draw:path draw:style-name="gr20" draw:text-style-name="P79" svg:width="0.191cm" svg:height="0.29cm" svg:x="1.821cm" svg:y="1.911cm" svg:viewBox="0 0 192 291" svg:d="M192 31c-30 45-51 80-63 106s-21 51-27 76-10 51-10 78h-38c0-37 8-76 23-117 16-41 42-89 79-142h-156v-32h192z"><text:p/></draw:path><draw:path draw:style-name="gr11" draw:text-style-name="P77" svg:width="0.999cm" svg:height="0.999cm" svg:x="6.326cm" svg:y="2.927cm" svg:viewBox="0 0 1000 1000" svg:d="M0 1000c0-333 0-667 0-1000 333 0 667 0 1000 0 0 333 0 667 0 1000-333 0-667 0-1000 0z"><text:p/></draw:path><draw:path draw:style-name="gr8" draw:text-style-name="P77" svg:width="0.999cm" svg:height="0.999cm" svg:x="10.048cm" svg:y="0cm" svg:viewBox="0 0 1000 1000" svg:d="M0 1000c0-333 0-667 0-1000 333 0 667 0 1000 0 0 333 0 667 0 1000-333 0-667 0-1000 0z"><text:p/></draw:path><draw:path draw:style-name="gr8" draw:text-style-name="P77" svg:width="0.999cm" svg:height="0.999cm" svg:x="11.045cm" svg:y="0cm" svg:viewBox="0 0 1000 1000" svg:d="M0 1000c0-333 0-667 0-1000 333 0 667 0 1000 0 0 333 0 667 0 1000-333 0-667 0-1000 0z"><text:p/></draw:path><draw:path draw:style-name="gr4" draw:text-style-name="P75" svg:width="0.171cm" svg:height="0.193cm" svg:x="10.116cm" svg:y="0.049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4" draw:text-style-name="P75" svg:width="0.195cm" svg:height="0.199cm" svg:x="11.134cm" svg:y="0.058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2" draw:text-style-name="P73" svg:width="1cm" svg:height="1cm" svg:x="9.047cm" svg:y="1.303cm" svg:viewBox="0 0 1001 1001" svg:d="M1001 0c0 334 0 667 0 1001-334-84-667-167-1001-251 0-167 0-333 0-500 334-83 667-167 1001-250z"><text:p text:style-name="P72"><text:span text:style-name="T98"><text:s/></text:span></text:p></draw:path><draw:path draw:style-name="gr9" draw:text-style-name="P77" svg:width="0.999cm" svg:height="0.999cm" svg:x="10.048cm" svg:y="1.301cm" svg:viewBox="0 0 1000 1000" svg:d="M0 1000c0-333 0-667 0-1000 333 0 667 0 1000 0 0 333 0 667 0 1000-333 0-667 0-1000 0z"><text:p/></draw:path><draw:path draw:style-name="gr9" draw:text-style-name="P77" svg:width="0.999cm" svg:height="0.999cm" svg:x="11.045cm" svg:y="1.301cm" svg:viewBox="0 0 1000 1000" svg:d="M0 1000c0-333 0-667 0-1000 333 0 667 0 1000 0 0 333 0 667 0 1000-333 0-667 0-1000 0z"><text:p/></draw:path><draw:path draw:style-name="gr4" draw:text-style-name="P75" svg:width="0.195cm" svg:height="0.199cm" svg:x="11.134cm" svg:y="1.359cm" svg:viewBox="0 0 196 200" svg:d="M196 99c0 20-4 38-12 54-8 15-20 27-35 35-14 8-32 12-52 12-30 0-54-9-71-27s-26-43-26-74 9-55 26-73c17-17 41-26 72-26 30 0 54 9 72 26 17 18 26 42 26 73zM154 99c0-21-5-37-15-49s-23-18-41-18-32 6-42 18-15 28-15 49c0 22 5 38 15 51 10 12 24 18 41 18 19 0 33-6 42-18 10-12 15-29 15-51z"><text:p/></draw:path><draw:path draw:style-name="gr4" draw:text-style-name="P75" svg:width="0.189cm" svg:height="0.193cm" svg:x="10.11cm" svg:y="1.383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2" draw:text-style-name="P73" svg:width="1cm" svg:height="1cm" svg:x="9.047cm" svg:y="2.604cm" svg:viewBox="0 0 1001 1001" svg:d="M1001 0c0 334 0 667 0 1001-334-84-667-167-1001-251 0-167 0-333 0-500 334-83 667-167 1001-250z"><text:p text:style-name="P72"><text:span text:style-name="T98"><text:s/></text:span></text:p></draw:path><draw:path draw:style-name="gr19" draw:text-style-name="P77" svg:width="0.999cm" svg:height="0.999cm" svg:x="10.048cm" svg:y="2.602cm" svg:viewBox="0 0 1000 1000" svg:d="M0 1000c0-333 0-667 0-1000 333 0 667 0 1000 0 0 333 0 667 0 1000-333 0-667 0-1000 0z"><text:p/></draw:path><draw:path draw:style-name="gr19" draw:text-style-name="P77" svg:width="0.999cm" svg:height="0.999cm" svg:x="11.045cm" svg:y="2.602cm" svg:viewBox="0 0 1000 1000" svg:d="M0 1000c0-333 0-667 0-1000 333 0 667 0 1000 0 0 333 0 667 0 1000-333 0-667 0-1000 0z"><text:p/></draw:path><draw:path draw:style-name="gr4" draw:text-style-name="P75" svg:width="0.189cm" svg:height="0.193cm" svg:x="10.11cm" svg:y="2.684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4" draw:text-style-name="P75" svg:width="0.171cm" svg:height="0.193cm" svg:x="11.152cm" svg:y="2.69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draw:path draw:style-name="gr2" draw:text-style-name="P73" svg:width="1cm" svg:height="1cm" svg:x="9.048cm" svg:y="3.905cm" svg:viewBox="0 0 1001 1001" svg:d="M1001 0c0 334 0 667 0 1001-334-84-667-167-1001-251 0-167 0-333 0-500 334-83 667-167 1001-250z"><text:p text:style-name="P72"><text:span text:style-name="T98"><text:s/></text:span></text:p></draw:path><draw:path draw:style-name="gr10" draw:text-style-name="P77" svg:width="0.999cm" svg:height="0.999cm" svg:x="10.049cm" svg:y="3.903cm" svg:viewBox="0 0 1000 1000" svg:d="M0 1000c0-333 0-667 0-1000 333 0 667 0 1000 0 0 333 0 667 0 1000-333 0-667 0-1000 0z"><text:p/></draw:path><draw:path draw:style-name="gr4" draw:text-style-name="P75" svg:width="0.189cm" svg:height="0.193cm" svg:x="10.111cm" svg:y="3.985cm" svg:viewBox="0 0 190 194" svg:d="M149 194c-5-16-11-33-17-49-25 0-49 0-74 0-6 16-12 33-17 49-14 0-27 0-41 0 24-65 47-129 71-194 16 0 32 0 48 0 23 65 47 129 71 194-14 0-27 0-41 0zM95 30c0 1-1 2-1 3-1 3-2 7-3 11-2 4-9 28-24 70 19 0 37 0 56 0-6-19-13-37-19-56-2-6-4-12-6-19-1-3-2-6-3-9z"><text:p/></draw:path><draw:path draw:style-name="gr2" draw:text-style-name="P73" svg:width="1cm" svg:height="1cm" svg:x="9.049cm" svg:y="5.206cm" svg:viewBox="0 0 1001 1001" svg:d="M1001 0c0 334 0 667 0 1001-334-84-667-167-1001-251 0-167 0-333 0-500 334-83 667-167 1001-250z"><text:p text:style-name="P72"><text:span text:style-name="T98"><text:s/></text:span></text:p></draw:path><draw:path draw:style-name="gr11" draw:text-style-name="P77" svg:width="0.999cm" svg:height="0.999cm" svg:x="10.05cm" svg:y="5.204cm" svg:viewBox="0 0 1000 1000" svg:d="M0 1000c0-333 0-667 0-1000 333 0 667 0 1000 0 0 333 0 667 0 1000-333 0-667 0-1000 0z"><text:p/></draw:path><draw:path draw:style-name="gr4" draw:text-style-name="P75" svg:width="0.171cm" svg:height="0.193cm" svg:x="10.127cm" svg:y="5.293cm" svg:viewBox="0 0 172 194" svg:d="M172 139c0 17-6 31-20 41-13 9-31 14-55 14-32 0-65 0-97 0 0-65 0-129 0-194 30 0 59 0 89 0 24 0 42 4 54 12s18 21 18 37c0 11-3 20-9 27-6 8-16 13-28 16 16 2 28 7 36 15s12 18 12 32zM120 54c0-9-3-15-8-18-6-4-14-6-25-6-15 0-31 0-46 0 0 16 0 32 0 48 15 0 31 0 46 0 12 0 20-2 25-6 6-4 8-10 8-18zM132 135c0-18-14-27-40-27-17 0-34 0-51 0 0 19 0 37 0 56 17 0 35 0 53 0 13 0 22-2 28-7 7-5 10-12 10-22z"><text:p/></draw:path></draw:g></text:p>
      <text:p text:style-name="P24"/>
      <text:p text:style-name="P24"><text:span text:style-name="T78">Komplexní varianta</text:span> počítá s tím, že do stromu je možné přidat odkazy na původní data. To poté umožní rychlé prohledávání <text:span text:style-name="T40">původních dat</text:span>. <text:span text:style-name="T65">Výhoda je v tom když je potřeba prohledávat fráze → strom lze vystavět pro všechna jednotlivá slova, ale koncové indexy povedou na původní fráze. Tudíž vyhledání jednoho slova ukáže na všechny fráze ve kterých se slovo vyskytuje. </text:span></text:p>
      <text:p text:style-name="P24"/>
      <text:p text:style-name="P27"><draw:g text:anchor-type="as-char" draw:z-index="12" draw:name="Skupinový objekt 13" draw:style-name="gr1"><draw:path draw:style-name="gr3" draw:text-style-name="P74" svg:width="0.181cm" svg:height="0.29cm" svg:x="6.788cm" svg:y="4.076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6.326cm" svg:y="2.717cm" svg:viewBox="0 0 1001 1001" svg:d="M0 1001c334 0 667 0 1001 0-84-334-167-667-251-1001-167 0-333 0-500 0-83 334-167 667-250 1001z"><text:p/></draw:path><draw:path draw:style-name="gr6" draw:text-style-name="P76" svg:width="0.201cm" svg:height="0.298cm" svg:x="6.715cm" svg:y="2.917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" draw:text-style-name="P76" svg:width="0.181cm" svg:height="0.29cm" svg:x="4.285cm" svg:y="5.465cm" svg:viewBox="0 0 182 291" svg:d="M0 291c0-11 0-21 0-32 25 0 49 0 74 0 0-74 0-149 0-223-22 15-44 31-66 46 0-12 0-23 0-35 23-16 46-31 69-47 12 0 23 0 35 0 0 86 0 173 0 259 23 0 47 0 70 0 0 11 0 21 0 32-60 0-121 0-182 0z"><text:p/></draw:path><draw:path draw:style-name="gr6" draw:text-style-name="P76" svg:width="0.181cm" svg:height="0.29cm" svg:x="2.332cm" svg:y="1.267cm" svg:viewBox="0 0 182 291" svg:d="M0 291c0-11 0-21 0-32 25 0 49 0 74 0 0-74 0-149 0-223-22 15-44 31-66 46 0-12 0-23 0-35 23-16 46-31 69-47 12 0 23 0 35 0 0 86 0 173 0 259 23 0 47 0 70 0 0 11 0 21 0 32-60 0-121 0-182 0z"><text:p/></draw:path><draw:path draw:style-name="gr7" draw:text-style-name="P73" svg:width="1cm" svg:height="1cm" svg:x="1.364cm" svg:y="2.346cm" svg:viewBox="0 0 1001 1001" svg:d="M1001 0c0 334 0 667 0 1001-334-84-667-167-1001-251 0-167 0-333 0-500 334-83 667-167 1001-250z"><text:p/></draw:path><draw:path draw:style-name="gr8" draw:text-style-name="P77" svg:width="0.999cm" svg:height="0.999cm" svg:x="2.366cm" svg:y="2.345cm" svg:viewBox="0 0 1000 1000" svg:d="M0 1000c0-333 0-667 0-1000 333 0 667 0 1000 0 0 333 0 667 0 1000-333 0-667 0-1000 0z"><text:p/></draw:path><draw:path draw:style-name="gr8" draw:text-style-name="P77" svg:width="0.999cm" svg:height="0.999cm" svg:x="3.363cm" svg:y="2.345cm" svg:viewBox="0 0 1000 1000" svg:d="M0 1000c0-333 0-667 0-1000 333 0 667 0 1000 0 0 333 0 667 0 1000-333 0-667 0-1000 0z"><text:p/></draw:path><draw:path draw:style-name="gr5" draw:text-style-name="P73" svg:width="1cm" svg:height="1cm" svg:x="2.348cm" svg:y="2.754cm" svg:viewBox="0 0 1001 1001" svg:d="M0 1001c334 0 667 0 1001 0-84-334-167-667-251-1001-167 0-333 0-500 0-83 334-167 667-250 1001z"><text:p/></draw:path><draw:path draw:style-name="gr9" draw:text-style-name="P77" svg:width="0.999cm" svg:height="0.999cm" svg:x="2.348cm" svg:y="3.761cm" svg:viewBox="0 0 1000 1000" svg:d="M0 1000c0-333 0-667 0-1000 333 0 667 0 1000 0 0 333 0 667 0 1000-333 0-667 0-1000 0z"><text:p/></draw:path><draw:path draw:style-name="gr6" draw:text-style-name="P76" svg:width="0.201cm" svg:height="0.298cm" svg:x="2.737cm" svg:y="2.954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9" draw:text-style-name="P77" svg:width="0.999cm" svg:height="0.999cm" svg:x="2.347cm" svg:y="4.761cm" svg:viewBox="0 0 1000 1000" svg:d="M0 1000c0-333 0-667 0-1000 333 0 667 0 1000 0 0 333 0 667 0 1000-333 0-667 0-1000 0z"><text:p/></draw:path><draw:path draw:style-name="gr5" draw:text-style-name="P73" svg:width="1cm" svg:height="1cm" svg:x="2.797cm" svg:y="3.773cm" svg:viewBox="0 0 1001 1001" svg:d="M1001 0c0 334 0 667 0 1001-334-84-667-167-1001-251 0-167 0-333 0-500 334-83 667-167 1001-250z"><text:p/></draw:path><draw:path draw:style-name="gr8" draw:text-style-name="P77" svg:width="0.999cm" svg:height="0.999cm" svg:x="3.799cm" svg:y="3.772cm" svg:viewBox="0 0 1000 1000" svg:d="M0 1000c0-333 0-667 0-1000 333 0 667 0 1000 0 0 333 0 667 0 1000-333 0-667 0-1000 0z"><text:p/></draw:path><draw:path draw:style-name="gr6" draw:text-style-name="P76" svg:width="0.181cm" svg:height="0.29cm" svg:x="3.012cm" svg:y="4.133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3.815cm" svg:y="4.09cm" svg:viewBox="0 0 1001 1001" svg:d="M0 1001c334 0 667 0 1001 0-84-334-167-667-251-1001-167 0-333 0-500 0-83 334-167 667-250 1001z"><text:p/></draw:path><draw:path draw:style-name="gr10" draw:text-style-name="P77" svg:width="0.999cm" svg:height="0.999cm" svg:x="3.815cm" svg:y="5.097cm" svg:viewBox="0 0 1000 1000" svg:d="M0 1000c0-333 0-667 0-1000 333 0 667 0 1000 0 0 333 0 667 0 1000-333 0-667 0-1000 0z"><text:p/></draw:path><draw:path draw:style-name="gr6" draw:text-style-name="P76" svg:width="0.201cm" svg:height="0.298cm" svg:x="4.204cm" svg:y="4.29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5" draw:text-style-name="P73" svg:width="1cm" svg:height="1cm" svg:x="2.911cm" svg:y="0.999cm" svg:viewBox="0 0 1001 1001" svg:d="M0 0c0 334 0 667 0 1001 334-84 667-167 1001-251 0-167 0-333 0-500-334-83-667-167-1001-250z"><text:p/></draw:path><draw:path draw:style-name="gr10" draw:text-style-name="P77" svg:width="0.999cm" svg:height="0.999cm" svg:x="1.91cm" svg:y="0.998cm" svg:viewBox="0 0 1000 1000" svg:d="M0 1000c0-333 0-667 0-1000 333 0 667 0 1000 0 0 333 0 667 0 1000-333 0-667 0-1000 0z"><text:p/></draw:path><draw:path draw:style-name="gr5" draw:text-style-name="P73" svg:width="1cm" svg:height="1cm" svg:x="3.404cm" svg:y="1.989cm" svg:viewBox="0 0 1001 1001" svg:d="M0 0c334 0 667 0 1001 0-84 334-167 667-251 1001-167 0-333 0-500 0-83-334-167-667-250-1001z"><text:p/></draw:path><draw:path draw:style-name="gr11" draw:text-style-name="P77" svg:width="0.999cm" svg:height="0.999cm" svg:x="3.405cm" svg:y="0.984cm" svg:viewBox="0 0 1000 1000" svg:d="M0 1000c0-333 0-667 0-1000 333 0 667 0 1000 0 0 333 0 667 0 1000-333 0-667 0-1000 0z"><text:p/></draw:path><draw:path draw:style-name="gr6" draw:text-style-name="P76" svg:width="0.201cm" svg:height="0.298cm" svg:x="3.797cm" svg:y="2.52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8" draw:text-style-name="P77" svg:width="0.999cm" svg:height="0.999cm" svg:x="4.796cm" svg:y="3.773cm" svg:viewBox="0 0 1000 1000" svg:d="M0 1000c0-333 0-667 0-1000 333 0 667 0 1000 0 0 333 0 667 0 1000-333 0-667 0-1000 0z"><text:p/></draw:path><draw:path draw:style-name="gr13" draw:text-style-name="P73" svg:width="1cm" svg:height="1cm" svg:x="4.849cm" svg:y="3.36cm" svg:viewBox="0 0 1001 1001" svg:d="M0 0c334 0 667 0 1001 0-84 334-167 667-251 1001-167 0-333 0-500 0-83-334-167-667-250-1001z"><text:p/></draw:path><draw:path draw:style-name="gr11" draw:text-style-name="P78" svg:width="0.999cm" svg:height="0.999cm" svg:x="4.85cm" svg:y="2.355cm" svg:viewBox="0 0 1000 1000" svg:d="M0 1000c0-333 0-667 0-1000 333 0 667 0 1000 0 0 333 0 667 0 1000-333 0-667 0-1000 0z"><text:p/></draw:path><draw:path draw:style-name="gr15" draw:text-style-name="P76" svg:width="0.201cm" svg:height="0.298cm" svg:x="5.252cm" svg:y="3.84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16" draw:text-style-name="P73" svg:width="1cm" svg:height="1cm" svg:x="5.322cm" svg:y="2.343cm" svg:viewBox="0 0 1001 1001" svg:d="M1001 0c0 334 0 667 0 1001-334-84-667-167-1001-251 0-167 0-333 0-500 334-83 667-167 1001-250z"><text:p/></draw:path><draw:path draw:style-name="gr10" draw:text-style-name="P77" svg:width="0.999cm" svg:height="0.999cm" svg:x="6.323cm" svg:y="2.342cm" svg:viewBox="0 0 1000 1000" svg:d="M0 1000c0-333 0-667 0-1000 333 0 667 0 1000 0 0 333 0 667 0 1000-333 0-667 0-1000 0z"><text:p/></draw:path><draw:path draw:style-name="gr18" draw:text-style-name="P76" svg:width="0.201cm" svg:height="0.298cm" svg:x="5.522cm" svg:y="2.699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3" draw:text-style-name="P74" svg:width="0.181cm" svg:height="0.29cm" svg:x="3.563cm" svg:y="1.346cm" svg:viewBox="0 0 182 291" svg:d="M0 291c0-11 0-21 0-32 25 0 49 0 74 0 0-74 0-149 0-223-22 15-44 31-66 46 0-12 0-23 0-35 23-16 46-31 69-47 12 0 23 0 35 0 0 86 0 173 0 259 23 0 47 0 70 0 0 11 0 21 0 32-60 0-121 0-182 0z"><text:p/></draw:path><draw:path draw:style-name="gr5" draw:text-style-name="P73" svg:width="1cm" svg:height="1cm" svg:x="1.999cm" svg:y="4.773cm" svg:viewBox="0 0 1001 1001" svg:d="M0 0c0 334 0 667 0 1001 334-84 667-167 1001-251 0-167 0-333 0-500-334-83-667-167-1001-250z"><text:p/></draw:path><draw:path draw:style-name="gr19" draw:text-style-name="P77" svg:width="0.999cm" svg:height="0.999cm" svg:x="0.998cm" svg:y="4.772cm" svg:viewBox="0 0 1000 1000" svg:d="M0 1000c0-333 0-667 0-1000 333 0 667 0 1000 0 0 333 0 667 0 1000-333 0-667 0-1000 0z"><text:p/></draw:path><draw:path draw:style-name="gr19" draw:text-style-name="P78" svg:width="0.999cm" svg:height="0.999cm" svg:x="0cm" svg:y="4.772cm" svg:viewBox="0 0 1000 1000" svg:d="M0 1000c0-333 0-667 0-1000 333 0 667 0 1000 0 0 333 0 667 0 1000-333 0-667 0-1000 0z"><text:p/></draw:path><draw:path draw:style-name="gr6" draw:text-style-name="P76" svg:width="0.201cm" svg:height="0.298cm" svg:x="2.605cm" svg:y="5.14cm" svg:viewBox="0 0 202 299" svg:d="M202 150c0 48-9 85-26 111-17 25-42 38-76 38-33 0-58-13-75-38-17-26-25-63-25-111 0-50 8-88 24-113 17-25 43-37 78-37 34 0 59 13 76 38 16 25 24 62 24 112zM164 149c0-42-5-72-14-91-10-19-26-28-48-28-23 0-39 9-49 28-10 18-15 49-15 91 0 41 5 71 15 90s26 29 48 29 38-10 48-29c10-20 15-50 15-90z"><text:p/></draw:path><draw:path draw:style-name="gr6" draw:text-style-name="P76" svg:width="0.181cm" svg:height="0.29cm" svg:x="0.426cm" svg:y="5.21cm" svg:viewBox="0 0 182 291" svg:d="M0 291c0-11 0-21 0-32 25 0 49 0 74 0 0-74 0-149 0-223-22 15-44 31-66 46 0-12 0-23 0-35 23-16 46-31 69-47 12 0 23 0 35 0 0 86 0 173 0 259 23 0 47 0 70 0 0 11 0 21 0 32-60 0-121 0-182 0z"><text:p/></draw:path><draw:path draw:style-name="gr6" draw:text-style-name="P76" svg:width="0.181cm" svg:height="0.29cm" svg:x="1.443cm" svg:y="5.182cm" svg:viewBox="0 0 182 291" svg:d="M0 291c0-11 0-21 0-32 25 0 49 0 74 0 0-74 0-149 0-223-22 15-44 31-66 46 0-12 0-23 0-35 23-16 46-31 69-47 12 0 23 0 35 0 0 86 0 173 0 259 23 0 47 0 70 0 0 11 0 21 0 32-60 0-121 0-182 0z"><text:p/></draw:path><draw:path draw:style-name="gr20" draw:text-style-name="P79" svg:width="0.191cm" svg:height="0.29cm" svg:x="1.821cm" svg:y="2.709cm" svg:viewBox="0 0 192 291" svg:d="M192 31c-30 45-51 80-63 106s-21 51-27 76-10 51-10 78h-38c0-37 8-76 23-117 16-41 42-89 79-142h-156v-32h192z"><text:p/></draw:path><draw:path draw:style-name="gr11" draw:text-style-name="P77" svg:width="0.999cm" svg:height="0.999cm" svg:x="6.326cm" svg:y="3.725cm" svg:viewBox="0 0 1000 1000" svg:d="M0 1000c0-333 0-667 0-1000 333 0 667 0 1000 0 0 333 0 667 0 1000-333 0-667 0-1000 0z"><text:p/></draw:path><draw:path draw:style-name="gr46" draw:text-style-name="P81" svg:width="4.999cm" svg:height="0.999cm" svg:x="10.608cm" svg:y="0.034cm" svg:viewBox="0 0 5000 1000" svg:d="M0 1000c0-333 0-667 0-1000 1667 0 3333 0 5000 0 0 333 0 667 0 1000-1667 0-3333 0-5000 0z"><text:p/></draw:path><draw:path draw:style-name="gr47" draw:text-style-name="P81" svg:width="4.999cm" svg:height="0.999cm" svg:x="10.614cm" svg:y="1.034cm" svg:viewBox="0 0 5000 1000" svg:d="M0 1000c0-333 0-667 0-1000 1667 0 3333 0 5000 0 0 333 0 667 0 1000-1667 0-3333 0-5000 0z"><text:p/></draw:path><draw:path draw:style-name="gr47" draw:text-style-name="P81" svg:width="4.999cm" svg:height="0.999cm" svg:x="10.613cm" svg:y="2.035cm" svg:viewBox="0 0 5000 1000" svg:d="M0 1000c0-333 0-667 0-1000 1667 0 3333 0 5000 0 0 333 0 667 0 1000-1667 0-3333 0-5000 0z"><text:p/></draw:path><draw:path draw:style-name="gr47" draw:text-style-name="P81" svg:width="4.999cm" svg:height="0.999cm" svg:x="10.606cm" svg:y="3.032cm" svg:viewBox="0 0 5000 1000" svg:d="M0 1000c0-333 0-667 0-1000 1667 0 3333 0 5000 0 0 333 0 667 0 1000-1667 0-3333 0-5000 0z"><text:p/></draw:path><draw:path draw:style-name="gr47" draw:text-style-name="P81" svg:width="4.999cm" svg:height="0.999cm" svg:x="10.608cm" svg:y="4.031cm" svg:viewBox="0 0 5000 1000" svg:d="M0 1000c0-333 0-667 0-1000 1667 0 3333 0 5000 0 0 333 0 667 0 1000-1667 0-3333 0-5000 0z"><text:p/></draw:path><draw:path draw:style-name="gr47" draw:text-style-name="P81" svg:width="4.999cm" svg:height="0.999cm" svg:x="10.607cm" svg:y="5.028cm" svg:viewBox="0 0 5000 1000" svg:d="M0 1000c0-333 0-667 0-1000 1667 0 3333 0 5000 0 0 333 0 667 0 1000-1667 0-3333 0-5000 0z"><text:p/></draw:path><draw:path draw:style-name="gr47" draw:text-style-name="P81" svg:width="4.999cm" svg:height="0.999cm" svg:x="10.607cm" svg:y="6.027cm" svg:viewBox="0 0 5000 1000" svg:d="M0 1000c0-333 0-667 0-1000 1667 0 3333 0 5000 0 0 333 0 667 0 1000-1667 0-3333 0-5000 0z"><text:p/></draw:path><draw:path draw:style-name="gr48" draw:text-style-name="P80" svg:width="6.364cm" svg:height="5.219cm" svg:x="4.499cm" svg:y="0.384cm" svg:viewBox="0 0 6365 5220" svg:d="M0 5220c1304-23 2800-63 3913-69 172-1640 343-3280 515-4920 646-77 1291-154 1937-231"><text:p/></draw:path><draw:path draw:style-name="gr49" draw:text-style-name="P80" svg:width="8.302cm" svg:height="2.496cm" svg:x="2.436cm" svg:y="0cm" svg:viewBox="0 0 8303 2497" svg:d="M0 1201c81-359 308-801 462-1201 2057 10 4115 19 6172 29 148 687 296 1373 444 2060 408 136 817 272 1225 408"><text:p/></draw:path><draw:path draw:style-name="gr50" draw:text-style-name="P80" svg:width="6.996cm" svg:height="2.974cm" svg:x="3.76cm" svg:y="1.494cm" svg:viewBox="0 0 6997 2975" svg:d="M0 0c1406 10 2812 20 4218 30 571 976 1142 1951 1713 2927 355 6 711 12 1066 18"><text:p/></draw:path><draw:path draw:style-name="gr51" draw:text-style-name="P80" svg:width="3.812cm" svg:height="0.094cm" draw:transform="rotate (0.230208928338052) translate (7.02430555555556cm 4.21830555555548cm)" svg:viewBox="0 0 3813 95" svg:d="M0 0c1088 0 2724 95 3813 95"><text:p/></draw:path><draw:path draw:style-name="gr52" draw:text-style-name="P80" svg:width="9.231cm" svg:height="1.044cm" svg:x="1.543cm" svg:y="5.573cm" svg:viewBox="0 0 9232 1045" svg:d="M0 0c272 251 544 503 816 754 2805 97 5611 194 8416 291"><text:p/></draw:path><draw:path draw:style-name="gr53" draw:text-style-name="P80" svg:width="10.295cm" svg:height="1.364cm" svg:x="0.497cm" svg:y="5.517cm" svg:viewBox="0 0 10296 1365" svg:d="M0 87c364 369 729 739 1093 1108 1873 57 3745 113 5618 170 834-431 1667-863 2501-1294 361-24 723-47 1084-71"><text:p/></draw:path><draw:path draw:style-name="gr54" draw:text-style-name="P82" svg:width="7.529cm" svg:height="3.355cm" svg:x="3.191cm" svg:y="0.862cm" svg:viewBox="0 0 7530 3356" svg:d="M0 3356c179-210 359-421 538-631 282-31 565-61 847-92 72-878 188-1803 216-2633 877 28 1854 58 2630 84 1100 203 2286 458 3299 610"><text:p/></draw:path><draw:frame draw:style-name="gr55" draw:text-style-name="P84" svg:width="4.44cm" svg:height="0.978cm" svg:x="10.887cm" svg:y="0.053cm"><draw:text-box><text:p text:style-name="P83"><text:span text:style-name="T99">To je pěkná </text:span><text:span text:style-name="T100">baba</text:span><text:span text:style-name="T99">.</text:span></text:p><text:p text:style-name="P83"><text:span text:style-name="T100">Baba</text:span><text:span text:style-name="T99"> je ale i zbabělec. </text:span></text:p></draw:text-box></draw:frame><draw:frame draw:style-name="gr55" draw:text-style-name="P84" svg:width="4.523cm" svg:height="0.978cm" svg:x="10.885cm" svg:y="1.071cm"><draw:text-box><text:p text:style-name="P83"><text:span text:style-name="T100">Ba</text:span><text:span text:style-name="T99">, </text:span><text:span text:style-name="T100">ba</text:span><text:span text:style-name="T99">. Dvojtej souhlas.</text:span></text:p><text:p text:style-name="P83"><text:span text:style-name="T100">Ba</text:span><text:span text:style-name="T99"> či baf či blaf?</text:span></text:p></draw:text-box></draw:frame><draw:frame draw:style-name="gr55" draw:text-style-name="P84" svg:width="4.469cm" svg:height="0.978cm" svg:x="10.913cm" svg:y="2.05cm"><draw:text-box><text:p text:style-name="P83"><text:span text:style-name="T99">Nakonec to byli </text:span><text:span text:style-name="T100">oba</text:span><text:span text:style-name="T99">.</text:span></text:p><text:p text:style-name="P83"><text:span text:style-name="T99">Fakt </text:span><text:span text:style-name="T100">OBA</text:span><text:span text:style-name="T99"> DVA!</text:span></text:p></draw:text-box></draw:frame><draw:frame draw:style-name="gr56" draw:text-style-name="P84" svg:width="4.769cm" svg:height="0.976cm" svg:x="10.887cm" svg:y="3.069cm"><draw:text-box><text:p text:style-name="P83"><text:span text:style-name="T100">Baobab</text:span><text:span text:style-name="T99"> je strom. </text:span></text:p><text:p text:style-name="P83"><text:span text:style-name="T99">Beztak </text:span><text:span text:style-name="T100">baobab</text:span><text:span text:style-name="T99"> neznám. </text:span></text:p></draw:text-box></draw:frame><draw:frame draw:style-name="gr55" draw:text-style-name="P84" svg:width="4.769cm" svg:height="0.978cm" svg:x="10.763cm" svg:y="4.073cm"><draw:text-box><text:p text:style-name="P83"><text:span text:style-name="T100">Ob</text:span><text:span text:style-name="T99"> dva </text:span><text:span text:style-name="T100">ob</text:span><text:span text:style-name="T99"> tři </text:span><text:span text:style-name="T100">ob</text:span><text:span text:style-name="T99"> čtyři. </text:span></text:p><text:p text:style-name="P83"><text:span text:style-name="T99">Tak </text:span><text:span text:style-name="T100">ob</text:span><text:span text:style-name="T99"> pět. </text:span></text:p></draw:text-box></draw:frame><draw:frame draw:style-name="gr56" draw:text-style-name="P84" svg:width="4.703cm" svg:height="0.976cm" svg:x="10.776cm" svg:y="5.08cm"><draw:text-box><text:p text:style-name="P83"><text:span text:style-name="T100">Bob</text:span><text:span text:style-name="T99"> žije v Kanadě. </text:span></text:p><text:p text:style-name="P83"><text:span text:style-name="T99">A </text:span><text:span text:style-name="T100">Bob</text:span><text:span text:style-name="T99"> a Bobek v ČR. </text:span></text:p></draw:text-box></draw:frame><draw:frame draw:style-name="gr55" draw:text-style-name="P84" svg:width="4.744cm" svg:height="0.978cm" svg:x="10.776cm" svg:y="6.07cm"><draw:text-box><text:p text:style-name="P83"><text:span text:style-name="T100">Boa</text:span><text:span text:style-name="T99"> je vrhací nástroj? </text:span></text:p><text:p text:style-name="P83"><text:span text:style-name="T99">Nebo jsou </text:span><text:span text:style-name="T100">boa</text:span><text:span text:style-name="T99"> „trenky“?</text:span></text:p></draw:text-box></draw:frame></draw:g></text:p>
      <text:p text:style-name="P24"/>
      <text:p text:style-name="P59"><text:span text:style-name="T74">D</text:span><text:span text:style-name="T39">o jednoho indexu </text:span><text:span text:style-name="T74">lze otesat </text:span><text:span text:style-name="T39">nejen malá i velká písmena, ale i písmena s diakritikou. </text:span><text:span text:style-name="T40">Např. jakožto </text:span><text:span text:style-name="T4">a</text:span><text:span text:style-name="T40"> by byla brána: </text:span><text:span text:style-name="T4">a A á Á</text:span><text:span text:style-name="T40">, nebo jakožto </text:span><text:span text:style-name="T4">e</text:span><text:span text:style-name="T40"> by bylo bráno: </text:span><text:span text:style-name="T4">e E é É ě Ě</text:span><text:span text:style-name="T40">. </text:span><text:span text:style-name="T66">Takže může být vyhledáváno slovo bez diakritiky v datech s diakritikou. </text:span><text:span text:style-name="T40">Například otesaný bezdiakritický strom může mít ve větvích slovo </text:span><text:span text:style-name="T4">rad</text:span><text:span text:style-name="T40">, ale konečné indexy půjdou na slova </text:span><text:span text:style-name="T4">rad</text:span><text:span text:style-name="T40"> </text:span><text:span text:style-name="T42">(mnoho rad)</text:span><text:span text:style-name="T40"> </text:span><text:span text:style-name="T63">i </text:span><text:span text:style-name="T5">raď</text:span><text:span text:style-name="T63"> </text:span><text:span text:style-name="T40">i </text:span><text:span text:style-name="T4">rád</text:span><text:span text:style-name="T18"> i </text:span><text:span text:style-name="T4">řád</text:span><text:span text:style-name="T40"> i </text:span><text:span text:style-name="T4">řaď</text:span><text:span text:style-name="T40">. Indexace na původní data zabere opět víc RAMky, ale může být vhodná </text:span><text:span text:style-name="T66">i </text:span><text:span text:style-name="T40">pro opakované prohledávání. </text:span></text:p>
      <text:p text:style-name="Text_20_body"/>
      <text:h text:style-name="Heading_20_2" text:outline-level="2"><text:bookmark-start text:name="__RefHeading___Toc1753_2183242749"/>Multistrom<text:bookmark-end text:name="__RefHeading___Toc1753_2183242749"/></text:h>
      <text:p text:style-name="P42">To je případ kdy skupiny dat na které vedou zpětné indexy jsou též nastromkovány, přičemž hlavní strom <text:span text:style-name="T66">může být</text:span> otesaný od diakritiky i velikosti písmen a podstromky mohou být úplné. Hledaný termín pak může být napsaný přesně: <text:span text:style-name="T1">řaď</text:span>, ale prohledáván bude jako <text:span text:style-name="T1">rad</text:span> a teprve v <text:span text:style-name="T70">pod</text:span>stromku <text:span text:style-name="T70">bude</text:span> <text:span text:style-name="T70">vy</text:span>hledán<text:span text:style-name="T70">a fráze s </text:span><text:span text:style-name="T1">řaď</text:span>. </text:p>
      <text:p text:style-name="P44"><draw:g text:anchor-type="as-char" draw:z-index="13" draw:name="Skupinový objekt 14" draw:style-name="gr1"><draw:path draw:style-name="gr5" draw:text-style-name="P73" svg:width="1cm" svg:height="1cm" svg:x="8.087cm" svg:y="1.941cm" svg:viewBox="0 0 1001 1001" svg:d="M0 1001c334 0 667 0 1001 0-84-334-167-667-251-1001-167 0-333 0-500 0-83 334-167 667-250 1001z"><text:p/></draw:path><draw:path draw:style-name="gr7" draw:text-style-name="P73" svg:width="1cm" svg:height="1cm" svg:x="3.125cm" svg:y="1.57cm" svg:viewBox="0 0 1001 1001" svg:d="M1001 0c0 334 0 667 0 1001-334-84-667-167-1001-251 0-167 0-333 0-500 334-83 667-167 1001-250z"><text:p/></draw:path><draw:path draw:style-name="gr8" draw:text-style-name="P77" svg:width="0.999cm" svg:height="0.999cm" svg:x="4.127cm" svg:y="1.569cm" svg:viewBox="0 0 1000 1000" svg:d="M0 1000c0-333 0-667 0-1000 333 0 667 0 1000 0 0 333 0 667 0 1000-333 0-667 0-1000 0z"><text:p/></draw:path><draw:path draw:style-name="gr8" draw:text-style-name="P77" svg:width="0.999cm" svg:height="0.999cm" svg:x="5.124cm" svg:y="1.569cm" svg:viewBox="0 0 1000 1000" svg:d="M0 1000c0-333 0-667 0-1000 333 0 667 0 1000 0 0 333 0 667 0 1000-333 0-667 0-1000 0z"><text:p/></draw:path><draw:path draw:style-name="gr5" draw:text-style-name="P73" svg:width="1cm" svg:height="1cm" svg:x="4.109cm" svg:y="1.978cm" svg:viewBox="0 0 1001 1001" svg:d="M0 1001c334 0 667 0 1001 0-84-334-167-667-251-1001-167 0-333 0-500 0-83 334-167 667-250 1001z"><text:p/></draw:path><draw:path draw:style-name="gr9" draw:text-style-name="P77" svg:width="0.999cm" svg:height="0.999cm" svg:x="4.109cm" svg:y="2.985cm" svg:viewBox="0 0 1000 1000" svg:d="M0 1000c0-333 0-667 0-1000 333 0 667 0 1000 0 0 333 0 667 0 1000-333 0-667 0-1000 0z"><text:p/></draw:path><draw:path draw:style-name="gr9" draw:text-style-name="P77" svg:width="0.999cm" svg:height="0.999cm" svg:x="4.108cm" svg:y="3.985cm" svg:viewBox="0 0 1000 1000" svg:d="M0 1000c0-333 0-667 0-1000 333 0 667 0 1000 0 0 333 0 667 0 1000-333 0-667 0-1000 0z"><text:p/></draw:path><draw:path draw:style-name="gr5" draw:text-style-name="P73" svg:width="1cm" svg:height="1cm" svg:x="4.558cm" svg:y="2.997cm" svg:viewBox="0 0 1001 1001" svg:d="M1001 0c0 334 0 667 0 1001-334-84-667-167-1001-251 0-167 0-333 0-500 334-83 667-167 1001-250z"><text:p/></draw:path><draw:path draw:style-name="gr8" draw:text-style-name="P77" svg:width="0.999cm" svg:height="0.999cm" svg:x="5.56cm" svg:y="2.996cm" svg:viewBox="0 0 1000 1000" svg:d="M0 1000c0-333 0-667 0-1000 333 0 667 0 1000 0 0 333 0 667 0 1000-333 0-667 0-1000 0z"><text:p/></draw:path><draw:path draw:style-name="gr5" draw:text-style-name="P73" svg:width="1cm" svg:height="1cm" svg:x="5.576cm" svg:y="3.314cm" svg:viewBox="0 0 1001 1001" svg:d="M0 1001c334 0 667 0 1001 0-84-334-167-667-251-1001-167 0-333 0-500 0-83 334-167 667-250 1001z"><text:p/></draw:path><draw:path draw:style-name="gr10" draw:text-style-name="P77" svg:width="0.999cm" svg:height="0.999cm" svg:x="5.576cm" svg:y="4.321cm" svg:viewBox="0 0 1000 1000" svg:d="M0 1000c0-333 0-667 0-1000 333 0 667 0 1000 0 0 333 0 667 0 1000-333 0-667 0-1000 0z"><text:p/></draw:path><draw:path draw:style-name="gr5" draw:text-style-name="P73" svg:width="1cm" svg:height="1cm" svg:x="4.672cm" svg:y="0.223cm" svg:viewBox="0 0 1001 1001" svg:d="M0 0c0 334 0 667 0 1001 334-84 667-167 1001-251 0-167 0-333 0-500-334-83-667-167-1001-250z"><text:p/></draw:path><draw:path draw:style-name="gr10" draw:text-style-name="P77" svg:width="0.999cm" svg:height="0.999cm" svg:x="3.671cm" svg:y="0.222cm" svg:viewBox="0 0 1000 1000" svg:d="M0 1000c0-333 0-667 0-1000 333 0 667 0 1000 0 0 333 0 667 0 1000-333 0-667 0-1000 0z"><text:p/></draw:path><draw:path draw:style-name="gr5" draw:text-style-name="P73" svg:width="1cm" svg:height="1cm" svg:x="5.165cm" svg:y="1.213cm" svg:viewBox="0 0 1001 1001" svg:d="M0 0c334 0 667 0 1001 0-84 334-167 667-251 1001-167 0-333 0-500 0-83-334-167-667-250-1001z"><text:p/></draw:path><draw:path draw:style-name="gr11" draw:text-style-name="P77" svg:width="0.999cm" svg:height="0.999cm" svg:x="5.166cm" svg:y="0.208cm" svg:viewBox="0 0 1000 1000" svg:d="M0 1000c0-333 0-667 0-1000 333 0 667 0 1000 0 0 333 0 667 0 1000-333 0-667 0-1000 0z"><text:p/></draw:path><draw:path draw:style-name="gr8" draw:text-style-name="P77" svg:width="0.999cm" svg:height="0.999cm" svg:x="6.557cm" svg:y="2.997cm" svg:viewBox="0 0 1000 1000" svg:d="M0 1000c0-333 0-667 0-1000 333 0 667 0 1000 0 0 333 0 667 0 1000-333 0-667 0-1000 0z"><text:p/></draw:path><draw:path draw:style-name="gr13" draw:text-style-name="P73" svg:width="1cm" svg:height="1cm" svg:x="6.61cm" svg:y="2.584cm" svg:viewBox="0 0 1001 1001" svg:d="M0 0c334 0 667 0 1001 0-84 334-167 667-251 1001-167 0-333 0-500 0-83-334-167-667-250-1001z"><text:p/></draw:path><draw:path draw:style-name="gr11" draw:text-style-name="P78" svg:width="0.999cm" svg:height="0.999cm" svg:x="6.611cm" svg:y="1.579cm" svg:viewBox="0 0 1000 1000" svg:d="M0 1000c0-333 0-667 0-1000 333 0 667 0 1000 0 0 333 0 667 0 1000-333 0-667 0-1000 0z"><text:p/></draw:path><draw:path draw:style-name="gr16" draw:text-style-name="P73" svg:width="1cm" svg:height="1cm" svg:x="7.083cm" svg:y="1.567cm" svg:viewBox="0 0 1001 1001" svg:d="M1001 0c0 334 0 667 0 1001-334-84-667-167-1001-251 0-167 0-333 0-500 334-83 667-167 1001-250z"><text:p/></draw:path><draw:path draw:style-name="gr10" draw:text-style-name="P77" svg:width="0.999cm" svg:height="0.999cm" svg:x="8.084cm" svg:y="1.566cm" svg:viewBox="0 0 1000 1000" svg:d="M0 1000c0-333 0-667 0-1000 333 0 667 0 1000 0 0 333 0 667 0 1000-333 0-667 0-1000 0z"><text:p/></draw:path><draw:path draw:style-name="gr5" draw:text-style-name="P73" svg:width="1cm" svg:height="1cm" svg:x="3.76cm" svg:y="3.997cm" svg:viewBox="0 0 1001 1001" svg:d="M0 0c0 334 0 667 0 1001 334-84 667-167 1001-251 0-167 0-333 0-500-334-83-667-167-1001-250z"><text:p/></draw:path><draw:path draw:style-name="gr19" draw:text-style-name="P77" svg:width="0.999cm" svg:height="0.999cm" svg:x="2.759cm" svg:y="3.996cm" svg:viewBox="0 0 1000 1000" svg:d="M0 1000c0-333 0-667 0-1000 333 0 667 0 1000 0 0 333 0 667 0 1000-333 0-667 0-1000 0z"><text:p/></draw:path><draw:path draw:style-name="gr19" draw:text-style-name="P78" svg:width="0.999cm" svg:height="0.999cm" svg:x="1.761cm" svg:y="3.996cm" svg:viewBox="0 0 1000 1000" svg:d="M0 1000c0-333 0-667 0-1000 333 0 667 0 1000 0 0 333 0 667 0 1000-333 0-667 0-1000 0z"><text:p/></draw:path><draw:path draw:style-name="gr11" draw:text-style-name="P77" svg:width="0.999cm" svg:height="0.999cm" svg:x="8.087cm" svg:y="2.949cm" svg:viewBox="0 0 1000 1000" svg:d="M0 1000c0-333 0-667 0-1000 333 0 667 0 1000 0 0 333 0 667 0 1000-333 0-667 0-1000 0z"><text:p/></draw:path><draw:path draw:style-name="gr21" draw:text-style-name="P73" svg:width="0.262cm" svg:height="0.263cm" svg:x="2.281cm" svg:y="0.814cm" svg:viewBox="0 0 263 264" svg:d="M0 0c0 88 0 176 0 264 88-22 175-44 263-66 0-44 0-88 0-132-88-22-175-44-263-66z"><text:p/></draw:path><draw:path draw:style-name="gr22" draw:text-style-name="P77" svg:width="0.262cm" svg:height="0.263cm" svg:x="2.018cm" svg:y="0.814cm" svg:viewBox="0 0 263 264" svg:d="M263 264c0-88 0-176 0-264-88 0-175 0-263 0 0 88 0 176 0 264 88 0 175 0 263 0z"><text:p/></draw:path><draw:path draw:style-name="gr23" draw:text-style-name="P77" svg:width="0.262cm" svg:height="0.263cm" svg:x="1.755cm" svg:y="0.814cm" svg:viewBox="0 0 263 264" svg:d="M263 264c0-88 0-176 0-264-88 0-175 0-263 0 0 88 0 176 0 264 88 0 175 0 263 0z"><text:p/></draw:path><draw:path draw:style-name="gr24" draw:text-style-name="P77" svg:width="0.262cm" svg:height="0.263cm" svg:x="1.493cm" svg:y="0.814cm" svg:viewBox="0 0 263 264" svg:d="M263 264c0-88 0-176 0-264-88 0-175 0-263 0 0 88 0 176 0 264 88 0 175 0 263 0z"><text:p/></draw:path><draw:path draw:style-name="gr25" draw:text-style-name="P73" svg:width="0.262cm" svg:height="0.263cm" svg:x="1.759cm" svg:y="0.922cm" svg:viewBox="0 0 263 264" svg:d="M263 264c-88 0-175 0-263 0 22-88 44-176 66-264 44 0 87 0 131 0 22 88 44 176 66 264z"><text:p/></draw:path><draw:path draw:style-name="gr26" draw:text-style-name="P77" svg:width="0.262cm" svg:height="0.263cm" svg:x="1.759cm" svg:y="1.188cm" svg:viewBox="0 0 263 264" svg:d="M263 264c0-88 0-176 0-264-88 0-175 0-263 0 0 88 0 176 0 264 88 0 175 0 263 0z"><text:p/></draw:path><draw:path draw:style-name="gr27" draw:text-style-name="P77" svg:width="0.262cm" svg:height="0.263cm" svg:x="1.759cm" svg:y="1.452cm" svg:viewBox="0 0 263 264" svg:d="M263 264c0-88 0-176 0-264-88 0-175 0-263 0 0 88 0 176 0 264 88 0 175 0 263 0z"><text:p/></draw:path><draw:path draw:style-name="gr28" draw:text-style-name="P77" svg:width="0.262cm" svg:height="0.263cm" svg:x="1.759cm" svg:y="1.716cm" svg:viewBox="0 0 263 264" svg:d="M263 264c0-88 0-176 0-264-88 0-175 0-263 0 0 88 0 176 0 264 88 0 175 0 263 0z"><text:p/></draw:path><draw:path draw:style-name="gr29" draw:text-style-name="P73" svg:width="0.262cm" svg:height="0.263cm" svg:x="1.642cm" svg:y="1.191cm" svg:viewBox="0 0 263 264" svg:d="M0 0c0 88 0 176 0 264 88-22 175-44 263-66 0-44 0-88 0-132-88-22-175-44-263-66z"><text:p/></draw:path><draw:path draw:style-name="gr30" draw:text-style-name="P77" svg:width="0.262cm" svg:height="0.263cm" svg:x="1.378cm" svg:y="1.191cm" svg:viewBox="0 0 263 264" svg:d="M263 264c0-88 0-176 0-264-88 0-175 0-263 0 0 88 0 176 0 264 88 0 175 0 263 0z"><text:p/></draw:path><draw:path draw:style-name="gr31" draw:text-style-name="P77" svg:width="0.262cm" svg:height="0.263cm" svg:x="1.115cm" svg:y="1.191cm" svg:viewBox="0 0 263 264" svg:d="M263 264c0-88 0-176 0-264-88 0-175 0-263 0 0 88 0 176 0 264 88 0 175 0 263 0z"><text:p/></draw:path><draw:path draw:style-name="gr32" draw:text-style-name="P73" svg:width="0.262cm" svg:height="0.263cm" svg:x="1.111cm" svg:y="1.275cm" svg:viewBox="0 0 263 264" svg:d="M263 264c-88 0-175 0-263 0 22-88 44-176 66-264 44 0 87 0 131 0 22 88 44 176 66 264z"><text:p/></draw:path><draw:path draw:style-name="gr33" draw:text-style-name="P77" svg:width="0.262cm" svg:height="0.263cm" svg:x="1.111cm" svg:y="1.541cm" svg:viewBox="0 0 263 264" svg:d="M263 264c0-88 0-176 0-264-88 0-175 0-263 0 0 88 0 176 0 264 88 0 175 0 263 0z"><text:p/></draw:path><draw:path draw:style-name="gr34" draw:text-style-name="P73" svg:width="0.262cm" svg:height="0.263cm" svg:x="1.612cm" svg:y="0.194cm" svg:viewBox="0 0 263 264" svg:d="M263 0c0 88 0 176 0 264-88-22-175-44-263-66 0-44 0-88 0-132 88-22 175-44 263-66z"><text:p/></draw:path><draw:path draw:style-name="gr35" draw:text-style-name="P77" svg:width="0.262cm" svg:height="0.263cm" svg:x="1.875cm" svg:y="0.194cm" svg:viewBox="0 0 263 264" svg:d="M263 264c0-88 0-176 0-264-88 0-175 0-263 0 0 88 0 176 0 264 88 0 175 0 263 0z"><text:p/></draw:path><draw:path draw:style-name="gr36" draw:text-style-name="P73" svg:width="0.262cm" svg:height="0.263cm" svg:x="1.482cm" svg:y="0.72cm" svg:viewBox="0 0 263 264" svg:d="M263 0c-88 0-175 0-263 0 22 88 44 176 66 264 44 0 87 0 131 0 22-88 44-176 66-264z"><text:p/></draw:path><draw:path draw:style-name="gr37" draw:text-style-name="P78" svg:width="0.262cm" svg:height="0.263cm" svg:x="1.482cm" svg:y="0.455cm" svg:viewBox="0 0 263 264" svg:d="M263 264c0-88 0-176 0-264-88 0-175 0-263 0 0 88 0 176 0 264 88 0 175 0 263 0z"><text:p/></draw:path><draw:path draw:style-name="gr38" draw:text-style-name="P77" svg:width="0.262cm" svg:height="0.263cm" svg:x="1.482cm" svg:y="0.19cm" svg:viewBox="0 0 263 264" svg:d="M263 264c0-88 0-176 0-264-88 0-175 0-263 0 0 88 0 176 0 264 88 0 175 0 263 0z"><text:p/></draw:path><draw:path draw:style-name="gr39" draw:text-style-name="P77" svg:width="0.262cm" svg:height="0.263cm" svg:x="0.853cm" svg:y="1.191cm" svg:viewBox="0 0 263 264" svg:d="M263 264c0-88 0-176 0-264-88 0-175 0-263 0 0 88 0 176 0 264 88 0 175 0 263 0z"><text:p/></draw:path><draw:path draw:style-name="gr13" draw:text-style-name="P73" svg:width="0.262cm" svg:height="0.263cm" svg:x="0.839cm" svg:y="1.082cm" svg:viewBox="0 0 263 264" svg:d="M263 0c-88 0-175 0-263 0 22 88 44 176 66 264 44 0 87 0 131 0 22-88 44-176 66-264z"><text:p/></draw:path><draw:path draw:style-name="gr40" draw:text-style-name="P78" svg:width="0.262cm" svg:height="0.263cm" svg:x="0.839cm" svg:y="0.818cm" svg:viewBox="0 0 263 264" svg:d="M263 264c0-88 0-176 0-264-88 0-175 0-263 0 0 88 0 176 0 264 88 0 175 0 263 0z"><text:p/></draw:path><draw:path draw:style-name="gr41" draw:text-style-name="P78" svg:width="0.262cm" svg:height="0.263cm" svg:x="0.839cm" svg:y="0.552cm" svg:viewBox="0 0 263 264" svg:d="M263 264c0-88 0-176 0-264-88 0-175 0-263 0 0 88 0 176 0 264 88 0 175 0 263 0z"><text:p/></draw:path><draw:path draw:style-name="gr42" draw:text-style-name="P73" svg:width="0.262cm" svg:height="0.263cm" svg:x="1.851cm" svg:y="1.72cm" svg:viewBox="0 0 263 264" svg:d="M263 0c0 88 0 176 0 264-88-22-175-44-263-66 0-44 0-88 0-132 88-22 175-44 263-66z"><text:p/></draw:path><draw:path draw:style-name="gr43" draw:text-style-name="P77" svg:width="0.262cm" svg:height="0.263cm" svg:x="2.115cm" svg:y="1.719cm" svg:viewBox="0 0 263 264" svg:d="M263 264c0-88 0-176 0-264-88 0-175 0-263 0 0 88 0 176 0 264 88 0 175 0 263 0z"><text:p/></draw:path><draw:path draw:style-name="gr44" draw:text-style-name="P78" svg:width="0.262cm" svg:height="0.263cm" svg:x="2.377cm" svg:y="1.719cm" svg:viewBox="0 0 263 264" svg:d="M263 264c0-88 0-176 0-264-88 0-175 0-263 0 0 88 0 176 0 264 88 0 175 0 263 0z"><text:p/></draw:path><draw:path draw:style-name="gr21" draw:text-style-name="P73" svg:width="0.262cm" svg:height="0.263cm" draw:transform="rotate (-1.5707963267949) translate (7.97191666666668cm 0.902916666666672cm)" svg:viewBox="0 0 263 264" svg:d="M0 0c0 88 0 176 0 264 88-22 175-44 263-66 0-44 0-88 0-132-88-22-175-44-263-66z"><text:p/></draw:path><draw:path draw:style-name="gr22" draw:text-style-name="P77" svg:width="0.262cm" svg:height="0.263cm" draw:transform="rotate (-1.5707963267949) translate (7.97191666666668cm 0.639916666666626cm)" svg:viewBox="0 0 263 264" svg:d="M263 264c0-88 0-176 0-264-88 0-175 0-263 0 0 88 0 176 0 264 88 0 175 0 263 0z"><text:p/></draw:path><draw:path draw:style-name="gr23" draw:text-style-name="P77" svg:width="0.262cm" svg:height="0.263cm" draw:transform="rotate (-1.5707963267949) translate (7.97191666666668cm 0.375916666666609cm)" svg:viewBox="0 0 263 264" svg:d="M263 264c0-88 0-176 0-264-88 0-175 0-263 0 0 88 0 176 0 264 88 0 175 0 263 0z"><text:p/></draw:path><draw:path draw:style-name="gr24" draw:text-style-name="P77" svg:width="0.262cm" svg:height="0.263cm" draw:transform="rotate (-1.5707963267949) translate (7.97191666666668cm 0.113916666666637cm)" svg:viewBox="0 0 263 264" svg:d="M263 264c0-88 0-176 0-264-88 0-175 0-263 0 0 88 0 176 0 264 88 0 175 0 263 0z"><text:p/></draw:path><draw:path draw:style-name="gr25" draw:text-style-name="P73" svg:width="0.262cm" svg:height="0.263cm" draw:transform="rotate (-1.5707963267949) translate (7.86491666666666cm 0.380916666666669cm)" svg:viewBox="0 0 263 264" svg:d="M263 264c-88 0-175 0-263 0 22-88 44-176 66-264 44 0 87 0 131 0 22 88 44 176 66 264z"><text:p/></draw:path><draw:path draw:style-name="gr26" draw:text-style-name="P77" svg:width="0.262cm" svg:height="0.263cm" draw:transform="rotate (-1.5707963267949) translate (7.59791666666667cm 0.380916666666669cm)" svg:viewBox="0 0 263 264" svg:d="M263 264c0-88 0-176 0-264-88 0-175 0-263 0 0 88 0 176 0 264 88 0 175 0 263 0z"><text:p/></draw:path><draw:path draw:style-name="gr27" draw:text-style-name="P77" svg:width="0.262cm" svg:height="0.263cm" draw:transform="rotate (-1.5707963267949) translate (7.33391666666668cm 0.380916666666669cm)" svg:viewBox="0 0 263 264" svg:d="M263 264c0-88 0-176 0-264-88 0-175 0-263 0 0 88 0 176 0 264 88 0 175 0 263 0z"><text:p/></draw:path><draw:path draw:style-name="gr29" draw:text-style-name="P73" svg:width="0.262cm" svg:height="0.263cm" draw:transform="rotate (-1.5707963267949) translate (7.59491666666668cm 0.262916666666613cm)" svg:viewBox="0 0 263 264" svg:d="M0 0c0 88 0 176 0 264 88-22 175-44 263-66 0-44 0-88 0-132-88-22-175-44-263-66z"><text:p/></draw:path><draw:path draw:style-name="gr30" draw:text-style-name="P77" svg:width="0.262cm" svg:height="0.263cm" draw:transform="rotate (-1.5707963267949) translate (7.59491666666668cm -0.000083333333330908cm)" svg:viewBox="0 0 263 264" svg:d="M263 264c0-88 0-176 0-264-88 0-175 0-263 0 0 88 0 176 0 264 88 0 175 0 263 0z"><text:p/></draw:path><draw:path draw:style-name="gr34" draw:text-style-name="P73" svg:width="0.262cm" svg:height="0.263cm" draw:transform="rotate (-1.5707963267949) translate (8.59191666666667cm 0.232916666666664cm)" svg:viewBox="0 0 263 264" svg:d="M263 0c0 88 0 176 0 264-88-22-175-44-263-66 0-44 0-88 0-132 88-22 175-44 263-66z"><text:p/></draw:path><draw:path draw:style-name="gr35" draw:text-style-name="P77" svg:width="0.262cm" svg:height="0.263cm" draw:transform="rotate (-1.5707963267949) translate (8.59191666666667cm 0.495916666666608cm)" svg:viewBox="0 0 263 264" svg:d="M263 264c0-88 0-176 0-264-88 0-175 0-263 0 0 88 0 176 0 264 88 0 175 0 263 0z"><text:p/></draw:path><draw:path draw:style-name="gr36" draw:text-style-name="P73" svg:width="0.262cm" svg:height="0.263cm" draw:transform="rotate (-1.5707963267949) translate (8.06591666666668cm 0.10391666666662cm)" svg:viewBox="0 0 263 264" svg:d="M263 0c-88 0-175 0-263 0 22 88 44 176 66 264 44 0 87 0 131 0 22-88 44-176 66-264z"><text:p/></draw:path><draw:path draw:style-name="gr37" draw:text-style-name="P78" svg:width="0.262cm" svg:height="0.263cm" draw:transform="rotate (-1.5707963267949) translate (8.33091666666668cm 0.10391666666662cm)" svg:viewBox="0 0 263 264" svg:d="M263 264c0-88 0-176 0-264-88 0-175 0-263 0 0 88 0 176 0 264 88 0 175 0 263 0z"><text:p/></draw:path><draw:path draw:style-name="gr38" draw:text-style-name="P77" svg:width="0.262cm" svg:height="0.263cm" draw:transform="rotate (-1.5707963267949) translate (8.59591666666668cm 0.10391666666662cm)" svg:viewBox="0 0 263 264" svg:d="M263 264c0-88 0-176 0-264-88 0-175 0-263 0 0 88 0 176 0 264 88 0 175 0 263 0z"><text:p/></draw:path><draw:path draw:style-name="gr21" draw:text-style-name="P73" svg:width="0.262cm" svg:height="0.263cm" draw:transform="rotate (-3.14159265358979) translate (9.86793994406516cm 3.55099393260795cm)" svg:viewBox="0 0 263 264" svg:d="M0 0c0 88 0 176 0 264 88-22 175-44 263-66 0-44 0-88 0-132-88-22-175-44-263-66z"><text:p/></draw:path><draw:path draw:style-name="gr22" draw:text-style-name="P77" svg:width="0.262cm" svg:height="0.263cm" draw:transform="rotate (-3.14159265358979) translate (10.1308042742463cm 3.55125806683224cm)" svg:viewBox="0 0 263 264" svg:d="M263 264c0-88 0-176 0-264-88 0-175 0-263 0 0 88 0 176 0 264 88 0 175 0 263 0z"><text:p/></draw:path><draw:path draw:style-name="gr23" draw:text-style-name="P77" svg:width="0.262cm" svg:height="0.263cm" draw:transform="rotate (-3.14159265358979) translate (10.3939314687576cm 3.55125806683224cm)" svg:viewBox="0 0 263 264" svg:d="M263 264c0-88 0-176 0-264-88 0-175 0-263 0 0 88 0 176 0 264 88 0 175 0 263 0z"><text:p/></draw:path><draw:path draw:style-name="gr24" draw:text-style-name="P77" svg:width="0.262cm" svg:height="0.263cm" draw:transform="rotate (-3.14159265358979) translate (10.6560072059481cm 3.55125806683224cm)" svg:viewBox="0 0 263 264" svg:d="M263 264c0-88 0-176 0-264-88 0-175 0-263 0 0 88 0 176 0 264 88 0 175 0 263 0z"><text:p/></draw:path><draw:path draw:style-name="gr25" draw:text-style-name="P73" svg:width="0.262cm" svg:height="0.263cm" draw:transform="rotate (-3.14159265358979) translate (10.3894627751445cm 3.44322716907072cm)" svg:viewBox="0 0 263 264" svg:d="M263 264c-88 0-175 0-263 0 22-88 44-176 66-264 44 0 87 0 131 0 22 88 44 176 66 264z"><text:p/></draw:path><draw:path draw:style-name="gr26" draw:text-style-name="P77" svg:width="0.262cm" svg:height="0.263cm" draw:transform="rotate (-3.14159265358979) translate (10.3891999108143cm 3.17724400514432cm)" svg:viewBox="0 0 263 264" svg:d="M263 264c0-88 0-176 0-264-88 0-175 0-263 0 0 88 0 176 0 264 88 0 175 0 263 0z"><text:p/></draw:path><draw:path draw:style-name="gr27" draw:text-style-name="P77" svg:width="0.262cm" svg:height="0.263cm" draw:transform="rotate (-3.14159265358979) translate (10.3891999108143cm 2.91284564656409cm)" svg:viewBox="0 0 263 264" svg:d="M263 264c0-88 0-176 0-264-88 0-175 0-263 0 0 88 0 176 0 264 88 0 175 0 263 0z"><text:p/></draw:path><draw:path draw:style-name="gr28" draw:text-style-name="P77" svg:width="0.262cm" svg:height="0.263cm" draw:transform="rotate (-3.14159265358979) translate (10.3889370464841cm 2.64897555643254cm)" svg:viewBox="0 0 263 264" svg:d="M263 264c0-88 0-176 0-264-88 0-175 0-263 0 0 88 0 176 0 264 88 0 175 0 263 0z"><text:p/></draw:path><draw:path draw:style-name="gr29" draw:text-style-name="P73" svg:width="0.262cm" svg:height="0.263cm" draw:transform="rotate (-3.14159265358979) translate (10.5074888593958cm 3.17407439445208cm)" svg:viewBox="0 0 263 264" svg:d="M0 0c0 88 0 176 0 264 88-22 175-44 263-66 0-44 0-88 0-132-88-22-175-44-263-66z"><text:p/></draw:path><draw:path draw:style-name="gr30" draw:text-style-name="P77" svg:width="0.262cm" svg:height="0.263cm" draw:transform="rotate (-3.14159265358979) translate (10.7703531895768cm 3.17433852867647cm)" svg:viewBox="0 0 263 264" svg:d="M263 264c0-88 0-176 0-264-88 0-175 0-263 0 0 88 0 176 0 264 88 0 175 0 263 0z"><text:p/></draw:path><draw:path draw:style-name="gr42" draw:text-style-name="P73" svg:width="0.262cm" svg:height="0.263cm" draw:transform="rotate (-3.14159265358979) translate (10.2977231239113cm 2.64580594574035cm)" svg:viewBox="0 0 263 264" svg:d="M263 0c0 88 0 176 0 264-88-22-175-44-263-66 0-44 0-88 0-132 88-22 175-44 263-66z"><text:p/></draw:path><draw:path draw:style-name="gr43" draw:text-style-name="P77" svg:width="0.262cm" svg:height="0.263cm" draw:transform="rotate (-3.14159265358979) translate (10.0343330650699cm 2.64607007996463cm)" svg:viewBox="0 0 263 264" svg:d="M263 264c0-88 0-176 0-264-88 0-175 0-263 0 0 88 0 176 0 264 88 0 175 0 263 0z"><text:p/></draw:path><draw:path draw:style-name="gr44" draw:text-style-name="P78" svg:width="0.262cm" svg:height="0.263cm" draw:transform="rotate (-3.14159265358979) translate (9.7719944635491cm 2.64607007996463cm)" svg:viewBox="0 0 263 264" svg:d="M263 264c0-88 0-176 0-264-88 0-175 0-263 0 0 88 0 176 0 264 88 0 175 0 263 0z"><text:p/></draw:path><draw:path draw:style-name="gr21" draw:text-style-name="P73" svg:width="0.263cm" svg:height="0.262cm" draw:transform="skewX (0.00541052068118231) rotate (-0.800757060814999) translate (8.01916748754104cm 4.29671027486483cm)" svg:viewBox="0 0 264 263" svg:d="M263 0c1 88 1 176 1 263-88-21-176-45-264-67 0-43 0-87 0-131 88-23 176-43 263-65z"><text:p/></draw:path><draw:path draw:style-name="gr22" draw:text-style-name="P77" svg:width="0.263cm" svg:height="0.264cm" draw:transform="skewX (-0.0188495559215388) rotate (-0.812450766803361) translate (8.20284070678439cm 4.48297217337976cm)" svg:viewBox="0 0 264 265" svg:d="M0 265c0-87 1-175 1-263 88 0 175-2 263-2 0 88 0 175 0 263-88 0-176 3-264 2z"><text:p/></draw:path><draw:path draw:style-name="gr23" draw:text-style-name="P77" svg:width="0.263cm" svg:height="0.264cm" draw:transform="skewX (-0.00942477796076929) rotate (-0.808960108299372) translate (8.38595916189386cm 4.67490390478634cm)" svg:viewBox="0 0 264 265" svg:d="M0 265c0-88 0-176 0-264 88 0 176-1 264-1 0 88 0 176 0 263-88 0-176 1-264 2z"><text:p/></draw:path><draw:path draw:style-name="gr24" draw:text-style-name="P77" svg:width="0.264cm" svg:height="0.264cm" draw:transform="skewX (-0.00471238898038466) rotate (-0.808785575374172) translate (8.5681839862845cm 4.8645994743291cm)" svg:viewBox="0 0 265 265" svg:d="M1 265c0-88-1-176-1-264 88 0 176-1 264-1 0 88 0 176 1 263-88 0-176 1-264 2z"><text:p/></draw:path><draw:path draw:style-name="gr25" draw:text-style-name="P73" svg:width="0.263cm" svg:height="0.265cm" draw:transform="skewX (0.0216420827247297) rotate (-0.793077612106224) translate (8.3069668798427cm 4.75071045323225cm)" svg:viewBox="0 0 264 266" svg:d="M0 263c88 1 176 1 264 3-23-88-46-175-69-265-44-1-88-1-132-1-21 88-42 175-63 263z"><text:p/></draw:path><draw:path draw:style-name="gr26" draw:text-style-name="P77" svg:width="0.263cm" svg:height="0.263cm" draw:transform="rotate (-0.802153324216594) translate (8.11410898467167cm 4.93166602066199cm)" svg:viewBox="0 0 264 264" svg:d="M0 263c0-87 0-175 0-263 88 1 176 1 264 1 0 88 0 176 0 263-88 1-176 0-264-1z"><text:p/></draw:path><draw:path draw:style-name="gr27" draw:text-style-name="P77" svg:width="0.265cm" svg:height="0.262cm" draw:transform="skewX (-0.0141371669411542) rotate (-0.805469449795384) translate (7.92363788997321cm 5.11405859487613cm)" svg:viewBox="0 0 266 263" svg:d="M0 263c0-87 2-175 2-263 88 0 176 0 264 0 0 88-2 176-2 263-88 1-176 0-264 0z"><text:p/></draw:path><draw:path draw:style-name="gr28" draw:text-style-name="P77" svg:width="0.263cm" svg:height="0.263cm" draw:transform="skewX (-0.00942477796076939) rotate (-0.808960108299372) translate (7.73668535384654cm 5.29810421656271cm)" svg:viewBox="0 0 264 264" svg:d="M0 264c0-87 0-175 0-263 88 0 175-1 263-1 0 88 1 175 1 263-88 0-176 2-264 1z"><text:p/></draw:path><draw:path draw:style-name="gr29" draw:text-style-name="P73" svg:width="0.264cm" svg:height="0.262cm" draw:transform="skewX (-0.0054105206811824) rotate (-0.800757060814999) translate (8.19243929952439cm 5.0196302725925cm)" svg:viewBox="0 0 265 263" svg:d="M265 0c-1 88-1 176-1 263-88-21-176-45-264-67 0-43 0-87 1-131 89-23 177-43 264-65z"><text:p/></draw:path><draw:path draw:style-name="gr30" draw:text-style-name="P77" svg:width="0.264cm" svg:height="0.263cm" draw:transform="skewX (-0.00471238898038465) rotate (-0.802153324216594) translate (8.37662577536222cm 5.20901043467259cm)" svg:viewBox="0 0 265 264" svg:d="M0 263c0-87 1-175 1-263 88 0 176 1 264 1 0 88-2 176-1 263-88 1-176-1-264-1z"><text:p/></draw:path><draw:path draw:style-name="gr31" draw:text-style-name="P77" svg:width="0.264cm" svg:height="0.265cm" draw:transform="skewX (0.0141371669411543) rotate (-0.795521073059016) translate (8.55997514201041cm 5.39998136564962cm)" svg:viewBox="0 0 265 266" svg:d="M2 263c0-87-2-175-2-263 88 1 176 2 264 3 0 88 1 175 1 263-87 0-175-2-263-3z"><text:p/></draw:path><draw:path draw:style-name="gr32" draw:text-style-name="P73" svg:width="0.263cm" svg:height="0.263cm" draw:transform="skewX (-0.0216420827247297) rotate (-0.808261976598574) translate (8.50075279452757cm 5.45827658260559cm)" svg:viewBox="0 0 264 264" svg:d="M0 264c88-1 176 0 264 0-22-88-42-176-64-264-44 0-87 0-131 1-23 88-46 176-69 263z"><text:p/></draw:path><draw:path draw:style-name="gr33" draw:text-style-name="P77" svg:width="0.266cm" svg:height="0.264cm" draw:transform="skewX (0.00471238898038467) rotate (-0.808785575374172) translate (8.31305191522562cm 5.645513149525cm)" svg:viewBox="0 0 267 265" svg:d="M4 265c-1-88-3-176-4-264 88 0 176-1 264-1 0 88 2 176 3 263-88 0-176 1-263 2z"><text:p/></draw:path><draw:path draw:style-name="gr34" draw:text-style-name="P73" svg:width="0.265cm" svg:height="0.262cm" draw:transform="rotate (-0.808436509523774) translate (8.92858839477506cm 4.34893591879627cm)" svg:viewBox="0 0 266 263" svg:d="M0 0c0 88 1 176 1 263 88-22 176-44 264-66 1-44 1-88-1-132-88-21-176-44-264-65z"><text:p/></draw:path><draw:path draw:style-name="gr35" draw:text-style-name="P77" svg:width="0.265cm" svg:height="0.264cm" draw:transform="skewX (-0.00471238898038478) rotate (-0.812101700952962) translate (8.74730328123869cm 4.15732001295617cm)" svg:viewBox="0 0 266 265" svg:d="M2 265c0-87-2-175-2-263 88 0 176-2 264-2 0 88 1 176 2 263-88 1-176 2-264 2z"><text:p/></draw:path><draw:path draw:style-name="gr36" draw:text-style-name="P73" svg:width="0.263cm" svg:height="0.264cm" draw:transform="skewX (-0.00541052068118225) rotate (-0.808261976598574) translate (8.64309993222748cm 4.80705882435859cm)" svg:viewBox="0 0 264 265" svg:d="M0 1c88 0 176-1 264-1-23 88-44 176-66 264-44 0-88 1-131 1-22-88-45-176-67-264z"><text:p/></draw:path><draw:path draw:style-name="gr37" draw:text-style-name="P78" svg:width="0.264cm" svg:height="0.263cm" draw:transform="skewX (0.00471238898038462) rotate (-0.802153324216594) translate (8.83165642987639cm 4.62407328442004cm)" svg:viewBox="0 0 265 264" svg:d="M2 263c-1-87-1-175-2-263 88 0 176 1 264 1 0 88 1 175 1 263-88 0-175 0-263-1z"><text:p/></draw:path><draw:path draw:style-name="gr38" draw:text-style-name="P77" svg:width="0.264cm" svg:height="0.263cm" draw:transform="skewX (0.00471238898038467) rotate (-0.802153324216594) translate (9.0217563113158cm 4.43996186416794cm)" svg:viewBox="0 0 265 264" svg:d="M1 263c0-87 0-175-1-263 88 0 176 1 264 1 0 88 0 176 1 263-88 1-176-1-264-1z"><text:p/></draw:path><draw:path draw:style-name="gr42" draw:text-style-name="P73" svg:width="0.265cm" svg:height="0.262cm" draw:transform="skewX (0.0162315620435473) rotate (-0.800757060814999) translate (7.67036742329064cm 5.23508632807155cm)" svg:viewBox="0 0 266 263" svg:d="M0 0c0 88 3 176 3 263 88-21 176-42 263-64 0-44 0-88-2-132-88-22-176-45-264-67z"><text:p/></draw:path><draw:path draw:style-name="gr43" draw:text-style-name="P77" svg:width="0.263cm" svg:height="0.264cm" draw:transform="skewX (-0.00942477796076948) rotate (-0.808960108299372) translate (7.48821077167028cm 5.04375440667157cm)" svg:viewBox="0 0 264 265" svg:d="M0 265c0-88 0-176 0-264 88 0 176-1 264-1 0 88 0 176 0 263-88 0-176 1-264 2z"><text:p/></draw:path><draw:path draw:style-name="gr44" draw:text-style-name="P78" svg:width="0.263cm" svg:height="0.262cm" draw:transform="skewX (-0.00471238898038436) rotate (-0.805469449795384) translate (7.30560473649623cm 4.85502052441192cm)" svg:viewBox="0 0 264 263" svg:d="M0 263c0-87 0-175 0-263 88 0 175 0 263 0 0 88 1 175 1 263-88 0-176 1-264 0z"><text:p/></draw:path><draw:path draw:style-name="gr21" draw:text-style-name="P73" svg:width="0.262cm" svg:height="0.263cm" draw:transform="rotate (-3.14159265358979) translate (1.1659638071275cm 4.64019166053426cm)" svg:viewBox="0 0 263 264" svg:d="M263 0c0 88 0 176 0 264-88-22-175-44-263-66 0-44 0-88 0-132 88-22 175-44 263-66z"><text:p/></draw:path><draw:path draw:style-name="gr22" draw:text-style-name="P77" svg:width="0.262cm" svg:height="0.263cm" draw:transform="rotate (-3.14159265358979) translate (0.902836612616263cm 4.6404557947587cm)" svg:viewBox="0 0 263 264" svg:d="M0 264c0-88 0-176 0-264 88 0 175 0 263 0 0 88 0 176 0 264-88 0-175 0-263 0z"><text:p/></draw:path><draw:path draw:style-name="gr23" draw:text-style-name="P77" svg:width="0.262cm" svg:height="0.263cm" draw:transform="rotate (-3.14159265358979) translate (0.639709418104998cm 4.6404557947587cm)" svg:viewBox="0 0 263 264" svg:d="M0 264c0-88 0-176 0-264 88 0 175 0 263 0 0 88 0 176 0 264-88 0-175 0-263 0z"><text:p/></draw:path><draw:path draw:style-name="gr24" draw:text-style-name="P77" svg:width="0.262cm" svg:height="0.263cm" draw:transform="rotate (-3.14159265358979) translate (0.377633680914463cm 4.6404557947587cm)" svg:viewBox="0 0 263 264" svg:d="M0 264c0-88 0-176 0-264 88 0 175 0 263 0 0 88 0 176 0 264-88 0-175 0-263 0z"><text:p/></draw:path><draw:path draw:style-name="gr25" draw:text-style-name="P73" svg:width="0.262cm" svg:height="0.263cm" draw:transform="rotate (-3.14159265358979) translate (0.644440976048261cm 4.53242489699703cm)" svg:viewBox="0 0 263 264" svg:d="M0 264c88 0 175 0 263 0-22-88-44-176-66-264-44 0-87 0-131 0-22 88-44 176-66 264z"><text:p/></draw:path><draw:path draw:style-name="gr26" draw:text-style-name="P77" svg:width="0.262cm" svg:height="0.263cm" draw:transform="rotate (-3.14159265358979) translate (0.644440976048261cm 4.26644173307068cm)" svg:viewBox="0 0 263 264" svg:d="M0 264c0-88 0-176 0-264 88 0 175 0 263 0 0 88 0 176 0 264-88 0-175 0-263 0z"><text:p/></draw:path><draw:path draw:style-name="gr27" draw:text-style-name="P77" svg:width="0.262cm" svg:height="0.263cm" draw:transform="rotate (-3.14159265358979) translate (0.644440976048261cm 4.0020433744905cm)" svg:viewBox="0 0 263 264" svg:d="M0 264c0-88 0-176 0-264 88 0 175 0 263 0 0 88 0 176 0 264-88 0-175 0-263 0z"><text:p/></draw:path><draw:path draw:style-name="gr28" draw:text-style-name="P77" svg:width="0.262cm" svg:height="0.263cm" draw:transform="rotate (-3.14159265358979) translate (0.644703840378439cm 3.73817328435895cm)" svg:viewBox="0 0 263 264" svg:d="M0 264c0-88 0-176 0-264 88 0 175 0 263 0 0 88 0 176 0 264-88 0-175 0-263 0z"><text:p/></draw:path><draw:path draw:style-name="gr29" draw:text-style-name="P73" svg:width="0.262cm" svg:height="0.263cm" draw:transform="rotate (-3.14159265358979) translate (0.526414891796959cm 4.26327212237849cm)" svg:viewBox="0 0 263 264" svg:d="M263 0c0 88 0 176 0 264-88-22-175-44-263-66 0-44 0-88 0-132 88-22 175-44 263-66z"><text:p/></draw:path><draw:path draw:style-name="gr30" draw:text-style-name="P77" svg:width="0.262cm" svg:height="0.263cm" draw:transform="rotate (-3.14159265358979) translate (0.263287697285694cm 4.26353625660278cm)" svg:viewBox="0 0 263 264" svg:d="M0 264c0-88 0-176 0-264 88 0 175 0 263 0 0 88 0 176 0 264-88 0-175 0-263 0z"><text:p/></draw:path><draw:path draw:style-name="gr36" draw:text-style-name="P73" svg:width="0.262cm" svg:height="0.263cm" draw:transform="rotate (-3.14159265358979) translate (0.36685624337704cm 4.73448757862937cm)" svg:viewBox="0 0 263 264" svg:d="M0 0c88 0 175 0 263 0-22 88-44 176-66 264-44 0-87 0-131 0-22-88-44-176-66-264z"><text:p/></draw:path><draw:path draw:style-name="gr37" draw:text-style-name="P78" svg:width="0.262cm" svg:height="0.263cm" draw:transform="rotate (-3.14159265358979) translate (0.36685624337704cm 4.9988859372096cm)" svg:viewBox="0 0 263 264" svg:d="M0 264c0-88 0-176 0-264 88 0 175 0 263 0 0 88 0 176 0 264-88 0-175 0-263 0z"><text:p/></draw:path><draw:path draw:style-name="gr42" draw:text-style-name="P73" svg:width="0.262cm" svg:height="0.263cm" draw:transform="rotate (-3.14159265358979) translate (0.736180627281454cm 3.73500367366671cm)" svg:viewBox="0 0 263 264" svg:d="M0 0c0 88 0 176 0 264 88-22 175-44 263-66 0-44 0-88 0-132-88-22-175-44-263-66z"><text:p/></draw:path><draw:path draw:style-name="gr43" draw:text-style-name="P77" svg:width="0.262cm" svg:height="0.263cm" draw:transform="rotate (-3.14159265358979) translate (0.999307821792716cm 3.73526780789104cm)" svg:viewBox="0 0 263 264" svg:d="M0 264c0-88 0-176 0-264 88 0 175 0 263 0 0 88 0 176 0 264-88 0-175 0-263 0z"><text:p/></draw:path><draw:path draw:style-name="gr21" draw:text-style-name="P73" svg:width="0.263cm" svg:height="0.262cm" draw:transform="rotate (-3.14159265358979) translate (3.42918974215112cm 3.61173639668687cm)" svg:viewBox="0 0 264 263" svg:d="M264 0c0 88 0 176 0 263-88-23-176-44-264-67 0-44 0-88 0-132 88-21 176-43 264-64z"><text:p/></draw:path><draw:path draw:style-name="gr22" draw:text-style-name="P77" svg:width="0.263cm" svg:height="0.266cm" draw:transform="skewX (-0.0200712863979348) rotate (3.12152136719186) translate (3.16540699359599cm 3.61548152485801cm)" svg:viewBox="0 0 264 267" svg:d="M0 267c1-88 0-175 1-263 88-1 175-3 263-4 0 88 0 176 0 263-88 2-176 3-264 4z"><text:p/></draw:path><draw:path draw:style-name="gr23" draw:text-style-name="P77" svg:width="0.268cm" svg:height="0.265cm" draw:transform="skewX (-0.0331612557878923) rotate (3.12169590011706) translate (2.90501153042516cm 3.61367880494204cm)" svg:viewBox="0 0 269 266" svg:d="M0 266c1-87 2-175 5-263 88 0 176-3 264-3-3 88-4 176-5 263-88 1-176 3-264 3z"><text:p/></draw:path><draw:path draw:style-name="gr24" draw:text-style-name="P77" svg:width="0.264cm" svg:height="0.263cm" draw:transform="skewX (-0.0200712863979348) rotate (3.12832815127464) translate (2.6404304560343cm 3.61006192047756cm)" svg:viewBox="0 0 265 264" svg:d="M0 264c0-87 2-175 1-263 88 0 176-1 264-1 1 88-1 176-1 263-88 0-176 2-264 1z"><text:p/></draw:path><draw:path draw:style-name="gr25" draw:text-style-name="P73" svg:width="0.263cm" svg:height="0.264cm" draw:transform="rotate (-3.14159265358979) translate (2.9064581508913cm 3.50204509027661cm)" svg:viewBox="0 0 264 265" svg:d="M0 263c88 0 176 1 264 2-22-88-44-176-65-264-44-1-88-1-132-1-22 88-45 175-67 263z"><text:p/></draw:path><draw:path draw:style-name="gr26" draw:text-style-name="P77" svg:width="0.263cm" svg:height="0.263cm" draw:transform="skewX (-0.00663225115757845) rotate (3.12832815127464) translate (2.90609309240324cm 3.23899879054602cm)" svg:viewBox="0 0 264 264" svg:d="M0 264c0-87 0-175 0-263 88-1 176-1 264-1 0 88 0 176 0 263-88 0-176 0-264 1z"><text:p/></draw:path><draw:path draw:style-name="gr29" draw:text-style-name="P73" svg:width="0.265cm" svg:height="0.262cm" draw:transform="skewX (-0.0200712863979348) rotate (3.12832815127464) translate (2.79002599327698cm 3.23504711482804cm)" svg:viewBox="0 0 266 263" svg:d="M266 0c-1 88-2 176-2 263-88-21-176-43-264-64 0-44 1-88 1-132 88-22 176-45 265-67z"><text:p/></draw:path><draw:path draw:style-name="gr30" draw:text-style-name="P77" svg:width="0.264cm" svg:height="0.264cm" draw:transform="skewX (-0.0134390352403563) rotate (3.12832815127464) translate (2.52482720116183cm 3.23346687788664cm)" svg:viewBox="0 0 265 265" svg:d="M0 265c0-88 0-175 1-263 88-1 176-1 264-2-1 88-1 176-2 263-88 1-176 2-263 2z"><text:p/></draw:path><draw:path draw:style-name="gr31" draw:text-style-name="P77" svg:width="0.265cm" svg:height="0.262cm" draw:transform="skewX (-0.0132645023151569) rotate (3.13496040243221) translate (2.26277441363015cm 3.23007349918994cm)" svg:viewBox="0 0 266 263" svg:d="M0 263c0-88 2-175 2-263 88 0 176 0 264 0 0 88-2 176-2 263-88 1-176 0-264 0z"><text:p/></draw:path><draw:path draw:style-name="gr32" draw:text-style-name="P73" svg:width="0.263cm" svg:height="0.264cm" draw:transform="skewX (-0.0132645023151569) rotate (3.12815361834944) translate (2.25671774242371cm 3.14778983549234cm)" svg:viewBox="0 0 264 265" svg:d="M0 265c88-2 176-2 264-2-22-87-45-175-65-263-44 0-88 0-132 0-24 89-45 178-67 265z"><text:p/></draw:path><draw:path draw:style-name="gr33" draw:text-style-name="P77" svg:width="0.265cm" svg:height="0.262cm" draw:transform="skewX (-0.0132645023151569) rotate (3.13496040243221) translate (2.25910443664263cm 2.88157270922814cm)" svg:viewBox="0 0 266 263" svg:d="M0 263c0-87 2-175 2-263 88 0 176 0 264 0 0 88-2 176-2 263-88 0-176 0-264 0z"><text:p/></draw:path><draw:path draw:style-name="gr39" draw:text-style-name="P77" svg:width="0.265cm" svg:height="0.263cm" draw:transform="skewX (-0.0132645023151569) rotate (3.13496040243221) translate (1.99967904047019cm 3.2282358671063cm)" svg:viewBox="0 0 266 264" svg:d="M0 263c0-87 1-175 2-263 88 1 176 1 264 0-1 88-2 176-2 263-88 2-176 1-264 0z"><text:p/></draw:path><draw:line draw:style-name="gr45" draw:text-style-name="P80" svg:x1="4.011cm" svg:y1="0.669cm" svg:x2="2.473cm" svg:y2="0.948cm"><text:p/></draw:line><draw:line draw:style-name="gr45" draw:text-style-name="P80" svg:x1="5.42cm" svg:y1="0.694cm" svg:x2="7.861cm" svg:y2="1.072cm"><text:p/></draw:line><draw:line draw:style-name="gr45" draw:text-style-name="P80" svg:x1="8.6cm" svg:y1="3.448cm" svg:x2="9.678cm" svg:y2="3.417cm"><text:p/></draw:line><draw:line draw:style-name="gr45" draw:text-style-name="P80" svg:x1="6.09cm" svg:y1="4.819cm" svg:x2="7.938cm" svg:y2="4.459cm"><text:p/></draw:line><draw:line draw:style-name="gr45" draw:text-style-name="P80" svg:x1="3.296cm" svg:y1="4.466cm" svg:x2="3.312cm" svg:y2="3.54cm"><text:p/></draw:line><draw:line draw:style-name="gr45" draw:text-style-name="P80" svg:x1="2.212cm" svg:y1="4.487cm" svg:x2="1.134cm" svg:y2="4.503cm"><text:p/></draw:line><draw:path draw:style-name="gr21" draw:text-style-name="P73" svg:width="0.263cm" svg:height="0.263cm" draw:transform="skewX (-0.00663225115757845) rotate (1.58406082911005) translate (5.20333605081191cm 4.59058377099056cm)" svg:viewBox="0 0 264 264" svg:d="M1 0c-1 88-1 176-1 264 88-22 175-45 263-67 0-44 0-88 1-132-88-22-175-43-263-65z"><text:p/></draw:path><draw:path draw:style-name="gr22" draw:text-style-name="P77" svg:width="0.263cm" svg:height="0.264cm" draw:transform="skewX (-0.00663225115757845) rotate (1.58388629618485) translate (5.20677796898378cm 4.85351646643933cm)" svg:viewBox="0 0 264 265" svg:d="M263 264c0-88 0-176 1-264-88 0-175 1-263 1-1 88-1 176-1 264 88 0 175-1 263-1z"><text:p/></draw:path><draw:path draw:style-name="gr23" draw:text-style-name="P77" svg:width="0.265cm" svg:height="0.264cm" draw:transform="skewX (0.0130899693899575) rotate (1.59051854734243) translate (5.2125249158932cm 5.1168546683476cm)" svg:viewBox="0 0 266 265" svg:d="M266 265c-1-88-2-176-3-264-88-1-175-1-263-1 1 88 2 176 3 264 88 0 175 0 263 1z"><text:p/></draw:path><draw:line draw:style-name="gr45" draw:text-style-name="P80" svg:x1="4.789cm" svg:y1="3.503cm" svg:x2="5.306cm" svg:y2="4.396cm"><text:p/></draw:line></draw:g></text:p>
      <text:h text:style-name="Heading_20_2" text:outline-level="2"><text:bookmark-start text:name="__RefHeading___Toc1755_2183242749"/><text:soft-page-break/><text:span text:style-name="T41">Les?</text:span><text:bookmark-end text:name="__RefHeading___Toc1755_2183242749"/></text:h>
      <text:p text:style-name="Text_20_body"><text:span text:style-name="T46">J</text:span><text:span text:style-name="T42">e </text:span><text:span text:style-name="T48">však </text:span><text:span text:style-name="T42">možné přidat do stromu všechny části všech slov, například na slovo AHOJ by vedly indexy z AHOJ, AHO, AH, A, HOJ, HO, H, OJ, O, J. A udělat to i pro všechny kombinace velkých malých písmen i pro všechny kombinace znaků s diakritikou či bez ní. Může to vzít hodně RAMky, ale </text:span><text:span text:style-name="T46">může to být dobré pro vyhledávání </text:span><text:span text:style-name="T47">dle </text:span><text:span text:style-name="T46">částí slov. Anebo si pro to udělat vyloženě nějaký lesík :-). </text:span></text:p>
      <text:p text:style-name="Text_20_body"/>
      <text:p text:style-name="Text_20_body"/>
      <text:h text:style-name="P71" text:outline-level="2"><text:bookmark-start text:name="__RefHeading___Toc1757_2183242749"/>Test<text:span text:style-name="T40">ování </text:span><text:span text:style-name="T86">(rychlost a RAMka)</text:span><text:bookmark-end text:name="__RefHeading___Toc1757_2183242749"/></text:h>
      <text:h text:style-name="Heading_20_3" text:outline-level="3">LibreOffice Basic</text:h>
      <text:p text:style-name="P43">Udělal jsem pár testů pro nějaké TXT soubory abych <text:span text:style-name="T60">porovnal řazení</text:span> v <text:span text:style-name="T82">Libre</text:span><text:span text:style-name="T90">Basicu</text:span><text:span text:style-name="T87"> </text:span><text:span text:style-name="T82">pro: </text:span>Tr<text:span text:style-name="T71">ý</text:span>Sort <text:span text:style-name="T81">(</text:span><text:span text:style-name="T60">rozšířen</text:span><text:span text:style-name="T82">ou</text:span><text:span text:style-name="T60"> variant</text:span><text:span text:style-name="T82">u</text:span><text:span text:style-name="T81">)</text:span>, HeapSort z knihovny ScriptFroge, a QuickSort ze starší verze ScriptForge (LibO primitives). Co se týká rychlosti tak Tr<text:span text:style-name="T71">ý</text:span>Sort <text:span text:style-name="T60">docela s přehledem </text:span>vedl :-). <text:span text:style-name="T61">Jednoduchá varianta Tr</text:span><text:span text:style-name="T71">ý</text:span><text:span text:style-name="T61">Sortu řadí ještě rychleji, ale je potřeba do ní kdyžtak doplnit více druhů znaků nebo načítání ze souboru – což jsem abych ji nechal jednoduchou pro lehčí studování nedělal; stejně jako se mi nelíbilo ignorovat pro řazení česká </text:span><text:span text:style-name="T52">ch</text:span><text:span text:style-name="T45">áčka</text:span><text:span text:style-name="T61"> :-). </text:span></text:p>
      <text:p text:style-name="P43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 table:style-name="Tabulka1.1">
          <table:table-cell table:style-name="Tabulka1.A1" office:value-type="string">
            <text:p text:style-name="P32">Počet slov</text:p>
          </table:table-cell>
          <table:table-cell table:style-name="Tabulka1.B1" office:value-type="string">
            <text:p text:style-name="P28">Tr<text:span text:style-name="T71">ý</text:span>Sort</text:p>
          </table:table-cell>
          <table:table-cell table:style-name="Tabulka1.C1" office:value-type="string">
            <text:p text:style-name="P30">QuickSort</text:p>
          </table:table-cell>
          <table:table-cell table:style-name="Tabulka1.D1" office:value-type="string">
            <text:p text:style-name="P28">HeapSort</text:p>
          </table:table-cell>
        </table:table-row>
        <table:table-row table:style-name="Tabulka1.1">
          <table:table-cell table:style-name="Tabulka1.A2" office:value-type="string">
            <text:p text:style-name="P29">2 014</text:p>
          </table:table-cell>
          <table:table-cell table:style-name="Tabulka1.B2" office:value-type="string">
            <text:p text:style-name="P33">0<text:span text:style-name="T43">m</text:span>:01<text:span text:style-name="T43">s</text:span></text:p>
          </table:table-cell>
          <table:table-cell table:style-name="Tabulka1.C2" office:value-type="string">
            <text:p text:style-name="P34">0:00</text:p>
          </table:table-cell>
          <table:table-cell table:style-name="Tabulka1.D2" office:value-type="string">
            <text:p text:style-name="P33">0:08</text:p>
          </table:table-cell>
        </table:table-row>
        <table:table-row table:style-name="Tabulka1.1">
          <table:table-cell table:style-name="Tabulka1.A2" office:value-type="string">
            <text:p text:style-name="P29">6 89<text:span text:style-name="T56">7</text:span></text:p>
          </table:table-cell>
          <table:table-cell table:style-name="Tabulka1.B2" office:value-type="string">
            <text:p text:style-name="P33">0:0<text:span text:style-name="T60">4</text:span></text:p>
          </table:table-cell>
          <table:table-cell table:style-name="Tabulka1.C2" office:value-type="string">
            <text:p text:style-name="P35">0:0<text:span text:style-name="T57">1</text:span></text:p>
          </table:table-cell>
          <table:table-cell table:style-name="Tabulka1.D2" office:value-type="string">
            <text:p text:style-name="P33">0:30</text:p>
          </table:table-cell>
        </table:table-row>
        <table:table-row table:style-name="Tabulka1.1">
          <table:table-cell table:style-name="Tabulka1.A2" office:value-type="string">
            <text:p text:style-name="P29">58 613</text:p>
          </table:table-cell>
          <table:table-cell table:style-name="Tabulka1.B2" office:value-type="string">
            <text:p text:style-name="P33">0:2<text:span text:style-name="T60">7</text:span></text:p>
          </table:table-cell>
          <table:table-cell table:style-name="Tabulka1.C2" office:value-type="string">
            <text:p text:style-name="P36">0:4<text:span text:style-name="T58">6</text:span></text:p>
          </table:table-cell>
          <table:table-cell table:style-name="Tabulka1.D2" office:value-type="string">
            <text:p text:style-name="P33">5:33</text:p>
          </table:table-cell>
        </table:table-row>
        <table:table-row table:style-name="Tabulka1.1">
          <table:table-cell table:style-name="Tabulka1.A2" office:value-type="string">
            <text:p text:style-name="P29">121 494</text:p>
          </table:table-cell>
          <table:table-cell table:style-name="Tabulka1.B2" office:value-type="string">
            <text:p text:style-name="P33">0:<text:span text:style-name="T60">53</text:span></text:p>
          </table:table-cell>
          <table:table-cell table:style-name="Tabulka1.C2" office:value-type="string">
            <text:p text:style-name="P37">2:<text:span text:style-name="T59">44</text:span></text:p>
          </table:table-cell>
          <table:table-cell table:style-name="Tabulka1.D2" office:value-type="string">
            <text:p text:style-name="P33">12:15</text:p>
          </table:table-cell>
        </table:table-row>
        <table:table-row table:style-name="Tabulka1.1">
          <table:table-cell table:style-name="Tabulka1.A2" office:value-type="string">
            <text:p text:style-name="P31">340 094</text:p>
          </table:table-cell>
          <table:table-cell table:style-name="Tabulka1.B2" office:value-type="string">
            <text:p text:style-name="P38">2:<text:span text:style-name="T60">4</text:span>0</text:p>
          </table:table-cell>
          <table:table-cell table:style-name="Tabulka1.C2" office:value-type="string">
            <text:p text:style-name="P39">*</text:p>
          </table:table-cell>
          <table:table-cell table:style-name="Tabulka1.D2" office:value-type="string">
            <text:p text:style-name="P40">*<text:span text:style-name="T55">*</text:span></text:p>
          </table:table-cell>
        </table:table-row>
        <table:table-row table:style-name="Tabulka1.1">
          <table:table-cell table:style-name="Tabulka1.A2" office:value-type="string">
            <text:p text:style-name="P29">1 015 803</text:p>
          </table:table-cell>
          <table:table-cell table:style-name="Tabulka1.B2" office:value-type="string">
            <text:p text:style-name="P41">7:54</text:p>
          </table:table-cell>
          <table:table-cell table:style-name="Tabulka1.C2" office:value-type="string">
            <text:p text:style-name="P40">*<text:span text:style-name="T55">*</text:span></text:p>
          </table:table-cell>
          <table:table-cell table:style-name="Tabulka1.D2" office:value-type="string">
            <text:p text:style-name="P33">*<text:span text:style-name="T55">*</text:span></text:p>
          </table:table-cell>
        </table:table-row>
      </table:table>
      <text:p text:style-name="P56"><text:span text:style-name="T43">* </text:span><text:span text:style-name="T42">asi po 4 minutách to ukázalo chybové hlášení</text:span><text:span text:style-name="T43">: </text:span><text:span text:style-name="T42">Nedostatek paměti v zásobníku. </text:span><text:span text:style-name="T45">(tak nějak) </text:span></text:p>
      <text:p text:style-name="P20">*<text:span text:style-name="T54">*</text:span> <text:span text:style-name="T60">Z</text:span><text:span text:style-name="T40">elený úděl </text:span><text:span text:style-name="T60">(greendeal)</text:span><text:span text:style-name="T40"> je</text:span> <text:span text:style-name="T60">zelený úděl</text:span>; <text:span text:style-name="T40">a byl jsem laskavý k větráčku v laptopu</text:span> :-). </text:p>
      <text:p text:style-name="Text_20_body"/>
      <text:p text:style-name="P60">Co se týká spotřeby RAM, tak pro <text:span text:style-name="T77">Rozšířenou variantu kde větve nejsou nijak otesány zabral největší testovaný </text:span>soubor s <text:span text:style-name="T77">cca </text:span>miliónem položek asi 300MB. <text:span text:style-name="T79">P</text:span>ro český slovník synonym z LibreOffice který má cca 260 tisíc slov <text:span text:style-name="T76">(téměř unikáty)</text:span> byl strom velký asi <text:span text:style-name="T77">2,2GB</text:span>. </text:p>
      <text:p text:style-name="P60"/>
      <text:h text:style-name="Heading_20_3" text:outline-level="3">Python v editoru Pyzo</text:h>
      <text:p text:style-name="P63"><text:span text:style-name="T87">Zkoušel jsem Jednoduchou variantu. Testoval jsem na vygenerovaném poli 6-ti písmenných znaků A-Z. Nejvíce pro 20</text:span>^<text:span text:style-name="T87">6 kombinací čili pro 64 miliónů položek. </text:span><text:span text:style-name="T89">Pro porovnání jsem použil algoritmus Timsort, </text:span><text:span text:style-name="T91">kde data byla seřazená od </text:span><text:span text:style-name="T49">zetek</text:span><text:span text:style-name="T91"> po </text:span><text:span text:style-name="T49">áčka</text:span><text:span text:style-name="T91">, aby si přeci jen zatřídil. TrýSortu je jedno jak jsou vstupní data uspořádána, tomu se při stavě stromu neuleví. </text:span></text:p>
      <text:p text:style-name="P63"/>
      <table:table table:name="Tabulka2" table:style-name="Tabulka2">
        <table:table-column table:style-name="Tabulka2.A"/>
        <table:table-column table:style-name="Tabulka2.B"/>
        <table:table-column table:style-name="Tabulka2.C"/>
        <table:table-row>
          <table:table-cell table:style-name="Tabulka2.A1" office:value-type="string">
            <text:p text:style-name="P65">Počet slov</text:p>
          </table:table-cell>
          <table:table-cell table:style-name="Tabulka2.B1" office:value-type="string">
            <text:p text:style-name="P65">TrýSort</text:p>
          </table:table-cell>
          <table:table-cell table:style-name="Tabulka2.C1" office:value-type="string">
            <text:p text:style-name="P65">Timsort</text:p>
          </table:table-cell>
        </table:table-row>
        <table:table-row>
          <table:table-cell table:style-name="Tabulka2.A2" office:value-type="string">
            <text:p text:style-name="P66">1 000 000</text:p>
          </table:table-cell>
          <table:table-cell table:style-name="Tabulka2.B2" office:value-type="string">
            <text:p text:style-name="P64">5<text:span text:style-name="T41">s</text:span></text:p>
          </table:table-cell>
          <table:table-cell table:style-name="Tabulka2.C2" office:value-type="string">
            <text:p text:style-name="P64">8,2</text:p>
          </table:table-cell>
        </table:table-row>
        <table:table-row>
          <table:table-cell table:style-name="Tabulka2.A2" office:value-type="string">
            <text:p text:style-name="P66">2 985 984</text:p>
          </table:table-cell>
          <table:table-cell table:style-name="Tabulka2.B3" office:value-type="string">
            <text:p text:style-name="P64">15</text:p>
          </table:table-cell>
          <table:table-cell table:style-name="Tabulka2.C3" office:value-type="string">
            <text:p text:style-name="P64">25,56</text:p>
          </table:table-cell>
        </table:table-row>
        <table:table-row>
          <table:table-cell table:style-name="Tabulka2.A2" office:value-type="string">
            <text:p text:style-name="P66">11 390 625</text:p>
          </table:table-cell>
          <table:table-cell table:style-name="Tabulka2.B4" office:value-type="string">
            <text:p text:style-name="P64">62,11</text:p>
          </table:table-cell>
          <table:table-cell table:style-name="Tabulka2.C4" office:value-type="string">
            <text:p text:style-name="P64">116,43</text:p>
          </table:table-cell>
        </table:table-row>
        <table:table-row>
          <table:table-cell table:style-name="Tabulka2.A2" office:value-type="string">
            <text:p text:style-name="P66">64 000 000</text:p>
          </table:table-cell>
          <table:table-cell table:style-name="Tabulka2.B5" office:value-type="string">
            <text:p text:style-name="P64">333,27</text:p>
          </table:table-cell>
          <table:table-cell table:style-name="Tabulka2.C5" office:value-type="string">
            <text:p text:style-name="P64">694,27</text:p>
          </table:table-cell>
        </table:table-row>
      </table:table>
      <text:p text:style-name="P63"/>
      <text:p text:style-name="P67">Největší tříděné pole mělo asi 4,6 GB, s Timsortem jsem se dostal asi na 8,8 GB a s TrýSortem asi na 1<text:span text:style-name="T97">5</text:span>GB RAM, neb vytváření nového výstupního pole a rekurze si vybral<text:span text:style-name="T97">y</text:span> své. </text:p>
      <text:p text:style-name="P67"/>
      <text:p text:style-name="P62">Více otestovat jsem nebyl schopen. <text:span text:style-name="T88">V</text:span>ytváření stromu a jeho přečtění může být <text:span text:style-name="T88">jistě mnohem </text:span>rychlejší <text:span text:style-name="T88">v nějakém kompilovaném jazyce. Není však v mých možnostech to však zkusit naprogramovat třeba v C++ nebo Rustu. </text:span></text:p>
      <text:p text:style-name="P63"/>
      <text:p text:style-name="P60"/>
      <text:p text:style-name="P60"/>
      <text:h text:style-name="P71" text:outline-level="2"><text:bookmark-start text:name="__RefHeading___Toc1759_2183242749"/><text:soft-page-break/>Chyby v LibreOffice <text:span text:style-name="T93">pro LibreBasic</text:span><text:bookmark-end text:name="__RefHeading___Toc1759_2183242749"/></text:h>
      <text:p text:style-name="P43">Při testování jsem narazil na dvě docela nepěkné chyby <text:span text:style-name="T45">(12/2022 LibreOffice 7.4.3.2 Win10x64)</text:span>. </text:p>
      <text:p text:style-name="P43"/>
      <text:p text:style-name="P50"><text:span text:style-name="T40">C</text:span>hyb<text:span text:style-name="T40">a</text:span> <text:a xlink:type="simple" xlink:href="https://bugs.documentfoundation.org/show_bug.cgi?id=152613" text:style-name="Internet_20_link" text:visited-style-name="Visited_20_Internet_20_Link">https://bugs.documentfoundation.org/show_bug.cgi?id=152613</text:a> </text:p>
      <text:p text:style-name="P19">LibreOffice při té rekurzi použité ke čtení stromu neuvolňuje RAMku. Při testu na 2<text:span text:style-name="T75">6</text:span>0 tisících <text:span text:style-name="T61">téměř </text:span>unikátních slov <text:span text:style-name="T61">z českého slovníku pro kontrolu pravopisu z LibreOffice</text:span> při čtení stromu <text:span text:style-name="T61">po pár minutách </text:span>došlo 24GB paměti a Windows udělal zmalebněnou modrou smrt (krom textu tam byl i jakýsi obrázek) :-(. </text:p>
      <text:p text:style-name="P50"/>
      <text:p text:style-name="P50"><text:span text:style-name="T40">Chyba </text:span><text:a xlink:type="simple" xlink:href="https://bugs.documentfoundation.org/show_bug.cgi?id=152466" text:style-name="Internet_20_link" text:visited-style-name="Visited_20_Internet_20_Link"><text:span text:style-name="Internet_20_link">https://bugs.documentfoundation.org/show_bug.cgi?id=152466</text:span></text:a><text:span text:style-name="T40"> </text:span></text:p>
      <text:p text:style-name="P19">V určitém případě se pro pole polí neaktualizuje Kukátko pro sledování proměnné. </text:p>
      <text:p text:style-name="P50"/>
      <text:p text:style-name="P50"/>
      <text:p text:style-name="P50"/>
      <text:h text:style-name="Heading_20_2" text:outline-level="2"><text:bookmark-start text:name="__RefHeading___Toc1761_2183242749"/>Počáteční nápad<text:bookmark-end text:name="__RefHeading___Toc1761_2183242749"/></text:h>
      <text:p text:style-name="P55">Má angličtina není nic moc a s<text:span text:style-name="T60"> oblibou používám jednoduchý offlajn cs/en slovník </text:span><text:a xlink:type="simple" xlink:href="https://www.slunecnice.cz/sw/acs-slovnik/" text:style-name="Internet_20_link" text:visited-style-name="Visited_20_Internet_20_Link"><text:span text:style-name="T8">ACS Slovník</text:span></text:a><text:span text:style-name="T60">. Když v něm však dám vyhledat nějaké slovo, objeví se většinou několik slov v druhém jazyce, např. pro slovo </text:span><text:span text:style-name="T53">příklad</text:span><text:span text:style-name="T60"> </text:span>to<text:span text:style-name="T60"> vypíše: </text:span><text:span text:style-name="T53">exemplar</text:span><text:span text:style-name="T44">, </text:span><text:span text:style-name="T53">instance</text:span><text:span text:style-name="T44">, </text:span><text:span text:style-name="T53">paragon</text:span><text:span text:style-name="T44">, </text:span><text:span text:style-name="T53">example</text:span><text:span text:style-name="T60">. No a jak si z toho mám vybrat co je vhodné slovo? Tak </text:span>pře<text:span text:style-name="T60">píšu ty vyhledané termíny jeden po druhém a sleduji co mi </text:span>to ještě <text:span text:style-name="T60">vypíše: </text:span></text:p>
      <text:p text:style-name="P55"/>
      <text:p text:style-name="P45"><text:span text:style-name="T51">exemplar</text:span> → <text:span text:style-name="T41">příklad</text:span></text:p>
      <text:p text:style-name="P45"><text:span text:style-name="T51">instance</text:span> → <text:span text:style-name="T41">žádost, případ, instance, výzva, příklad, prosba, situace</text:span> </text:p>
      <text:p text:style-name="P45"><text:span text:style-name="T51">paragon</text:span> → <text:span text:style-name="T41">ideál, příklad, vzor</text:span> </text:p>
      <text:p text:style-name="P45"><text:span text:style-name="T51">example</text:span> → <text:span text:style-name="T41">ukázka, vzor, příklad</text:span> </text:p>
      <text:p text:style-name="P45"/>
      <text:p text:style-name="P45">Z toho už se většinou dá vybrat. </text:p>
      <text:p text:style-name="P45"/>
      <text:h text:style-name="Heading_20_2" text:outline-level="2"><text:bookmark-start text:name="__RefHeading___Toc2264_1001847066"/>Shrnutí<text:bookmark-end text:name="__RefHeading___Toc2264_1001847066"/></text:h>
      <text:p text:style-name="P46"><text:span text:style-name="T46">Naprogramoval jsem jednoduchou a rozšířenou variantu asi během 10-ti dní </text:span><text:span text:style-name="T50">(12/2022)</text:span><text:span text:style-name="T46"> v tom v čem v posledních letech prostě dělám nejvíc (LibreOffice Basic) a ač algoritmus považuji za triviální, tak indexace v podpolích pro dvojpísmena mi přeci jen dala poněkud zabrat. </text:span></text:p>
      <text:p text:style-name="P68"><text:span text:style-name="T46">P</text:span><text:span text:style-name="T41">ředposlední den roku 2022 jsem vytvořil a otestoval jednoduchou variantu v Pythonu. </text:span></text:p>
      <text:p text:style-name="P68"/>
      <text:p text:style-name="P22"><text:span text:style-name="T92">Rozhodoval jsem se</text:span><text:span text:style-name="T67"> jestli</text:span> se pustit do vytvoření ukázek komplexní varianty i multistromu a pak to teprve uveřejnit, ale rozhodl jsem se, že se podělím již o to co je hotové i když to není dodělané <text:span text:style-name="T80">finální </text:span>pobody <text:span text:style-name="T61">a i když i v tom hotovém je třeba místo pro nějakou tu optimalizaci</text:span>. </text:p>
      <text:p text:style-name="P22"/>
      <text:p text:style-name="P22">LibreBasic na to stejně není <text:span text:style-name="T92">moc </text:span>vhodný, <text:span text:style-name="T68">a </text:span><text:span text:style-name="T94">samozřejmě </text:span><text:span text:style-name="T92">Python pro to také není zrovna zázrak. Vytvoření stromu a jeho přečtení by mělo být mnohem rychlejší v nějakém kompilovaném jazyce, ale m</text:span><text:span text:style-name="T95">é</text:span><text:span text:style-name="T92"> znalosti nestačí na to abych to zkusil třeba v C++ nebo Rustu. </text:span></text:p>
      <text:p text:style-name="P23"/>
      <text:p text:style-name="P23">Otázkou tedy zůstává jestli vytvoření stromu a jeho přečtení může být rychlejší než různé porovnávání řetězců s prohazováním. </text:p>
      <text:p text:style-name="P22"/>
      <text:p text:style-name="P22"><text:span text:style-name="T68">T</text:span><text:span text:style-name="T92">akže nakonec</text:span> mi byla milejší představa to raději nasdílet a nechat i jiné j<text:span text:style-name="T61">estli</text:span> si s tím třeba vyhrají, poradí nebo to vylepší, <text:span text:style-name="T61">zkontrolují</text:span> apod. :-). </text:p>
      <text:p text:style-name="Text_20_body"/>
      <text:p text:style-name="P54">Přesto doufám že to bude ku prospěchu a bude to šířeno i z této podoby :-)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Noto Serif" svg:font-family="'Noto Serif'" style:font-adornments="Běžné" style:font-family-generic="roman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aKoran" svg:font-family="aKoran"/>
    <style:font-face style:name="aKoran1" svg:font-family="aKoran" style:font-pitch="variable"/>
    <style:font-face style:name="aKoran2" svg:font-family="aKoran" style:font-adornments="Běžné" style:font-pitch="variable"/>
    <style:font-face style:name="aKoran3" svg:font-family="aKoran" style:font-adornments="Kurzíva" style:font-pitch="variable"/>
    <style:font-face style:name="aKoranTest" svg:font-family="aKoranTest" style:font-pitch="variable"/>
  </office:font-face-decls>
  <office:styles>
    <draw:gradient draw:name="Gradient_20_10" draw:display-name="Gradient 10" draw:style="radial" draw:cx="50%" draw:cy="50%" draw:start-color="#c1e797" draw:end-color="#e2be98" draw:start-intensity="100%" draw:end-intensity="100%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draw:marker draw:name="Styl_20_šipky_20_1" draw:display-name="Styl šipky 1" svg:viewBox="0 0 20 20" svg:d="M0 20l10-20 10 20z"/>
    <draw:marker draw:name="Styl_20_šipky_20_2" draw:display-name="Styl šipky 2" svg:viewBox="0 0 20 20" svg:d="M0 20l10-20 10 20z"/>
    <draw:marker draw:name="Styl_20_šipky_20_3" draw:display-name="Styl šipky 3" svg:viewBox="0 0 20 20" svg:d="M0 20l10-20 10 20z"/>
    <draw:marker draw:name="Styl_20_šipky_20_4" draw:display-name="Styl šipky 4" svg:viewBox="0 0 20 20" svg:d="M0 20l10-20 10 20z"/>
    <draw:marker draw:name="Styl_20_šipky_20_5" draw:display-name="Styl šipky 5" svg:viewBox="0 0 20 20" svg:d="M0 20l10-20 10 20z"/>
    <draw:stroke-dash draw:name="Dash_20_10" draw:display-name="Dash 10" draw:style="rect" draw:dots1="1" draw:dots1-length="0.001cm" draw:dots2="1" draw:dots2-length="0.001cm" draw:distance="0.001cm"/>
    <draw:stroke-dash draw:name="Fine_20_Dashed" draw:display-name="Fine Dashed" draw:style="rect" draw:dots1="1" draw:dots1-length="36%" draw:distance="36%"/>
    <draw:stroke-dash draw:name="Long_20_Dash_20_Dot_20_10" draw:display-name="Long Dash Dot 10" draw:style="rect" draw:dots1="1" draw:dots1-length="0.001cm" draw:dots2="1" draw:dots2-length="0.001cm" draw:distance="0.001cm"/>
    <draw:stroke-dash draw:name="Long_20_Dash_20_Dot_20_14" draw:display-name="Long Dash Dot 14" draw:style="rect" draw:dots1="1" draw:dots1-length="0.001cm" draw:dots2="1" draw:dots2-length="0.001cm" draw:distance="0.001cm"/>
    <draw:stroke-dash draw:name="Long_20_Dash_20_Dot_20_15" draw:display-name="Long Dash Dot 15" draw:style="rect" draw:dots1="1" draw:dots1-length="0.001cm" draw:dots2="1" draw:dots2-length="0.001cm" draw:distance="0.001cm"/>
    <draw:stroke-dash draw:name="Long_20_Dash_20_Dot_20_16" draw:display-name="Long Dash Dot 16" draw:style="rect" draw:dots1="1" draw:dots1-length="0.001cm" draw:dots2="1" draw:dots2-length="0.001cm" draw:distance="0.001cm"/>
    <draw:stroke-dash draw:name="Long_20_Dash_20_Dot_20_17" draw:display-name="Long Dash Dot 17" draw:style="rect" draw:dots1="1" draw:dots1-length="0.001cm" draw:dots2="1" draw:dots2-length="0.001cm" draw:distance="0.001cm"/>
    <draw:stroke-dash draw:name="Long_20_Dash_20_Dot_20_180" draw:display-name="Long Dash Dot 180" draw:style="rect" draw:dots1="1" draw:dots1-length="0.002cm" draw:dots2="1" draw:dots2-length="0.002cm" draw:distance="0.002cm"/>
    <draw:stroke-dash draw:name="Long_20_Dash_20_Dot_20_198" draw:display-name="Long Dash Dot 198" draw:style="rect" draw:dots1="1" draw:dots1-length="0.003cm" draw:dots2="1" draw:dots2-length="0.003cm" draw:distance="0.003cm"/>
    <draw:stroke-dash draw:name="Long_20_Dash_20_Dot_20_199" draw:display-name="Long Dash Dot 199" draw:style="rect" draw:dots1="1" draw:dots1-length="0.001cm" draw:dots2="1" draw:dots2-length="0.001cm" draw:distance="0.001cm"/>
    <draw:stroke-dash draw:name="Long_20_Dash_20_Dot_20_20" draw:display-name="Long Dash Dot 20" draw:style="rect" draw:dots1="1" draw:dots1-length="0.001cm" draw:dots2="1" draw:dots2-length="0.001cm" draw:distance="0.001cm"/>
    <draw:stroke-dash draw:name="Long_20_Dash_20_Dot_20_202" draw:display-name="Long Dash Dot 202" draw:style="rect" draw:dots1="1" draw:dots1-length="0.001cm" draw:dots2="1" draw:dots2-length="0.001cm" draw:distance="0.001cm"/>
    <draw:stroke-dash draw:name="Long_20_Dash_20_Dot_20_203" draw:display-name="Long Dash Dot 203" draw:style="rect" draw:dots1="1" draw:dots1-length="0.001cm" draw:dots2="1" draw:dots2-length="0.001cm" draw:distance="0.001cm"/>
    <draw:stroke-dash draw:name="Long_20_Dash_20_Dot_20_205" draw:display-name="Long Dash Dot 205" draw:style="rect" draw:dots1="1" draw:dots1-length="0.001cm" draw:dots2="1" draw:dots2-length="0.001cm" draw:distance="0.001cm"/>
    <draw:stroke-dash draw:name="Long_20_Dash_20_Dot_20_206" draw:display-name="Long Dash Dot 206" draw:style="rect" draw:dots1="1" draw:dots1-length="0.001cm" draw:dots2="1" draw:dots2-length="0.001cm" draw:distance="0.001cm"/>
    <draw:stroke-dash draw:name="Long_20_Dash_20_Dot_20_207" draw:display-name="Long Dash Dot 207" draw:style="rect" draw:dots1="1" draw:dots1-length="0.001cm" draw:dots2="1" draw:dots2-length="0.001cm" draw:distance="0.001cm"/>
    <draw:stroke-dash draw:name="Long_20_Dash_20_Dot_20_208" draw:display-name="Long Dash Dot 208" draw:style="rect" draw:dots1="1" draw:dots1-length="0.001cm" draw:dots2="1" draw:dots2-length="0.001cm" draw:distance="0.001cm"/>
    <draw:stroke-dash draw:name="Long_20_Dash_20_Dot_20_21" draw:display-name="Long Dash Dot 21" draw:style="rect" draw:dots1="1" draw:dots1-length="0.001cm" draw:dots2="1" draw:dots2-length="0.001cm" draw:distance="0.001cm"/>
    <draw:stroke-dash draw:name="Long_20_Dash_20_Dot_20_210" draw:display-name="Long Dash Dot 210" draw:style="rect" draw:dots1="1" draw:dots1-length="0.001cm" draw:dots2="1" draw:dots2-length="0.001cm" draw:distance="0.001cm"/>
    <draw:stroke-dash draw:name="Long_20_Dash_20_Dot_20_212" draw:display-name="Long Dash Dot 212" draw:style="rect" draw:dots1="1" draw:dots1-length="0.001cm" draw:dots2="1" draw:dots2-length="0.001cm" draw:distance="0.001cm"/>
    <draw:stroke-dash draw:name="Long_20_Dash_20_Dot_20_213" draw:display-name="Long Dash Dot 213" draw:style="rect" draw:dots1="1" draw:dots1-length="0.001cm" draw:dots2="1" draw:dots2-length="0.001cm" draw:distance="0.001cm"/>
    <draw:stroke-dash draw:name="Long_20_Dash_20_Dot_20_214" draw:display-name="Long Dash Dot 214" draw:style="rect" draw:dots1="1" draw:dots1-length="0.001cm" draw:dots2="1" draw:dots2-length="0.001cm" draw:distance="0.001cm"/>
    <draw:stroke-dash draw:name="Long_20_Dash_20_Dot_20_216" draw:display-name="Long Dash Dot 216" draw:style="rect" draw:dots1="1" draw:dots1-length="0.001cm" draw:dots2="1" draw:dots2-length="0.001cm" draw:distance="0.001cm"/>
    <draw:stroke-dash draw:name="Long_20_Dash_20_Dot_20_218" draw:display-name="Long Dash Dot 218" draw:style="rect" draw:dots1="1" draw:dots1-length="0.001cm" draw:dots2="1" draw:dots2-length="0.001cm" draw:distance="0.001cm"/>
    <draw:stroke-dash draw:name="Long_20_Dash_20_Dot_20_219" draw:display-name="Long Dash Dot 219" draw:style="rect" draw:dots1="1" draw:dots1-length="0.001cm" draw:dots2="1" draw:dots2-length="0.001cm" draw:distance="0.001cm"/>
    <draw:stroke-dash draw:name="Long_20_Dash_20_Dot_20_22" draw:display-name="Long Dash Dot 22" draw:style="rect" draw:dots1="1" draw:dots1-length="0.001cm" draw:dots2="1" draw:dots2-length="0.001cm" draw:distance="0.001cm"/>
    <draw:stroke-dash draw:name="Long_20_Dash_20_Dot_20_221" draw:display-name="Long Dash Dot 221" draw:style="rect" draw:dots1="1" draw:dots1-length="0.001cm" draw:dots2="1" draw:dots2-length="0.001cm" draw:distance="0.001cm"/>
    <draw:stroke-dash draw:name="Long_20_Dash_20_Dot_20_222" draw:display-name="Long Dash Dot 222" draw:style="rect" draw:dots1="1" draw:dots1-length="0.001cm" draw:dots2="1" draw:dots2-length="0.001cm" draw:distance="0.001cm"/>
    <draw:stroke-dash draw:name="Long_20_Dash_20_Dot_20_223" draw:display-name="Long Dash Dot 223" draw:style="rect" draw:dots1="1" draw:dots1-length="0.001cm" draw:dots2="1" draw:dots2-length="0.001cm" draw:distance="0.001cm"/>
    <draw:stroke-dash draw:name="Long_20_Dash_20_Dot_20_224" draw:display-name="Long Dash Dot 224" draw:style="rect" draw:dots1="1" draw:dots1-length="0.001cm" draw:dots2="1" draw:dots2-length="0.001cm" draw:distance="0.001cm"/>
    <draw:stroke-dash draw:name="Long_20_Dash_20_Dot_20_226" draw:display-name="Long Dash Dot 226" draw:style="rect" draw:dots1="1" draw:dots1-length="0.001cm" draw:dots2="1" draw:dots2-length="0.001cm" draw:distance="0.001cm"/>
    <draw:stroke-dash draw:name="Long_20_Dash_20_Dot_20_228" draw:display-name="Long Dash Dot 228" draw:style="rect" draw:dots1="1" draw:dots1-length="0.001cm" draw:dots2="1" draw:dots2-length="0.001cm" draw:distance="0.001cm"/>
    <draw:stroke-dash draw:name="Long_20_Dash_20_Dot_20_229" draw:display-name="Long Dash Dot 229" draw:style="rect" draw:dots1="1" draw:dots1-length="0.001cm" draw:dots2="1" draw:dots2-length="0.001cm" draw:distance="0.001cm"/>
    <draw:stroke-dash draw:name="Long_20_Dash_20_Dot_20_23" draw:display-name="Long Dash Dot 23" draw:style="rect" draw:dots1="1" draw:dots1-length="0.001cm" draw:dots2="1" draw:dots2-length="0.001cm" draw:distance="0.001cm"/>
    <draw:stroke-dash draw:name="Long_20_Dash_20_Dot_20_231" draw:display-name="Long Dash Dot 231" draw:style="rect" draw:dots1="1" draw:dots1-length="0.001cm" draw:dots2="1" draw:dots2-length="0.001cm" draw:distance="0.001cm"/>
    <draw:stroke-dash draw:name="Long_20_Dash_20_Dot_20_236" draw:display-name="Long Dash Dot 236" draw:style="rect" draw:dots1="1" draw:dots1-length="0.001cm" draw:dots2="1" draw:dots2-length="0.001cm" draw:distance="0.001cm"/>
    <draw:stroke-dash draw:name="Long_20_Dash_20_Dot_20_237" draw:display-name="Long Dash Dot 237" draw:style="rect" draw:dots1="1" draw:dots1-length="0.001cm" draw:dots2="1" draw:dots2-length="0.001cm" draw:distance="0.001cm"/>
    <draw:stroke-dash draw:name="Long_20_Dash_20_Dot_20_238" draw:display-name="Long Dash Dot 238" draw:style="rect" draw:dots1="1" draw:dots1-length="0.001cm" draw:dots2="1" draw:dots2-length="0.001cm" draw:distance="0.001cm"/>
    <draw:stroke-dash draw:name="Long_20_Dash_20_Dot_20_24" draw:display-name="Long Dash Dot 24" draw:style="rect" draw:dots1="1" draw:dots1-length="0.001cm" draw:dots2="1" draw:dots2-length="0.001cm" draw:distance="0.001cm"/>
    <draw:stroke-dash draw:name="Long_20_Dash_20_Dot_20_3" draw:display-name="Long Dash Dot 3" draw:style="rect" draw:dots1="1" draw:dots1-length="0.001cm" draw:dots2="1" draw:dots2-length="0.001cm" draw:distance="0.001cm"/>
    <draw:stroke-dash draw:name="Long_20_Dash_20_Dot_20_4" draw:display-name="Long Dash Dot 4" draw:style="rect" draw:dots1="1" draw:dots1-length="0.001cm" draw:dots2="1" draw:dots2-length="0.001cm" draw:distance="0.001cm"/>
    <draw:stroke-dash draw:name="Long_20_Dash_20_Dot_20_49" draw:display-name="Long Dash Dot 49" draw:style="rect" draw:dots1="1" draw:dots1-length="0.001cm" draw:dots2="1" draw:dots2-length="0.001cm" draw:distance="0.001cm"/>
    <draw:stroke-dash draw:name="Long_20_Dash_20_Dot_20_58" draw:display-name="Long Dash Dot 58" draw:style="rect" draw:dots1="1" draw:dots1-length="0.001cm" draw:dots2="1" draw:dots2-length="0.001cm" draw:distance="0.001cm"/>
    <draw:stroke-dash draw:name="Long_20_Dash_20_Dot_20_6" draw:display-name="Long Dash Dot 6" draw:style="rect" draw:dots1="1" draw:dots1-length="0.001cm" draw:dots2="1" draw:dots2-length="0.001cm" draw:distance="0.00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none" fo:country="none" style:letter-kerning="true" style:font-name-asian="Source Han Sans CN Regular" style:font-size-asian="10.5pt" style:language-asian="none" style:country-asian="none" style:font-name-complex="aKoran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none" fo:country="none" style:letter-kerning="true" style:font-name-asian="Source Han Sans CN Regular" style:font-size-asian="10.5pt" style:language-asian="none" style:country-asian="none" style:font-name-complex="aKor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text-align="justify" style:justify-single-word="false" fo:orphans="2" fo:widows="2" fo:hyphenation-ladder-count="no-limit" style:page-number="auto" fo:background-color="transparent" style:shadow="none">
        <style:tab-stops/>
      </style:paragraph-properties>
      <style:text-properties fo:font-size="10.5pt" style:font-size-asian="10.5pt" style:font-size-complex="2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3cm" fo:margin-bottom="0.199cm" style:contextual-spacing="false" fo:text-align="center" style:justify-single-word="false" fo:keep-with-next="always"/>
      <style:text-properties style:font-name="Liberation Sans1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aKoran" style:font-family-complex="aKoran" style:font-size-complex="20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01cm" style:contextual-spacing="false" fo:line-height="100%" fo:text-indent="0.199cm" style:auto-text-indent="false" style:page-number="auto"/>
    </style:style>
    <style:style style:name="List" style:family="paragraph" style:parent-style-name="Text_20_body" style:class="list">
      <style:text-properties style:font-size-asian="12pt" style:font-name-complex="aKoran" style:font-family-complex="aKoran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Koran" style:font-family-complex="aKor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Koran" style:font-family-complex="aKoran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.199cm" style:auto-text-indent="false"/>
      <style:text-properties style:font-name="Noto Serif" fo:font-family="'Noto Serif'" style:font-style-name="Běžné" style:font-family-generic="roman" style:font-pitch="variable" fo:font-size="82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01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101cm" fo:margin-bottom="0.101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101cm" style:contextual-spacing="false" fo:text-indent="0cm" style:auto-text-indent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cm" fo:margin-bottom="0cm" style:contextual-spacing="false" fo:text-indent="0cm" style:auto-text-indent="false" style:page-number="auto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727272" loext:opacity="100%" fo:font-size="9pt" style:font-size-asian="10.5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itation" style:family="text">
      <style:text-properties fo:font-style="italic" style:font-style-asian="italic" style:font-name-complex="aKoran3" style:font-family-complex="aKoran" style:font-style-name-complex="Kurzíva" style:font-pitch-complex="variable" style:font-size-complex="20pt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aKoran2" style:font-family-complex="aKoran" style:font-style-name-complex="Běžné" style:font-pitch-complex="variable" style:font-size-complex="20pt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aKoran2" style:font-family-complex="aKoran" style:font-style-name-complex="Běžné" style:font-pitch-complex="variable" style:font-size-complex="20pt"/>
    </style:style>
    <style:style style:name="Definition" style:family="text">
      <style:text-properties style:font-name-complex="aKoran2" style:font-family-complex="aKoran" style:font-style-name-complex="Běžné" style:font-pitch-complex="variable"/>
    </style:style>
    <style:style style:name="Internet_20_link" style:display-name="Internet link" style:family="text">
      <style:text-properties fo:color="#015ff9" loext:opacity="100%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rejstrik_20_tecky" style:display-name="rejstrik tecky" style:family="text">
      <style:text-properties fo:color="#9b9b9b" loext:opacity="100%" fo:font-size="7pt" fo:letter-spacing="0.071cm" style:letter-kerning="false"/>
    </style:style>
    <style:style style:name="rejstrik_20_cislo_20_stranky" style:display-name="rejstrik cislo stranky" style:family="text" style:parent-style-name="rejstrik_20_tecky">
      <style:text-properties style:use-window-font-color="true" loext:opacity="0%" fo:font-size="10pt" loext:padding-left="0.101cm" loext:padding-right="0.049cm" loext:padding-top="0.049cm" loext:padding-bottom="0.049cm" loext:border-left="0.06pt solid #ffffff" loext:border-right="none" loext:border-top="none" loext:border-bottom="none"/>
    </style:style>
    <style:style style:name="rejstrik_20_nazev_20_kapitoly" style:display-name="rejstrik nazev kapitoly" style:family="text" style:parent-style-name="Index_20_Link">
      <style:text-properties loext:padding-left="0.049cm" loext:padding-right="0.101cm" loext:padding-top="0.049cm" loext:padding-bottom="0.049cm" loext:border-left="none" loext:border-right="0.06pt solid #ffffff" loext:border-top="none" loext:border-bottom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  <style:footer-left>
        <text:p text:style-name="Footer"><text:page-number text:select-page="current">8</text:page-number></text:p>
      </style:footer-left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1T19:56:49.710000000</meta:creation-date>
    <dc:title>TrýSort – stromové řazení</dc:title>
    <meta:editing-cycles>85</meta:editing-cycles>
    <meta:editing-duration>PT11H38M51S</meta:editing-duration>
    <meta:generator>LibreOffice/7.5.0.1$Windows_X86_64 LibreOffice_project/77cd3d7ad4445740a0c6cf977992dafd8ebad8df</meta:generator>
    <meta:initial-creator>Kamil Landa</meta:initial-creator>
    <dc:date>2022-12-30T21:04:09.345000000</dc:date>
    <dc:creator>Kamil Landa</dc:creator>
    <meta:document-statistic meta:table-count="2" meta:image-count="0" meta:object-count="0" meta:page-count="8" meta:paragraph-count="133" meta:word-count="1652" meta:character-count="10085" meta:non-whitespace-character-count="8494"/>
    <meta:template xlink:type="simple" xlink:actuate="onRequest" xlink:title="mojeWriter" xlink:href="file:///C:/Users/kam/AppData/Roaming/LibreOffice/4/user/template/_mojeWriter.ott" meta:date="2022-12-21T19:56:49.538000000"/>
  </office:meta>
</office:document-meta>
</file>